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Tahoma1" svg:font-family="Tahoma"/>
    <style:font-face style:name="Liberation Mono" svg:font-family="'Liberation Mono'" style:font-family-generic="modern" style:font-pitch="fixed"/>
    <style:font-face style:name="TakaoPGothic" svg:font-family="TakaoPGothic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4" style:family="table">
      <style:table-properties style:width="13.296cm" fo:margin-left="1.836cm" table:align="left"/>
    </style:style>
    <style:style style:name="Tabla4.A" style:family="table-column">
      <style:table-column-properties style:column-width="2.397cm"/>
    </style:style>
    <style:style style:name="Tabla4.B" style:family="table-column">
      <style:table-column-properties style:column-width="1.924cm"/>
    </style:style>
    <style:style style:name="Tabla4.C" style:family="table-column">
      <style:table-column-properties style:column-width="4.08cm"/>
    </style:style>
    <style:style style:name="Tabla4.D" style:family="table-column">
      <style:table-column-properties style:column-width="1.801cm"/>
    </style:style>
    <style:style style:name="Tabla4.E" style:family="table-column">
      <style:table-column-properties style:column-width="3.094cm"/>
    </style:style>
    <style:style style:name="Tabla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4.E1" style:family="table-cell">
      <style:table-cell-properties fo:background-color="#cccccc" fo:padding="0.097cm" fo:border="0.05pt solid #000000">
        <style:background-image/>
      </style:table-cell-properties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>
      <style:table-cell-properties fo:padding="0.097cm" fo:border-left="0.05pt solid #000000" fo:border-right="none" fo:border-top="none" fo:border-bottom="0.05pt solid #000000"/>
    </style:style>
    <style:style style:name="Tabla4.C2" style:family="table-cell">
      <style:table-cell-properties fo:padding="0.097cm" fo:border-left="0.05pt solid #000000" fo:border-right="none" fo:border-top="none" fo:border-bottom="0.05pt solid #000000"/>
    </style:style>
    <style:style style:name="Tabla4.D2" style:family="table-cell">
      <style:table-cell-properties fo:padding="0.097cm" fo:border-left="0.05pt solid #000000" fo:border-right="none" fo:border-top="none" fo:border-bottom="0.05pt solid #000000"/>
    </style:style>
    <style:style style:name="Tabla4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3" style:family="table-cell">
      <style:table-cell-properties fo:padding="0.097cm" fo:border-left="0.05pt solid #000000" fo:border-right="none" fo:border-top="none" fo:border-bottom="0.05pt solid #000000"/>
    </style:style>
    <style:style style:name="Tabla4.B3" style:family="table-cell">
      <style:table-cell-properties fo:padding="0.097cm" fo:border-left="0.05pt solid #000000" fo:border-right="none" fo:border-top="none" fo:border-bottom="0.05pt solid #000000"/>
    </style:style>
    <style:style style:name="Tabla4.C3" style:family="table-cell">
      <style:table-cell-properties fo:padding="0.097cm" fo:border-left="0.05pt solid #000000" fo:border-right="none" fo:border-top="none" fo:border-bottom="0.05pt solid #000000"/>
    </style:style>
    <style:style style:name="Tabla4.D3" style:family="table-cell">
      <style:table-cell-properties fo:padding="0.097cm" fo:border-left="0.05pt solid #000000" fo:border-right="none" fo:border-top="none" fo:border-bottom="0.05pt solid #000000"/>
    </style:style>
    <style:style style:name="Tabla4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4" style:family="table-cell">
      <style:table-cell-properties fo:padding="0.097cm" fo:border-left="0.05pt solid #000000" fo:border-right="none" fo:border-top="none" fo:border-bottom="0.05pt solid #000000"/>
    </style:style>
    <style:style style:name="Tabla4.B4" style:family="table-cell">
      <style:table-cell-properties fo:padding="0.097cm" fo:border-left="0.05pt solid #000000" fo:border-right="none" fo:border-top="none" fo:border-bottom="0.05pt solid #000000"/>
    </style:style>
    <style:style style:name="Tabla4.C4" style:family="table-cell">
      <style:table-cell-properties fo:padding="0.097cm" fo:border-left="0.05pt solid #000000" fo:border-right="none" fo:border-top="none" fo:border-bottom="0.05pt solid #000000"/>
    </style:style>
    <style:style style:name="Tabla4.D4" style:family="table-cell">
      <style:table-cell-properties fo:padding="0.097cm" fo:border-left="0.05pt solid #000000" fo:border-right="none" fo:border-top="none" fo:border-bottom="0.05pt solid #000000"/>
    </style:style>
    <style:style style:name="Tabla4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5" style:family="table-cell">
      <style:table-cell-properties fo:padding="0.097cm" fo:border-left="0.05pt solid #000000" fo:border-right="none" fo:border-top="none" fo:border-bottom="0.05pt solid #000000"/>
    </style:style>
    <style:style style:name="Tabla4.B5" style:family="table-cell">
      <style:table-cell-properties fo:padding="0.097cm" fo:border-left="0.05pt solid #000000" fo:border-right="none" fo:border-top="none" fo:border-bottom="0.05pt solid #000000"/>
    </style:style>
    <style:style style:name="Tabla4.C5" style:family="table-cell">
      <style:table-cell-properties fo:padding="0.097cm" fo:border-left="0.05pt solid #000000" fo:border-right="none" fo:border-top="none" fo:border-bottom="0.05pt solid #000000"/>
    </style:style>
    <style:style style:name="Tabla4.D5" style:family="table-cell">
      <style:table-cell-properties fo:padding="0.097cm" fo:border-left="0.05pt solid #000000" fo:border-right="none" fo:border-top="none" fo:border-bottom="0.05pt solid #000000"/>
    </style:style>
    <style:style style:name="Tabla4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6" style:family="table-cell">
      <style:table-cell-properties fo:padding="0.097cm" fo:border-left="0.05pt solid #000000" fo:border-right="none" fo:border-top="none" fo:border-bottom="0.05pt solid #000000"/>
    </style:style>
    <style:style style:name="Tabla4.B6" style:family="table-cell">
      <style:table-cell-properties fo:padding="0.097cm" fo:border-left="0.05pt solid #000000" fo:border-right="none" fo:border-top="none" fo:border-bottom="0.05pt solid #000000"/>
    </style:style>
    <style:style style:name="Tabla4.C6" style:family="table-cell">
      <style:table-cell-properties fo:padding="0.097cm" fo:border-left="0.05pt solid #000000" fo:border-right="none" fo:border-top="none" fo:border-bottom="0.05pt solid #000000"/>
    </style:style>
    <style:style style:name="Tabla4.D6" style:family="table-cell">
      <style:table-cell-properties fo:padding="0.097cm" fo:border-left="0.05pt solid #000000" fo:border-right="none" fo:border-top="none" fo:border-bottom="0.05pt solid #000000"/>
    </style:style>
    <style:style style:name="Tabla4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7" style:family="table-cell">
      <style:table-cell-properties fo:padding="0.097cm" fo:border-left="0.05pt solid #000000" fo:border-right="none" fo:border-top="none" fo:border-bottom="0.05pt solid #000000"/>
    </style:style>
    <style:style style:name="Tabla4.B7" style:family="table-cell">
      <style:table-cell-properties fo:padding="0.097cm" fo:border-left="0.05pt solid #000000" fo:border-right="none" fo:border-top="none" fo:border-bottom="0.05pt solid #000000"/>
    </style:style>
    <style:style style:name="Tabla4.C7" style:family="table-cell">
      <style:table-cell-properties fo:padding="0.097cm" fo:border-left="0.05pt solid #000000" fo:border-right="none" fo:border-top="none" fo:border-bottom="0.05pt solid #000000"/>
    </style:style>
    <style:style style:name="Tabla4.D7" style:family="table-cell">
      <style:table-cell-properties fo:padding="0.097cm" fo:border-left="0.05pt solid #000000" fo:border-right="none" fo:border-top="none" fo:border-bottom="0.05pt solid #000000"/>
    </style:style>
    <style:style style:name="Tabla4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8" style:family="table-cell">
      <style:table-cell-properties fo:padding="0.097cm" fo:border-left="0.05pt solid #000000" fo:border-right="none" fo:border-top="none" fo:border-bottom="0.05pt solid #000000"/>
    </style:style>
    <style:style style:name="Tabla4.B8" style:family="table-cell">
      <style:table-cell-properties fo:padding="0.097cm" fo:border-left="0.05pt solid #000000" fo:border-right="none" fo:border-top="none" fo:border-bottom="0.05pt solid #000000"/>
    </style:style>
    <style:style style:name="Tabla4.C8" style:family="table-cell">
      <style:table-cell-properties fo:padding="0.097cm" fo:border-left="0.05pt solid #000000" fo:border-right="none" fo:border-top="none" fo:border-bottom="0.05pt solid #000000"/>
    </style:style>
    <style:style style:name="Tabla4.D8" style:family="table-cell">
      <style:table-cell-properties fo:padding="0.097cm" fo:border-left="0.05pt solid #000000" fo:border-right="none" fo:border-top="none" fo:border-bottom="0.05pt solid #000000"/>
    </style:style>
    <style:style style:name="Tabla4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9" style:family="table-cell">
      <style:table-cell-properties fo:padding="0.097cm" fo:border-left="0.05pt solid #000000" fo:border-right="none" fo:border-top="none" fo:border-bottom="0.05pt solid #000000"/>
    </style:style>
    <style:style style:name="Tabla4.B9" style:family="table-cell">
      <style:table-cell-properties fo:padding="0.097cm" fo:border-left="0.05pt solid #000000" fo:border-right="none" fo:border-top="none" fo:border-bottom="0.05pt solid #000000"/>
    </style:style>
    <style:style style:name="Tabla4.C9" style:family="table-cell">
      <style:table-cell-properties fo:padding="0.097cm" fo:border-left="0.05pt solid #000000" fo:border-right="none" fo:border-top="none" fo:border-bottom="0.05pt solid #000000"/>
    </style:style>
    <style:style style:name="Tabla4.D9" style:family="table-cell">
      <style:table-cell-properties fo:padding="0.097cm" fo:border-left="0.05pt solid #000000" fo:border-right="none" fo:border-top="none" fo:border-bottom="0.05pt solid #000000"/>
    </style:style>
    <style:style style:name="Tabla4.E9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10" style:family="table-cell">
      <style:table-cell-properties fo:padding="0.097cm" fo:border-left="0.05pt solid #000000" fo:border-right="none" fo:border-top="none" fo:border-bottom="0.05pt solid #000000"/>
    </style:style>
    <style:style style:name="Tabla4.B10" style:family="table-cell">
      <style:table-cell-properties fo:padding="0.097cm" fo:border-left="0.05pt solid #000000" fo:border-right="none" fo:border-top="none" fo:border-bottom="0.05pt solid #000000"/>
    </style:style>
    <style:style style:name="Tabla4.C10" style:family="table-cell">
      <style:table-cell-properties fo:padding="0.097cm" fo:border-left="0.05pt solid #000000" fo:border-right="none" fo:border-top="none" fo:border-bottom="0.05pt solid #000000"/>
    </style:style>
    <style:style style:name="Tabla4.D10" style:family="table-cell">
      <style:table-cell-properties fo:padding="0.097cm" fo:border-left="0.05pt solid #000000" fo:border-right="none" fo:border-top="none" fo:border-bottom="0.05pt solid #000000"/>
    </style:style>
    <style:style style:name="Tabla4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11" style:family="table-cell">
      <style:table-cell-properties fo:padding="0.097cm" fo:border-left="0.05pt solid #000000" fo:border-right="none" fo:border-top="none" fo:border-bottom="0.05pt solid #000000"/>
    </style:style>
    <style:style style:name="Tabla4.B11" style:family="table-cell">
      <style:table-cell-properties fo:padding="0.097cm" fo:border-left="0.05pt solid #000000" fo:border-right="none" fo:border-top="none" fo:border-bottom="0.05pt solid #000000"/>
    </style:style>
    <style:style style:name="Tabla4.D11" style:family="table-cell">
      <style:table-cell-properties fo:padding="0.097cm" fo:border-left="0.05pt solid #000000" fo:border-right="none" fo:border-top="none" fo:border-bottom="0.05pt solid #000000"/>
    </style:style>
    <style:style style:name="Tabla4.E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6.999cm" fo:margin-top="0cm" fo:margin-bottom="0.25cm" table:align="margins"/>
    </style:style>
    <style:style style:name="Tabla5.A" style:family="table-column">
      <style:table-column-properties style:column-width="1.545cm" style:rel-column-width="5957*"/>
    </style:style>
    <style:style style:name="Tabla5.K" style:family="table-column">
      <style:table-column-properties style:column-width="1.547cm" style:rel-column-width="5965*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K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K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7" style:family="table">
      <style:table-properties style:width="16.999cm" fo:margin-top="0cm" fo:margin-bottom="0.25cm" table:align="margins"/>
    </style:style>
    <style:style style:name="Tabla17.A" style:family="table-column">
      <style:table-column-properties style:column-width="1.889cm" style:rel-column-width="7281*"/>
    </style:style>
    <style:style style:name="Tabla17.I" style:family="table-column">
      <style:table-column-properties style:column-width="1.891cm" style:rel-column-width="7287*"/>
    </style:style>
    <style:style style:name="Tabla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7.I1" style:family="table-cell">
      <style:table-cell-properties fo:padding="0.097cm" fo:border="0.05pt solid #000000"/>
    </style:style>
    <style:style style:name="Tabla17.A2" style:family="table-cell">
      <style:table-cell-properties fo:padding="0.097cm" fo:border-left="0.05pt solid #000000" fo:border-right="none" fo:border-top="none" fo:border-bottom="0.05pt solid #000000"/>
    </style:style>
    <style:style style:name="Tabla17.I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" style:family="table">
      <style:table-properties style:width="16.999cm" fo:margin-top="0cm" fo:margin-bottom="0.25cm" table:align="margins"/>
    </style:style>
    <style:style style:name="Tabla18.A" style:family="table-column">
      <style:table-column-properties style:column-width="1.889cm" style:rel-column-width="7281*"/>
    </style:style>
    <style:style style:name="Tabla18.I" style:family="table-column">
      <style:table-column-properties style:column-width="1.891cm" style:rel-column-width="7287*"/>
    </style:style>
    <style:style style:name="Tabla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8.I1" style:family="table-cell">
      <style:table-cell-properties fo:padding="0.097cm" fo:border="0.05pt solid #000000"/>
    </style:style>
    <style:style style:name="Tabla18.A2" style:family="table-cell">
      <style:table-cell-properties fo:padding="0.097cm" fo:border-left="0.05pt solid #000000" fo:border-right="none" fo:border-top="none" fo:border-bottom="0.05pt solid #000000"/>
    </style:style>
    <style:style style:name="Tabla18.I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0" style:family="table">
      <style:table-properties style:width="16.999cm" fo:margin-top="0cm" fo:margin-bottom="0.25cm" table:align="margins"/>
    </style:style>
    <style:style style:name="Tabla20.A" style:family="table-column">
      <style:table-column-properties style:column-width="1.889cm" style:rel-column-width="7281*"/>
    </style:style>
    <style:style style:name="Tabla20.I" style:family="table-column">
      <style:table-column-properties style:column-width="1.891cm" style:rel-column-width="7287*"/>
    </style:style>
    <style:style style:name="Tabla2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0.I1" style:family="table-cell">
      <style:table-cell-properties fo:padding="0.097cm" fo:border="0.05pt solid #000000"/>
    </style:style>
    <style:style style:name="Tabla20.A2" style:family="table-cell">
      <style:table-cell-properties fo:padding="0.097cm" fo:border-left="0.05pt solid #000000" fo:border-right="none" fo:border-top="none" fo:border-bottom="0.05pt solid #000000"/>
    </style:style>
    <style:style style:name="Tabla20.I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1" style:family="table">
      <style:table-properties style:width="16.999cm" fo:margin-top="0cm" fo:margin-bottom="0.25cm" table:align="margins"/>
    </style:style>
    <style:style style:name="Tabla21.A" style:family="table-column">
      <style:table-column-properties style:column-width="1.889cm" style:rel-column-width="7281*"/>
    </style:style>
    <style:style style:name="Tabla21.I" style:family="table-column">
      <style:table-column-properties style:column-width="1.891cm" style:rel-column-width="7287*"/>
    </style:style>
    <style:style style:name="Tabla2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1.I1" style:family="table-cell">
      <style:table-cell-properties fo:padding="0.097cm" fo:border="0.05pt solid #000000"/>
    </style:style>
    <style:style style:name="Tabla21.A2" style:family="table-cell">
      <style:table-cell-properties fo:padding="0.097cm" fo:border-left="0.05pt solid #000000" fo:border-right="none" fo:border-top="none" fo:border-bottom="0.05pt solid #000000"/>
    </style:style>
    <style:style style:name="Tabla21.I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6.999cm" fo:margin-top="0cm" fo:margin-bottom="0.25cm" table:align="margins"/>
    </style:style>
    <style:style style:name="Tabla1.A" style:family="table-column">
      <style:table-column-properties style:column-width="1.416cm" style:rel-column-width="5461*"/>
    </style:style>
    <style:style style:name="Tabla1.L" style:family="table-column">
      <style:table-column-properties style:column-width="1.416cm" style:rel-column-width="5464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L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L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6.999cm" fo:margin-top="0cm" fo:margin-bottom="0.25cm" table:align="margins"/>
    </style:style>
    <style:style style:name="Tabla7.A" style:family="table-column">
      <style:table-column-properties style:column-width="1.889cm" style:rel-column-width="7281*"/>
    </style:style>
    <style:style style:name="Tabla7.I" style:family="table-column">
      <style:table-column-properties style:column-width="1.891cm" style:rel-column-width="7287*"/>
    </style:style>
    <style:style style:name="Tabla7.1" style:family="table-row">
      <style:table-row-properties style:min-row-height="0.683cm"/>
    </style:style>
    <style:style style:name="Tab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.I1" style:family="table-cell">
      <style:table-cell-properties fo:padding="0.097cm" fo:border="0.05pt solid #000000"/>
    </style:style>
    <style:style style:name="Tabla7.A2" style:family="table-cell">
      <style:table-cell-properties fo:padding="0.097cm" fo:border-left="0.05pt solid #000000" fo:border-right="none" fo:border-top="none" fo:border-bottom="0.05pt solid #000000"/>
    </style:style>
    <style:style style:name="Tabla7.I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9" style:family="table">
      <style:table-properties style:width="16.999cm" fo:margin-top="0cm" fo:margin-bottom="0.25cm" table:align="margins"/>
    </style:style>
    <style:style style:name="Tabla19.A" style:family="table-column">
      <style:table-column-properties style:column-width="1.889cm" style:rel-column-width="7281*"/>
    </style:style>
    <style:style style:name="Tabla19.I" style:family="table-column">
      <style:table-column-properties style:column-width="1.891cm" style:rel-column-width="7287*"/>
    </style:style>
    <style:style style:name="Tabla1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9.I1" style:family="table-cell">
      <style:table-cell-properties fo:padding="0.097cm" fo:border="0.05pt solid #000000"/>
    </style:style>
    <style:style style:name="Tabla19.A2" style:family="table-cell">
      <style:table-cell-properties fo:padding="0.097cm" fo:border-left="0.05pt solid #000000" fo:border-right="none" fo:border-top="none" fo:border-bottom="0.05pt solid #000000"/>
    </style:style>
    <style:style style:name="Tabla19.I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" style:family="table">
      <style:table-properties style:width="16.999cm" fo:margin-top="0cm" fo:margin-bottom="0.25cm" table:align="margins"/>
    </style:style>
    <style:style style:name="Tabla11.A" style:family="table-column">
      <style:table-column-properties style:column-width="1.889cm" style:rel-column-width="7281*"/>
    </style:style>
    <style:style style:name="Tabla11.I" style:family="table-column">
      <style:table-column-properties style:column-width="1.891cm" style:rel-column-width="7287*"/>
    </style:style>
    <style:style style:name="Tab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1.I1" style:family="table-cell">
      <style:table-cell-properties fo:padding="0.097cm" fo:border="0.05pt solid #000000"/>
    </style:style>
    <style:style style:name="Tabla11.A2" style:family="table-cell">
      <style:table-cell-properties fo:padding="0.097cm" fo:border-left="0.05pt solid #000000" fo:border-right="none" fo:border-top="none" fo:border-bottom="0.05pt solid #000000"/>
    </style:style>
    <style:style style:name="Tabla11.I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" style:family="table">
      <style:table-properties style:width="16.999cm" fo:margin-top="0cm" fo:margin-bottom="0.25cm" table:align="margins"/>
    </style:style>
    <style:style style:name="Tabla12.A" style:family="table-column">
      <style:table-column-properties style:column-width="1.889cm" style:rel-column-width="7281*"/>
    </style:style>
    <style:style style:name="Tabla12.I" style:family="table-column">
      <style:table-column-properties style:column-width="1.891cm" style:rel-column-width="7287*"/>
    </style:style>
    <style:style style:name="Tabla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2.I1" style:family="table-cell">
      <style:table-cell-properties fo:padding="0.097cm" fo:border="0.05pt solid #000000"/>
    </style:style>
    <style:style style:name="Tabla12.A2" style:family="table-cell">
      <style:table-cell-properties fo:padding="0.097cm" fo:border-left="0.05pt solid #000000" fo:border-right="none" fo:border-top="none" fo:border-bottom="0.05pt solid #000000"/>
    </style:style>
    <style:style style:name="Tabla12.I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" style:family="table">
      <style:table-properties style:width="16.999cm" table:align="margins"/>
    </style:style>
    <style:style style:name="Tabla13.A" style:family="table-column">
      <style:table-column-properties style:column-width="2.429cm" style:rel-column-width="1376*"/>
    </style:style>
    <style:style style:name="Tabla13.1" style:family="table-row">
      <style:table-row-properties style:min-row-height="0.683cm"/>
    </style:style>
    <style:style style:name="Tabla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3.G1" style:family="table-cell">
      <style:table-cell-properties fo:padding="0.097cm" fo:border="0.05pt solid #000000"/>
    </style:style>
    <style:style style:name="Tabla13.A2" style:family="table-cell">
      <style:table-cell-properties fo:padding="0.097cm" fo:border-left="0.05pt solid #000000" fo:border-right="none" fo:border-top="none" fo:border-bottom="0.05pt solid #000000"/>
    </style:style>
    <style:style style:name="Tabla13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16.999cm" fo:margin-top="0cm" fo:margin-bottom="0.25cm" table:align="margins"/>
    </style:style>
    <style:style style:name="Tabla8.A" style:family="table-column">
      <style:table-column-properties style:column-width="1.307cm" style:rel-column-width="5041*"/>
    </style:style>
    <style:style style:name="Tabla8.M" style:family="table-column">
      <style:table-column-properties style:column-width="1.309cm" style:rel-column-width="5043*"/>
    </style:style>
    <style:style style:name="Tab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8.M1" style:family="table-cell">
      <style:table-cell-properties fo:padding="0.097cm" fo:border="0.05pt solid #000000"/>
    </style:style>
    <style:style style:name="Tabla8.A2" style:family="table-cell">
      <style:table-cell-properties fo:padding="0.097cm" fo:border-left="0.05pt solid #000000" fo:border-right="none" fo:border-top="none" fo:border-bottom="0.05pt solid #000000"/>
    </style:style>
    <style:style style:name="Tabla8.M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5" style:family="table">
      <style:table-properties style:width="16.999cm" fo:margin-top="0cm" fo:margin-bottom="0.25cm" table:align="margins"/>
    </style:style>
    <style:style style:name="Tabla15.A" style:family="table-column">
      <style:table-column-properties style:column-width="1.889cm" style:rel-column-width="7281*"/>
    </style:style>
    <style:style style:name="Tabla15.I" style:family="table-column">
      <style:table-column-properties style:column-width="1.891cm" style:rel-column-width="7287*"/>
    </style:style>
    <style:style style:name="Tabla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5.I1" style:family="table-cell">
      <style:table-cell-properties fo:padding="0.097cm" fo:border="0.05pt solid #000000"/>
    </style:style>
    <style:style style:name="Tabla15.A2" style:family="table-cell">
      <style:table-cell-properties fo:padding="0.097cm" fo:border-left="0.05pt solid #000000" fo:border-right="none" fo:border-top="none" fo:border-bottom="0.05pt solid #000000"/>
    </style:style>
    <style:style style:name="Tabla15.I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" style:family="table">
      <style:table-properties style:width="16.999cm" fo:margin-top="0cm" fo:margin-bottom="0.25cm" table:align="margins"/>
    </style:style>
    <style:style style:name="Tabla16.A" style:family="table-column">
      <style:table-column-properties style:column-width="1.889cm" style:rel-column-width="7281*"/>
    </style:style>
    <style:style style:name="Tabla16.I" style:family="table-column">
      <style:table-column-properties style:column-width="1.891cm" style:rel-column-width="7287*"/>
    </style:style>
    <style:style style:name="Tabla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6.I1" style:family="table-cell">
      <style:table-cell-properties fo:padding="0.097cm" fo:border="0.05pt solid #000000"/>
    </style:style>
    <style:style style:name="Tabla16.A2" style:family="table-cell">
      <style:table-cell-properties fo:padding="0.097cm" fo:border-left="0.05pt solid #000000" fo:border-right="none" fo:border-top="none" fo:border-bottom="0.05pt solid #000000"/>
    </style:style>
    <style:style style:name="Tabla16.I2" style:family="table-cell">
      <style:table-cell-properties fo:padding="0.097cm" fo:border-left="0.05pt solid #000000" fo:border-right="0.05pt solid #000000" fo:border-top="none" fo:border-bottom="0.05pt solid #000000"/>
    </style:style>
    <style:style style:name="Tabla9" style:family="table">
      <style:table-properties style:width="16.999cm" fo:margin-top="0cm" fo:margin-bottom="0.25cm" table:align="margins"/>
    </style:style>
    <style:style style:name="Tabla9.A" style:family="table-column">
      <style:table-column-properties style:column-width="1.889cm" style:rel-column-width="7281*"/>
    </style:style>
    <style:style style:name="Tabla9.I" style:family="table-column">
      <style:table-column-properties style:column-width="1.891cm" style:rel-column-width="7287*"/>
    </style:style>
    <style:style style:name="Tab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9.I1" style:family="table-cell">
      <style:table-cell-properties fo:padding="0.097cm" fo:border="0.05pt solid #000000"/>
    </style:style>
    <style:style style:name="Tabla9.A2" style:family="table-cell">
      <style:table-cell-properties fo:padding="0.097cm" fo:border-left="0.05pt solid #000000" fo:border-right="none" fo:border-top="none" fo:border-bottom="0.05pt solid #000000"/>
    </style:style>
    <style:style style:name="Tabla9.I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" style:family="table">
      <style:table-properties style:width="16.999cm" fo:margin-top="0cm" fo:margin-bottom="0.25cm" table:align="margins"/>
    </style:style>
    <style:style style:name="Tabla14.A" style:family="table-column">
      <style:table-column-properties style:column-width="1.416cm" style:rel-column-width="803*"/>
    </style:style>
    <style:style style:name="Tabla14.1" style:family="table-row">
      <style:table-row-properties style:min-row-height="0.683cm"/>
    </style:style>
    <style:style style:name="Tabla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4.L1" style:family="table-cell">
      <style:table-cell-properties fo:padding="0.097cm" fo:border="0.05pt solid #000000"/>
    </style:style>
    <style:style style:name="Tabla14.A2" style:family="table-cell">
      <style:table-cell-properties fo:padding="0.097cm" fo:border-left="0.05pt solid #000000" fo:border-right="none" fo:border-top="none" fo:border-bottom="0.05pt solid #000000"/>
    </style:style>
    <style:style style:name="Tabla14.L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" style:family="table">
      <style:table-properties style:width="16.999cm" fo:margin-top="0cm" fo:margin-bottom="0.25cm" table:align="margins"/>
    </style:style>
    <style:style style:name="Tabla10.A" style:family="table-column">
      <style:table-column-properties style:column-width="1.889cm" style:rel-column-width="7281*"/>
    </style:style>
    <style:style style:name="Tabla10.I" style:family="table-column">
      <style:table-column-properties style:column-width="1.891cm" style:rel-column-width="7287*"/>
    </style:style>
    <style:style style:name="Tab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0.I1" style:family="table-cell">
      <style:table-cell-properties fo:padding="0.097cm" fo:border="0.05pt solid #000000"/>
    </style:style>
    <style:style style:name="Tabla10.A2" style:family="table-cell">
      <style:table-cell-properties fo:padding="0.097cm" fo:border-left="0.05pt solid #000000" fo:border-right="none" fo:border-top="none" fo:border-bottom="0.05pt solid #000000"/>
    </style:style>
    <style:style style:name="Tabla10.I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3" style:family="table">
      <style:table-properties style:width="16.999cm" fo:margin-top="0cm" fo:margin-bottom="0.25cm" table:align="margins"/>
    </style:style>
    <style:style style:name="Tabla23.A" style:family="table-column">
      <style:table-column-properties style:column-width="1.416cm" style:rel-column-width="5461*"/>
    </style:style>
    <style:style style:name="Tabla23.L" style:family="table-column">
      <style:table-column-properties style:column-width="1.416cm" style:rel-column-width="5464*"/>
    </style:style>
    <style:style style:name="Tabla23.1" style:family="table-row">
      <style:table-row-properties style:min-row-height="0.683cm"/>
    </style:style>
    <style:style style:name="Tabla2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3.L1" style:family="table-cell">
      <style:table-cell-properties fo:padding="0.097cm" fo:border="0.05pt solid #000000"/>
    </style:style>
    <style:style style:name="Tabla23.A2" style:family="table-cell">
      <style:table-cell-properties fo:padding="0.097cm" fo:border-left="0.05pt solid #000000" fo:border-right="none" fo:border-top="none" fo:border-bottom="0.05pt solid #000000"/>
    </style:style>
    <style:style style:name="Tabla23.L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4" style:family="table">
      <style:table-properties style:width="16.999cm" fo:margin-top="0cm" fo:margin-bottom="0.25cm" table:align="margins"/>
    </style:style>
    <style:style style:name="Tabla24.A" style:family="table-column">
      <style:table-column-properties style:column-width="1.889cm" style:rel-column-width="7281*"/>
    </style:style>
    <style:style style:name="Tabla24.I" style:family="table-column">
      <style:table-column-properties style:column-width="1.891cm" style:rel-column-width="7287*"/>
    </style:style>
    <style:style style:name="Tabla2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4.I1" style:family="table-cell">
      <style:table-cell-properties fo:padding="0.097cm" fo:border="0.05pt solid #000000"/>
    </style:style>
    <style:style style:name="Tabla24.A2" style:family="table-cell">
      <style:table-cell-properties fo:padding="0.097cm" fo:border-left="0.05pt solid #000000" fo:border-right="none" fo:border-top="none" fo:border-bottom="0.05pt solid #000000"/>
    </style:style>
    <style:style style:name="Tabla24.I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5" style:family="table">
      <style:table-properties style:width="16.999cm" fo:margin-top="0cm" fo:margin-bottom="0.25cm" table:align="margins"/>
    </style:style>
    <style:style style:name="Tabla25.A" style:family="table-column">
      <style:table-column-properties style:column-width="1.889cm" style:rel-column-width="7281*"/>
    </style:style>
    <style:style style:name="Tabla25.I" style:family="table-column">
      <style:table-column-properties style:column-width="1.891cm" style:rel-column-width="7287*"/>
    </style:style>
    <style:style style:name="Tabla2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5.I1" style:family="table-cell">
      <style:table-cell-properties fo:padding="0.097cm" fo:border="0.05pt solid #000000"/>
    </style:style>
    <style:style style:name="Tabla25.A2" style:family="table-cell">
      <style:table-cell-properties fo:padding="0.097cm" fo:border-left="0.05pt solid #000000" fo:border-right="none" fo:border-top="none" fo:border-bottom="0.05pt solid #000000"/>
    </style:style>
    <style:style style:name="Tabla25.I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5.3" style:family="table-row">
      <style:table-row-properties style:min-row-height="0.727cm"/>
    </style:style>
    <style:style style:name="Tabla26" style:family="table">
      <style:table-properties style:width="16.999cm" fo:margin-top="0cm" fo:margin-bottom="0.25cm" table:align="margins"/>
    </style:style>
    <style:style style:name="Tabla26.A" style:family="table-column">
      <style:table-column-properties style:column-width="1.889cm" style:rel-column-width="7281*"/>
    </style:style>
    <style:style style:name="Tabla26.I" style:family="table-column">
      <style:table-column-properties style:column-width="1.891cm" style:rel-column-width="7287*"/>
    </style:style>
    <style:style style:name="Tabla2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6.I1" style:family="table-cell">
      <style:table-cell-properties fo:padding="0.097cm" fo:border="0.05pt solid #000000"/>
    </style:style>
    <style:style style:name="Tabla26.A2" style:family="table-cell">
      <style:table-cell-properties fo:padding="0.097cm" fo:border-left="0.05pt solid #000000" fo:border-right="none" fo:border-top="none" fo:border-bottom="0.05pt solid #000000"/>
    </style:style>
    <style:style style:name="Tabla26.I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7" style:family="table">
      <style:table-properties style:width="16.999cm" fo:margin-top="0cm" fo:margin-bottom="0.25cm" table:align="margins"/>
    </style:style>
    <style:style style:name="Tabla27.A" style:family="table-column">
      <style:table-column-properties style:column-width="1.416cm" style:rel-column-width="5461*"/>
    </style:style>
    <style:style style:name="Tabla27.L" style:family="table-column">
      <style:table-column-properties style:column-width="1.416cm" style:rel-column-width="5464*"/>
    </style:style>
    <style:style style:name="Tabla27.1" style:family="table-row">
      <style:table-row-properties style:min-row-height="0.683cm"/>
    </style:style>
    <style:style style:name="Tabla2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7.L1" style:family="table-cell">
      <style:table-cell-properties fo:padding="0.097cm" fo:border="0.05pt solid #000000"/>
    </style:style>
    <style:style style:name="Tabla27.A2" style:family="table-cell">
      <style:table-cell-properties fo:padding="0.097cm" fo:border-left="0.05pt solid #000000" fo:border-right="none" fo:border-top="none" fo:border-bottom="0.05pt solid #000000"/>
    </style:style>
    <style:style style:name="Tabla27.L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8" style:family="table">
      <style:table-properties style:width="16.999cm" fo:margin-top="0cm" fo:margin-bottom="0.25cm" table:align="margins"/>
    </style:style>
    <style:style style:name="Tabla28.A" style:family="table-column">
      <style:table-column-properties style:column-width="1.889cm" style:rel-column-width="7281*"/>
    </style:style>
    <style:style style:name="Tabla28.I" style:family="table-column">
      <style:table-column-properties style:column-width="1.891cm" style:rel-column-width="7287*"/>
    </style:style>
    <style:style style:name="Tabla2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8.I1" style:family="table-cell">
      <style:table-cell-properties fo:padding="0.097cm" fo:border="0.05pt solid #000000"/>
    </style:style>
    <style:style style:name="Tabla28.A2" style:family="table-cell">
      <style:table-cell-properties fo:padding="0.097cm" fo:border-left="0.05pt solid #000000" fo:border-right="none" fo:border-top="none" fo:border-bottom="0.05pt solid #000000"/>
    </style:style>
    <style:style style:name="Tabla28.I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9" style:family="table">
      <style:table-properties style:width="16.999cm" fo:margin-top="0cm" fo:margin-bottom="0.25cm" table:align="margins"/>
    </style:style>
    <style:style style:name="Tabla29.A" style:family="table-column">
      <style:table-column-properties style:column-width="2.125cm" style:rel-column-width="1204*"/>
    </style:style>
    <style:style style:name="Tabla2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9.H1" style:family="table-cell">
      <style:table-cell-properties fo:padding="0.097cm" fo:border="0.05pt solid #000000"/>
    </style:style>
    <style:style style:name="Tabla29.A2" style:family="table-cell">
      <style:table-cell-properties fo:padding="0.097cm" fo:border-left="0.05pt solid #000000" fo:border-right="none" fo:border-top="none" fo:border-bottom="0.05pt solid #000000"/>
    </style:style>
    <style:style style:name="Tabla29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0" style:family="table">
      <style:table-properties style:width="16.999cm" fo:margin-top="0cm" fo:margin-bottom="0.25cm" table:align="margins"/>
    </style:style>
    <style:style style:name="Tabla30.A" style:family="table-column">
      <style:table-column-properties style:column-width="1.889cm" style:rel-column-width="7281*"/>
    </style:style>
    <style:style style:name="Tabla30.I" style:family="table-column">
      <style:table-column-properties style:column-width="1.891cm" style:rel-column-width="7287*"/>
    </style:style>
    <style:style style:name="Tabla3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0.I1" style:family="table-cell">
      <style:table-cell-properties fo:padding="0.097cm" fo:border="0.05pt solid #000000"/>
    </style:style>
    <style:style style:name="Tabla30.A2" style:family="table-cell">
      <style:table-cell-properties fo:padding="0.097cm" fo:border-left="0.05pt solid #000000" fo:border-right="none" fo:border-top="none" fo:border-bottom="0.05pt solid #000000"/>
    </style:style>
    <style:style style:name="Tabla30.I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1" style:family="table">
      <style:table-properties style:width="16.999cm" fo:margin-top="0cm" fo:margin-bottom="0.25cm" table:align="margins"/>
    </style:style>
    <style:style style:name="Tabla31.A" style:family="table-column">
      <style:table-column-properties style:column-width="1.889cm" style:rel-column-width="7281*"/>
    </style:style>
    <style:style style:name="Tabla31.I" style:family="table-column">
      <style:table-column-properties style:column-width="1.891cm" style:rel-column-width="7287*"/>
    </style:style>
    <style:style style:name="Tabla3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1.I1" style:family="table-cell">
      <style:table-cell-properties fo:padding="0.097cm" fo:border="0.05pt solid #000000"/>
    </style:style>
    <style:style style:name="Tabla31.A2" style:family="table-cell">
      <style:table-cell-properties fo:padding="0.097cm" fo:border-left="0.05pt solid #000000" fo:border-right="none" fo:border-top="none" fo:border-bottom="0.05pt solid #000000"/>
    </style:style>
    <style:style style:name="Tabla31.I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6.999cm" fo:margin-top="0cm" fo:margin-bottom="0.25cm" table:align="margins"/>
    </style:style>
    <style:style style:name="Tabla6.A" style:family="table-column">
      <style:table-column-properties style:column-width="1.545cm" style:rel-column-width="876*"/>
    </style:style>
    <style:style style:name="Tab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K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K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5" style:family="table">
      <style:table-properties style:width="13.296cm" fo:margin-left="1.836cm" table:align="left"/>
    </style:style>
    <style:style style:name="Tabla35.A" style:family="table-column">
      <style:table-column-properties style:column-width="2.346cm"/>
    </style:style>
    <style:style style:name="Tabla35.B" style:family="table-column">
      <style:table-column-properties style:column-width="4.978cm"/>
    </style:style>
    <style:style style:name="Tabla35.C" style:family="table-column">
      <style:table-column-properties style:column-width="2.198cm"/>
    </style:style>
    <style:style style:name="Tabla35.D" style:family="table-column">
      <style:table-column-properties style:column-width="3.775cm"/>
    </style:style>
    <style:style style:name="Tabla3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5.D1" style:family="table-cell">
      <style:table-cell-properties fo:padding="0.097cm" fo:border="0.05pt solid #000000"/>
    </style:style>
    <style:style style:name="Tabla35.A2" style:family="table-cell">
      <style:table-cell-properties fo:padding="0.097cm" fo:border-left="0.05pt solid #000000" fo:border-right="none" fo:border-top="none" fo:border-bottom="0.05pt solid #000000"/>
    </style:style>
    <style:style style:name="Tabla3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6" style:family="table">
      <style:table-properties style:width="13.296cm" fo:margin-left="1.836cm" table:align="left"/>
    </style:style>
    <style:style style:name="Tabla36.A" style:family="table-column">
      <style:table-column-properties style:column-width="2.346cm"/>
    </style:style>
    <style:style style:name="Tabla36.B" style:family="table-column">
      <style:table-column-properties style:column-width="4.978cm"/>
    </style:style>
    <style:style style:name="Tabla36.C" style:family="table-column">
      <style:table-column-properties style:column-width="2.198cm"/>
    </style:style>
    <style:style style:name="Tabla36.D" style:family="table-column">
      <style:table-column-properties style:column-width="3.775cm"/>
    </style:style>
    <style:style style:name="Tabla3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6.D1" style:family="table-cell">
      <style:table-cell-properties fo:padding="0.097cm" fo:border="0.05pt solid #000000"/>
    </style:style>
    <style:style style:name="Tabla36.A2" style:family="table-cell">
      <style:table-cell-properties fo:padding="0.097cm" fo:border-left="0.05pt solid #000000" fo:border-right="none" fo:border-top="none" fo:border-bottom="0.05pt solid #000000"/>
    </style:style>
    <style:style style:name="Tabla3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5" style:family="table">
      <style:table-properties style:width="13.296cm" fo:margin-left="1.836cm" table:align="left"/>
    </style:style>
    <style:style style:name="Tabla45.A" style:family="table-column">
      <style:table-column-properties style:column-width="2.346cm"/>
    </style:style>
    <style:style style:name="Tabla45.B" style:family="table-column">
      <style:table-column-properties style:column-width="4.978cm"/>
    </style:style>
    <style:style style:name="Tabla45.C" style:family="table-column">
      <style:table-column-properties style:column-width="2.198cm"/>
    </style:style>
    <style:style style:name="Tabla45.D" style:family="table-column">
      <style:table-column-properties style:column-width="3.775cm"/>
    </style:style>
    <style:style style:name="Tabla4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5.D1" style:family="table-cell">
      <style:table-cell-properties fo:padding="0.097cm" fo:border="0.05pt solid #000000"/>
    </style:style>
    <style:style style:name="Tabla45.A2" style:family="table-cell">
      <style:table-cell-properties fo:padding="0.097cm" fo:border-left="0.05pt solid #000000" fo:border-right="none" fo:border-top="none" fo:border-bottom="0.05pt solid #000000"/>
    </style:style>
    <style:style style:name="Tabla4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7" style:family="table">
      <style:table-properties style:width="13.296cm" fo:margin-left="1.836cm" table:align="left"/>
    </style:style>
    <style:style style:name="Tabla37.A" style:family="table-column">
      <style:table-column-properties style:column-width="2.346cm"/>
    </style:style>
    <style:style style:name="Tabla37.B" style:family="table-column">
      <style:table-column-properties style:column-width="4.978cm"/>
    </style:style>
    <style:style style:name="Tabla37.C" style:family="table-column">
      <style:table-column-properties style:column-width="2.198cm"/>
    </style:style>
    <style:style style:name="Tabla37.D" style:family="table-column">
      <style:table-column-properties style:column-width="3.775cm"/>
    </style:style>
    <style:style style:name="Tabla3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7.D1" style:family="table-cell">
      <style:table-cell-properties fo:padding="0.097cm" fo:border="0.05pt solid #000000"/>
    </style:style>
    <style:style style:name="Tabla37.A2" style:family="table-cell">
      <style:table-cell-properties fo:padding="0.097cm" fo:border-left="0.05pt solid #000000" fo:border-right="none" fo:border-top="none" fo:border-bottom="0.05pt solid #000000"/>
    </style:style>
    <style:style style:name="Tabla37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8" style:family="table">
      <style:table-properties style:width="13.296cm" fo:margin-left="1.836cm" table:align="left"/>
    </style:style>
    <style:style style:name="Tabla38.A" style:family="table-column">
      <style:table-column-properties style:column-width="2.346cm"/>
    </style:style>
    <style:style style:name="Tabla38.B" style:family="table-column">
      <style:table-column-properties style:column-width="4.978cm"/>
    </style:style>
    <style:style style:name="Tabla38.C" style:family="table-column">
      <style:table-column-properties style:column-width="2.198cm"/>
    </style:style>
    <style:style style:name="Tabla38.D" style:family="table-column">
      <style:table-column-properties style:column-width="3.775cm"/>
    </style:style>
    <style:style style:name="Tabla3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8.D1" style:family="table-cell">
      <style:table-cell-properties fo:padding="0.097cm" fo:border="0.05pt solid #000000"/>
    </style:style>
    <style:style style:name="Tabla38.A2" style:family="table-cell">
      <style:table-cell-properties fo:padding="0.097cm" fo:border-left="0.05pt solid #000000" fo:border-right="none" fo:border-top="none" fo:border-bottom="0.05pt solid #000000"/>
    </style:style>
    <style:style style:name="Tabla38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6" style:family="table">
      <style:table-properties style:width="13.296cm" fo:margin-left="1.836cm" table:align="left"/>
    </style:style>
    <style:style style:name="Tabla46.A" style:family="table-column">
      <style:table-column-properties style:column-width="2.346cm"/>
    </style:style>
    <style:style style:name="Tabla46.B" style:family="table-column">
      <style:table-column-properties style:column-width="4.978cm"/>
    </style:style>
    <style:style style:name="Tabla46.C" style:family="table-column">
      <style:table-column-properties style:column-width="2.198cm"/>
    </style:style>
    <style:style style:name="Tabla46.D" style:family="table-column">
      <style:table-column-properties style:column-width="3.775cm"/>
    </style:style>
    <style:style style:name="Tabla4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6.D1" style:family="table-cell">
      <style:table-cell-properties fo:padding="0.097cm" fo:border="0.05pt solid #000000"/>
    </style:style>
    <style:style style:name="Tabla46.A2" style:family="table-cell">
      <style:table-cell-properties fo:padding="0.097cm" fo:border-left="0.05pt solid #000000" fo:border-right="none" fo:border-top="none" fo:border-bottom="0.05pt solid #000000"/>
    </style:style>
    <style:style style:name="Tabla4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9" style:family="table">
      <style:table-properties style:width="13.296cm" fo:margin-left="1.836cm" table:align="left"/>
    </style:style>
    <style:style style:name="Tabla39.A" style:family="table-column">
      <style:table-column-properties style:column-width="2.346cm"/>
    </style:style>
    <style:style style:name="Tabla39.B" style:family="table-column">
      <style:table-column-properties style:column-width="4.978cm"/>
    </style:style>
    <style:style style:name="Tabla39.C" style:family="table-column">
      <style:table-column-properties style:column-width="2.198cm"/>
    </style:style>
    <style:style style:name="Tabla39.D" style:family="table-column">
      <style:table-column-properties style:column-width="3.775cm"/>
    </style:style>
    <style:style style:name="Tabla3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9.D1" style:family="table-cell">
      <style:table-cell-properties fo:padding="0.097cm" fo:border="0.05pt solid #000000"/>
    </style:style>
    <style:style style:name="Tabla39.A2" style:family="table-cell">
      <style:table-cell-properties fo:padding="0.097cm" fo:border-left="0.05pt solid #000000" fo:border-right="none" fo:border-top="none" fo:border-bottom="0.05pt solid #000000"/>
    </style:style>
    <style:style style:name="Tabla39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0" style:family="table">
      <style:table-properties style:width="13.296cm" fo:margin-left="1.836cm" table:align="left"/>
    </style:style>
    <style:style style:name="Tabla40.A" style:family="table-column">
      <style:table-column-properties style:column-width="2.346cm"/>
    </style:style>
    <style:style style:name="Tabla40.B" style:family="table-column">
      <style:table-column-properties style:column-width="4.978cm"/>
    </style:style>
    <style:style style:name="Tabla40.C" style:family="table-column">
      <style:table-column-properties style:column-width="2.198cm"/>
    </style:style>
    <style:style style:name="Tabla40.D" style:family="table-column">
      <style:table-column-properties style:column-width="3.775cm"/>
    </style:style>
    <style:style style:name="Tabla4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0.D1" style:family="table-cell">
      <style:table-cell-properties fo:padding="0.097cm" fo:border="0.05pt solid #000000"/>
    </style:style>
    <style:style style:name="Tabla40.A2" style:family="table-cell">
      <style:table-cell-properties fo:padding="0.097cm" fo:border-left="0.05pt solid #000000" fo:border-right="none" fo:border-top="none" fo:border-bottom="0.05pt solid #000000"/>
    </style:style>
    <style:style style:name="Tabla40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7" style:family="table">
      <style:table-properties style:width="13.296cm" fo:margin-left="1.836cm" table:align="left"/>
    </style:style>
    <style:style style:name="Tabla47.A" style:family="table-column">
      <style:table-column-properties style:column-width="2.346cm"/>
    </style:style>
    <style:style style:name="Tabla47.B" style:family="table-column">
      <style:table-column-properties style:column-width="4.978cm"/>
    </style:style>
    <style:style style:name="Tabla47.C" style:family="table-column">
      <style:table-column-properties style:column-width="2.198cm"/>
    </style:style>
    <style:style style:name="Tabla47.D" style:family="table-column">
      <style:table-column-properties style:column-width="3.775cm"/>
    </style:style>
    <style:style style:name="Tabla4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7.D1" style:family="table-cell">
      <style:table-cell-properties fo:padding="0.097cm" fo:border="0.05pt solid #000000"/>
    </style:style>
    <style:style style:name="Tabla47.A2" style:family="table-cell">
      <style:table-cell-properties fo:padding="0.097cm" fo:border-left="0.05pt solid #000000" fo:border-right="none" fo:border-top="none" fo:border-bottom="0.05pt solid #000000"/>
    </style:style>
    <style:style style:name="Tabla47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1" style:family="table">
      <style:table-properties style:width="13.296cm" fo:margin-left="1.836cm" table:align="left"/>
    </style:style>
    <style:style style:name="Tabla41.A" style:family="table-column">
      <style:table-column-properties style:column-width="2.346cm"/>
    </style:style>
    <style:style style:name="Tabla41.B" style:family="table-column">
      <style:table-column-properties style:column-width="4.978cm"/>
    </style:style>
    <style:style style:name="Tabla41.C" style:family="table-column">
      <style:table-column-properties style:column-width="2.198cm"/>
    </style:style>
    <style:style style:name="Tabla41.D" style:family="table-column">
      <style:table-column-properties style:column-width="3.775cm"/>
    </style:style>
    <style:style style:name="Tabla4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1.D1" style:family="table-cell">
      <style:table-cell-properties fo:padding="0.097cm" fo:border="0.05pt solid #000000"/>
    </style:style>
    <style:style style:name="Tabla41.A2" style:family="table-cell">
      <style:table-cell-properties fo:padding="0.097cm" fo:border-left="0.05pt solid #000000" fo:border-right="none" fo:border-top="none" fo:border-bottom="0.05pt solid #000000"/>
    </style:style>
    <style:style style:name="Tabla4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2" style:family="table">
      <style:table-properties style:width="13.296cm" fo:margin-left="1.836cm" table:align="left"/>
    </style:style>
    <style:style style:name="Tabla42.A" style:family="table-column">
      <style:table-column-properties style:column-width="2.346cm"/>
    </style:style>
    <style:style style:name="Tabla42.B" style:family="table-column">
      <style:table-column-properties style:column-width="4.978cm"/>
    </style:style>
    <style:style style:name="Tabla42.C" style:family="table-column">
      <style:table-column-properties style:column-width="2.198cm"/>
    </style:style>
    <style:style style:name="Tabla42.D" style:family="table-column">
      <style:table-column-properties style:column-width="3.775cm"/>
    </style:style>
    <style:style style:name="Tabla4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2.D1" style:family="table-cell">
      <style:table-cell-properties fo:padding="0.097cm" fo:border="0.05pt solid #000000"/>
    </style:style>
    <style:style style:name="Tabla42.A2" style:family="table-cell">
      <style:table-cell-properties fo:padding="0.097cm" fo:border-left="0.05pt solid #000000" fo:border-right="none" fo:border-top="none" fo:border-bottom="0.05pt solid #000000"/>
    </style:style>
    <style:style style:name="Tabla4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8" style:family="table">
      <style:table-properties style:width="13.296cm" fo:margin-left="1.836cm" table:align="left"/>
    </style:style>
    <style:style style:name="Tabla48.A" style:family="table-column">
      <style:table-column-properties style:column-width="2.346cm"/>
    </style:style>
    <style:style style:name="Tabla48.B" style:family="table-column">
      <style:table-column-properties style:column-width="4.978cm"/>
    </style:style>
    <style:style style:name="Tabla48.C" style:family="table-column">
      <style:table-column-properties style:column-width="2.198cm"/>
    </style:style>
    <style:style style:name="Tabla48.D" style:family="table-column">
      <style:table-column-properties style:column-width="3.775cm"/>
    </style:style>
    <style:style style:name="Tabla4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8.D1" style:family="table-cell">
      <style:table-cell-properties fo:padding="0.097cm" fo:border="0.05pt solid #000000"/>
    </style:style>
    <style:style style:name="Tabla48.A2" style:family="table-cell">
      <style:table-cell-properties fo:padding="0.097cm" fo:border-left="0.05pt solid #000000" fo:border-right="none" fo:border-top="none" fo:border-bottom="0.05pt solid #000000"/>
    </style:style>
    <style:style style:name="Tabla48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3" style:family="table">
      <style:table-properties style:width="13.296cm" fo:margin-left="1.836cm" table:align="left"/>
    </style:style>
    <style:style style:name="Tabla43.A" style:family="table-column">
      <style:table-column-properties style:column-width="2.346cm"/>
    </style:style>
    <style:style style:name="Tabla43.B" style:family="table-column">
      <style:table-column-properties style:column-width="4.978cm"/>
    </style:style>
    <style:style style:name="Tabla43.C" style:family="table-column">
      <style:table-column-properties style:column-width="2.198cm"/>
    </style:style>
    <style:style style:name="Tabla43.D" style:family="table-column">
      <style:table-column-properties style:column-width="3.775cm"/>
    </style:style>
    <style:style style:name="Tabla4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3.D1" style:family="table-cell">
      <style:table-cell-properties fo:padding="0.097cm" fo:border="0.05pt solid #000000"/>
    </style:style>
    <style:style style:name="Tabla43.A2" style:family="table-cell">
      <style:table-cell-properties fo:padding="0.097cm" fo:border-left="0.05pt solid #000000" fo:border-right="none" fo:border-top="none" fo:border-bottom="0.05pt solid #000000"/>
    </style:style>
    <style:style style:name="Tabla4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4" style:family="table">
      <style:table-properties style:width="13.296cm" fo:margin-left="1.836cm" table:align="left"/>
    </style:style>
    <style:style style:name="Tabla44.A" style:family="table-column">
      <style:table-column-properties style:column-width="2.346cm"/>
    </style:style>
    <style:style style:name="Tabla44.B" style:family="table-column">
      <style:table-column-properties style:column-width="4.978cm"/>
    </style:style>
    <style:style style:name="Tabla44.C" style:family="table-column">
      <style:table-column-properties style:column-width="2.198cm"/>
    </style:style>
    <style:style style:name="Tabla44.D" style:family="table-column">
      <style:table-column-properties style:column-width="3.775cm"/>
    </style:style>
    <style:style style:name="Tabla4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4.D1" style:family="table-cell">
      <style:table-cell-properties fo:padding="0.097cm" fo:border="0.05pt solid #000000"/>
    </style:style>
    <style:style style:name="Tabla44.A2" style:family="table-cell">
      <style:table-cell-properties fo:padding="0.097cm" fo:border-left="0.05pt solid #000000" fo:border-right="none" fo:border-top="none" fo:border-bottom="0.05pt solid #000000"/>
    </style:style>
    <style:style style:name="Tabla4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9" style:family="table">
      <style:table-properties style:width="13.296cm" fo:margin-left="1.836cm" table:align="left"/>
    </style:style>
    <style:style style:name="Tabla49.A" style:family="table-column">
      <style:table-column-properties style:column-width="2.346cm"/>
    </style:style>
    <style:style style:name="Tabla49.B" style:family="table-column">
      <style:table-column-properties style:column-width="4.978cm"/>
    </style:style>
    <style:style style:name="Tabla49.C" style:family="table-column">
      <style:table-column-properties style:column-width="2.198cm"/>
    </style:style>
    <style:style style:name="Tabla49.D" style:family="table-column">
      <style:table-column-properties style:column-width="3.775cm"/>
    </style:style>
    <style:style style:name="Tabla4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9.D1" style:family="table-cell">
      <style:table-cell-properties fo:padding="0.097cm" fo:border="0.05pt solid #000000"/>
    </style:style>
    <style:style style:name="Tabla49.A2" style:family="table-cell">
      <style:table-cell-properties fo:padding="0.097cm" fo:border-left="0.05pt solid #000000" fo:border-right="none" fo:border-top="none" fo:border-bottom="0.05pt solid #000000"/>
    </style:style>
    <style:style style:name="Tabla49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table:align="margins"/>
    </style:style>
    <style:style style:name="Tabla2.A" style:family="table-column">
      <style:table-column-properties style:rel-column-width="7281*"/>
    </style:style>
    <style:style style:name="Tabla2.I" style:family="table-column">
      <style:table-column-properties style:rel-column-width="7287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I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I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table:align="margins"/>
    </style:style>
    <style:style style:name="Tabla3.A" style:family="table-column">
      <style:table-column-properties style:rel-column-width="7281*"/>
    </style:style>
    <style:style style:name="Tabla3.I" style:family="table-column">
      <style:table-column-properties style:rel-column-width="7287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I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I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2" style:family="table">
      <style:table-properties fo:margin-top="0cm" fo:margin-bottom="0.25cm" table:align="margins"/>
    </style:style>
    <style:style style:name="Tabla22.A" style:family="table-column">
      <style:table-column-properties style:rel-column-width="7281*"/>
    </style:style>
    <style:style style:name="Tabla22.I" style:family="table-column">
      <style:table-column-properties style:rel-column-width="7287*"/>
    </style:style>
    <style:style style:name="Tabla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2.I1" style:family="table-cell">
      <style:table-cell-properties fo:padding="0.097cm" fo:border="0.05pt solid #000000"/>
    </style:style>
    <style:style style:name="Tabla22.A2" style:family="table-cell">
      <style:table-cell-properties fo:padding="0.097cm" fo:border-left="0.05pt solid #000000" fo:border-right="none" fo:border-top="none" fo:border-bottom="0.05pt solid #000000"/>
    </style:style>
    <style:style style:name="Tabla22.I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2" style:family="table">
      <style:table-properties fo:margin-top="0cm" fo:margin-bottom="0.25cm" table:align="margins"/>
    </style:style>
    <style:style style:name="Tabla32.A" style:family="table-column">
      <style:table-column-properties style:rel-column-width="5461*"/>
    </style:style>
    <style:style style:name="Tabla32.L" style:family="table-column">
      <style:table-column-properties style:rel-column-width="5464*"/>
    </style:style>
    <style:style style:name="Tabla3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2.L1" style:family="table-cell">
      <style:table-cell-properties fo:padding="0.097cm" fo:border="0.05pt solid #000000"/>
    </style:style>
    <style:style style:name="Tabla32.A2" style:family="table-cell">
      <style:table-cell-properties fo:padding="0.097cm" fo:border-left="0.05pt solid #000000" fo:border-right="none" fo:border-top="none" fo:border-bottom="0.05pt solid #000000"/>
    </style:style>
    <style:style style:name="Tabla32.L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3" style:family="table">
      <style:table-properties fo:margin-top="0cm" fo:margin-bottom="0.25cm" table:align="margins"/>
    </style:style>
    <style:style style:name="Tabla33.A" style:family="table-column">
      <style:table-column-properties style:rel-column-width="7281*"/>
    </style:style>
    <style:style style:name="Tabla33.I" style:family="table-column">
      <style:table-column-properties style:rel-column-width="7287*"/>
    </style:style>
    <style:style style:name="Tabla33.1" style:family="table-row">
      <style:table-row-properties style:min-row-height="0.683cm"/>
    </style:style>
    <style:style style:name="Tab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3.I1" style:family="table-cell">
      <style:table-cell-properties fo:padding="0.097cm" fo:border="0.05pt solid #000000"/>
    </style:style>
    <style:style style:name="Tabla33.A2" style:family="table-cell">
      <style:table-cell-properties fo:padding="0.097cm" fo:border-left="0.05pt solid #000000" fo:border-right="none" fo:border-top="none" fo:border-bottom="0.05pt solid #000000"/>
    </style:style>
    <style:style style:name="Tabla33.I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4" style:family="table">
      <style:table-properties fo:margin-top="0cm" fo:margin-bottom="0.25cm" table:align="margins"/>
    </style:style>
    <style:style style:name="Tabla34.A" style:family="table-column">
      <style:table-column-properties style:rel-column-width="7281*"/>
    </style:style>
    <style:style style:name="Tabla34.I" style:family="table-column">
      <style:table-column-properties style:rel-column-width="7287*"/>
    </style:style>
    <style:style style:name="Tabla3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4.I1" style:family="table-cell">
      <style:table-cell-properties fo:padding="0.097cm" fo:border="0.05pt solid #000000"/>
    </style:style>
    <style:style style:name="Tabla34.A2" style:family="table-cell">
      <style:table-cell-properties fo:padding="0.097cm" fo:border-left="0.05pt solid #000000" fo:border-right="none" fo:border-top="none" fo:border-bottom="0.05pt solid #000000"/>
    </style:style>
    <style:style style:name="Tabla34.I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loext:graphic-properties draw:fill="solid" draw:fill-color="#2a6099" draw:opacity="100%"/>
      <style:paragraph-properties fo:background-color="#2a6099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Footer">
      <loext:graphic-properties draw:fill="solid" draw:fill-color="#000000" draw:opacity="100%"/>
      <style:paragraph-properties fo:text-align="end" style:justify-single-word="false" fo:background-color="#000000"/>
      <style:text-properties fo:font-weight="bold" style:font-weight-asian="bold" style:font-weight-complex="bold"/>
    </style:style>
    <style:style style:name="P3" style:family="paragraph" style:parent-style-name="Text_20_body">
      <style:paragraph-properties fo:margin-top="0cm" fo:margin-bottom="0cm" loext:contextual-spacing="false" fo:text-align="justify" style:justify-single-word="false" fo:orphans="2" fo:widows="2" fo:padding="0cm" fo:border="none"/>
      <style:text-properties fo:font-variant="normal" fo:text-transform="none" style:use-window-font-color="true" style:font-name="Times New Roman" fo:font-size="12pt" fo:letter-spacing="normal" fo:language="en" fo:country="GB" fo:font-style="normal" fo:font-weight="normal"/>
    </style:style>
    <style:style style:name="P4" style:family="paragraph" style:parent-style-name="Standard">
      <style:paragraph-properties fo:margin-top="0cm" fo:margin-bottom="0.25cm" loext:contextual-spacing="false"/>
      <style:text-properties style:font-name="Liberation Serif" officeooo:rsid="005b0dac" officeooo:paragraph-rsid="0059c403"/>
    </style:style>
    <style:style style:name="P5" style:family="paragraph" style:parent-style-name="Standard">
      <style:paragraph-properties fo:margin-top="0cm" fo:margin-bottom="0.25cm" loext:contextual-spacing="false"/>
      <style:text-properties style:font-name="Liberation Serif" officeooo:rsid="005b0dac" officeooo:paragraph-rsid="0060e5de"/>
    </style:style>
    <style:style style:name="P6" style:family="paragraph" style:parent-style-name="Standard">
      <style:paragraph-properties fo:margin-top="0cm" fo:margin-bottom="0.25cm" loext:contextual-spacing="false"/>
      <style:text-properties style:font-name="Liberation Serif" officeooo:rsid="005b0dac" officeooo:paragraph-rsid="0074da73"/>
    </style:style>
    <style:style style:name="P7" style:family="paragraph" style:parent-style-name="Standard">
      <style:paragraph-properties fo:margin-top="0cm" fo:margin-bottom="0.25cm" loext:contextual-spacing="false" fo:text-align="justify" style:justify-single-word="false" fo:orphans="2" fo:widows="2" fo:padding="0cm" fo:border="none"/>
      <style:text-properties fo:font-variant="normal" fo:text-transform="none" style:use-window-font-color="true" style:font-name="Liberation Serif" fo:font-size="12pt" fo:letter-spacing="normal" fo:font-style="normal" fo:font-weight="normal" officeooo:rsid="0066fe92" officeooo:paragraph-rsid="0066fe92"/>
    </style:style>
    <style:style style:name="P8" style:family="paragraph" style:parent-style-name="Standard">
      <style:paragraph-properties fo:margin-top="0cm" fo:margin-bottom="0.25cm" loext:contextual-spacing="false" fo:text-align="justify" style:justify-single-word="false" fo:orphans="2" fo:widows="2" fo:padding="0cm" fo:border="none"/>
      <style:text-properties fo:font-variant="normal" fo:text-transform="none" style:use-window-font-color="true" style:font-name="Liberation Serif" fo:font-size="12pt" fo:letter-spacing="normal" fo:font-style="normal" fo:font-weight="normal" officeooo:rsid="0066fe92" officeooo:paragraph-rsid="006aab30"/>
    </style:style>
    <style:style style:name="P9" style:family="paragraph" style:parent-style-name="Standard">
      <style:paragraph-properties fo:margin-top="0cm" fo:margin-bottom="0.25cm" loext:contextual-spacing="false" fo:text-align="justify" style:justify-single-word="false" fo:orphans="2" fo:widows="2" fo:padding="0cm" fo:border="none"/>
      <style:text-properties fo:font-variant="normal" fo:text-transform="none" style:use-window-font-color="true" style:font-name="Liberation Serif" fo:font-size="12pt" fo:letter-spacing="normal" fo:font-style="normal" fo:font-weight="normal" officeooo:rsid="0066fe92" officeooo:paragraph-rsid="006fc7ac"/>
    </style:style>
    <style:style style:name="P10" style:family="paragraph" style:parent-style-name="Standard">
      <style:paragraph-properties fo:margin-top="0cm" fo:margin-bottom="0.25cm" loext:contextual-spacing="false" fo:text-align="justify" style:justify-single-word="false" fo:orphans="2" fo:widows="2" fo:padding="0cm" fo:border="none"/>
      <style:text-properties fo:font-variant="normal" fo:text-transform="none" style:use-window-font-color="true" style:font-name="Liberation Serif" fo:font-size="12pt" fo:letter-spacing="normal" fo:font-style="normal" fo:font-weight="normal" officeooo:rsid="0066fe92" officeooo:paragraph-rsid="0071a47f"/>
    </style:style>
    <style:style style:name="P11" style:family="paragraph" style:parent-style-name="Standard">
      <style:paragraph-properties fo:margin-top="0cm" fo:margin-bottom="0.25cm" loext:contextual-spacing="false" fo:text-align="justify" style:justify-single-word="false" fo:orphans="2" fo:widows="2" fo:padding="0cm" fo:border="none"/>
      <style:text-properties fo:font-variant="normal" fo:text-transform="none" style:use-window-font-color="true" style:font-name="Liberation Serif" fo:font-size="12pt" fo:letter-spacing="normal" fo:font-style="normal" fo:font-weight="normal" officeooo:rsid="0068b62f" officeooo:paragraph-rsid="0068b62f"/>
    </style:style>
    <style:style style:name="P12" style:family="paragraph" style:parent-style-name="Standard">
      <style:paragraph-properties fo:margin-top="0cm" fo:margin-bottom="0.25cm" loext:contextual-spacing="false" fo:text-align="justify" style:justify-single-word="false" fo:orphans="2" fo:widows="2" fo:padding="0cm" fo:border="none"/>
      <style:text-properties fo:font-variant="normal" fo:text-transform="none" style:use-window-font-color="true" style:font-name="Liberation Serif" fo:font-size="12pt" fo:letter-spacing="normal" fo:font-style="normal" fo:font-weight="normal" officeooo:rsid="0068b62f" officeooo:paragraph-rsid="006b8f81"/>
    </style:style>
    <style:style style:name="P13" style:family="paragraph" style:parent-style-name="Standard">
      <style:paragraph-properties fo:margin-top="0cm" fo:margin-bottom="0.25cm" loext:contextual-spacing="false" fo:text-align="justify" style:justify-single-word="false" fo:orphans="2" fo:widows="2" fo:padding="0cm" fo:border="none"/>
      <style:text-properties fo:font-variant="normal" fo:text-transform="none" style:use-window-font-color="true" style:font-name="Liberation Serif" fo:font-size="12pt" fo:letter-spacing="normal" fo:font-style="normal" fo:font-weight="normal" officeooo:rsid="0068b62f" officeooo:paragraph-rsid="006fc7ac"/>
    </style:style>
    <style:style style:name="P14" style:family="paragraph" style:parent-style-name="Standard">
      <style:paragraph-properties fo:margin-top="0cm" fo:margin-bottom="0.25cm" loext:contextual-spacing="false" fo:text-align="justify" style:justify-single-word="false" fo:orphans="2" fo:widows="2" fo:padding="0cm" fo:border="none"/>
      <style:text-properties fo:font-variant="normal" fo:text-transform="none" style:use-window-font-color="true" style:font-name="Liberation Serif" fo:font-size="12pt" fo:letter-spacing="normal" fo:font-style="normal" fo:font-weight="normal" officeooo:rsid="0068b62f" officeooo:paragraph-rsid="0071a47f"/>
    </style:style>
    <style:style style:name="P15" style:family="paragraph" style:parent-style-name="Standard">
      <style:paragraph-properties fo:margin-top="0cm" fo:margin-bottom="0.25cm" loext:contextual-spacing="false" fo:text-align="justify" style:justify-single-word="false" fo:orphans="2" fo:widows="2" fo:padding="0cm" fo:border="none"/>
      <style:text-properties style:font-name="Liberation Serif" officeooo:paragraph-rsid="006fc7ac"/>
    </style:style>
    <style:style style:name="P16" style:family="paragraph" style:parent-style-name="Standard">
      <style:paragraph-properties fo:text-align="center" style:justify-single-word="false"/>
      <style:text-properties fo:color="#c9211e" style:font-name="Liberation Serif" fo:font-weight="normal" officeooo:paragraph-rsid="0078f728" style:font-weight-asian="normal" style:font-weight-complex="normal"/>
    </style:style>
    <style:style style:name="P17" style:family="paragraph" style:parent-style-name="Standard">
      <style:paragraph-properties fo:margin-top="0cm" fo:margin-bottom="0cm" loext:contextual-spacing="false" fo:text-align="justify" style:justify-single-word="false" fo:orphans="2" fo:widows="2" fo:padding="0cm" fo:border="none"/>
      <style:text-properties fo:font-variant="normal" fo:text-transform="none" style:use-window-font-color="true" style:font-name="Times New Roman" fo:font-size="12pt" fo:letter-spacing="normal" fo:font-style="normal" fo:font-weight="normal"/>
    </style:style>
    <style:style style:name="P18" style:family="paragraph" style:parent-style-name="Standard">
      <style:paragraph-properties fo:margin-top="0cm" fo:margin-bottom="0cm" loext:contextual-spacing="false" fo:text-align="justify" style:justify-single-word="false" fo:orphans="2" fo:widows="2" fo:padding="0cm" fo:border="none"/>
      <style:text-properties fo:font-variant="normal" fo:text-transform="none" style:use-window-font-color="true" style:font-name="Liberation Serif" fo:font-size="12pt" fo:letter-spacing="normal" fo:font-style="normal" fo:font-weight="normal"/>
    </style:style>
    <style:style style:name="P19" style:family="paragraph" style:parent-style-name="Table_20_Contents">
      <style:paragraph-properties fo:text-align="justify" style:justify-single-word="false"/>
      <style:text-properties style:font-name="Times New Roman" fo:font-size="12pt" fo:font-weight="bold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Times New Roman" fo:font-size="12pt" fo:language="zxx" fo:country="none" officeooo:rsid="005e1ca7" officeooo:paragraph-rsid="0078bf99" style:language-asian="zxx" style:country-asian="none" style:language-complex="zxx" style:country-complex="none"/>
    </style:style>
    <style:style style:name="P21" style:family="paragraph" style:parent-style-name="Table_20_Contents">
      <style:paragraph-properties fo:text-align="center" style:justify-single-word="false"/>
      <style:text-properties style:font-name="Times New Roman" fo:font-size="12pt" fo:language="zxx" fo:country="none" officeooo:rsid="006b8f81" officeooo:paragraph-rsid="006fc7ac" style:language-asian="zxx" style:country-asian="none" style:language-complex="zxx" style:country-complex="none"/>
    </style:style>
    <style:style style:name="P22" style:family="paragraph" style:parent-style-name="Table_20_Contents">
      <style:paragraph-properties fo:text-align="center" style:justify-single-word="false"/>
      <style:text-properties style:font-name="Times New Roman" fo:font-size="12pt" fo:language="zxx" fo:country="none" officeooo:paragraph-rsid="006fc7ac" style:language-asian="zxx" style:country-asian="none" style:language-complex="zxx" style:country-complex="none"/>
    </style:style>
    <style:style style:name="P23" style:family="paragraph" style:parent-style-name="Table_20_Contents">
      <style:paragraph-properties fo:text-align="center" style:justify-single-word="false"/>
      <style:text-properties style:font-name="Times New Roman" fo:font-size="12pt" fo:language="zxx" fo:country="none" officeooo:rsid="0078bf99" officeooo:paragraph-rsid="0078bf99" style:language-asian="zxx" style:country-asian="none" style:language-complex="zxx" style:country-complex="none"/>
    </style:style>
    <style:style style:name="P24" style:family="paragraph" style:parent-style-name="Table_20_Contents">
      <style:paragraph-properties fo:text-align="center" style:justify-single-word="false"/>
      <style:text-properties style:font-name="Times New Roman" fo:font-size="12pt" fo:language="zxx" fo:country="none" officeooo:rsid="0078d729" officeooo:paragraph-rsid="0078d729" style:language-asian="zxx" style:country-asian="none" style:language-complex="zxx" style:country-complex="none"/>
    </style:style>
    <style:style style:name="P25" style:family="paragraph" style:parent-style-name="Table_20_Contents">
      <style:paragraph-properties fo:text-align="center" style:justify-single-word="false"/>
      <style:text-properties style:font-name="Times New Roman" fo:font-size="12pt" fo:language="zxx" fo:country="none" officeooo:rsid="00628080" officeooo:paragraph-rsid="0078bf99" style:language-asian="zxx" style:country-asian="none" style:language-complex="zxx" style:country-complex="none"/>
    </style:style>
    <style:style style:name="P26" style:family="paragraph" style:parent-style-name="Table_20_Contents">
      <style:paragraph-properties fo:text-align="center" style:justify-single-word="false"/>
      <style:text-properties style:font-name="Times New Roman" fo:font-size="12pt"/>
    </style:style>
    <style:style style:name="P27" style:family="paragraph" style:parent-style-name="Table_20_Contents">
      <style:paragraph-properties fo:text-align="center" style:justify-single-word="false"/>
      <style:text-properties style:font-name="Times New Roman" fo:font-size="12pt" officeooo:paragraph-rsid="00628080"/>
    </style:style>
    <style:style style:name="P28" style:family="paragraph" style:parent-style-name="Table_20_Contents">
      <style:paragraph-properties fo:text-align="center" style:justify-single-word="false"/>
      <style:text-properties style:font-name="Times New Roman" fo:font-size="12pt" officeooo:paragraph-rsid="006fc7ac"/>
    </style:style>
    <style:style style:name="P29" style:family="paragraph" style:parent-style-name="Table_20_Contents">
      <style:paragraph-properties fo:text-align="center" style:justify-single-word="false"/>
      <style:text-properties style:font-name="Times New Roman" fo:font-size="12pt" officeooo:paragraph-rsid="0078bf99"/>
    </style:style>
    <style:style style:name="P30" style:family="paragraph" style:parent-style-name="Table_20_Contents">
      <style:paragraph-properties fo:text-align="center" style:justify-single-word="false"/>
      <style:text-properties style:font-name="Times New Roman" fo:font-size="12pt" officeooo:rsid="00628080" officeooo:paragraph-rsid="0078bf99"/>
    </style:style>
    <style:style style:name="P31" style:family="paragraph" style:parent-style-name="Table_20_Contents">
      <style:paragraph-properties fo:text-align="justify" style:justify-single-word="false"/>
      <style:text-properties style:font-name="Times New Roman" fo:font-size="12pt"/>
    </style:style>
    <style:style style:name="P32" style:family="paragraph" style:parent-style-name="Table_20_Contents">
      <style:paragraph-properties fo:text-align="justify" style:justify-single-word="false"/>
      <style:text-properties style:font-name="Times New Roman" fo:font-size="12pt" officeooo:paragraph-rsid="006fc7ac"/>
    </style:style>
    <style:style style:name="P33" style:family="paragraph" style:parent-style-name="Table_20_Contents">
      <style:paragraph-properties fo:text-align="center" style:justify-single-word="false"/>
      <style:text-properties style:font-name="Times New Roman" fo:font-size="12pt" officeooo:rsid="006b8f81" officeooo:paragraph-rsid="006fc7ac"/>
    </style:style>
    <style:style style:name="P34" style:family="paragraph" style:parent-style-name="Table_20_Contents">
      <style:paragraph-properties fo:text-align="center" style:justify-single-word="false"/>
      <style:text-properties style:font-name="Times New Roman" fo:font-size="12pt" officeooo:rsid="005e1ca7" officeooo:paragraph-rsid="0078bf99"/>
    </style:style>
    <style:style style:name="P35" style:family="paragraph" style:parent-style-name="Table_20_Contents">
      <style:paragraph-properties fo:text-align="center" style:justify-single-word="false"/>
      <style:text-properties style:font-name="Times New Roman" fo:font-size="12pt" officeooo:rsid="005ade0d" officeooo:paragraph-rsid="0074da73"/>
    </style:style>
    <style:style style:name="P36" style:family="paragraph" style:parent-style-name="Table_20_Contents">
      <style:paragraph-properties fo:text-align="center" style:justify-single-word="false"/>
      <style:text-properties style:font-name="Times New Roman" fo:font-size="12pt" officeooo:rsid="005ade0d" officeooo:paragraph-rsid="0078bf99"/>
    </style:style>
    <style:style style:name="P37" style:family="paragraph" style:parent-style-name="Table_20_Contents">
      <style:paragraph-properties fo:text-align="center" style:justify-single-word="false"/>
      <style:text-properties style:font-name="Times New Roman" fo:font-size="12pt" officeooo:rsid="0078bf99" officeooo:paragraph-rsid="0078bf99"/>
    </style:style>
    <style:style style:name="P38" style:family="paragraph" style:parent-style-name="Table_20_Contents">
      <style:paragraph-properties fo:text-align="center" style:justify-single-word="false"/>
      <style:text-properties style:font-name="Times New Roman" fo:font-size="12pt" officeooo:rsid="0078d729" officeooo:paragraph-rsid="0078d729"/>
    </style:style>
    <style:style style:name="P39" style:family="paragraph" style:parent-style-name="Table_20_Contents">
      <style:paragraph-properties fo:text-align="justify" style:justify-single-word="false"/>
      <style:text-properties style:text-position="sub 58%" style:font-name="Times New Roman" fo:font-size="12pt" fo:font-weight="bold" officeooo:paragraph-rsid="006fc7ac" style:font-weight-asian="bold" style:font-weight-complex="bold"/>
    </style:style>
    <style:style style:name="P40" style:family="paragraph" style:parent-style-name="Table_20_Contents">
      <style:paragraph-properties fo:text-align="justify" style:justify-single-word="false"/>
      <style:text-properties officeooo:paragraph-rsid="0078bf99"/>
    </style:style>
    <style:style style:name="P41" style:family="paragraph" style:parent-style-name="Table_20_Contents">
      <style:paragraph-properties fo:text-align="end" style:justify-single-word="false"/>
      <style:text-properties fo:color="#c9211e" style:font-name="Times New Roman" fo:font-size="12pt" fo:font-weight="normal" officeooo:paragraph-rsid="0078f728" style:font-weight-asian="normal" style:font-weight-complex="normal"/>
    </style:style>
    <style:style style:name="P42" style:family="paragraph" style:parent-style-name="Table_20_Contents">
      <style:paragraph-properties fo:text-align="end" style:justify-single-word="false"/>
      <style:text-properties fo:color="#c9211e" officeooo:paragraph-rsid="0078f728"/>
    </style:style>
    <style:style style:name="P43" style:family="paragraph" style:parent-style-name="Table_20_Contents">
      <style:paragraph-properties fo:text-align="end" style:justify-single-word="false"/>
      <style:text-properties fo:color="#c9211e" fo:font-weight="normal" officeooo:paragraph-rsid="0078f728" style:font-weight-asian="normal" style:font-weight-complex="normal"/>
    </style:style>
    <style:style style:name="P44" style:family="paragraph" style:parent-style-name="Table_20_Contents">
      <style:paragraph-properties fo:text-align="end" style:justify-single-word="false"/>
      <style:text-properties fo:color="#c9211e" fo:language="zxx" fo:country="none" officeooo:paragraph-rsid="0078f728" style:language-asian="zxx" style:country-asian="none" style:language-complex="zxx" style:country-complex="none"/>
    </style:style>
    <style:style style:name="P45" style:family="paragraph" style:parent-style-name="Table_20_Contents">
      <style:paragraph-properties fo:text-align="center" style:justify-single-word="false"/>
      <style:text-properties fo:color="#c9211e" style:font-name="Liberation Serif" fo:font-weight="normal" style:font-weight-asian="normal" style:font-weight-complex="normal"/>
    </style:style>
    <style:style style:name="P46" style:family="paragraph" style:parent-style-name="Table_20_Contents">
      <style:paragraph-properties fo:text-align="center" style:justify-single-word="false"/>
      <style:text-properties fo:color="#c9211e" style:font-name="Liberation Serif" fo:font-weight="normal" officeooo:paragraph-rsid="0081c0b1" style:font-weight-asian="normal" style:font-weight-complex="normal"/>
    </style:style>
    <style:style style:name="P47" style:family="paragraph" style:parent-style-name="Table_20_Contents">
      <style:paragraph-properties fo:text-align="center" style:justify-single-word="false"/>
      <style:text-properties fo:color="#c9211e" style:font-name="Liberation Serif" fo:font-weight="normal" officeooo:rsid="008949a6" officeooo:paragraph-rsid="008949a6" style:font-weight-asian="normal" style:font-weight-complex="normal"/>
    </style:style>
    <style:style style:name="P48" style:family="paragraph" style:parent-style-name="Table_20_Contents">
      <style:paragraph-properties fo:text-align="center" style:justify-single-word="false"/>
      <style:text-properties fo:color="#c9211e" style:font-name="Liberation Serif" fo:font-weight="normal" officeooo:rsid="008e3d91" officeooo:paragraph-rsid="008e3d91" style:font-weight-asian="normal" style:font-weight-complex="normal"/>
    </style:style>
    <style:style style:name="P49" style:family="paragraph" style:parent-style-name="Table_20_Contents">
      <style:paragraph-properties fo:text-align="center" style:justify-single-word="false"/>
      <style:text-properties fo:color="#c9211e" style:font-name="Liberation Serif" fo:font-weight="normal" officeooo:rsid="00913992" officeooo:paragraph-rsid="00913992" style:font-weight-asian="normal" style:font-weight-complex="normal"/>
    </style:style>
    <style:style style:name="P50" style:family="paragraph" style:parent-style-name="Table_20_Contents">
      <style:paragraph-properties fo:text-align="center" style:justify-single-word="false"/>
      <style:text-properties fo:color="#c9211e" style:font-name="Liberation Serif" fo:language="zxx" fo:country="none" fo:font-weight="normal" officeooo:paragraph-rsid="007950de" style:language-asian="zxx" style:country-asian="none" style:font-weight-asian="normal" style:language-complex="zxx" style:country-complex="none" style:font-weight-complex="normal"/>
    </style:style>
    <style:style style:name="P51" style:family="paragraph" style:parent-style-name="Table_20_Contents">
      <style:paragraph-properties fo:text-align="center" style:justify-single-word="false"/>
      <style:text-properties fo:color="#c9211e" style:font-name="Liberation Serif" officeooo:paragraph-rsid="00913992"/>
    </style:style>
    <style:style style:name="P52" style:family="paragraph" style:parent-style-name="Table_20_Contents">
      <style:paragraph-properties fo:text-align="end" style:justify-single-word="false"/>
      <style:text-properties officeooo:paragraph-rsid="0078f728"/>
    </style:style>
    <style:style style:name="P53" style:family="paragraph" style:parent-style-name="Table_20_Contents">
      <style:paragraph-properties fo:text-align="end" style:justify-single-word="false"/>
      <style:text-properties fo:language="zxx" fo:country="none" officeooo:rsid="006248e3" officeooo:paragraph-rsid="0078f728" style:language-asian="zxx" style:country-asian="none" style:language-complex="zxx" style:country-complex="none"/>
    </style:style>
    <style:style style:name="P54" style:family="paragraph" style:parent-style-name="Table_20_Contents">
      <style:text-properties style:font-name="Liberation Serif"/>
    </style:style>
    <style:style style:name="P55" style:family="paragraph" style:parent-style-name="Table_20_Contents">
      <style:paragraph-properties fo:text-align="center" style:justify-single-word="false"/>
      <style:text-properties style:font-name="Liberation Serif" fo:font-weight="bold" fo:background-color="#cccccc" style:font-weight-asian="bold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style:font-name="Liberation Serif" fo:font-weight="normal" style:font-weight-asian="normal" style:font-weight-complex="normal"/>
    </style:style>
    <style:style style:name="P57" style:family="paragraph" style:parent-style-name="Table_20_Contents">
      <style:paragraph-properties fo:text-align="center" style:justify-single-word="false"/>
      <style:text-properties style:font-name="Liberation Serif" fo:language="zxx" fo:country="none" fo:font-weight="normal" officeooo:rsid="006248e3" style:language-asian="zxx" style:country-asian="none" style:font-weight-asian="normal" style:language-complex="zxx" style:country-complex="none" style:font-weight-complex="normal"/>
    </style:style>
    <style:style style:name="P58" style:family="paragraph" style:parent-style-name="Table_20_Contents">
      <style:paragraph-properties fo:text-align="center" style:justify-single-word="false"/>
      <style:text-properties style:font-name="Liberation Serif" fo:language="zxx" fo:country="none" officeooo:rsid="007eaed7" officeooo:paragraph-rsid="007eaed7" style:language-asian="zxx" style:country-asian="none" style:language-complex="zxx" style:country-complex="none"/>
    </style:style>
    <style:style style:name="P59" style:family="paragraph" style:parent-style-name="Table_20_Contents">
      <style:paragraph-properties fo:text-align="center" style:justify-single-word="false"/>
      <style:text-properties style:font-name="Liberation Serif" fo:font-size="12pt"/>
    </style:style>
    <style:style style:name="P60" style:family="paragraph" style:parent-style-name="Table_20_Contents">
      <style:paragraph-properties fo:text-align="center" style:justify-single-word="false"/>
      <style:text-properties style:font-name="Liberation Serif" fo:font-size="12pt" officeooo:paragraph-rsid="0060e5de"/>
    </style:style>
    <style:style style:name="P61" style:family="paragraph" style:parent-style-name="Table_20_Contents">
      <style:paragraph-properties fo:text-align="center" style:justify-single-word="false"/>
      <style:text-properties style:font-name="Liberation Serif" fo:font-size="12pt" officeooo:paragraph-rsid="005e1ca7"/>
    </style:style>
    <style:style style:name="P62" style:family="paragraph" style:parent-style-name="Table_20_Contents">
      <style:paragraph-properties fo:text-align="center" style:justify-single-word="false"/>
      <style:text-properties style:font-name="Liberation Serif" fo:font-size="12pt" officeooo:paragraph-rsid="00628080"/>
    </style:style>
    <style:style style:name="P63" style:family="paragraph" style:parent-style-name="Table_20_Contents">
      <style:paragraph-properties fo:text-align="center" style:justify-single-word="false"/>
      <style:text-properties style:font-name="Liberation Serif" fo:font-size="12pt" officeooo:paragraph-rsid="006798c7"/>
    </style:style>
    <style:style style:name="P64" style:family="paragraph" style:parent-style-name="Table_20_Contents">
      <style:paragraph-properties fo:text-align="center" style:justify-single-word="false"/>
      <style:text-properties style:font-name="Liberation Serif" fo:font-size="12pt" officeooo:paragraph-rsid="006aab30"/>
    </style:style>
    <style:style style:name="P65" style:family="paragraph" style:parent-style-name="Table_20_Contents">
      <style:paragraph-properties fo:text-align="center" style:justify-single-word="false"/>
      <style:text-properties style:font-name="Liberation Serif" fo:font-size="12pt" officeooo:paragraph-rsid="0071a47f"/>
    </style:style>
    <style:style style:name="P66" style:family="paragraph" style:parent-style-name="Table_20_Contents">
      <style:paragraph-properties fo:text-align="center" style:justify-single-word="false"/>
      <style:text-properties style:font-name="Liberation Serif" fo:font-size="12pt" officeooo:paragraph-rsid="0074da73"/>
    </style:style>
    <style:style style:name="P67" style:family="paragraph" style:parent-style-name="Table_20_Contents">
      <style:paragraph-properties fo:text-align="center" style:justify-single-word="false"/>
      <style:text-properties style:font-name="Liberation Serif" fo:font-size="12pt" officeooo:rsid="005ade0d" officeooo:paragraph-rsid="0060e5de"/>
    </style:style>
    <style:style style:name="P68" style:family="paragraph" style:parent-style-name="Table_20_Contents">
      <style:paragraph-properties fo:text-align="center" style:justify-single-word="false"/>
      <style:text-properties style:font-name="Liberation Serif" fo:font-size="12pt" officeooo:rsid="005ade0d" officeooo:paragraph-rsid="00628080"/>
    </style:style>
    <style:style style:name="P69" style:family="paragraph" style:parent-style-name="Table_20_Contents">
      <style:paragraph-properties fo:text-align="center" style:justify-single-word="false"/>
      <style:text-properties style:font-name="Liberation Serif" fo:font-size="12pt" officeooo:rsid="005ade0d" officeooo:paragraph-rsid="006798c7"/>
    </style:style>
    <style:style style:name="P70" style:family="paragraph" style:parent-style-name="Table_20_Contents">
      <style:paragraph-properties fo:text-align="center" style:justify-single-word="false"/>
      <style:text-properties style:font-name="Liberation Serif" fo:font-size="12pt" officeooo:rsid="005ade0d" officeooo:paragraph-rsid="0074da73"/>
    </style:style>
    <style:style style:name="P71" style:family="paragraph" style:parent-style-name="Table_20_Contents">
      <style:paragraph-properties fo:text-align="center" style:justify-single-word="false"/>
      <style:text-properties style:font-name="Liberation Serif" fo:font-size="12pt" fo:language="zxx" fo:country="none" officeooo:rsid="005ade0d" officeooo:paragraph-rsid="0060e5de" style:language-asian="zxx" style:country-asian="none" style:language-complex="zxx" style:country-complex="none"/>
    </style:style>
    <style:style style:name="P72" style:family="paragraph" style:parent-style-name="Table_20_Contents">
      <style:paragraph-properties fo:text-align="center" style:justify-single-word="false"/>
      <style:text-properties style:font-name="Liberation Serif" fo:font-size="12pt" fo:language="zxx" fo:country="none" officeooo:rsid="0078f728" officeooo:paragraph-rsid="0078f728" style:language-asian="zxx" style:country-asian="none" style:language-complex="zxx" style:country-complex="none"/>
    </style:style>
    <style:style style:name="P73" style:family="paragraph" style:parent-style-name="Table_20_Contents">
      <style:paragraph-properties fo:text-align="center" style:justify-single-word="false"/>
      <style:text-properties style:font-name="Liberation Serif" fo:font-size="12pt" fo:language="zxx" fo:country="none" officeooo:rsid="007950de" officeooo:paragraph-rsid="007950de" style:language-asian="zxx" style:country-asian="none" style:language-complex="zxx" style:country-complex="none"/>
    </style:style>
    <style:style style:name="P74" style:family="paragraph" style:parent-style-name="Table_20_Contents">
      <style:paragraph-properties fo:text-align="center" style:justify-single-word="false"/>
      <style:text-properties style:font-name="Liberation Serif" fo:font-size="12pt" fo:language="zxx" fo:country="none" officeooo:rsid="007b4fb5" officeooo:paragraph-rsid="007b4fb5" style:language-asian="zxx" style:country-asian="none" style:language-complex="zxx" style:country-complex="none"/>
    </style:style>
    <style:style style:name="P75" style:family="paragraph" style:parent-style-name="Table_20_Contents">
      <style:paragraph-properties fo:text-align="center" style:justify-single-word="false"/>
      <style:text-properties style:font-name="Liberation Serif" fo:font-size="12pt" fo:language="zxx" fo:country="none" officeooo:rsid="005e1ca7" officeooo:paragraph-rsid="00628080" style:language-asian="zxx" style:country-asian="none" style:language-complex="zxx" style:country-complex="none"/>
    </style:style>
    <style:style style:name="P76" style:family="paragraph" style:parent-style-name="Table_20_Contents">
      <style:paragraph-properties fo:text-align="center" style:justify-single-word="false"/>
      <style:text-properties style:font-name="Liberation Serif" fo:font-size="12pt" fo:language="zxx" fo:country="none" officeooo:rsid="00628080" officeooo:paragraph-rsid="00628080" style:language-asian="zxx" style:country-asian="none" style:language-complex="zxx" style:country-complex="none"/>
    </style:style>
    <style:style style:name="P77" style:family="paragraph" style:parent-style-name="Table_20_Contents">
      <style:paragraph-properties fo:text-align="center" style:justify-single-word="false"/>
      <style:text-properties style:font-name="Liberation Serif" fo:font-size="12pt" fo:language="zxx" fo:country="none" style:language-asian="zxx" style:country-asian="none" style:language-complex="zxx" style:country-complex="none"/>
    </style:style>
    <style:style style:name="P78" style:family="paragraph" style:parent-style-name="Table_20_Contents">
      <style:paragraph-properties fo:text-align="center" style:justify-single-word="false"/>
      <style:text-properties style:font-name="Liberation Serif" fo:font-size="12pt" fo:language="zxx" fo:country="none" officeooo:paragraph-rsid="006aab30" style:language-asian="zxx" style:country-asian="none" style:language-complex="zxx" style:country-complex="none"/>
    </style:style>
    <style:style style:name="P79" style:family="paragraph" style:parent-style-name="Table_20_Contents">
      <style:paragraph-properties fo:text-align="center" style:justify-single-word="false"/>
      <style:text-properties style:font-name="Liberation Serif" fo:font-size="12pt" fo:language="zxx" fo:country="none" officeooo:paragraph-rsid="0071a47f" style:language-asian="zxx" style:country-asian="none" style:language-complex="zxx" style:country-complex="none"/>
    </style:style>
    <style:style style:name="P80" style:family="paragraph" style:parent-style-name="Table_20_Contents">
      <style:paragraph-properties fo:text-align="center" style:justify-single-word="false"/>
      <style:text-properties style:font-name="Liberation Serif" fo:font-size="12pt" fo:language="zxx" fo:country="none" officeooo:rsid="007eaed7" officeooo:paragraph-rsid="007eaed7" style:language-asian="zxx" style:country-asian="none" style:language-complex="zxx" style:country-complex="none"/>
    </style:style>
    <style:style style:name="P81" style:family="paragraph" style:parent-style-name="Table_20_Contents">
      <style:paragraph-properties fo:text-align="center" style:justify-single-word="false"/>
      <style:text-properties style:font-name="Liberation Serif" fo:font-size="12pt" fo:language="zxx" fo:country="none" officeooo:rsid="006798c7" officeooo:paragraph-rsid="006798c7" style:language-asian="zxx" style:country-asian="none" style:language-complex="zxx" style:country-complex="none"/>
    </style:style>
    <style:style style:name="P82" style:family="paragraph" style:parent-style-name="Table_20_Contents">
      <style:paragraph-properties fo:text-align="center" style:justify-single-word="false"/>
      <style:text-properties style:font-name="Liberation Serif" fo:font-size="12pt" fo:language="zxx" fo:country="none" officeooo:rsid="00838add" officeooo:paragraph-rsid="00838add" style:language-asian="zxx" style:country-asian="none" style:language-complex="zxx" style:country-complex="none"/>
    </style:style>
    <style:style style:name="P83" style:family="paragraph" style:parent-style-name="Table_20_Contents">
      <style:paragraph-properties fo:text-align="center" style:justify-single-word="false"/>
      <style:text-properties style:font-name="Liberation Serif" fo:font-size="12pt" fo:language="zxx" fo:country="none" officeooo:rsid="006b8f81" officeooo:paragraph-rsid="006b8f81" style:language-asian="zxx" style:country-asian="none" style:language-complex="zxx" style:country-complex="none"/>
    </style:style>
    <style:style style:name="P84" style:family="paragraph" style:parent-style-name="Table_20_Contents">
      <style:paragraph-properties fo:text-align="center" style:justify-single-word="false"/>
      <style:text-properties style:font-name="Liberation Serif" fo:font-size="12pt" fo:language="zxx" fo:country="none" officeooo:rsid="006b8f81" officeooo:paragraph-rsid="006fc7ac" style:language-asian="zxx" style:country-asian="none" style:language-complex="zxx" style:country-complex="none"/>
    </style:style>
    <style:style style:name="P85" style:family="paragraph" style:parent-style-name="Table_20_Contents">
      <style:paragraph-properties fo:text-align="center" style:justify-single-word="false"/>
      <style:text-properties style:font-name="Liberation Serif" fo:font-size="12pt" fo:language="zxx" fo:country="none" officeooo:rsid="008793cd" officeooo:paragraph-rsid="008793cd" style:language-asian="zxx" style:country-asian="none" style:language-complex="zxx" style:country-complex="none"/>
    </style:style>
    <style:style style:name="P86" style:family="paragraph" style:parent-style-name="Table_20_Contents">
      <style:paragraph-properties fo:text-align="center" style:justify-single-word="false"/>
      <style:text-properties style:font-name="Liberation Serif" fo:font-size="12pt" fo:language="zxx" fo:country="none" officeooo:rsid="008c9111" officeooo:paragraph-rsid="008c9111" style:language-asian="zxx" style:country-asian="none" style:language-complex="zxx" style:country-complex="none"/>
    </style:style>
    <style:style style:name="P87" style:family="paragraph" style:parent-style-name="Table_20_Contents">
      <style:paragraph-properties fo:text-align="center" style:justify-single-word="false"/>
      <style:text-properties style:font-name="Liberation Serif" fo:font-size="12pt" fo:language="zxx" fo:country="none" officeooo:rsid="0071a47f" officeooo:paragraph-rsid="0071a47f" style:language-asian="zxx" style:country-asian="none" style:language-complex="zxx" style:country-complex="none"/>
    </style:style>
    <style:style style:name="P88" style:family="paragraph" style:parent-style-name="Table_20_Contents">
      <style:paragraph-properties fo:text-align="center" style:justify-single-word="false"/>
      <style:text-properties style:font-name="Liberation Serif" fo:font-size="12pt" fo:language="zxx" fo:country="none" officeooo:rsid="00900ea4" officeooo:paragraph-rsid="00900ea4" style:language-asian="zxx" style:country-asian="none" style:language-complex="zxx" style:country-complex="none"/>
    </style:style>
    <style:style style:name="P89" style:family="paragraph" style:parent-style-name="Table_20_Contents">
      <style:paragraph-properties fo:text-align="center" style:justify-single-word="false"/>
      <style:text-properties style:font-name="Liberation Serif" fo:font-size="12pt" fo:language="zxx" fo:country="none" officeooo:rsid="00912abb" officeooo:paragraph-rsid="00912abb" style:language-asian="zxx" style:country-asian="none" style:language-complex="zxx" style:country-complex="none"/>
    </style:style>
    <style:style style:name="P90" style:family="paragraph" style:parent-style-name="Table_20_Contents">
      <style:paragraph-properties fo:text-align="center" style:justify-single-word="false"/>
      <style:text-properties style:font-name="Liberation Serif" fo:font-size="12pt" fo:language="zxx" fo:country="none" officeooo:rsid="00913992" officeooo:paragraph-rsid="00913992" style:language-asian="zxx" style:country-asian="none" style:language-complex="zxx" style:country-complex="none"/>
    </style:style>
    <style:style style:name="P91" style:family="paragraph" style:parent-style-name="Table_20_Contents">
      <style:paragraph-properties fo:text-align="justify" style:justify-single-word="false"/>
      <style:text-properties style:font-name="Liberation Serif" fo:font-size="12pt" fo:font-weight="bold" officeooo:paragraph-rsid="0060e5de" style:font-weight-asian="bold" style:font-weight-complex="bold"/>
    </style:style>
    <style:style style:name="P92" style:family="paragraph" style:parent-style-name="Table_20_Contents">
      <style:paragraph-properties fo:text-align="justify" style:justify-single-word="false"/>
      <style:text-properties style:font-name="Liberation Serif" fo:font-size="12pt" fo:font-weight="bold" officeooo:paragraph-rsid="0059c403" style:font-weight-asian="bold" style:font-weight-complex="bold"/>
    </style:style>
    <style:style style:name="P93" style:family="paragraph" style:parent-style-name="Table_20_Contents">
      <style:paragraph-properties fo:text-align="justify" style:justify-single-word="false"/>
      <style:text-properties style:font-name="Liberation Serif" fo:font-size="12pt" fo:font-weight="bold" officeooo:paragraph-rsid="005ade0d" style:font-weight-asian="bold" style:font-weight-complex="bold"/>
    </style:style>
    <style:style style:name="P94" style:family="paragraph" style:parent-style-name="Table_20_Contents">
      <style:paragraph-properties fo:text-align="justify" style:justify-single-word="false"/>
      <style:text-properties style:font-name="Liberation Serif" fo:font-size="12pt" fo:font-weight="bold" officeooo:paragraph-rsid="00838add" style:font-weight-asian="bold" style:font-weight-complex="bold"/>
    </style:style>
    <style:style style:name="P95" style:family="paragraph" style:parent-style-name="Table_20_Contents">
      <style:paragraph-properties fo:text-align="justify" style:justify-single-word="false"/>
      <style:text-properties style:font-name="Liberation Serif" fo:font-size="12pt" fo:font-weight="bold" officeooo:paragraph-rsid="008793cd" style:font-weight-asian="bold" style:font-weight-complex="bold"/>
    </style:style>
    <style:style style:name="P96" style:family="paragraph" style:parent-style-name="Table_20_Contents">
      <style:paragraph-properties fo:text-align="justify" style:justify-single-word="false"/>
      <style:text-properties style:font-name="Liberation Serif" fo:font-size="12pt"/>
    </style:style>
    <style:style style:name="P97" style:family="paragraph" style:parent-style-name="Table_20_Contents">
      <style:paragraph-properties fo:text-align="justify" style:justify-single-word="false"/>
      <style:text-properties style:font-name="Liberation Serif" fo:font-size="12pt" officeooo:paragraph-rsid="005e1ca7"/>
    </style:style>
    <style:style style:name="P98" style:family="paragraph" style:parent-style-name="Table_20_Contents">
      <style:paragraph-properties fo:text-align="justify" style:justify-single-word="false"/>
      <style:text-properties style:font-name="Liberation Serif" fo:font-size="12pt" officeooo:paragraph-rsid="006aab30"/>
    </style:style>
    <style:style style:name="P99" style:family="paragraph" style:parent-style-name="Table_20_Contents">
      <style:paragraph-properties fo:text-align="justify" style:justify-single-word="false"/>
      <style:text-properties style:font-name="Liberation Serif" fo:font-size="12pt" officeooo:paragraph-rsid="006b8f81"/>
    </style:style>
    <style:style style:name="P100" style:family="paragraph" style:parent-style-name="Table_20_Contents">
      <style:paragraph-properties fo:text-align="justify" style:justify-single-word="false"/>
      <style:text-properties style:font-name="Liberation Serif" fo:font-size="12pt" officeooo:paragraph-rsid="006fc7ac"/>
    </style:style>
    <style:style style:name="P101" style:family="paragraph" style:parent-style-name="Table_20_Contents">
      <style:paragraph-properties fo:text-align="justify" style:justify-single-word="false"/>
      <style:text-properties style:font-name="Liberation Serif" fo:font-size="12pt" officeooo:paragraph-rsid="0071a47f"/>
    </style:style>
    <style:style style:name="P102" style:family="paragraph" style:parent-style-name="Table_20_Contents">
      <style:paragraph-properties fo:text-align="justify" style:justify-single-word="false"/>
      <style:text-properties style:font-name="Liberation Serif" fo:font-size="12pt" officeooo:paragraph-rsid="0074da73"/>
    </style:style>
    <style:style style:name="P103" style:family="paragraph" style:parent-style-name="Table_20_Contents">
      <style:paragraph-properties fo:text-align="center" style:justify-single-word="false"/>
      <style:text-properties style:font-name="Liberation Serif" fo:font-size="12pt" officeooo:rsid="0078f728" officeooo:paragraph-rsid="0078f728"/>
    </style:style>
    <style:style style:name="P104" style:family="paragraph" style:parent-style-name="Table_20_Contents">
      <style:paragraph-properties fo:text-align="center" style:justify-single-word="false"/>
      <style:text-properties style:font-name="Liberation Serif" fo:font-size="12pt" officeooo:rsid="005e1ca7" officeooo:paragraph-rsid="0060e5de"/>
    </style:style>
    <style:style style:name="P105" style:family="paragraph" style:parent-style-name="Table_20_Contents">
      <style:paragraph-properties fo:text-align="center" style:justify-single-word="false"/>
      <style:text-properties style:font-name="Liberation Serif" fo:font-size="12pt" officeooo:rsid="005e1ca7" officeooo:paragraph-rsid="00628080"/>
    </style:style>
    <style:style style:name="P106" style:family="paragraph" style:parent-style-name="Table_20_Contents">
      <style:paragraph-properties fo:text-align="center" style:justify-single-word="false"/>
      <style:text-properties style:font-name="Liberation Serif" fo:font-size="12pt" officeooo:rsid="005e1ca7" officeooo:paragraph-rsid="006798c7"/>
    </style:style>
    <style:style style:name="P107" style:family="paragraph" style:parent-style-name="Table_20_Contents">
      <style:paragraph-properties fo:text-align="center" style:justify-single-word="false"/>
      <style:text-properties style:font-name="Liberation Serif" fo:font-size="12pt" officeooo:rsid="0060e5de" officeooo:paragraph-rsid="0060e5de"/>
    </style:style>
    <style:style style:name="P108" style:family="paragraph" style:parent-style-name="Table_20_Contents">
      <style:paragraph-properties fo:text-align="center" style:justify-single-word="false"/>
      <style:text-properties style:font-name="Liberation Serif" fo:font-size="12pt" officeooo:rsid="007b4fb5" officeooo:paragraph-rsid="007b4fb5"/>
    </style:style>
    <style:style style:name="P109" style:family="paragraph" style:parent-style-name="Table_20_Contents">
      <style:paragraph-properties fo:text-align="center" style:justify-single-word="false"/>
      <style:text-properties style:font-name="Liberation Serif" fo:font-size="12pt" officeooo:rsid="00628080" officeooo:paragraph-rsid="00628080"/>
    </style:style>
    <style:style style:name="P110" style:family="paragraph" style:parent-style-name="Table_20_Contents">
      <style:paragraph-properties fo:text-align="center" style:justify-single-word="false"/>
      <style:text-properties style:font-name="Liberation Serif" fo:font-size="12pt" officeooo:rsid="006798c7" officeooo:paragraph-rsid="006798c7"/>
    </style:style>
    <style:style style:name="P111" style:family="paragraph" style:parent-style-name="Table_20_Contents">
      <style:paragraph-properties fo:text-align="center" style:justify-single-word="false"/>
      <style:text-properties style:font-name="Liberation Serif" fo:font-size="12pt" officeooo:rsid="0068b62f"/>
    </style:style>
    <style:style style:name="P112" style:family="paragraph" style:parent-style-name="Table_20_Contents">
      <style:paragraph-properties fo:text-align="center" style:justify-single-word="false"/>
      <style:text-properties style:font-name="Liberation Serif" fo:font-size="12pt" officeooo:rsid="00838add" officeooo:paragraph-rsid="00838add"/>
    </style:style>
    <style:style style:name="P113" style:family="paragraph" style:parent-style-name="Table_20_Contents">
      <style:paragraph-properties fo:text-align="center" style:justify-single-word="false"/>
      <style:text-properties style:font-name="Liberation Serif" fo:font-size="12pt" officeooo:rsid="008793cd" officeooo:paragraph-rsid="008793cd"/>
    </style:style>
    <style:style style:name="P114" style:family="paragraph" style:parent-style-name="Table_20_Contents">
      <style:paragraph-properties fo:text-align="center" style:justify-single-word="false"/>
      <style:text-properties style:font-name="Liberation Serif" fo:font-size="12pt" officeooo:rsid="006b8f81" officeooo:paragraph-rsid="006b8f81"/>
    </style:style>
    <style:style style:name="P115" style:family="paragraph" style:parent-style-name="Table_20_Contents">
      <style:paragraph-properties fo:text-align="center" style:justify-single-word="false"/>
      <style:text-properties style:font-name="Liberation Serif" fo:font-size="12pt" fo:font-weight="normal" officeooo:rsid="007115cb" officeooo:paragraph-rsid="007115cb" style:font-weight-asian="normal" style:font-weight-complex="normal"/>
    </style:style>
    <style:style style:name="P116" style:family="paragraph" style:parent-style-name="Table_20_Contents">
      <style:paragraph-properties fo:text-align="center" style:justify-single-word="false"/>
      <style:text-properties style:font-name="Liberation Serif" fo:font-size="12pt" fo:font-weight="normal" officeooo:paragraph-rsid="006fc7ac" style:font-weight-asian="normal" style:font-weight-complex="normal"/>
    </style:style>
    <style:style style:name="P117" style:family="paragraph" style:parent-style-name="Table_20_Contents">
      <style:paragraph-properties fo:text-align="center" style:justify-single-word="false"/>
      <style:text-properties style:font-name="Liberation Serif" fo:font-size="12pt" fo:font-weight="normal" officeooo:rsid="008c9111" officeooo:paragraph-rsid="008c9111" style:font-weight-asian="normal" style:font-weight-complex="normal"/>
    </style:style>
    <style:style style:name="P118" style:family="paragraph" style:parent-style-name="Table_20_Contents">
      <style:paragraph-properties fo:text-align="center" style:justify-single-word="false"/>
      <style:text-properties style:font-name="Liberation Serif" fo:font-size="12pt" officeooo:rsid="007115cb" officeooo:paragraph-rsid="007115cb"/>
    </style:style>
    <style:style style:name="P119" style:family="paragraph" style:parent-style-name="Table_20_Contents">
      <style:paragraph-properties fo:text-align="center" style:justify-single-word="false"/>
      <style:text-properties style:font-name="Liberation Serif" fo:font-size="12pt" officeooo:rsid="008c9111" officeooo:paragraph-rsid="008c9111"/>
    </style:style>
    <style:style style:name="P120" style:family="paragraph" style:parent-style-name="Table_20_Contents">
      <style:paragraph-properties fo:text-align="end" style:justify-single-word="false"/>
      <style:text-properties style:font-name="Liberation Serif" fo:font-size="12pt" officeooo:paragraph-rsid="006fc7ac"/>
    </style:style>
    <style:style style:name="P121" style:family="paragraph" style:parent-style-name="Table_20_Contents">
      <style:paragraph-properties fo:text-align="center" style:justify-single-word="false"/>
      <style:text-properties style:font-name="Liberation Serif" fo:font-size="12pt" officeooo:rsid="00900ea4" officeooo:paragraph-rsid="00900ea4"/>
    </style:style>
    <style:style style:name="P122" style:family="paragraph" style:parent-style-name="Table_20_Contents">
      <style:paragraph-properties fo:text-align="center" style:justify-single-word="false"/>
      <style:text-properties style:font-name="Liberation Serif" fo:font-size="12pt" officeooo:rsid="0071a47f" officeooo:paragraph-rsid="0071a47f"/>
    </style:style>
    <style:style style:name="P123" style:family="paragraph" style:parent-style-name="Table_20_Contents">
      <style:paragraph-properties fo:text-align="center" style:justify-single-word="false"/>
      <style:text-properties style:font-name="Liberation Serif" fo:font-size="12pt" officeooo:rsid="00912abb" officeooo:paragraph-rsid="00912abb"/>
    </style:style>
    <style:style style:name="P124" style:family="paragraph" style:parent-style-name="Table_20_Contents">
      <style:paragraph-properties fo:text-align="center" style:justify-single-word="false"/>
      <style:text-properties style:font-name="Liberation Serif" fo:font-size="12pt" officeooo:rsid="00913992" officeooo:paragraph-rsid="00913992"/>
    </style:style>
    <style:style style:name="P125" style:family="paragraph" style:parent-style-name="Table_20_Contents">
      <style:paragraph-properties fo:text-align="center" style:justify-single-word="false"/>
      <style:text-properties style:font-name="Liberation Serif" fo:font-size="12pt" officeooo:rsid="0074da73" officeooo:paragraph-rsid="0074da73"/>
    </style:style>
    <style:style style:name="P126" style:family="paragraph" style:parent-style-name="Table_20_Contents">
      <style:paragraph-properties fo:text-align="center" style:justify-single-word="false"/>
      <style:text-properties style:font-name="Liberation Serif" fo:font-size="12pt" officeooo:rsid="00766547" officeooo:paragraph-rsid="00766547"/>
    </style:style>
    <style:style style:name="P127" style:family="paragraph" style:parent-style-name="Table_20_Contents">
      <style:paragraph-properties fo:text-align="center" style:justify-single-word="false"/>
      <style:text-properties style:font-name="Liberation Serif"/>
    </style:style>
    <style:style style:name="P128" style:family="paragraph" style:parent-style-name="Table_20_Contents">
      <style:paragraph-properties fo:text-align="center" style:justify-single-word="false"/>
      <style:text-properties style:font-name="Liberation Serif" officeooo:paragraph-rsid="0060e5de"/>
    </style:style>
    <style:style style:name="P129" style:family="paragraph" style:parent-style-name="Table_20_Contents">
      <style:paragraph-properties fo:text-align="center" style:justify-single-word="false"/>
      <style:text-properties style:font-name="Liberation Serif" officeooo:paragraph-rsid="006798c7"/>
    </style:style>
    <style:style style:name="P130" style:family="paragraph" style:parent-style-name="Table_20_Contents">
      <style:paragraph-properties fo:text-align="justify" style:justify-single-word="false"/>
      <style:text-properties style:font-name="Liberation Serif"/>
    </style:style>
    <style:style style:name="P131" style:family="paragraph" style:parent-style-name="Table_20_Contents">
      <style:paragraph-properties fo:text-align="justify" style:justify-single-word="false"/>
      <style:text-properties style:font-name="Liberation Serif" officeooo:paragraph-rsid="005e1ca7"/>
    </style:style>
    <style:style style:name="P132" style:family="paragraph" style:parent-style-name="Table_20_Contents">
      <style:paragraph-properties fo:text-align="justify" style:justify-single-word="false"/>
      <style:text-properties style:font-name="Liberation Serif" officeooo:paragraph-rsid="00850fcf"/>
    </style:style>
    <style:style style:name="P133" style:family="paragraph" style:parent-style-name="Table_20_Contents">
      <style:paragraph-properties fo:text-align="justify" style:justify-single-word="false"/>
      <style:text-properties style:font-name="Liberation Serif" officeooo:paragraph-rsid="00628080"/>
    </style:style>
    <style:style style:name="P134" style:family="paragraph" style:parent-style-name="Table_20_Contents">
      <style:paragraph-properties fo:text-align="justify" style:justify-single-word="false"/>
      <style:text-properties style:font-name="Liberation Serif" officeooo:paragraph-rsid="00866bcb"/>
    </style:style>
    <style:style style:name="P135" style:family="paragraph" style:parent-style-name="Table_20_Contents">
      <style:paragraph-properties fo:text-align="justify" style:justify-single-word="false"/>
      <style:text-properties style:font-name="Liberation Serif" officeooo:paragraph-rsid="006aab30"/>
    </style:style>
    <style:style style:name="P136" style:family="paragraph" style:parent-style-name="Table_20_Contents">
      <style:paragraph-properties fo:text-align="justify" style:justify-single-word="false"/>
      <style:text-properties style:font-name="Liberation Serif" officeooo:paragraph-rsid="006b8f81"/>
    </style:style>
    <style:style style:name="P137" style:family="paragraph" style:parent-style-name="Table_20_Contents">
      <style:paragraph-properties fo:text-align="justify" style:justify-single-word="false"/>
      <style:text-properties style:font-name="Liberation Serif" officeooo:paragraph-rsid="006fc7ac"/>
    </style:style>
    <style:style style:name="P138" style:family="paragraph" style:parent-style-name="Table_20_Contents">
      <style:paragraph-properties fo:text-align="justify" style:justify-single-word="false"/>
      <style:text-properties style:font-name="Liberation Serif" officeooo:paragraph-rsid="0071a47f"/>
    </style:style>
    <style:style style:name="P139" style:family="paragraph" style:parent-style-name="Table_20_Contents">
      <style:paragraph-properties fo:text-align="justify" style:justify-single-word="false"/>
      <style:text-properties style:font-name="Liberation Serif" officeooo:paragraph-rsid="0074da73"/>
    </style:style>
    <style:style style:name="P140" style:family="paragraph" style:parent-style-name="Table_20_Heading">
      <style:text-properties fo:color="#000000" style:font-name="Liberation Serif" fo:language="zxx" fo:country="none" fo:font-weight="bold" officeooo:rsid="0078f728" officeooo:paragraph-rsid="0078f728" style:language-asian="zxx" style:country-asian="none" style:font-weight-asian="bold" style:language-complex="zxx" style:country-complex="none" style:font-weight-complex="bold"/>
    </style:style>
    <style:style style:name="P141" style:family="paragraph" style:parent-style-name="Table_20_Heading">
      <style:text-properties fo:language="zxx" fo:country="none" fo:font-weight="bold" officeooo:rsid="0078d729" officeooo:paragraph-rsid="0078d729" style:language-asian="zxx" style:country-asian="none" style:font-weight-asian="bold" style:language-complex="zxx" style:country-complex="none" style:font-weight-complex="bold"/>
    </style:style>
    <style:style style:name="P142" style:family="paragraph" style:parent-style-name="Table_20_Heading">
      <style:text-properties style:font-name="Liberation Serif"/>
    </style:style>
    <style:style style:name="P143" style:family="paragraph" style:parent-style-name="Table_20_Heading">
      <style:text-properties style:font-name="Liberation Serif" officeooo:paragraph-rsid="005e1ca7"/>
    </style:style>
    <style:style style:name="P144" style:family="paragraph" style:parent-style-name="Table_20_Heading">
      <style:text-properties style:font-name="Liberation Serif" officeooo:paragraph-rsid="0078f728"/>
    </style:style>
    <style:style style:name="P145" style:family="paragraph" style:parent-style-name="Table_20_Heading">
      <style:text-properties style:font-name="Liberation Serif" fo:language="zxx" fo:country="none" fo:font-weight="bold" officeooo:rsid="007950de" officeooo:paragraph-rsid="007950de" style:language-asian="zxx" style:country-asian="none" style:font-weight-asian="bold" style:language-complex="zxx" style:country-complex="none" style:font-weight-complex="bold"/>
    </style:style>
    <style:style style:name="P146" style:family="paragraph" style:parent-style-name="Table_20_Heading">
      <style:text-properties style:font-name="Liberation Serif" fo:language="zxx" fo:country="none" fo:font-weight="bold" officeooo:rsid="007b4fb5" officeooo:paragraph-rsid="007b4fb5" style:language-asian="zxx" style:country-asian="none" style:font-weight-asian="bold" style:language-complex="zxx" style:country-complex="none" style:font-weight-complex="bold"/>
    </style:style>
    <style:style style:name="P147" style:family="paragraph" style:parent-style-name="Table_20_Heading">
      <style:text-properties style:font-name="Liberation Serif" officeooo:paragraph-rsid="00628080"/>
    </style:style>
    <style:style style:name="P148" style:family="paragraph" style:parent-style-name="Table_20_Heading">
      <style:text-properties style:font-name="Liberation Serif" officeooo:rsid="007b4fb5" officeooo:paragraph-rsid="007b4fb5"/>
    </style:style>
    <style:style style:name="P149" style:family="paragraph" style:parent-style-name="Table_20_Heading">
      <style:text-properties style:font-name="Liberation Serif" fo:font-weight="normal" style:font-weight-asian="normal" style:font-weight-complex="normal"/>
    </style:style>
    <style:style style:name="P150" style:family="paragraph" style:parent-style-name="Table_20_Heading">
      <style:text-properties style:font-name="Liberation Serif" fo:font-weight="normal" officeooo:rsid="008793cd" officeooo:paragraph-rsid="008793cd" style:font-weight-asian="normal" style:font-weight-complex="normal"/>
    </style:style>
    <style:style style:name="P151" style:family="paragraph" style:parent-style-name="Table_20_Heading">
      <style:text-properties style:font-name="Liberation Serif" fo:font-weight="normal" officeooo:paragraph-rsid="006fc7ac" style:font-weight-asian="normal" style:font-weight-complex="normal"/>
    </style:style>
    <style:style style:name="P152" style:family="paragraph" style:parent-style-name="Table_20_Heading">
      <style:text-properties style:font-name="Liberation Serif" fo:font-weight="normal" officeooo:rsid="008c9111" officeooo:paragraph-rsid="008c9111" style:font-weight-asian="normal" style:font-weight-complex="normal"/>
    </style:style>
    <style:style style:name="P153" style:family="paragraph" style:parent-style-name="Table_20_Heading">
      <style:text-properties style:font-name="Liberation Serif" fo:font-weight="normal" officeooo:rsid="00912abb" officeooo:paragraph-rsid="00912abb" style:font-weight-asian="normal" style:font-weight-complex="normal"/>
    </style:style>
    <style:style style:name="P154" style:family="paragraph" style:parent-style-name="Table_20_Heading">
      <style:text-properties style:font-name="Liberation Serif" officeooo:paragraph-rsid="0074da73"/>
    </style:style>
    <style:style style:name="P155" style:family="paragraph" style:parent-style-name="Table_20_Heading">
      <style:text-properties style:font-name="Liberation Serif" officeooo:rsid="00913992" officeooo:paragraph-rsid="00913992"/>
    </style:style>
    <style:style style:name="P156" style:family="paragraph" style:parent-style-name="Table_20_Heading">
      <style:text-properties style:font-name="Liberation Serif" officeooo:rsid="00766547" officeooo:paragraph-rsid="0074da73"/>
    </style:style>
    <style:style style:name="P157" style:family="paragraph" style:parent-style-name="Table_20_Heading">
      <style:text-properties officeooo:paragraph-rsid="0078bf99"/>
    </style:style>
    <style:style style:name="P158" style:family="paragraph" style:parent-style-name="Table_20_Heading">
      <style:text-properties officeooo:rsid="0078d729" officeooo:paragraph-rsid="0078d729"/>
    </style:style>
    <style:style style:name="P159" style:family="paragraph" style:parent-style-name="Text_20_body">
      <style:paragraph-properties fo:margin-top="0cm" fo:margin-bottom="0cm" loext:contextual-spacing="false" fo:text-align="end" style:justify-single-word="false" fo:orphans="2" fo:widows="2" fo:padding="0cm" fo:border="none"/>
      <style:text-properties fo:font-variant="normal" fo:text-transform="none" fo:color="#c9211e" style:font-name="Times New Roman" fo:font-size="12pt" fo:letter-spacing="normal" fo:language="en" fo:country="GB" fo:font-style="normal" fo:font-weight="normal" officeooo:paragraph-rsid="0078f728"/>
    </style:style>
    <style:style style:name="P160" style:family="paragraph" style:parent-style-name="Text_20_body">
      <style:paragraph-properties fo:margin-top="0cm" fo:margin-bottom="0cm" loext:contextual-spacing="false" fo:text-align="end" style:justify-single-word="false" fo:orphans="2" fo:widows="2" fo:padding="0cm" fo:border="none"/>
      <style:text-properties fo:font-variant="normal" fo:text-transform="none" fo:color="#c9211e" style:font-name="Times New Roman" fo:font-size="12pt" fo:letter-spacing="normal" fo:language="en" fo:country="GB" fo:font-style="normal" fo:font-weight="normal" officeooo:paragraph-rsid="0078f728" style:font-weight-asian="normal" style:font-weight-complex="normal"/>
    </style:style>
    <style:style style:name="P161" style:family="paragraph" style:parent-style-name="Text_20_body">
      <style:paragraph-properties fo:margin-top="0cm" fo:margin-bottom="0cm" loext:contextual-spacing="false" fo:text-align="center" style:justify-single-word="false" fo:orphans="2" fo:widows="2" fo:padding="0cm" fo:border="none"/>
      <style:text-properties fo:font-variant="normal" fo:text-transform="none" fo:color="#c9211e" style:font-name="Liberation Serif" fo:font-size="12pt" fo:letter-spacing="normal" fo:language="en" fo:country="GB" fo:font-style="normal" fo:font-weight="normal" style:font-weight-asian="normal" style:font-weight-complex="normal"/>
    </style:style>
    <style:style style:name="P162" style:family="paragraph" style:parent-style-name="Text_20_body">
      <style:paragraph-properties fo:margin-top="0cm" fo:margin-bottom="0cm" loext:contextual-spacing="false" fo:text-align="center" style:justify-single-word="false" fo:orphans="2" fo:widows="2" fo:padding="0cm" fo:border="none"/>
      <style:text-properties fo:font-variant="normal" fo:text-transform="none" fo:color="#c9211e" style:font-name="Liberation Serif" fo:font-size="12pt" fo:letter-spacing="normal" fo:language="en" fo:country="GB" fo:font-style="normal" fo:font-weight="normal" officeooo:paragraph-rsid="007ce8eb" style:font-weight-asian="normal" style:font-weight-complex="normal"/>
    </style:style>
    <style:style style:name="P163" style:family="paragraph" style:parent-style-name="Text_20_body">
      <style:paragraph-properties fo:margin-top="0cm" fo:margin-bottom="0cm" loext:contextual-spacing="false" fo:text-align="center" style:justify-single-word="false" fo:orphans="2" fo:widows="2" fo:padding="0cm" fo:border="none"/>
      <style:text-properties fo:font-variant="normal" fo:text-transform="none" fo:color="#c9211e" style:font-name="Liberation Serif" fo:font-size="12pt" fo:letter-spacing="normal" fo:language="en" fo:country="GB" fo:font-style="normal" fo:font-weight="normal" officeooo:rsid="008949a6" officeooo:paragraph-rsid="008949a6" style:font-weight-asian="normal" style:font-weight-complex="normal"/>
    </style:style>
    <style:style style:name="P164" style:family="paragraph" style:parent-style-name="Text_20_body">
      <style:paragraph-properties fo:margin-top="0cm" fo:margin-bottom="0cm" loext:contextual-spacing="false" fo:text-align="center" style:justify-single-word="false" fo:orphans="2" fo:widows="2" fo:padding="0cm" fo:border="none"/>
      <style:text-properties fo:font-variant="normal" fo:text-transform="none" fo:color="#c9211e" style:font-name="Liberation Serif" fo:font-size="12pt" fo:letter-spacing="normal" fo:language="en" fo:country="GB" fo:font-style="normal" fo:font-weight="normal" officeooo:rsid="008e3d91" officeooo:paragraph-rsid="008e3d91" style:font-weight-asian="normal" style:font-weight-complex="normal"/>
    </style:style>
    <style:style style:name="P165" style:family="paragraph" style:parent-style-name="Text_20_body">
      <style:paragraph-properties fo:margin-top="0cm" fo:margin-bottom="0cm" loext:contextual-spacing="false" fo:text-align="center" style:justify-single-word="false" fo:orphans="2" fo:widows="2" fo:padding="0cm" fo:border="none"/>
      <style:text-properties fo:font-variant="normal" fo:text-transform="none" fo:color="#c9211e" style:font-name="Liberation Serif" fo:font-size="12pt" fo:letter-spacing="normal" fo:language="en" fo:country="GB" fo:font-style="normal" fo:font-weight="normal" officeooo:rsid="00913992" officeooo:paragraph-rsid="00913992" style:font-weight-asian="normal" style:font-weight-complex="normal"/>
    </style:style>
    <style:style style:name="P166" style:family="paragraph" style:parent-style-name="Text_20_body">
      <style:paragraph-properties fo:margin-top="0cm" fo:margin-bottom="0cm" loext:contextual-spacing="false" fo:text-align="center" style:justify-single-word="false" fo:orphans="2" fo:widows="2" fo:padding="0cm" fo:border="none"/>
      <style:text-properties fo:font-variant="normal" fo:text-transform="none" fo:color="#c9211e" style:font-name="Liberation Serif" fo:font-size="12pt" fo:letter-spacing="normal" fo:language="en" fo:country="GB" fo:font-style="normal" fo:font-weight="normal" officeooo:rsid="0091e082" officeooo:paragraph-rsid="0091e082" style:font-weight-asian="normal" style:font-weight-complex="normal"/>
    </style:style>
    <style:style style:name="P167" style:family="paragraph" style:parent-style-name="Text_20_body">
      <style:paragraph-properties fo:margin-top="0cm" fo:margin-bottom="0cm" loext:contextual-spacing="false" fo:text-align="center" style:justify-single-word="false" fo:orphans="2" fo:widows="2" fo:padding="0cm" fo:border="none"/>
      <style:text-properties fo:font-variant="normal" fo:text-transform="none" fo:color="#c9211e" style:font-name="Liberation Serif" fo:font-size="12pt" fo:letter-spacing="normal" fo:language="en" fo:country="GB" fo:font-style="normal" fo:font-weight="normal" officeooo:rsid="007b4fb5" officeooo:paragraph-rsid="007b4fb5" style:language-asian="zxx" style:country-asian="none" style:font-weight-asian="normal" style:language-complex="zxx" style:country-complex="none" style:font-weight-complex="normal"/>
    </style:style>
    <style:style style:name="P168" style:family="paragraph" style:parent-style-name="Text_20_body">
      <style:paragraph-properties fo:margin-top="0cm" fo:margin-bottom="0cm" loext:contextual-spacing="false" fo:text-align="end" style:justify-single-word="false" fo:orphans="2" fo:widows="2" fo:padding="0cm" fo:border="none"/>
      <style:text-properties fo:font-variant="normal" fo:text-transform="none" style:use-window-font-color="true" style:font-name="Times New Roman" fo:font-size="12pt" fo:letter-spacing="normal" fo:language="en" fo:country="GB" fo:font-style="normal" fo:font-weight="normal" officeooo:paragraph-rsid="0078f728" style:language-asian="zxx" style:country-asian="none" style:language-complex="zxx" style:country-complex="none"/>
    </style:style>
    <style:style style:name="P169" style:family="paragraph" style:parent-style-name="Text_20_body">
      <style:paragraph-properties fo:margin-top="0cm" fo:margin-bottom="0cm" loext:contextual-spacing="false" fo:text-align="end" style:justify-single-word="false" fo:orphans="2" fo:widows="2" fo:padding="0cm" fo:border="none"/>
      <style:text-properties fo:font-variant="normal" fo:text-transform="none" style:use-window-font-color="true" style:font-name="Times New Roman" fo:font-size="12pt" fo:letter-spacing="normal" fo:language="en" fo:country="GB" fo:font-style="normal" fo:font-weight="normal" officeooo:rsid="006248e3" officeooo:paragraph-rsid="0078f728" style:language-asian="zxx" style:country-asian="none" style:language-complex="zxx" style:country-complex="none"/>
    </style:style>
    <style:style style:name="P170" style:family="paragraph" style:parent-style-name="Text_20_body">
      <style:paragraph-properties fo:margin-top="0cm" fo:margin-bottom="0cm" loext:contextual-spacing="false" fo:text-align="end" style:justify-single-word="false" fo:orphans="2" fo:widows="2" fo:padding="0cm" fo:border="none"/>
      <style:text-properties fo:font-variant="normal" fo:text-transform="none" style:use-window-font-color="true" style:font-name="Times New Roman" fo:font-size="12pt" fo:letter-spacing="normal" fo:language="en" fo:country="GB" fo:font-style="normal" fo:font-weight="normal" officeooo:paragraph-rsid="0078f728"/>
    </style:style>
    <style:style style:name="P171" style:family="paragraph" style:parent-style-name="Text_20_body">
      <style:paragraph-properties fo:margin-top="0cm" fo:margin-bottom="0cm" loext:contextual-spacing="false" fo:text-align="justify" style:justify-single-word="false" fo:orphans="2" fo:widows="2" fo:padding="0cm" fo:border="none"/>
      <style:text-properties fo:font-variant="normal" fo:text-transform="none" style:use-window-font-color="true" style:font-name="Times New Roman" fo:font-size="12pt" fo:letter-spacing="normal" fo:font-style="normal" fo:font-weight="normal"/>
    </style:style>
    <style:style style:name="P172" style:family="paragraph" style:parent-style-name="Text_20_body">
      <style:paragraph-properties fo:margin-top="0cm" fo:margin-bottom="0cm" loext:contextual-spacing="false" fo:text-align="justify" style:justify-single-word="false" fo:orphans="2" fo:widows="2" fo:padding="0cm" fo:border="none"/>
      <style:text-properties fo:font-variant="normal" fo:text-transform="none" style:use-window-font-color="true" style:font-name="Liberation Serif" fo:font-size="12pt" fo:letter-spacing="normal" fo:language="en" fo:country="GB" fo:font-style="normal" fo:font-weight="normal"/>
    </style:style>
    <style:style style:name="P173" style:family="paragraph" style:parent-style-name="Text_20_body">
      <style:paragraph-properties fo:margin-top="0cm" fo:margin-bottom="0cm" loext:contextual-spacing="false" fo:text-align="center" style:justify-single-word="false" fo:orphans="2" fo:widows="2" fo:padding="0cm" fo:border="none"/>
      <style:text-properties fo:font-variant="normal" fo:text-transform="none" style:use-window-font-color="true" style:font-name="Liberation Serif" fo:font-size="12pt" fo:letter-spacing="normal" fo:language="en" fo:country="GB" fo:font-style="normal" fo:font-weight="normal"/>
    </style:style>
    <style:style style:name="P174" style:family="paragraph" style:parent-style-name="Text_20_body">
      <style:paragraph-properties fo:margin-top="0cm" fo:margin-bottom="0cm" loext:contextual-spacing="false" fo:text-align="center" style:justify-single-word="false" fo:orphans="2" fo:widows="2" fo:padding="0cm" fo:border="none"/>
      <style:text-properties fo:font-variant="normal" fo:text-transform="none" style:use-window-font-color="true" style:font-name="Liberation Serif" fo:font-size="12pt" fo:letter-spacing="normal" fo:language="en" fo:country="GB" fo:font-style="normal" fo:font-weight="normal" officeooo:rsid="006248e3" style:language-asian="zxx" style:country-asian="none" style:font-weight-asian="normal" style:language-complex="zxx" style:country-complex="none" style:font-weight-complex="normal"/>
    </style:style>
    <style:style style:name="P175" style:family="paragraph" style:parent-style-name="Text_20_body">
      <style:paragraph-properties fo:margin-top="0cm" fo:margin-bottom="0cm" loext:contextual-spacing="false" fo:text-align="center" style:justify-single-word="false" fo:orphans="2" fo:widows="2" fo:padding="0cm" fo:border="none"/>
      <style:text-properties fo:font-variant="normal" fo:text-transform="none" style:use-window-font-color="true" style:font-name="Liberation Serif" fo:font-size="12pt" fo:letter-spacing="normal" fo:language="en" fo:country="GB" fo:font-style="normal" fo:font-weight="normal" style:font-weight-asian="normal" style:font-weight-complex="normal"/>
    </style:style>
    <style:style style:name="P176" style:family="paragraph" style:parent-style-name="Text_20_body">
      <style:paragraph-properties fo:margin-top="0cm" fo:margin-bottom="0cm" loext:contextual-spacing="false" fo:text-align="justify" style:justify-single-word="false" fo:orphans="2" fo:widows="2" fo:padding="0cm" fo:border="none"/>
      <style:text-properties fo:font-variant="normal" fo:text-transform="none" style:use-window-font-color="true" style:font-name="Liberation Serif" fo:font-size="12pt" fo:letter-spacing="normal" fo:font-style="normal" fo:font-weight="normal"/>
    </style:style>
    <style:style style:name="P177" style:family="paragraph" style:parent-style-name="Text_20_body">
      <style:paragraph-properties fo:margin-top="0cm" fo:margin-bottom="0cm" loext:contextual-spacing="false" fo:text-align="justify" style:justify-single-word="false" fo:orphans="2" fo:widows="2" fo:padding="0cm" fo:border="none"/>
      <style:text-properties fo:font-variant="normal" fo:text-transform="none" style:use-window-font-color="true" style:font-name="Liberation Serif" fo:font-size="12pt" fo:letter-spacing="normal" fo:font-style="normal" fo:font-weight="normal" officeooo:rsid="006798c7" officeooo:paragraph-rsid="006798c7"/>
    </style:style>
    <style:style style:name="P178" style:family="paragraph" style:parent-style-name="Text_20_body">
      <style:paragraph-properties fo:margin-top="0cm" fo:margin-bottom="0cm" loext:contextual-spacing="false" fo:text-align="center" style:justify-single-word="false" fo:orphans="2" fo:widows="2" fo:padding="0cm" fo:border="none"/>
      <style:text-properties style:font-name="Liberation Serif" fo:font-weight="normal" style:font-weight-asian="normal" style:font-weight-complex="normal"/>
    </style:style>
    <style:style style:name="P179" style:family="paragraph" style:parent-style-name="Text_20_body">
      <style:paragraph-properties fo:margin-top="0cm" fo:margin-bottom="0.4cm" loext:contextual-spacing="false" fo:text-align="justify" style:justify-single-word="false" fo:orphans="2" fo:widows="2" fo:padding="0cm" fo:border="none"/>
      <style:text-properties fo:font-variant="normal" fo:text-transform="none" style:use-window-font-color="true" style:font-name="Liberation Serif" fo:font-size="12pt" fo:letter-spacing="normal" fo:language="en" fo:country="GB" fo:font-style="normal" style:text-underline-style="solid" style:text-underline-width="auto" style:text-underline-color="font-color" fo:font-weight="bold" style:font-weight-asian="bold" style:font-weight-complex="bold"/>
    </style:style>
    <style:style style:name="P180" style:family="paragraph" style:parent-style-name="Text_20_body">
      <style:paragraph-properties fo:margin-top="0cm" fo:margin-bottom="0.4cm" loext:contextual-spacing="false" fo:text-align="justify" style:justify-single-word="false" fo:orphans="2" fo:widows="2" fo:padding="0cm" fo:border="none"/>
      <style:text-properties fo:font-variant="normal" fo:text-transform="none" style:use-window-font-color="true" style:font-name="Liberation Serif" fo:font-size="12pt" fo:letter-spacing="normal" fo:language="en" fo:country="GB" fo:font-style="normal" style:text-underline-style="solid" style:text-underline-width="auto" style:text-underline-color="font-color" fo:font-weight="bold" officeooo:paragraph-rsid="00628080" style:font-weight-asian="bold" style:font-weight-complex="bold"/>
    </style:style>
    <style:style style:name="P181" style:family="paragraph" style:parent-style-name="Text_20_body">
      <style:paragraph-properties fo:margin-top="0cm" fo:margin-bottom="0.4cm" loext:contextual-spacing="false" fo:text-align="justify" style:justify-single-word="false" fo:orphans="2" fo:widows="2" fo:padding="0cm" fo:border="none"/>
      <style:text-properties fo:font-variant="normal" fo:text-transform="none" style:use-window-font-color="true" style:font-name="Liberation Serif" fo:font-size="12pt" fo:letter-spacing="normal" fo:language="en" fo:country="GB" fo:font-style="normal" style:text-underline-style="solid" style:text-underline-width="auto" style:text-underline-color="font-color" fo:font-weight="bold" officeooo:paragraph-rsid="006aab30" style:font-weight-asian="bold" style:font-weight-complex="bold"/>
    </style:style>
    <style:style style:name="P182" style:family="paragraph" style:parent-style-name="Text_20_body">
      <style:paragraph-properties fo:margin-top="0cm" fo:margin-bottom="0.4cm" loext:contextual-spacing="false" fo:text-align="justify" style:justify-single-word="false" fo:orphans="2" fo:widows="2" fo:padding="0cm" fo:border="none"/>
      <style:text-properties fo:font-variant="normal" fo:text-transform="none" style:use-window-font-color="true" style:font-name="Liberation Serif" fo:font-size="12pt" fo:letter-spacing="normal" fo:language="en" fo:country="GB" fo:font-style="normal" style:text-underline-style="solid" style:text-underline-width="auto" style:text-underline-color="font-color" fo:font-weight="bold" officeooo:paragraph-rsid="0078bf99" style:font-weight-asian="bold" style:font-weight-complex="bold"/>
    </style:style>
    <style:style style:name="P183" style:family="paragraph" style:parent-style-name="Text_20_body">
      <style:paragraph-properties fo:margin-top="0cm" fo:margin-bottom="0.4cm" loext:contextual-spacing="false" fo:text-align="justify" style:justify-single-word="false" fo:orphans="2" fo:widows="2" fo:padding="0cm" fo:border="none"/>
      <style:text-properties fo:font-variant="normal" fo:text-transform="none" style:use-window-font-color="true" style:font-name="Liberation Serif" fo:font-size="12pt" fo:letter-spacing="normal" fo:language="en" fo:country="GB" fo:font-style="normal" style:text-underline-style="none" fo:font-weight="normal" officeooo:rsid="0066fe92" officeooo:paragraph-rsid="0066fe92" style:font-weight-asian="normal" style:font-weight-complex="normal"/>
    </style:style>
    <style:style style:name="P184" style:family="paragraph" style:parent-style-name="Text_20_body">
      <style:paragraph-properties fo:margin-top="0cm" fo:margin-bottom="0.4cm" loext:contextual-spacing="false" fo:text-align="justify" style:justify-single-word="false" fo:orphans="2" fo:widows="2" fo:padding="0cm" fo:border="none"/>
      <style:text-properties fo:font-variant="normal" fo:text-transform="none" style:use-window-font-color="true" style:font-name="Liberation Serif" fo:font-size="12pt" fo:letter-spacing="normal" fo:language="en" fo:country="GB" fo:font-style="normal" style:text-underline-style="none" fo:font-weight="normal" officeooo:rsid="0066fe92" officeooo:paragraph-rsid="006aab30" style:font-weight-asian="normal" style:font-weight-complex="normal"/>
    </style:style>
    <style:style style:name="P185" style:family="paragraph" style:parent-style-name="Text_20_body">
      <style:paragraph-properties fo:margin-top="0cm" fo:margin-bottom="0.4cm" loext:contextual-spacing="false" fo:text-align="justify" style:justify-single-word="false" fo:orphans="2" fo:widows="2" fo:padding="0cm" fo:border="none"/>
      <style:text-properties fo:font-variant="normal" fo:text-transform="none" style:use-window-font-color="true" style:font-name="Liberation Serif" fo:font-size="12pt" fo:letter-spacing="normal" fo:language="en" fo:country="GB" fo:font-style="normal" style:text-underline-style="none" fo:font-weight="normal" officeooo:rsid="0066fe92" officeooo:paragraph-rsid="0071a47f" style:font-weight-asian="normal" style:font-weight-complex="normal"/>
    </style:style>
    <style:style style:name="P186" style:family="paragraph" style:parent-style-name="Text_20_body">
      <style:paragraph-properties fo:margin-top="0cm" fo:margin-bottom="0.4cm" loext:contextual-spacing="false" fo:text-align="justify" style:justify-single-word="false" fo:orphans="2" fo:widows="2" fo:padding="0cm" fo:border="none"/>
      <style:text-properties fo:font-variant="normal" fo:text-transform="none" style:use-window-font-color="true" style:font-name="Liberation Serif" fo:font-size="12pt" fo:letter-spacing="normal" fo:font-style="normal" fo:font-weight="bold"/>
    </style:style>
    <style:style style:name="P187" style:family="paragraph" style:parent-style-name="Text_20_body">
      <style:paragraph-properties fo:margin-top="0cm" fo:margin-bottom="0.4cm" loext:contextual-spacing="false" fo:text-align="justify" style:justify-single-word="false" fo:orphans="2" fo:widows="2" fo:padding="0cm" fo:border="none"/>
      <style:text-properties style:font-name="Liberation Serif" officeooo:paragraph-rsid="006aab30"/>
    </style:style>
    <style:style style:name="P188" style:family="paragraph" style:parent-style-name="Text_20_body">
      <style:paragraph-properties fo:margin-top="0cm" fo:margin-bottom="0.4cm" loext:contextual-spacing="false" fo:text-align="justify" style:justify-single-word="false" fo:orphans="2" fo:widows="2" fo:padding="0cm" fo:border="none"/>
      <style:text-properties style:font-name="Liberation Serif" officeooo:paragraph-rsid="006fc7ac"/>
    </style:style>
    <style:style style:name="P189" style:family="paragraph" style:parent-style-name="Text_20_body">
      <style:paragraph-properties fo:margin-top="0cm" fo:margin-bottom="0.4cm" loext:contextual-spacing="false" fo:text-align="justify" style:justify-single-word="false" fo:orphans="2" fo:widows="2" fo:padding="0cm" fo:border="none"/>
      <style:text-properties style:font-name="Liberation Serif" officeooo:paragraph-rsid="0071a47f"/>
    </style:style>
    <style:style style:name="P190" style:family="paragraph" style:parent-style-name="Text_20_body">
      <style:paragraph-properties fo:margin-top="0cm" fo:margin-bottom="0.4cm" loext:contextual-spacing="false" fo:text-align="justify" style:justify-single-word="false" fo:orphans="2" fo:widows="2" fo:padding="0cm" fo:border="none"/>
      <style:text-properties style:font-name="Liberation Serif" officeooo:paragraph-rsid="0074da73"/>
    </style:style>
    <style:style style:name="P191" style:family="paragraph" style:parent-style-name="Text_20_body">
      <style:paragraph-properties fo:margin-top="0cm" fo:margin-bottom="0.4cm" loext:contextual-spacing="false" fo:text-align="justify" style:justify-single-word="false" fo:orphans="2" fo:widows="2" fo:padding="0cm" fo:border="none"/>
      <style:text-properties style:font-name="Liberation Serif" officeooo:paragraph-rsid="0078bf99"/>
    </style:style>
    <style:style style:name="P192" style:family="paragraph" style:parent-style-name="Text_20_body">
      <style:paragraph-properties fo:margin-top="0cm" fo:margin-bottom="0.25cm" loext:contextual-spacing="false" fo:text-align="justify" style:justify-single-word="false" fo:orphans="2" fo:widows="2" fo:padding="0cm" fo:border="none"/>
      <style:text-properties fo:font-variant="normal" fo:text-transform="none" style:use-window-font-color="true" style:font-name="Times New Roman" fo:font-size="12pt" fo:letter-spacing="normal" fo:font-style="normal" fo:font-weight="normal" officeooo:rsid="005b0dac" officeooo:paragraph-rsid="0078bf99"/>
    </style:style>
    <style:style style:name="P193" style:family="paragraph" style:parent-style-name="Text_20_body">
      <style:paragraph-properties fo:margin-top="0cm" fo:margin-bottom="0.25cm" loext:contextual-spacing="false" fo:text-align="justify" style:justify-single-word="false" fo:orphans="2" fo:widows="2" fo:padding="0cm" fo:border="none"/>
      <style:text-properties fo:font-variant="normal" fo:text-transform="none" style:use-window-font-color="true" style:font-name="Liberation Serif" fo:font-size="12pt" fo:letter-spacing="normal" fo:font-style="normal" fo:font-weight="normal" officeooo:rsid="005b0dac" officeooo:paragraph-rsid="0059c403"/>
    </style:style>
    <style:style style:name="P194" style:family="paragraph" style:parent-style-name="Text_20_body">
      <style:paragraph-properties fo:margin-top="0cm" fo:margin-bottom="0.25cm" loext:contextual-spacing="false" fo:text-align="justify" style:justify-single-word="false" fo:orphans="2" fo:widows="2" fo:padding="0cm" fo:border="none"/>
      <style:text-properties fo:font-variant="normal" fo:text-transform="none" style:use-window-font-color="true" style:font-name="Liberation Serif" fo:font-size="12pt" fo:letter-spacing="normal" fo:font-style="normal" fo:font-weight="normal" officeooo:rsid="005b0dac" officeooo:paragraph-rsid="005e1ca7"/>
    </style:style>
    <style:style style:name="P195" style:family="paragraph" style:parent-style-name="Text_20_body">
      <style:paragraph-properties fo:margin-top="0cm" fo:margin-bottom="0.25cm" loext:contextual-spacing="false" fo:text-align="justify" style:justify-single-word="false" fo:orphans="2" fo:widows="2" fo:padding="0cm" fo:border="none"/>
      <style:text-properties fo:font-variant="normal" fo:text-transform="none" style:use-window-font-color="true" style:font-name="Liberation Serif" fo:font-size="12pt" fo:letter-spacing="normal" fo:font-style="normal" fo:font-weight="normal" officeooo:rsid="005b0dac" officeooo:paragraph-rsid="0074da73"/>
    </style:style>
    <style:style style:name="P196" style:family="paragraph" style:parent-style-name="Text_20_body">
      <style:paragraph-properties fo:margin-top="0cm" fo:margin-bottom="0.25cm" loext:contextual-spacing="false" fo:text-align="justify" style:justify-single-word="false" fo:orphans="2" fo:widows="2" fo:padding="0cm" fo:border="none"/>
      <style:text-properties fo:font-variant="normal" fo:text-transform="none" style:use-window-font-color="true" style:font-name="Liberation Serif" fo:font-size="12pt" fo:letter-spacing="normal" fo:font-style="normal" fo:font-weight="normal" officeooo:rsid="0066fe92" officeooo:paragraph-rsid="0066fe92"/>
    </style:style>
    <style:style style:name="P197" style:family="paragraph" style:parent-style-name="Text_20_body">
      <style:paragraph-properties fo:margin-top="0cm" fo:margin-bottom="0.25cm" loext:contextual-spacing="false" fo:text-align="justify" style:justify-single-word="false" fo:orphans="2" fo:widows="2" fo:padding="0cm" fo:border="none"/>
      <style:text-properties fo:font-variant="normal" fo:text-transform="none" style:use-window-font-color="true" style:font-name="Liberation Serif" fo:font-size="12pt" fo:letter-spacing="normal" fo:font-style="normal" fo:font-weight="normal" officeooo:rsid="0078d729" officeooo:paragraph-rsid="0078d729"/>
    </style:style>
    <style:style style:name="P198" style:family="paragraph" style:parent-style-name="Text_20_body">
      <style:paragraph-properties fo:margin-top="0cm" fo:margin-bottom="0.25cm" loext:contextual-spacing="false" fo:text-align="justify" style:justify-single-word="false" fo:orphans="2" fo:widows="2" fo:padding="0cm" fo:border="none"/>
      <style:text-properties officeooo:paragraph-rsid="0078bf99"/>
    </style:style>
    <style:style style:name="P199" style:family="paragraph" style:parent-style-name="Text_20_body">
      <style:paragraph-properties fo:margin-top="0cm" fo:margin-bottom="0.25cm" loext:contextual-spacing="false" fo:text-align="justify" style:justify-single-word="false" fo:orphans="2" fo:widows="2" fo:padding="0cm" fo:border="none"/>
      <style:text-properties style:font-name="Liberation Serif" officeooo:paragraph-rsid="0059c403"/>
    </style:style>
    <style:style style:name="P200" style:family="paragraph" style:parent-style-name="Text_20_body">
      <style:paragraph-properties fo:margin-top="0cm" fo:margin-bottom="0.25cm" loext:contextual-spacing="false" fo:text-align="justify" style:justify-single-word="false" fo:orphans="2" fo:widows="2" fo:padding="0cm" fo:border="none"/>
      <style:text-properties style:font-name="Liberation Serif" officeooo:paragraph-rsid="005e1ca7"/>
    </style:style>
    <style:style style:name="P201" style:family="paragraph" style:parent-style-name="Text_20_body">
      <style:paragraph-properties fo:margin-top="0cm" fo:margin-bottom="0.25cm" loext:contextual-spacing="false" fo:text-align="justify" style:justify-single-word="false" fo:orphans="2" fo:widows="2" fo:padding="0cm" fo:border="none"/>
      <style:text-properties style:font-name="Liberation Serif" officeooo:paragraph-rsid="00628080"/>
    </style:style>
    <style:style style:name="P202" style:family="paragraph" style:parent-style-name="Text_20_body">
      <style:paragraph-properties fo:margin-top="0cm" fo:margin-bottom="0.25cm" loext:contextual-spacing="false" fo:text-align="justify" style:justify-single-word="false" fo:orphans="2" fo:widows="2" fo:padding="0cm" fo:border="none"/>
      <style:text-properties style:font-name="Liberation Serif" officeooo:paragraph-rsid="0074da73"/>
    </style:style>
    <style:style style:name="P203" style:family="paragraph" style:parent-style-name="Text_20_body">
      <style:paragraph-properties fo:margin-top="0cm" fo:margin-bottom="0.25cm" loext:contextual-spacing="false" fo:text-align="justify" style:justify-single-word="false" fo:orphans="2" fo:widows="2" fo:padding="0cm" fo:border="none"/>
      <style:text-properties style:font-name="Liberation Serif" officeooo:rsid="00628080" officeooo:paragraph-rsid="00628080"/>
    </style:style>
    <style:style style:name="P204" style:family="paragraph" style:parent-style-name="Text_20_body">
      <style:paragraph-properties fo:margin-top="0cm" fo:margin-bottom="0.25cm" loext:contextual-spacing="false" fo:text-align="justify" style:justify-single-word="false" fo:orphans="2" fo:widows="2" fo:padding="0cm" fo:border="none"/>
      <style:text-properties officeooo:rsid="00628080" officeooo:paragraph-rsid="0078bf99"/>
    </style:style>
    <style:style style:name="T1" style:family="text">
      <style:text-properties fo:language="es" fo:country="ES" style:language-asian="zxx" style:country-asian="none" style:language-complex="zxx" style:country-complex="none"/>
    </style:style>
    <style:style style:name="T2" style:family="text">
      <style:text-properties fo:language="zxx" fo:country="none" style:language-asian="zxx" style:country-asian="none" style:language-complex="zxx" style:country-complex="none"/>
    </style:style>
    <style:style style:name="T3" style:family="text">
      <style:text-properties fo:language="zxx" fo:country="none" officeooo:rsid="006248e3" style:language-asian="zxx" style:country-asian="none" style:language-complex="zxx" style:country-complex="none"/>
    </style:style>
    <style:style style:name="T4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5" style:family="text">
      <style:text-properties fo:language="zxx" fo:country="none" fo:font-weight="bold" officeooo:rsid="0060e5de" style:language-asian="zxx" style:country-asian="none" style:font-weight-asian="bold" style:language-complex="zxx" style:country-complex="none" style:font-weight-complex="bold"/>
    </style:style>
    <style:style style:name="T6" style:family="text">
      <style:text-properties fo:language="zxx" fo:country="none" fo:font-weight="bold" officeooo:rsid="0061cc5a" style:language-asian="zxx" style:country-asian="none" style:font-weight-asian="bold" style:language-complex="zxx" style:country-complex="none" style:font-weight-complex="bold"/>
    </style:style>
    <style:style style:name="T7" style:family="text">
      <style:text-properties fo:language="zxx" fo:country="none" fo:font-weight="bold" officeooo:rsid="00628080" style:language-asian="zxx" style:country-asian="none" style:font-weight-asian="bold" style:language-complex="zxx" style:country-complex="none" style:font-weight-complex="bold"/>
    </style:style>
    <style:style style:name="T8" style:family="text">
      <style:text-properties fo:language="zxx" fo:country="none" fo:font-weight="bold" officeooo:rsid="0078f728" style:language-asian="zxx" style:country-asian="none" style:font-weight-asian="bold" style:language-complex="zxx" style:country-complex="none" style:font-weight-complex="bold"/>
    </style:style>
    <style:style style:name="T9" style:family="text">
      <style:text-properties fo:language="zxx" fo:country="none" fo:font-weight="bold" officeooo:rsid="007950de" style:language-asian="zxx" style:country-asian="none" style:font-weight-asian="bold" style:language-complex="zxx" style:country-complex="none" style:font-weight-complex="bold"/>
    </style:style>
    <style:style style:name="T10" style:family="text">
      <style:text-properties fo:language="zxx" fo:country="none" fo:font-weight="bold" officeooo:rsid="0085b063" fo:background-color="transparent" loext:char-shading-value="0" style:language-asian="zxx" style:country-asian="none" style:font-weight-asian="bold" style:language-complex="zxx" style:country-complex="none" style:font-weight-complex="bold"/>
    </style:style>
    <style:style style:name="T11" style:family="text">
      <style:text-properties fo:language="zxx" fo:country="none" fo:font-weight="normal" officeooo:rsid="00913992" style:language-asian="zxx" style:country-asian="none" style:font-weight-asian="normal" style:language-complex="zxx" style:country-complex="none" style:font-weight-complex="normal"/>
    </style:style>
    <style:style style:name="T12" style:family="text">
      <style:text-properties fo:color="#c9211e"/>
    </style:style>
    <style:style style:name="T13" style:family="text">
      <style:text-properties fo:color="#c9211e" officeooo:rsid="00628080"/>
    </style:style>
    <style:style style:name="T14" style:family="text">
      <style:text-properties fo:color="#c9211e" style:font-name="Times New Roman" fo:font-size="12pt" fo:font-weight="normal" style:font-weight-asian="normal" style:font-weight-complex="normal"/>
    </style:style>
    <style:style style:name="T15" style:family="text">
      <style:text-properties fo:color="#c9211e" fo:font-weight="normal" officeooo:rsid="00913992" style:font-weight-asian="normal" style:font-weight-complex="normal"/>
    </style:style>
    <style:style style:name="T16" style:family="text">
      <style:text-properties fo:color="#c9211e" fo:language="zxx" fo:country="none" fo:font-weight="normal" officeooo:rsid="0078f728" style:language-asian="zxx" style:country-asian="none" style:font-weight-asian="normal" style:language-complex="zxx" style:country-complex="none" style:font-weight-complex="normal"/>
    </style:style>
    <style:style style:name="T17" style:family="text">
      <style:text-properties fo:color="#c9211e" fo:language="zxx" fo:country="none" fo:font-weight="normal" officeooo:rsid="00913992" style:language-asian="zxx" style:country-asian="none" style:font-weight-asian="normal" style:language-complex="zxx" style:country-complex="none" style:font-weight-complex="normal"/>
    </style:style>
    <style:style style:name="T18" style:family="text">
      <style:text-properties fo:color="#c9211e" fo:language="zxx" fo:country="none" officeooo:rsid="0078f728" style:language-asian="zxx" style:country-asian="none" style:language-complex="zxx" style:country-complex="none"/>
    </style:style>
    <style:style style:name="T19" style:family="text">
      <style:text-properties fo:color="#c9211e" fo:font-size="12pt" fo:font-weight="normal" style:font-weight-asian="normal" style:font-weight-complex="normal"/>
    </style:style>
    <style:style style:name="T20" style:family="text">
      <style:text-properties style:text-position="sub 58%"/>
    </style:style>
    <style:style style:name="T21" style:family="text">
      <style:text-properties style:text-position="sub 58%" fo:language="zxx" fo:country="none" fo:font-weight="bold" fo:background-color="transparent" loext:char-shading-value="0" style:language-asian="zxx" style:country-asian="none" style:font-weight-asian="bold" style:language-complex="zxx" style:country-complex="none" style:font-weight-complex="bold"/>
    </style:style>
    <style:style style:name="T22" style:family="text">
      <style:text-properties style:text-position="sub 58%" officeooo:rsid="005ade0d"/>
    </style:style>
    <style:style style:name="T23" style:family="text">
      <style:text-properties style:text-position="sub 58%" officeooo:rsid="005b3088"/>
    </style:style>
    <style:style style:name="T24" style:family="text">
      <style:text-properties style:text-position="sub 58%" style:font-name="Times New Roman" fo:font-size="12pt" fo:font-weight="bold" style:font-weight-asian="bold" style:font-weight-complex="bold"/>
    </style:style>
    <style:style style:name="T25" style:family="text">
      <style:text-properties style:text-position="sub 58%" style:font-name="Times New Roman" fo:font-size="12pt" fo:font-weight="bold" officeooo:rsid="005b3088" style:font-weight-asian="bold" style:font-weight-complex="bold"/>
    </style:style>
    <style:style style:name="T26" style:family="text">
      <style:text-properties style:text-position="sub 58%" style:font-name="Times New Roman" fo:font-size="12pt" fo:font-weight="bold" officeooo:rsid="005ade0d" style:font-weight-asian="bold" style:font-weight-complex="bold"/>
    </style:style>
    <style:style style:name="T27" style:family="text">
      <style:text-properties style:text-position="sub 58%" style:font-name="Times New Roman" fo:font-size="12pt" fo:font-weight="bold" officeooo:rsid="00628080" style:font-weight-asian="bold" style:font-weight-complex="bold"/>
    </style:style>
    <style:style style:name="T28" style:family="text">
      <style:text-properties style:text-position="sub 58%" style:font-name="Times New Roman" fo:font-size="12pt" fo:font-weight="bold" officeooo:rsid="008a93f0" style:font-weight-asian="bold" style:font-weight-complex="bold"/>
    </style:style>
    <style:style style:name="T29" style:family="text">
      <style:text-properties style:text-position="sub 58%" style:font-name="Times New Roman" fo:font-size="12pt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30" style:family="text">
      <style:text-properties style:text-position="sub 58%" style:font-name="Times New Roman" fo:font-size="12pt" fo:language="zxx" fo:country="none" fo:font-weight="bold" officeooo:rsid="00900ea4" style:language-asian="zxx" style:country-asian="none" style:font-weight-asian="bold" style:language-complex="zxx" style:country-complex="none" style:font-weight-complex="bold"/>
    </style:style>
    <style:style style:name="T31" style:family="text">
      <style:text-properties style:text-position="sub 58%" fo:font-size="12pt" fo:font-weight="bold" style:font-weight-asian="bold" style:font-weight-complex="bold"/>
    </style:style>
    <style:style style:name="T32" style:family="text">
      <style:text-properties style:text-position="sub 58%" fo:font-size="12pt" fo:font-weight="bold" officeooo:rsid="005ade0d" style:font-weight-asian="bold" style:font-weight-complex="bold"/>
    </style:style>
    <style:style style:name="T33" style:family="text">
      <style:text-properties style:text-position="sub 58%" fo:font-size="12pt" fo:font-weight="bold" officeooo:rsid="005b3088" style:font-weight-asian="bold" style:font-weight-complex="bold"/>
    </style:style>
    <style:style style:name="T34" style:family="text">
      <style:text-properties style:text-position="sub 58%" fo:font-size="12pt" fo:font-weight="bold" officeooo:rsid="00628080" style:font-weight-asian="bold" style:font-weight-complex="bold"/>
    </style:style>
    <style:style style:name="T35" style:family="text">
      <style:text-properties style:text-position="sub 58%" fo:font-size="12pt" fo:font-weight="bold" officeooo:rsid="008a93f0" style:font-weight-asian="bold" style:font-weight-complex="bold"/>
    </style:style>
    <style:style style:name="T36" style:family="text">
      <style:text-properties style:text-position="sub 58%" fo:font-size="12pt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37" style:family="text">
      <style:text-properties style:text-position="sub 58%" fo:font-size="12pt" fo:language="zxx" fo:country="none" fo:font-weight="bold" officeooo:rsid="00900ea4" style:language-asian="zxx" style:country-asian="none" style:font-weight-asian="bold" style:language-complex="zxx" style:country-complex="none" style:font-weight-complex="bold"/>
    </style:style>
    <style:style style:name="T38" style:family="text">
      <style:text-properties style:language-asian="zxx" style:country-asian="none" style:language-complex="zxx" style:country-complex="none"/>
    </style:style>
    <style:style style:name="T39" style:family="text">
      <style:text-properties officeooo:rsid="007ce8eb" style:language-asian="zxx" style:country-asian="none" style:language-complex="zxx" style:country-complex="none"/>
    </style:style>
    <style:style style:name="T40" style:family="text">
      <style:text-properties fo:font-variant="normal" fo:text-transform="none" style:use-window-font-color="true" style:font-name="Times New Roman" fo:font-size="12pt" fo:letter-spacing="normal" fo:font-style="normal" fo:font-weight="normal"/>
    </style:style>
    <style:style style:name="T41" style:family="text">
      <style:text-properties fo:font-variant="normal" fo:text-transform="none" style:use-window-font-color="true" style:font-name="Times New Roman" fo:font-size="12pt" fo:letter-spacing="normal" fo:font-style="normal" fo:font-weight="normal" officeooo:rsid="005b0dac"/>
    </style:style>
    <style:style style:name="T42" style:family="text">
      <style:text-properties fo:font-variant="normal" fo:text-transform="none" style:use-window-font-color="true" style:font-name="Times New Roman" fo:font-size="12pt" fo:letter-spacing="normal" fo:font-style="normal" fo:font-weight="normal" officeooo:rsid="0068b62f"/>
    </style:style>
    <style:style style:name="T43" style:family="text">
      <style:text-properties fo:font-variant="normal" fo:text-transform="none" style:use-window-font-color="true" style:font-name="Times New Roman" fo:font-size="12pt" fo:letter-spacing="normal" fo:language="zxx" fo:country="none" fo:font-style="normal" fo:font-weight="normal" officeooo:rsid="005d5f56" style:language-asian="zxx" style:country-asian="none" style:language-complex="zxx" style:country-complex="none"/>
    </style:style>
    <style:style style:name="T44" style:family="text">
      <style:text-properties fo:font-variant="normal" fo:text-transform="none" style:use-window-font-color="true" style:font-name="Times New Roman" fo:font-size="12pt" fo:letter-spacing="normal" fo:language="zxx" fo:country="none" fo:font-style="normal" fo:font-weight="normal" officeooo:rsid="00628080" style:language-asian="zxx" style:country-asian="none" style:language-complex="zxx" style:country-complex="none"/>
    </style:style>
    <style:style style:name="T45" style:family="text">
      <style:text-properties fo:font-variant="normal" fo:text-transform="none" style:use-window-font-color="true" style:font-name="Times New Roman" fo:font-size="12pt" fo:letter-spacing="normal" fo:language="zxx" fo:country="none" fo:font-style="normal" fo:font-weight="normal" officeooo:rsid="006fc7ac" style:language-asian="zxx" style:country-asian="none" style:language-complex="zxx" style:country-complex="none"/>
    </style:style>
    <style:style style:name="T46" style:family="text">
      <style:text-properties fo:font-variant="normal" fo:text-transform="none" style:use-window-font-color="true" style:font-name="Times New Roman" fo:font-size="12pt" fo:letter-spacing="normal" fo:language="en" fo:country="GB" fo:font-style="normal"/>
    </style:style>
    <style:style style:name="T47" style:family="text">
      <style:text-properties fo:font-variant="normal" fo:text-transform="none" style:use-window-font-color="true" style:font-name="Times New Roman" fo:font-size="12pt" fo:letter-spacing="normal" fo:language="en" fo:country="GB" fo:font-style="normal" style:text-underline-style="solid" style:text-underline-width="auto" style:text-underline-color="font-color" fo:font-weight="bold" style:font-weight-asian="bold" style:font-weight-complex="bold"/>
    </style:style>
    <style:style style:name="T48" style:family="text">
      <style:text-properties fo:font-variant="normal" fo:text-transform="none" style:use-window-font-color="true" style:font-name="Times New Roman" fo:font-size="12pt" fo:letter-spacing="normal" fo:language="en" fo:country="GB" fo:font-style="normal" style:text-underline-style="solid" style:text-underline-width="auto" style:text-underline-color="font-color" fo:font-weight="bold" officeooo:rsid="006aab30" style:language-asian="zxx" style:country-asian="none" style:font-weight-asian="bold" style:language-complex="zxx" style:country-complex="none" style:font-weight-complex="bold"/>
    </style:style>
    <style:style style:name="T49" style:family="text">
      <style:text-properties fo:font-variant="normal" fo:text-transform="none" style:use-window-font-color="true" style:font-name="Times New Roman" fo:font-size="12pt" fo:letter-spacing="normal" fo:language="en" fo:country="GB" fo:font-style="normal" style:text-underline-style="solid" style:text-underline-width="auto" style:text-underline-color="font-color" fo:font-weight="bold" officeooo:rsid="006fc7ac" style:language-asian="zxx" style:country-asian="none" style:font-weight-asian="bold" style:language-complex="zxx" style:country-complex="none" style:font-weight-complex="bold"/>
    </style:style>
    <style:style style:name="T50" style:family="text">
      <style:text-properties fo:font-variant="normal" fo:text-transform="none" style:use-window-font-color="true" style:font-name="Times New Roman" fo:font-size="12pt" fo:letter-spacing="normal" fo:language="en" fo:country="GB" fo:font-style="normal" style:text-underline-style="solid" style:text-underline-width="auto" style:text-underline-color="font-color" fo:font-weight="bold" officeooo:rsid="0071a47f" style:language-asian="zxx" style:country-asian="none" style:font-weight-asian="bold" style:language-complex="zxx" style:country-complex="none" style:font-weight-complex="bold"/>
    </style:style>
    <style:style style:name="T51" style:family="text">
      <style:text-properties fo:font-variant="normal" fo:text-transform="none" style:use-window-font-color="true" style:font-name="Times New Roman" fo:font-size="12pt" fo:letter-spacing="normal" fo:language="en" fo:country="GB" fo:font-style="normal" style:text-underline-style="solid" style:text-underline-width="auto" style:text-underline-color="font-color" fo:font-weight="bold" officeooo:rsid="0074da73" style:language-asian="zxx" style:country-asian="none" style:font-weight-asian="bold" style:language-complex="zxx" style:country-complex="none" style:font-weight-complex="bold"/>
    </style:style>
    <style:style style:name="T52" style:family="text">
      <style:text-properties fo:font-variant="normal" fo:text-transform="none" style:use-window-font-color="true" style:font-name="Times New Roman" fo:font-size="12pt" fo:letter-spacing="normal" fo:language="en" fo:country="GB" fo:font-style="normal" style:text-underline-style="solid" style:text-underline-width="auto" style:text-underline-color="font-color" fo:font-weight="bold" officeooo:rsid="0078bf99" style:language-asian="zxx" style:country-asian="none" style:font-weight-asian="bold" style:language-complex="zxx" style:country-complex="none" style:font-weight-complex="bold"/>
    </style:style>
    <style:style style:name="T53" style:family="text">
      <style:text-properties fo:font-variant="normal" fo:text-transform="none" style:use-window-font-color="true" style:font-name="Times New Roman" fo:font-size="12pt" fo:letter-spacing="normal" fo:language="en" fo:country="GB" fo:font-style="normal" style:text-underline-style="solid" style:text-underline-width="auto" style:text-underline-color="font-color" fo:font-weight="normal" officeooo:rsid="005b0dac" style:font-weight-asian="bold" style:font-weight-complex="bold"/>
    </style:style>
    <style:style style:name="T54" style:family="text">
      <style:text-properties fo:font-variant="normal" fo:text-transform="none" style:use-window-font-color="true" style:font-name="Times New Roman" fo:font-size="12pt" fo:letter-spacing="normal" fo:language="en" fo:country="GB" fo:font-style="normal" style:language-asian="zxx" style:country-asian="none" style:language-complex="zxx" style:country-complex="none"/>
    </style:style>
    <style:style style:name="T55" style:family="text">
      <style:text-properties fo:font-variant="normal" fo:text-transform="none" style:use-window-font-color="true" style:font-name="Times New Roman" fo:font-size="12pt" fo:letter-spacing="normal" fo:language="en" fo:country="GB" fo:font-style="normal" officeooo:rsid="006248e3" style:language-asian="zxx" style:country-asian="none" style:language-complex="zxx" style:country-complex="none"/>
    </style:style>
    <style:style style:name="T56" style:family="text">
      <style:text-properties fo:font-variant="normal" fo:text-transform="none" style:use-window-font-color="true" style:font-name="Times New Roman" fo:font-size="12pt" fo:letter-spacing="normal" fo:language="en" fo:country="GB" fo:font-style="normal" officeooo:rsid="006248e3"/>
    </style:style>
    <style:style style:name="T57" style:family="text">
      <style:text-properties fo:font-variant="normal" fo:text-transform="none" style:use-window-font-color="true" fo:font-size="12pt" fo:letter-spacing="normal" fo:language="en" fo:country="GB" fo:font-style="normal"/>
    </style:style>
    <style:style style:name="T58" style:family="text">
      <style:text-properties fo:font-variant="normal" fo:text-transform="none" style:use-window-font-color="true" fo:font-size="12pt" fo:letter-spacing="normal" fo:language="en" fo:country="GB" fo:font-style="normal" style:language-asian="zxx" style:country-asian="none" style:language-complex="zxx" style:country-complex="none"/>
    </style:style>
    <style:style style:name="T59" style:family="text">
      <style:text-properties fo:font-variant="normal" fo:text-transform="none" style:use-window-font-color="true" fo:font-size="12pt" fo:letter-spacing="normal" fo:language="en" fo:country="GB" fo:font-style="normal" officeooo:rsid="006248e3" style:language-asian="zxx" style:country-asian="none" style:language-complex="zxx" style:country-complex="none"/>
    </style:style>
    <style:style style:name="T60" style:family="text">
      <style:text-properties fo:font-variant="normal" fo:text-transform="none" style:use-window-font-color="true" fo:font-size="12pt" fo:letter-spacing="normal" fo:language="en" fo:country="GB" fo:font-style="normal" officeooo:rsid="006248e3"/>
    </style:style>
    <style:style style:name="T61" style:family="text">
      <style:text-properties fo:font-variant="normal" fo:text-transform="none" style:use-window-font-color="true" fo:font-size="12pt" fo:letter-spacing="normal" fo:language="en" fo:country="GB" fo:font-style="normal" style:text-underline-style="solid" style:text-underline-width="auto" style:text-underline-color="font-color" fo:font-weight="bold" style:font-weight-asian="bold" style:font-weight-complex="bold"/>
    </style:style>
    <style:style style:name="T62" style:family="text">
      <style:text-properties fo:font-variant="normal" fo:text-transform="none" style:use-window-font-color="true" fo:font-size="12pt" fo:letter-spacing="normal" fo:language="en" fo:country="GB" fo:font-style="normal" style:text-underline-style="solid" style:text-underline-width="auto" style:text-underline-color="font-color" fo:font-weight="bold" officeooo:rsid="006aab30" style:language-asian="zxx" style:country-asian="none" style:font-weight-asian="bold" style:language-complex="zxx" style:country-complex="none" style:font-weight-complex="bold"/>
    </style:style>
    <style:style style:name="T63" style:family="text">
      <style:text-properties fo:font-variant="normal" fo:text-transform="none" style:use-window-font-color="true" fo:font-size="12pt" fo:letter-spacing="normal" fo:language="en" fo:country="GB" fo:font-style="normal" style:text-underline-style="solid" style:text-underline-width="auto" style:text-underline-color="font-color" fo:font-weight="bold" officeooo:rsid="006fc7ac" style:language-asian="zxx" style:country-asian="none" style:font-weight-asian="bold" style:language-complex="zxx" style:country-complex="none" style:font-weight-complex="bold"/>
    </style:style>
    <style:style style:name="T64" style:family="text">
      <style:text-properties fo:font-variant="normal" fo:text-transform="none" style:use-window-font-color="true" fo:font-size="12pt" fo:letter-spacing="normal" fo:language="en" fo:country="GB" fo:font-style="normal" style:text-underline-style="solid" style:text-underline-width="auto" style:text-underline-color="font-color" fo:font-weight="bold" officeooo:rsid="0071a47f" style:language-asian="zxx" style:country-asian="none" style:font-weight-asian="bold" style:language-complex="zxx" style:country-complex="none" style:font-weight-complex="bold"/>
    </style:style>
    <style:style style:name="T65" style:family="text">
      <style:text-properties fo:font-variant="normal" fo:text-transform="none" style:use-window-font-color="true" fo:font-size="12pt" fo:letter-spacing="normal" fo:language="en" fo:country="GB" fo:font-style="normal" style:text-underline-style="solid" style:text-underline-width="auto" style:text-underline-color="font-color" fo:font-weight="bold" officeooo:rsid="0074da73" style:language-asian="zxx" style:country-asian="none" style:font-weight-asian="bold" style:language-complex="zxx" style:country-complex="none" style:font-weight-complex="bold"/>
    </style:style>
    <style:style style:name="T66" style:family="text">
      <style:text-properties fo:font-variant="normal" fo:text-transform="none" style:use-window-font-color="true" fo:font-size="12pt" fo:letter-spacing="normal" fo:language="en" fo:country="GB" fo:font-style="normal" style:text-underline-style="solid" style:text-underline-width="auto" style:text-underline-color="font-color" fo:font-weight="normal" officeooo:rsid="005b0dac" style:font-weight-asian="bold" style:font-weight-complex="bold"/>
    </style:style>
    <style:style style:name="T67" style:family="text">
      <style:text-properties fo:font-variant="normal" fo:text-transform="none" style:use-window-font-color="true" fo:font-size="12pt" fo:letter-spacing="normal" fo:font-style="normal" fo:font-weight="normal"/>
    </style:style>
    <style:style style:name="T68" style:family="text">
      <style:text-properties fo:font-variant="normal" fo:text-transform="none" style:use-window-font-color="true" fo:font-size="12pt" fo:letter-spacing="normal" fo:font-style="normal" fo:font-weight="normal" officeooo:rsid="005b0dac"/>
    </style:style>
    <style:style style:name="T69" style:family="text">
      <style:text-properties fo:font-variant="normal" fo:text-transform="none" style:use-window-font-color="true" fo:font-size="12pt" fo:letter-spacing="normal" fo:font-style="normal" fo:font-weight="normal" officeooo:rsid="0068b62f"/>
    </style:style>
    <style:style style:name="T70" style:family="text">
      <style:text-properties fo:font-variant="normal" fo:text-transform="none" style:use-window-font-color="true" fo:font-size="12pt" fo:letter-spacing="normal" fo:language="zxx" fo:country="none" fo:font-style="normal" fo:font-weight="normal" officeooo:rsid="005d5f56" style:language-asian="zxx" style:country-asian="none" style:language-complex="zxx" style:country-complex="none"/>
    </style:style>
    <style:style style:name="T71" style:family="text">
      <style:text-properties fo:font-variant="normal" fo:text-transform="none" style:use-window-font-color="true" fo:font-size="12pt" fo:letter-spacing="normal" fo:language="zxx" fo:country="none" fo:font-style="normal" fo:font-weight="normal" officeooo:rsid="00628080" style:language-asian="zxx" style:country-asian="none" style:language-complex="zxx" style:country-complex="none"/>
    </style:style>
    <style:style style:name="T72" style:family="text">
      <style:text-properties fo:font-variant="normal" fo:text-transform="none" style:use-window-font-color="true" fo:font-size="12pt" fo:letter-spacing="normal" fo:language="zxx" fo:country="none" fo:font-style="normal" fo:font-weight="normal" officeooo:rsid="006fc7ac" style:language-asian="zxx" style:country-asian="none" style:language-complex="zxx" style:country-complex="none"/>
    </style:style>
    <style:style style:name="T73" style:family="text">
      <style:text-properties fo:font-variant="normal" fo:text-transform="none" fo:color="#c9211e" style:font-name="Times New Roman" fo:font-size="12pt" fo:letter-spacing="normal" fo:language="en" fo:country="GB" fo:font-style="normal"/>
    </style:style>
    <style:style style:name="T74" style:family="text">
      <style:text-properties fo:font-variant="normal" fo:text-transform="none" fo:color="#c9211e" style:font-name="Times New Roman" fo:font-size="12pt" fo:letter-spacing="normal" fo:language="en" fo:country="GB" fo:font-style="normal" officeooo:rsid="007ce8eb" style:language-asian="zxx" style:country-asian="none" style:language-complex="zxx" style:country-complex="none"/>
    </style:style>
    <style:style style:name="T75" style:family="text">
      <style:text-properties fo:font-variant="normal" fo:text-transform="none" fo:color="#c9211e" fo:font-size="12pt" fo:letter-spacing="normal" fo:language="en" fo:country="GB" fo:font-style="normal"/>
    </style:style>
    <style:style style:name="T76" style:family="text">
      <style:text-properties fo:font-variant="normal" fo:text-transform="none" fo:color="#c9211e" fo:font-size="12pt" fo:letter-spacing="normal" fo:language="en" fo:country="GB" fo:font-style="normal" officeooo:rsid="007ce8eb" style:language-asian="zxx" style:country-asian="none" style:language-complex="zxx" style:country-complex="none"/>
    </style:style>
    <style:style style:name="T77" style:family="text">
      <style:text-properties style:font-name="Times New Roman" fo:font-size="12pt"/>
    </style:style>
    <style:style style:name="T78" style:family="text">
      <style:text-properties style:font-name="Times New Roman" fo:font-size="12pt" fo:language="zxx" fo:country="none" style:language-asian="zxx" style:country-asian="none" style:language-complex="zxx" style:country-complex="none"/>
    </style:style>
    <style:style style:name="T79" style:family="text">
      <style:text-properties style:font-name="Times New Roman" fo:font-size="12pt" fo:language="zxx" fo:country="none" officeooo:rsid="005e1ca7" style:language-asian="zxx" style:country-asian="none" style:language-complex="zxx" style:country-complex="none"/>
    </style:style>
    <style:style style:name="T80" style:family="text">
      <style:text-properties style:font-name="Times New Roman" fo:font-size="12pt" fo:language="zxx" fo:country="none" officeooo:rsid="006798c7" style:language-asian="zxx" style:country-asian="none" style:language-complex="zxx" style:country-complex="none"/>
    </style:style>
    <style:style style:name="T81" style:family="text">
      <style:text-properties style:font-name="Times New Roman" fo:font-size="12pt" fo:language="zxx" fo:country="none" officeooo:rsid="0078f728" style:language-asian="zxx" style:country-asian="none" style:language-complex="zxx" style:country-complex="none"/>
    </style:style>
    <style:style style:name="T82" style:family="text">
      <style:text-properties style:font-name="Times New Roman" fo:font-size="12pt" fo:language="zxx" fo:country="none" officeooo:rsid="007ce8eb" style:language-asian="zxx" style:country-asian="none" style:language-complex="zxx" style:country-complex="none"/>
    </style:style>
    <style:style style:name="T83" style:family="text">
      <style:text-properties style:font-name="Times New Roman" fo:font-size="12pt" fo:language="zxx" fo:country="none" officeooo:rsid="007eaed7" style:language-asian="zxx" style:country-asian="none" style:language-complex="zxx" style:country-complex="none"/>
    </style:style>
    <style:style style:name="T84" style:family="text">
      <style:text-properties style:font-name="Times New Roman" fo:font-size="12pt" fo:language="zxx" fo:country="none" officeooo:rsid="008031b7" style:language-asian="zxx" style:country-asian="none" style:language-complex="zxx" style:country-complex="none"/>
    </style:style>
    <style:style style:name="T85" style:family="text">
      <style:text-properties style:font-name="Times New Roman" fo:font-size="12pt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86" style:family="text">
      <style:text-properties style:font-name="Times New Roman" fo:font-size="12pt" fo:language="zxx" fo:country="none" fo:font-weight="bold" officeooo:rsid="00628080" style:language-asian="zxx" style:country-asian="none" style:font-weight-asian="bold" style:language-complex="zxx" style:country-complex="none" style:font-weight-complex="bold"/>
    </style:style>
    <style:style style:name="T87" style:family="text">
      <style:text-properties style:font-name="Times New Roman" fo:font-size="12pt" fo:language="zxx" fo:country="none" fo:font-weight="bold" officeooo:rsid="007115cb" style:language-asian="zxx" style:country-asian="none" style:font-weight-asian="bold" style:language-complex="zxx" style:country-complex="none" style:font-weight-complex="bold"/>
    </style:style>
    <style:style style:name="T88" style:family="text">
      <style:text-properties style:font-name="Times New Roman" fo:font-size="12pt" fo:language="zxx" fo:country="none" fo:font-weight="bold" officeooo:rsid="0074da73" style:language-asian="zxx" style:country-asian="none" style:font-weight-asian="bold" style:language-complex="zxx" style:country-complex="none" style:font-weight-complex="bold"/>
    </style:style>
    <style:style style:name="T89" style:family="text">
      <style:text-properties style:font-name="Times New Roman" fo:font-size="12pt" fo:language="zxx" fo:country="none" fo:font-weight="bold" officeooo:rsid="0078d729" style:language-asian="zxx" style:country-asian="none" style:font-weight-asian="bold" style:language-complex="zxx" style:country-complex="none" style:font-weight-complex="bold"/>
    </style:style>
    <style:style style:name="T90" style:family="text">
      <style:text-properties style:font-name="Times New Roman" fo:font-size="12pt" fo:language="zxx" fo:country="none" fo:font-weight="bold" officeooo:rsid="007b4fb5" style:language-asian="zxx" style:country-asian="none" style:font-weight-asian="bold" style:language-complex="zxx" style:country-complex="none" style:font-weight-complex="bold"/>
    </style:style>
    <style:style style:name="T91" style:family="text">
      <style:text-properties style:font-name="Times New Roman" fo:font-size="12pt" fo:language="zxx" fo:country="none" fo:font-weight="bold" officeooo:rsid="007ce8eb" style:language-asian="zxx" style:country-asian="none" style:font-weight-asian="bold" style:language-complex="zxx" style:country-complex="none" style:font-weight-complex="bold"/>
    </style:style>
    <style:style style:name="T92" style:family="text">
      <style:text-properties style:font-name="Times New Roman" fo:font-size="12pt" fo:language="zxx" fo:country="none" fo:font-weight="bold" officeooo:rsid="00838add" style:language-asian="zxx" style:country-asian="none" style:font-weight-asian="bold" style:language-complex="zxx" style:country-complex="none" style:font-weight-complex="bold"/>
    </style:style>
    <style:style style:name="T93" style:family="text">
      <style:text-properties style:font-name="Times New Roman" fo:font-size="12pt" fo:language="zxx" fo:country="none" fo:font-weight="bold" officeooo:rsid="00850fcf" style:language-asian="zxx" style:country-asian="none" style:font-weight-asian="bold" style:language-complex="zxx" style:country-complex="none" style:font-weight-complex="bold"/>
    </style:style>
    <style:style style:name="T94" style:family="text">
      <style:text-properties style:font-name="Times New Roman" fo:font-size="12pt" fo:language="zxx" fo:country="none" fo:font-weight="bold" officeooo:rsid="0085b063" style:language-asian="zxx" style:country-asian="none" style:font-weight-asian="bold" style:language-complex="zxx" style:country-complex="none" style:font-weight-complex="bold"/>
    </style:style>
    <style:style style:name="T95" style:family="text">
      <style:text-properties style:font-name="Times New Roman" fo:font-size="12pt" fo:language="zxx" fo:country="none" fo:font-weight="bold" officeooo:rsid="00866bcb" style:language-asian="zxx" style:country-asian="none" style:font-weight-asian="bold" style:language-complex="zxx" style:country-complex="none" style:font-weight-complex="bold"/>
    </style:style>
    <style:style style:name="T96" style:family="text">
      <style:text-properties style:font-name="Times New Roman" fo:font-size="12pt" fo:language="zxx" fo:country="none" fo:font-weight="bold" officeooo:rsid="008793cd" style:language-asian="zxx" style:country-asian="none" style:font-weight-asian="bold" style:language-complex="zxx" style:country-complex="none" style:font-weight-complex="bold"/>
    </style:style>
    <style:style style:name="T97" style:family="text">
      <style:text-properties style:font-name="Times New Roman" fo:font-size="12pt" fo:language="zxx" fo:country="none" fo:font-weight="bold" officeooo:rsid="008c9111" style:language-asian="zxx" style:country-asian="none" style:font-weight-asian="bold" style:language-complex="zxx" style:country-complex="none" style:font-weight-complex="bold"/>
    </style:style>
    <style:style style:name="T98" style:family="text">
      <style:text-properties style:font-name="Times New Roman" fo:font-size="12pt" fo:language="zxx" fo:country="none" fo:font-weight="bold" officeooo:rsid="00912abb" style:language-asian="zxx" style:country-asian="none" style:font-weight-asian="bold" style:language-complex="zxx" style:country-complex="none" style:font-weight-complex="bold"/>
    </style:style>
    <style:style style:name="T99" style:family="text">
      <style:text-properties style:font-name="Times New Roman" fo:font-size="12pt" fo:language="zxx" fo:country="none" fo:font-weight="bold" officeooo:rsid="00913992" style:language-asian="zxx" style:country-asian="none" style:font-weight-asian="bold" style:language-complex="zxx" style:country-complex="none" style:font-weight-complex="bold"/>
    </style:style>
    <style:style style:name="T100" style:family="text">
      <style:text-properties style:font-name="Times New Roman" fo:font-size="12pt" fo:font-weight="bold" style:font-weight-asian="bold" style:font-weight-complex="bold"/>
    </style:style>
    <style:style style:name="T101" style:family="text">
      <style:text-properties style:font-name="Times New Roman" fo:font-size="12pt" fo:font-weight="bold" officeooo:rsid="00628080" style:font-weight-asian="bold" style:font-weight-complex="bold"/>
    </style:style>
    <style:style style:name="T102" style:family="text">
      <style:text-properties style:font-name="Times New Roman" fo:font-size="12pt" fo:font-weight="bold" officeooo:rsid="006b8f81" style:font-weight-asian="bold" style:font-weight-complex="bold"/>
    </style:style>
    <style:style style:name="T103" style:family="text">
      <style:text-properties style:font-name="Times New Roman" fo:font-size="12pt" fo:font-weight="bold" officeooo:rsid="008793cd" style:font-weight-asian="bold" style:font-weight-complex="bold"/>
    </style:style>
    <style:style style:name="T104" style:family="text">
      <style:text-properties style:font-name="Times New Roman" fo:font-size="12pt" fo:font-weight="bold" officeooo:rsid="00913992" style:font-weight-asian="bold" style:font-weight-complex="bold"/>
    </style:style>
    <style:style style:name="T105" style:family="text">
      <style:text-properties style:font-name="Times New Roman" fo:font-size="12pt" officeooo:rsid="0068b62f"/>
    </style:style>
    <style:style style:name="T106" style:family="text">
      <style:text-properties fo:language="en" fo:country="GB" style:text-underline-style="solid" style:text-underline-width="auto" style:text-underline-color="font-color" style:font-weight-asian="bold" style:font-weight-complex="bold"/>
    </style:style>
    <style:style style:name="T107" style:family="text">
      <style:text-properties fo:language="en" fo:country="GB" style:text-underline-style="solid" style:text-underline-width="auto" style:text-underline-color="font-color" style:language-asian="zxx" style:country-asian="none" style:font-weight-asian="bold" style:language-complex="zxx" style:country-complex="none" style:font-weight-complex="bold"/>
    </style:style>
    <style:style style:name="T108" style:family="text">
      <style:text-properties officeooo:rsid="0060e5de"/>
    </style:style>
    <style:style style:name="T109" style:family="text">
      <style:text-properties style:text-position="0% 100%"/>
    </style:style>
    <style:style style:name="T110" style:family="text">
      <style:text-properties style:text-position="0% 100%" officeooo:rsid="005b3088"/>
    </style:style>
    <style:style style:name="T111" style:family="text">
      <style:text-properties style:text-position="0% 100%" style:font-name="Times New Roman" fo:font-size="12pt" fo:language="zxx" fo:country="none" fo:font-weight="bold" officeooo:rsid="00628080" style:language-asian="zxx" style:country-asian="none" style:font-weight-asian="bold" style:language-complex="zxx" style:country-complex="none" style:font-weight-complex="bold"/>
    </style:style>
    <style:style style:name="T112" style:family="text">
      <style:text-properties style:text-position="0% 100%" style:font-name="Times New Roman" fo:font-size="12pt" fo:language="zxx" fo:country="none" fo:font-weight="bold" officeooo:rsid="006798c7" style:language-asian="zxx" style:country-asian="none" style:font-weight-asian="bold" style:language-complex="zxx" style:country-complex="none" style:font-weight-complex="bold"/>
    </style:style>
    <style:style style:name="T113" style:family="text">
      <style:text-properties style:text-position="0% 100%" style:font-name="Times New Roman" fo:font-size="12pt" fo:language="zxx" fo:country="none" fo:font-weight="bold" officeooo:rsid="00900ea4" style:language-asian="zxx" style:country-asian="none" style:font-weight-asian="bold" style:language-complex="zxx" style:country-complex="none" style:font-weight-complex="bold"/>
    </style:style>
    <style:style style:name="T114" style:family="text">
      <style:text-properties style:text-position="0% 100%" style:font-name="Times New Roman" fo:font-size="12pt" fo:language="zxx" fo:country="none" fo:font-weight="bold" officeooo:rsid="00913992" style:language-asian="zxx" style:country-asian="none" style:font-weight-asian="bold" style:language-complex="zxx" style:country-complex="none" style:font-weight-complex="bold"/>
    </style:style>
    <style:style style:name="T115" style:family="text">
      <style:text-properties style:text-position="0% 100%" style:font-name="Times New Roman" fo:font-size="12pt" fo:font-weight="bold" style:font-weight-asian="bold" style:font-weight-complex="bold"/>
    </style:style>
    <style:style style:name="T116" style:family="text">
      <style:text-properties style:text-position="0% 100%" style:font-name="Times New Roman" fo:font-size="12pt" fo:font-weight="bold" officeooo:rsid="00913992" style:font-weight-asian="bold" style:font-weight-complex="bold"/>
    </style:style>
    <style:style style:name="T117" style:family="text">
      <style:text-properties style:text-position="0% 100%" fo:font-size="12pt" fo:language="zxx" fo:country="none" fo:font-weight="bold" officeooo:rsid="00628080" style:language-asian="zxx" style:country-asian="none" style:font-weight-asian="bold" style:language-complex="zxx" style:country-complex="none" style:font-weight-complex="bold"/>
    </style:style>
    <style:style style:name="T118" style:family="text">
      <style:text-properties style:text-position="0% 100%" fo:font-size="12pt" fo:language="zxx" fo:country="none" fo:font-weight="bold" officeooo:rsid="006798c7" style:language-asian="zxx" style:country-asian="none" style:font-weight-asian="bold" style:language-complex="zxx" style:country-complex="none" style:font-weight-complex="bold"/>
    </style:style>
    <style:style style:name="T119" style:family="text">
      <style:text-properties style:text-position="0% 100%" fo:font-size="12pt" fo:language="zxx" fo:country="none" fo:font-weight="bold" officeooo:rsid="00900ea4" style:language-asian="zxx" style:country-asian="none" style:font-weight-asian="bold" style:language-complex="zxx" style:country-complex="none" style:font-weight-complex="bold"/>
    </style:style>
    <style:style style:name="T120" style:family="text">
      <style:text-properties style:text-position="0% 100%" fo:font-size="12pt" fo:language="zxx" fo:country="none" fo:font-weight="bold" officeooo:rsid="00913992" style:language-asian="zxx" style:country-asian="none" style:font-weight-asian="bold" style:language-complex="zxx" style:country-complex="none" style:font-weight-complex="bold"/>
    </style:style>
    <style:style style:name="T121" style:family="text">
      <style:text-properties style:text-position="0% 100%" fo:font-size="12pt" fo:font-weight="bold" style:font-weight-asian="bold" style:font-weight-complex="bold"/>
    </style:style>
    <style:style style:name="T122" style:family="text">
      <style:text-properties style:use-window-font-color="true" officeooo:rsid="0074da73"/>
    </style:style>
    <style:style style:name="T123" style:family="text">
      <style:text-properties officeooo:rsid="006248e3"/>
    </style:style>
    <style:style style:name="T124" style:family="text">
      <style:text-properties officeooo:rsid="0078f728"/>
    </style:style>
    <style:style style:name="T125" style:family="text">
      <style:text-properties officeooo:rsid="007950de"/>
    </style:style>
    <style:style style:name="T126" style:family="text">
      <style:text-properties officeooo:rsid="007b4fb5"/>
    </style:style>
    <style:style style:name="T127" style:family="text">
      <style:text-properties officeooo:rsid="0063ad2a"/>
    </style:style>
    <style:style style:name="T128" style:family="text">
      <style:text-properties officeooo:rsid="007ce8eb"/>
    </style:style>
    <style:style style:name="T129" style:family="text">
      <style:text-properties officeooo:rsid="007eaed7"/>
    </style:style>
    <style:style style:name="T130" style:family="text">
      <style:text-properties officeooo:rsid="008031b7"/>
    </style:style>
    <style:style style:name="T131" style:family="text">
      <style:text-properties officeooo:rsid="0081c0b1"/>
    </style:style>
    <style:style style:name="T132" style:family="text">
      <style:text-properties fo:font-weight="bold" fo:background-color="transparent" loext:char-shading-value="0" style:font-weight-asian="bold" style:font-weight-complex="bold"/>
    </style:style>
    <style:style style:name="T133" style:family="text">
      <style:text-properties fo:font-weight="normal" officeooo:rsid="00913992" style:font-weight-asian="normal" style:font-weight-complex="normal"/>
    </style:style>
    <style:style style:name="T134" style:family="text">
      <style:text-properties officeooo:rsid="00913992"/>
    </style:style>
    <style:style style:name="T135" style:family="text">
      <style:text-properties fo:font-size="12pt"/>
    </style:style>
    <style:style style:name="T136" style:family="text">
      <style:text-properties fo:font-size="12pt" fo:language="zxx" fo:country="none" style:language-asian="zxx" style:country-asian="none" style:language-complex="zxx" style:country-complex="none"/>
    </style:style>
    <style:style style:name="T137" style:family="text">
      <style:text-properties fo:font-size="12pt" fo:language="zxx" fo:country="none" officeooo:rsid="005e1ca7" style:language-asian="zxx" style:country-asian="none" style:language-complex="zxx" style:country-complex="none"/>
    </style:style>
    <style:style style:name="T138" style:family="text">
      <style:text-properties fo:font-size="12pt" fo:language="zxx" fo:country="none" officeooo:rsid="0078f728" style:language-asian="zxx" style:country-asian="none" style:language-complex="zxx" style:country-complex="none"/>
    </style:style>
    <style:style style:name="T139" style:family="text">
      <style:text-properties fo:font-size="12pt" fo:language="zxx" fo:country="none" officeooo:rsid="007ce8eb" style:language-asian="zxx" style:country-asian="none" style:language-complex="zxx" style:country-complex="none"/>
    </style:style>
    <style:style style:name="T140" style:family="text">
      <style:text-properties fo:font-size="12pt" fo:language="zxx" fo:country="none" officeooo:rsid="006798c7" style:language-asian="zxx" style:country-asian="none" style:language-complex="zxx" style:country-complex="none"/>
    </style:style>
    <style:style style:name="T141" style:family="text">
      <style:text-properties fo:font-size="12pt" fo:language="zxx" fo:country="none" officeooo:rsid="007eaed7" style:language-asian="zxx" style:country-asian="none" style:language-complex="zxx" style:country-complex="none"/>
    </style:style>
    <style:style style:name="T142" style:family="text">
      <style:text-properties fo:font-size="12pt" fo:language="zxx" fo:country="none" officeooo:rsid="008031b7" style:language-asian="zxx" style:country-asian="none" style:language-complex="zxx" style:country-complex="none"/>
    </style:style>
    <style:style style:name="T143" style:family="text">
      <style:text-properties fo:font-size="12pt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144" style:family="text">
      <style:text-properties fo:font-size="12pt" fo:language="zxx" fo:country="none" fo:font-weight="bold" officeooo:rsid="00838add" style:language-asian="zxx" style:country-asian="none" style:font-weight-asian="bold" style:language-complex="zxx" style:country-complex="none" style:font-weight-complex="bold"/>
    </style:style>
    <style:style style:name="T145" style:family="text">
      <style:text-properties fo:font-size="12pt" fo:language="zxx" fo:country="none" fo:font-weight="bold" officeooo:rsid="007b4fb5" style:language-asian="zxx" style:country-asian="none" style:font-weight-asian="bold" style:language-complex="zxx" style:country-complex="none" style:font-weight-complex="bold"/>
    </style:style>
    <style:style style:name="T146" style:family="text">
      <style:text-properties fo:font-size="12pt" fo:language="zxx" fo:country="none" fo:font-weight="bold" officeooo:rsid="00850fcf" style:language-asian="zxx" style:country-asian="none" style:font-weight-asian="bold" style:language-complex="zxx" style:country-complex="none" style:font-weight-complex="bold"/>
    </style:style>
    <style:style style:name="T147" style:family="text">
      <style:text-properties fo:font-size="12pt" fo:language="zxx" fo:country="none" fo:font-weight="bold" officeooo:rsid="0085b063" style:language-asian="zxx" style:country-asian="none" style:font-weight-asian="bold" style:language-complex="zxx" style:country-complex="none" style:font-weight-complex="bold"/>
    </style:style>
    <style:style style:name="T148" style:family="text">
      <style:text-properties fo:font-size="12pt" fo:language="zxx" fo:country="none" fo:font-weight="bold" officeooo:rsid="007ce8eb" style:language-asian="zxx" style:country-asian="none" style:font-weight-asian="bold" style:language-complex="zxx" style:country-complex="none" style:font-weight-complex="bold"/>
    </style:style>
    <style:style style:name="T149" style:family="text">
      <style:text-properties fo:font-size="12pt" fo:language="zxx" fo:country="none" fo:font-weight="bold" officeooo:rsid="00866bcb" style:language-asian="zxx" style:country-asian="none" style:font-weight-asian="bold" style:language-complex="zxx" style:country-complex="none" style:font-weight-complex="bold"/>
    </style:style>
    <style:style style:name="T150" style:family="text">
      <style:text-properties fo:font-size="12pt" fo:language="zxx" fo:country="none" fo:font-weight="bold" officeooo:rsid="008793cd" style:language-asian="zxx" style:country-asian="none" style:font-weight-asian="bold" style:language-complex="zxx" style:country-complex="none" style:font-weight-complex="bold"/>
    </style:style>
    <style:style style:name="T151" style:family="text">
      <style:text-properties fo:font-size="12pt" fo:language="zxx" fo:country="none" fo:font-weight="bold" officeooo:rsid="007115cb" style:language-asian="zxx" style:country-asian="none" style:font-weight-asian="bold" style:language-complex="zxx" style:country-complex="none" style:font-weight-complex="bold"/>
    </style:style>
    <style:style style:name="T152" style:family="text">
      <style:text-properties fo:font-size="12pt" fo:language="zxx" fo:country="none" fo:font-weight="bold" officeooo:rsid="008c9111" style:language-asian="zxx" style:country-asian="none" style:font-weight-asian="bold" style:language-complex="zxx" style:country-complex="none" style:font-weight-complex="bold"/>
    </style:style>
    <style:style style:name="T153" style:family="text">
      <style:text-properties fo:font-size="12pt" fo:language="zxx" fo:country="none" fo:font-weight="bold" officeooo:rsid="00912abb" style:language-asian="zxx" style:country-asian="none" style:font-weight-asian="bold" style:language-complex="zxx" style:country-complex="none" style:font-weight-complex="bold"/>
    </style:style>
    <style:style style:name="T154" style:family="text">
      <style:text-properties fo:font-size="12pt" fo:language="zxx" fo:country="none" fo:font-weight="bold" officeooo:rsid="00913992" style:language-asian="zxx" style:country-asian="none" style:font-weight-asian="bold" style:language-complex="zxx" style:country-complex="none" style:font-weight-complex="bold"/>
    </style:style>
    <style:style style:name="T155" style:family="text">
      <style:text-properties fo:font-size="12pt" fo:font-weight="bold" style:font-weight-asian="bold" style:font-weight-complex="bold"/>
    </style:style>
    <style:style style:name="T156" style:family="text">
      <style:text-properties fo:font-size="12pt" fo:font-weight="bold" officeooo:rsid="006b8f81" style:font-weight-asian="bold" style:font-weight-complex="bold"/>
    </style:style>
    <style:style style:name="T157" style:family="text">
      <style:text-properties fo:font-size="12pt" fo:font-weight="bold" officeooo:rsid="008793cd" style:font-weight-asian="bold" style:font-weight-complex="bold"/>
    </style:style>
    <style:style style:name="T158" style:family="text">
      <style:text-properties fo:font-size="12pt" officeooo:rsid="0068b62f"/>
    </style:style>
  </office:automatic-styles>
  <office:body>
    <office:text text:use-soft-page-breaks="true">
      <office:forms form:automatic-focus="false" form:apply-design-mode="false"/>
      <text:tracked-changes>
        <text:changed-region xml:id="ct94720853160784" text:id="ct94720853160784">
          <text:format-change>
            <office:change-info>
              <dc:creator>Autor desconocido</dc:creator>
              <dc:date>2023-10-02T20:25:46</dc:date>
            </office:change-info>
          </text:format-change>
        </text:changed-region>
        <text:changed-region xml:id="ct94720850962608" text:id="ct94720850962608">
          <text:format-change>
            <office:change-info>
              <dc:creator>Autor desconocido</dc:creator>
              <dc:date>2023-10-02T20:25:46</dc:date>
            </office:change-info>
          </text:format-change>
        </text:changed-region>
        <text:changed-region xml:id="ct94720823156576" text:id="ct94720823156576">
          <text:format-change>
            <office:change-info>
              <dc:creator>Autor desconocido</dc:creator>
              <dc:date>2023-10-02T20:25:46</dc:date>
            </office:change-info>
          </text:format-change>
        </text:changed-region>
        <text:changed-region xml:id="ct94720822213968" text:id="ct94720822213968">
          <text:format-change>
            <office:change-info>
              <dc:creator>Autor desconocido</dc:creator>
              <dc:date>2023-10-02T20:25:46</dc:date>
            </office:change-info>
          </text:format-change>
        </text:changed-region>
        <text:changed-region xml:id="ct94720851353952" text:id="ct94720851353952">
          <text:format-change>
            <office:change-info>
              <dc:creator>Autor desconocido</dc:creator>
              <dc:date>2023-10-02T20:25:46</dc:date>
            </office:change-info>
          </text:format-change>
        </text:changed-region>
        <text:changed-region xml:id="ct94720851354272" text:id="ct94720851354272">
          <text:format-change>
            <office:change-info>
              <dc:creator>Autor desconocido</dc:creator>
              <dc:date>2023-10-02T20:25:46</dc:date>
            </office:change-info>
          </text:format-change>
        </text:changed-region>
        <text:changed-region xml:id="ct94720862899328" text:id="ct94720862899328">
          <text:format-change>
            <office:change-info>
              <dc:creator>Autor desconocido</dc:creator>
              <dc:date>2023-10-02T20:25:46</dc:date>
            </office:change-info>
          </text:format-change>
        </text:changed-region>
        <text:changed-region xml:id="ct94720853142800" text:id="ct94720853142800">
          <text:insertion>
            <office:change-info>
              <dc:creator>Autor desconocido</dc:creator>
              <dc:date>2023-10-02T19:22:52</dc:date>
            </office:change-info>
          </text:insertion>
        </text:changed-region>
        <text:changed-region xml:id="ct94720852847680" text:id="ct94720852847680">
          <text:deletion>
            <office:change-info>
              <dc:creator>Autor desconocido</dc:creator>
              <dc:date>2023-10-02T19:19:13</dc:date>
            </office:change-info>
            <text:p text:style-name="P178"><text:span text:style-name="T58">523</text:span></text:p>
          </text:deletion>
        </text:changed-region>
        <text:changed-region xml:id="ct94720768954016" text:id="ct94720768954016">
          <text:deletion>
            <office:change-info>
              <dc:creator>Autor desconocido</dc:creator>
              <dc:date>2023-10-02T19:22:52</dc:date>
            </office:change-info>
            <text:p text:style-name="P178"><text:span text:style-name="T54"/></text:p>
            <table:table table:name="Tabla35" table:style-name="Tabla35">
              <table:table-column table:style-name="Tabla35.A"/>
              <table:table-column table:style-name="Tabla35.B"/>
              <table:table-column table:style-name="Tabla35.C"/>
              <table:table-column table:style-name="Tabla35.D"/>
              <table:table-row table:style-name="TableLine94720852252448">
                <table:table-cell table:style-name="Tabla35.A1" office:value-type="string">
                  <text:p text:style-name="P168">523</text:p>
                </table:table-cell>
                <table:table-cell table:style-name="Tabla35.A1" office:value-type="string">
                  <text:p text:style-name="P41"/>
                </table:table-cell>
                <table:table-cell table:style-name="Tabla35.A1" office:value-type="string">
                  <text:p text:style-name="P43"/>
                </table:table-cell>
                <table:table-cell table:style-name="Tabla35.D1" office:value-type="string">
                  <text:p text:style-name="P160"/>
                </table:table-cell>
              </table:table-row>
              <table:table-row table:style-name="TableLine94720852539728">
                <table:table-cell table:style-name="Tabla35.A2" office:value-type="string">
                  <text:p text:style-name="P169">725</text:p>
                </table:table-cell>
                <table:table-cell table:style-name="Tabla35.A2" office:value-type="string">
                  <text:p text:style-name="P42"/>
                </table:table-cell>
                <table:table-cell table:style-name="Tabla35.A2" office:value-type="string">
                  <text:p text:style-name="P44"/>
                </table:table-cell>
                <table:table-cell table:style-name="Tabla35.D2" office:value-type="string">
                  <text:p text:style-name="P159"/>
                </table:table-cell>
              </table:table-row>
              <table:table-row table:style-name="TableLine94720827697696">
                <table:table-cell table:style-name="Tabla35.A2" office:value-type="string">
                  <text:p text:style-name="P159"/>
                </table:table-cell>
                <table:table-cell table:style-name="Tabla35.A2" office:value-type="string">
                  <text:p text:style-name="P42"/>
                </table:table-cell>
                <table:table-cell table:style-name="Tabla35.A2" office:value-type="string">
                  <text:p text:style-name="P53">246</text:p>
                </table:table-cell>
                <table:table-cell table:style-name="Tabla35.D2" office:value-type="string">
                  <text:p text:style-name="P159"/>
                </table:table-cell>
              </table:table-row>
              <table:table-row table:style-name="TableLine94720856782128">
                <table:table-cell table:style-name="Tabla35.A2" office:value-type="string">
                  <text:p text:style-name="P159"/>
                </table:table-cell>
                <table:table-cell table:style-name="Tabla35.A2" office:value-type="string">
                  <text:p text:style-name="P42"/>
                </table:table-cell>
                <table:table-cell table:style-name="Tabla35.A2" office:value-type="string">
                  <text:p text:style-name="P53">124</text:p>
                </table:table-cell>
                <table:table-cell table:style-name="Tabla35.D2" office:value-type="string">
                  <text:p text:style-name="P159"/>
                </table:table-cell>
              </table:table-row>
              <table:table-row table:style-name="TableLine94720858284928">
                <table:table-cell table:style-name="Tabla35.A2" office:value-type="string">
                  <text:p text:style-name="P170">2,<text:span text:style-name="T123">052</text:span></text:p>
                </table:table-cell>
                <table:table-cell table:style-name="Tabla35.A2" office:value-type="string">
                  <text:p text:style-name="P42"/>
                </table:table-cell>
                <table:table-cell table:style-name="Tabla35.A2" office:value-type="string">
                  <text:p text:style-name="P42"/>
                </table:table-cell>
                <table:table-cell table:style-name="Tabla35.D2" office:value-type="string">
                  <text:p text:style-name="P159"/>
                </table:table-cell>
              </table:table-row>
              <table:table-row table:style-name="TableLine94720863504480">
                <table:table-cell table:style-name="Tabla35.A2" office:value-type="string">
                  <text:p text:style-name="P170"/>
                </table:table-cell>
                <table:table-cell table:style-name="Tabla35.A2" office:value-type="string">
                  <text:p text:style-name="P52"/>
                </table:table-cell>
                <table:table-cell table:style-name="Tabla35.A2" office:value-type="string">
                  <text:p text:style-name="P52"/>
                </table:table-cell>
                <table:table-cell table:style-name="Tabla35.D2" office:value-type="string">
                  <text:p text:style-name="P169">9A0</text:p>
                </table:table-cell>
              </table:table-row>
              <table:table-row table:style-name="TableLine94720854107408">
                <table:table-cell table:style-name="Tabla35.A2" office:value-type="string">
                  <text:p text:style-name="P170"/>
                </table:table-cell>
                <table:table-cell table:style-name="Tabla35.A2" office:value-type="string">
                  <text:p text:style-name="P52">10<text:span text:style-name="T3">11</text:span> 0<text:span text:style-name="T3">1</text:span>00 1<text:span text:style-name="T3">00</text:span>1</text:p>
                </table:table-cell>
                <table:table-cell table:style-name="Tabla35.A2" office:value-type="string">
                  <text:p text:style-name="P52"/>
                </table:table-cell>
                <table:table-cell table:style-name="Tabla35.D2" office:value-type="string">
                  <text:p text:style-name="P170"/>
                </table:table-cell>
              </table:table-row>
              <table:table-row table:style-name="TableLine94720769410592">
                <table:table-cell table:style-name="Tabla35.A2" office:value-type="string">
                  <text:p text:style-name="P170"/>
                </table:table-cell>
                <table:table-cell table:style-name="Tabla35.A2" office:value-type="string">
                  <text:p text:style-name="P52"/>
                </table:table-cell>
                <table:table-cell table:style-name="Tabla35.A2" office:value-type="string">
                  <text:p text:style-name="P52"/>
                </table:table-cell>
                <table:table-cell table:style-name="Tabla35.D2" office:value-type="string">
                  <text:p text:style-name="P169">FE0</text:p>
                </table:table-cell>
              </table:table-row>
              <table:table-row table:style-name="TableLine94720849855648">
                <table:table-cell table:style-name="Tabla35.A2" office:value-type="string">
                  <text:p text:style-name="P169">126</text:p>
                </table:table-cell>
                <table:table-cell table:style-name="Tabla35.A2" office:value-type="string">
                  <text:p text:style-name="P52"/>
                </table:table-cell>
                <table:table-cell table:style-name="Tabla35.A2" office:value-type="string">
                  <text:p text:style-name="P52"/>
                </table:table-cell>
                <table:table-cell table:style-name="Tabla35.D2" office:value-type="string">
                  <text:p text:style-name="P170"/>
                </table:table-cell>
              </table:table-row>
              <table:table-row table:style-name="TableLine94720866100976">
                <table:table-cell table:style-name="Tabla35.A2" office:value-type="string">
                  <text:p text:style-name="P170"/>
                </table:table-cell>
                <table:table-cell table:style-name="Tabla35.A2" office:value-type="string">
                  <text:p text:style-name="P52"/>
                </table:table-cell>
                <table:table-cell table:style-name="Tabla35.A2" office:value-type="string">
                  <text:p text:style-name="P53">97</text:p>
                </table:table-cell>
                <table:table-cell table:style-name="Tabla35.D2" office:value-type="string">
                  <text:p text:style-name="P170"/>
                </table:table-cell>
              </table:table-row>
            </table:table>
            <text:p text:style-name="P178"><text:span text:style-name="T58"/></text:p>
          </text:deletion>
          <text:insertion>
            <office:change-info office:chg-author="Autor desconocido" office:chg-date-time="2023-10-02T19:22:52"/>
          </text:insertion>
        </text:changed-region>
        <text:changed-region xml:id="ct94720849421680" text:id="ct94720849421680">
          <text:deletion>
            <office:change-info>
              <dc:creator>Autor desconocido</dc:creator>
              <dc:date>2023-10-02T19:19:13</dc:date>
            </office:change-info>
            <text:p text:style-name="P16"><text:span text:style-name="T135">10 0000 1</text:span><text:span text:style-name="T136">0</text:span><text:span text:style-name="T135">11</text:span></text:p>
          </text:deletion>
        </text:changed-region>
        <text:changed-region xml:id="ct94720768953776" text:id="ct94720768953776">
          <text:deletion>
            <office:change-info>
              <dc:creator>Autor desconocido</dc:creator>
              <dc:date>2023-10-02T19:22:52</dc:date>
            </office:change-info>
            <text:p text:style-name="P16"><text:span text:style-name="T14"/></text:p>
            <table:table table:name="Tabla36" table:style-name="Tabla36">
              <table:table-column table:style-name="Tabla36.A"/>
              <table:table-column table:style-name="Tabla36.B"/>
              <table:table-column table:style-name="Tabla36.C"/>
              <table:table-column table:style-name="Tabla36.D"/>
              <table:table-row table:style-name="TableLine94720851446800">
                <table:table-cell table:style-name="Tabla36.A1" office:value-type="string">
                  <text:p text:style-name="P168">523</text:p>
                </table:table-cell>
                <table:table-cell table:style-name="Tabla36.A1" office:value-type="string">
                  <text:p text:style-name="P41"/>
                </table:table-cell>
                <table:table-cell table:style-name="Tabla36.A1" office:value-type="string">
                  <text:p text:style-name="P43"/>
                </table:table-cell>
                <table:table-cell table:style-name="Tabla36.D1" office:value-type="string">
                  <text:p text:style-name="P160"/>
                </table:table-cell>
              </table:table-row>
              <table:table-row table:style-name="TableLine94720833395568">
                <table:table-cell table:style-name="Tabla36.A2" office:value-type="string">
                  <text:p text:style-name="P169">725</text:p>
                </table:table-cell>
                <table:table-cell table:style-name="Tabla36.A2" office:value-type="string">
                  <text:p text:style-name="P42"/>
                </table:table-cell>
                <table:table-cell table:style-name="Tabla36.A2" office:value-type="string">
                  <text:p text:style-name="P44"/>
                </table:table-cell>
                <table:table-cell table:style-name="Tabla36.D2" office:value-type="string">
                  <text:p text:style-name="P159"/>
                </table:table-cell>
              </table:table-row>
              <table:table-row table:style-name="TableLine94720840405360">
                <table:table-cell table:style-name="Tabla36.A2" office:value-type="string">
                  <text:p text:style-name="P159"/>
                </table:table-cell>
                <table:table-cell table:style-name="Tabla36.A2" office:value-type="string">
                  <text:p text:style-name="P42"/>
                </table:table-cell>
                <table:table-cell table:style-name="Tabla36.A2" office:value-type="string">
                  <text:p text:style-name="P53">246</text:p>
                </table:table-cell>
                <table:table-cell table:style-name="Tabla36.D2" office:value-type="string">
                  <text:p text:style-name="P159"/>
                </table:table-cell>
              </table:table-row>
              <table:table-row table:style-name="TableLine94720866825520">
                <table:table-cell table:style-name="Tabla36.A2" office:value-type="string">
                  <text:p text:style-name="P159"/>
                </table:table-cell>
                <table:table-cell table:style-name="Tabla36.A2" office:value-type="string">
                  <text:p text:style-name="P42"/>
                </table:table-cell>
                <table:table-cell table:style-name="Tabla36.A2" office:value-type="string">
                  <text:p text:style-name="P53">124</text:p>
                </table:table-cell>
                <table:table-cell table:style-name="Tabla36.D2" office:value-type="string">
                  <text:p text:style-name="P159"/>
                </table:table-cell>
              </table:table-row>
              <table:table-row table:style-name="TableLine94720864650368">
                <table:table-cell table:style-name="Tabla36.A2" office:value-type="string">
                  <text:p text:style-name="P170">2,<text:span text:style-name="T123">052</text:span></text:p>
                </table:table-cell>
                <table:table-cell table:style-name="Tabla36.A2" office:value-type="string">
                  <text:p text:style-name="P42"/>
                </table:table-cell>
                <table:table-cell table:style-name="Tabla36.A2" office:value-type="string">
                  <text:p text:style-name="P42"/>
                </table:table-cell>
                <table:table-cell table:style-name="Tabla36.D2" office:value-type="string">
                  <text:p text:style-name="P159"/>
                </table:table-cell>
              </table:table-row>
              <table:table-row table:style-name="TableLine94720769397536">
                <table:table-cell table:style-name="Tabla36.A2" office:value-type="string">
                  <text:p text:style-name="P170"/>
                </table:table-cell>
                <table:table-cell table:style-name="Tabla36.A2" office:value-type="string">
                  <text:p text:style-name="P52"/>
                </table:table-cell>
                <table:table-cell table:style-name="Tabla36.A2" office:value-type="string">
                  <text:p text:style-name="P52"/>
                </table:table-cell>
                <table:table-cell table:style-name="Tabla36.D2" office:value-type="string">
                  <text:p text:style-name="P169">9A0</text:p>
                </table:table-cell>
              </table:table-row>
              <table:table-row table:style-name="TableLine94720866815696">
                <table:table-cell table:style-name="Tabla36.A2" office:value-type="string">
                  <text:p text:style-name="P170"/>
                </table:table-cell>
                <table:table-cell table:style-name="Tabla36.A2" office:value-type="string">
                  <text:p text:style-name="P52">10<text:span text:style-name="T3">11</text:span> 0<text:span text:style-name="T3">1</text:span>00 1<text:span text:style-name="T3">00</text:span>1</text:p>
                </table:table-cell>
                <table:table-cell table:style-name="Tabla36.A2" office:value-type="string">
                  <text:p text:style-name="P52"/>
                </table:table-cell>
                <table:table-cell table:style-name="Tabla36.D2" office:value-type="string">
                  <text:p text:style-name="P170"/>
                </table:table-cell>
              </table:table-row>
              <table:table-row table:style-name="TableLine94720853938992">
                <table:table-cell table:style-name="Tabla36.A2" office:value-type="string">
                  <text:p text:style-name="P170"/>
                </table:table-cell>
                <table:table-cell table:style-name="Tabla36.A2" office:value-type="string">
                  <text:p text:style-name="P52"/>
                </table:table-cell>
                <table:table-cell table:style-name="Tabla36.A2" office:value-type="string">
                  <text:p text:style-name="P52"/>
                </table:table-cell>
                <table:table-cell table:style-name="Tabla36.D2" office:value-type="string">
                  <text:p text:style-name="P169">FE0</text:p>
                </table:table-cell>
              </table:table-row>
              <table:table-row table:style-name="TableLine94720862391824">
                <table:table-cell table:style-name="Tabla36.A2" office:value-type="string">
                  <text:p text:style-name="P169">126</text:p>
                </table:table-cell>
                <table:table-cell table:style-name="Tabla36.A2" office:value-type="string">
                  <text:p text:style-name="P52"/>
                </table:table-cell>
                <table:table-cell table:style-name="Tabla36.A2" office:value-type="string">
                  <text:p text:style-name="P52"/>
                </table:table-cell>
                <table:table-cell table:style-name="Tabla36.D2" office:value-type="string">
                  <text:p text:style-name="P170"/>
                </table:table-cell>
              </table:table-row>
              <table:table-row table:style-name="TableLine94720853387104">
                <table:table-cell table:style-name="Tabla36.A2" office:value-type="string">
                  <text:p text:style-name="P170"/>
                </table:table-cell>
                <table:table-cell table:style-name="Tabla36.A2" office:value-type="string">
                  <text:p text:style-name="P52"/>
                </table:table-cell>
                <table:table-cell table:style-name="Tabla36.A2" office:value-type="string">
                  <text:p text:style-name="P53">97</text:p>
                </table:table-cell>
                <table:table-cell table:style-name="Tabla36.D2" office:value-type="string">
                  <text:p text:style-name="P170"/>
                </table:table-cell>
              </table:table-row>
            </table:table>
            <text:p text:style-name="P16"><text:span text:style-name="T19"/></text:p>
          </text:deletion>
          <text:insertion>
            <office:change-info office:chg-author="Autor desconocido" office:chg-date-time="2023-10-02T19:22:52"/>
          </text:insertion>
        </text:changed-region>
        <text:changed-region xml:id="ct94720770066096" text:id="ct94720770066096">
          <text:insertion>
            <office:change-info>
              <dc:creator>Autor desconocido</dc:creator>
              <dc:date>2023-10-02T19:23:27</dc:date>
            </office:change-info>
          </text:insertion>
        </text:changed-region>
        <text:changed-region xml:id="ct94720824424448" text:id="ct94720824424448">
          <text:deletion>
            <office:change-info>
              <dc:creator>Autor desconocido</dc:creator>
              <dc:date>2023-10-02T19:19:13</dc:date>
            </office:change-info>
            <text:p text:style-name="P56"><text:span text:style-name="T12">1013</text:span></text:p>
          </text:deletion>
        </text:changed-region>
        <text:changed-region xml:id="ct94720866751968" text:id="ct94720866751968">
          <text:deletion>
            <office:change-info>
              <dc:creator>Autor desconocido</dc:creator>
              <dc:date>2023-10-02T19:22:52</dc:date>
            </office:change-info>
            <text:p text:style-name="P56"><text:span text:style-name="T16"/></text:p>
            <table:table table:name="Tabla45" table:style-name="Tabla45">
              <table:table-column table:style-name="Tabla45.A"/>
              <table:table-column table:style-name="Tabla45.B"/>
              <table:table-column table:style-name="Tabla45.C"/>
              <table:table-column table:style-name="Tabla45.D"/>
              <table:table-row table:style-name="TableLine94720854788960">
                <table:table-cell table:style-name="Tabla45.A1" office:value-type="string">
                  <text:p text:style-name="P168">523</text:p>
                </table:table-cell>
                <table:table-cell table:style-name="Tabla45.A1" office:value-type="string">
                  <text:p text:style-name="P41"/>
                </table:table-cell>
                <table:table-cell table:style-name="Tabla45.A1" office:value-type="string">
                  <text:p text:style-name="P43"/>
                </table:table-cell>
                <table:table-cell table:style-name="Tabla45.D1" office:value-type="string">
                  <text:p text:style-name="P160"/>
                </table:table-cell>
              </table:table-row>
              <table:table-row table:style-name="TableLine94720839011120">
                <table:table-cell table:style-name="Tabla45.A2" office:value-type="string">
                  <text:p text:style-name="P169">725</text:p>
                </table:table-cell>
                <table:table-cell table:style-name="Tabla45.A2" office:value-type="string">
                  <text:p text:style-name="P42"/>
                </table:table-cell>
                <table:table-cell table:style-name="Tabla45.A2" office:value-type="string">
                  <text:p text:style-name="P44"/>
                </table:table-cell>
                <table:table-cell table:style-name="Tabla45.D2" office:value-type="string">
                  <text:p text:style-name="P159"/>
                </table:table-cell>
              </table:table-row>
              <table:table-row table:style-name="TableLine94720851566384">
                <table:table-cell table:style-name="Tabla45.A2" office:value-type="string">
                  <text:p text:style-name="P159"/>
                </table:table-cell>
                <table:table-cell table:style-name="Tabla45.A2" office:value-type="string">
                  <text:p text:style-name="P42"/>
                </table:table-cell>
                <table:table-cell table:style-name="Tabla45.A2" office:value-type="string">
                  <text:p text:style-name="P53">246</text:p>
                </table:table-cell>
                <table:table-cell table:style-name="Tabla45.D2" office:value-type="string">
                  <text:p text:style-name="P159"/>
                </table:table-cell>
              </table:table-row>
              <table:table-row table:style-name="TableLine94720840579008">
                <table:table-cell table:style-name="Tabla45.A2" office:value-type="string">
                  <text:p text:style-name="P159"/>
                </table:table-cell>
                <table:table-cell table:style-name="Tabla45.A2" office:value-type="string">
                  <text:p text:style-name="P42"/>
                </table:table-cell>
                <table:table-cell table:style-name="Tabla45.A2" office:value-type="string">
                  <text:p text:style-name="P53">124</text:p>
                </table:table-cell>
                <table:table-cell table:style-name="Tabla45.D2" office:value-type="string">
                  <text:p text:style-name="P159"/>
                </table:table-cell>
              </table:table-row>
              <table:table-row table:style-name="TableLine94720854036160">
                <table:table-cell table:style-name="Tabla45.A2" office:value-type="string">
                  <text:p text:style-name="P170">2,<text:span text:style-name="T123">052</text:span></text:p>
                </table:table-cell>
                <table:table-cell table:style-name="Tabla45.A2" office:value-type="string">
                  <text:p text:style-name="P42"/>
                </table:table-cell>
                <table:table-cell table:style-name="Tabla45.A2" office:value-type="string">
                  <text:p text:style-name="P42"/>
                </table:table-cell>
                <table:table-cell table:style-name="Tabla45.D2" office:value-type="string">
                  <text:p text:style-name="P159"/>
                </table:table-cell>
              </table:table-row>
              <table:table-row table:style-name="TableLine94720852605792">
                <table:table-cell table:style-name="Tabla45.A2" office:value-type="string">
                  <text:p text:style-name="P170"/>
                </table:table-cell>
                <table:table-cell table:style-name="Tabla45.A2" office:value-type="string">
                  <text:p text:style-name="P52"/>
                </table:table-cell>
                <table:table-cell table:style-name="Tabla45.A2" office:value-type="string">
                  <text:p text:style-name="P52"/>
                </table:table-cell>
                <table:table-cell table:style-name="Tabla45.D2" office:value-type="string">
                  <text:p text:style-name="P169">9A0</text:p>
                </table:table-cell>
              </table:table-row>
              <table:table-row table:style-name="TableLine94720840491040">
                <table:table-cell table:style-name="Tabla45.A2" office:value-type="string">
                  <text:p text:style-name="P170"/>
                </table:table-cell>
                <table:table-cell table:style-name="Tabla45.A2" office:value-type="string">
                  <text:p text:style-name="P52">10<text:span text:style-name="T3">11</text:span> 0<text:span text:style-name="T3">1</text:span>00 1<text:span text:style-name="T3">00</text:span>1</text:p>
                </table:table-cell>
                <table:table-cell table:style-name="Tabla45.A2" office:value-type="string">
                  <text:p text:style-name="P52"/>
                </table:table-cell>
                <table:table-cell table:style-name="Tabla45.D2" office:value-type="string">
                  <text:p text:style-name="P170"/>
                </table:table-cell>
              </table:table-row>
              <table:table-row table:style-name="TableLine94720863657600">
                <table:table-cell table:style-name="Tabla45.A2" office:value-type="string">
                  <text:p text:style-name="P170"/>
                </table:table-cell>
                <table:table-cell table:style-name="Tabla45.A2" office:value-type="string">
                  <text:p text:style-name="P52"/>
                </table:table-cell>
                <table:table-cell table:style-name="Tabla45.A2" office:value-type="string">
                  <text:p text:style-name="P52"/>
                </table:table-cell>
                <table:table-cell table:style-name="Tabla45.D2" office:value-type="string">
                  <text:p text:style-name="P169">FE0</text:p>
                </table:table-cell>
              </table:table-row>
              <table:table-row table:style-name="TableLine94720865397408">
                <table:table-cell table:style-name="Tabla45.A2" office:value-type="string">
                  <text:p text:style-name="P169">126</text:p>
                </table:table-cell>
                <table:table-cell table:style-name="Tabla45.A2" office:value-type="string">
                  <text:p text:style-name="P52"/>
                </table:table-cell>
                <table:table-cell table:style-name="Tabla45.A2" office:value-type="string">
                  <text:p text:style-name="P52"/>
                </table:table-cell>
                <table:table-cell table:style-name="Tabla45.D2" office:value-type="string">
                  <text:p text:style-name="P170"/>
                </table:table-cell>
              </table:table-row>
              <table:table-row table:style-name="TableLine94720864650016">
                <table:table-cell table:style-name="Tabla45.A2" office:value-type="string">
                  <text:p text:style-name="P170"/>
                </table:table-cell>
                <table:table-cell table:style-name="Tabla45.A2" office:value-type="string">
                  <text:p text:style-name="P52"/>
                </table:table-cell>
                <table:table-cell table:style-name="Tabla45.A2" office:value-type="string">
                  <text:p text:style-name="P53">97</text:p>
                </table:table-cell>
                <table:table-cell table:style-name="Tabla45.D2" office:value-type="string">
                  <text:p text:style-name="P170"/>
                </table:table-cell>
              </table:table-row>
            </table:table>
            <text:p text:style-name="P56"><text:span text:style-name="T16"/></text:p>
          </text:deletion>
          <text:insertion>
            <office:change-info office:chg-author="Autor desconocido" office:chg-date-time="2023-10-02T19:22:52"/>
          </text:insertion>
        </text:changed-region>
        <text:changed-region xml:id="ct94720849468160" text:id="ct94720849468160">
          <text:insertion>
            <office:change-info>
              <dc:creator>Autor desconocido</dc:creator>
              <dc:date>2023-10-02T19:29:51</dc:date>
            </office:change-info>
          </text:insertion>
        </text:changed-region>
        <text:changed-region xml:id="ct94720865903712" text:id="ct94720865903712">
          <text:insertion>
            <office:change-info>
              <dc:creator>Autor desconocido</dc:creator>
              <dc:date>2023-10-02T19:23:51</dc:date>
            </office:change-info>
          </text:insertion>
        </text:changed-region>
        <text:changed-region xml:id="ct94720821666080" text:id="ct94720821666080">
          <text:deletion>
            <office:change-info>
              <dc:creator>Autor desconocido</dc:creator>
              <dc:date>2023-10-02T19:19:13</dc:date>
            </office:change-info>
            <text:p text:style-name="P161">20B</text:p>
          </text:deletion>
        </text:changed-region>
        <text:changed-region xml:id="ct94720820163328" text:id="ct94720820163328">
          <text:insertion>
            <office:change-info>
              <dc:creator>Autor desconocido</dc:creator>
              <dc:date>2023-10-02T19:24:07</dc:date>
            </office:change-info>
          </text:insertion>
        </text:changed-region>
        <text:changed-region xml:id="ct94720856703104" text:id="ct94720856703104">
          <text:format-change>
            <office:change-info>
              <dc:creator>Autor desconocido</dc:creator>
              <dc:date>2023-10-02T20:25:46</dc:date>
            </office:change-info>
          </text:format-change>
        </text:changed-region>
        <text:changed-region xml:id="ct94720840676880" text:id="ct94720840676880">
          <text:insertion>
            <office:change-info>
              <dc:creator>Autor desconocido</dc:creator>
              <dc:date>2023-10-02T19:22:52</dc:date>
            </office:change-info>
          </text:insertion>
        </text:changed-region>
        <text:changed-region xml:id="ct94720852106288" text:id="ct94720852106288">
          <text:deletion>
            <office:change-info>
              <dc:creator>Autor desconocido</dc:creator>
              <dc:date>2023-10-02T19:19:13</dc:date>
            </office:change-info>
            <text:p text:style-name="P178"><text:span text:style-name="T59">1.345</text:span></text:p>
          </text:deletion>
        </text:changed-region>
        <text:changed-region xml:id="ct94720768955392" text:id="ct94720768955392">
          <text:deletion>
            <office:change-info>
              <dc:creator>Autor desconocido</dc:creator>
              <dc:date>2023-10-02T19:22:52</dc:date>
            </office:change-info>
            <text:p text:style-name="P178"><text:span text:style-name="T55"/></text:p>
            <table:table table:name="Tabla37" table:style-name="Tabla37">
              <table:table-column table:style-name="Tabla37.A"/>
              <table:table-column table:style-name="Tabla37.B"/>
              <table:table-column table:style-name="Tabla37.C"/>
              <table:table-column table:style-name="Tabla37.D"/>
              <table:table-row table:style-name="TableLine94720869432656">
                <table:table-cell table:style-name="Tabla37.A1" office:value-type="string">
                  <text:p text:style-name="P168">523</text:p>
                </table:table-cell>
                <table:table-cell table:style-name="Tabla37.A1" office:value-type="string">
                  <text:p text:style-name="P41"/>
                </table:table-cell>
                <table:table-cell table:style-name="Tabla37.A1" office:value-type="string">
                  <text:p text:style-name="P43"/>
                </table:table-cell>
                <table:table-cell table:style-name="Tabla37.D1" office:value-type="string">
                  <text:p text:style-name="P160"/>
                </table:table-cell>
              </table:table-row>
              <table:table-row table:style-name="TableLine94720859771248">
                <table:table-cell table:style-name="Tabla37.A2" office:value-type="string">
                  <text:p text:style-name="P169">725</text:p>
                </table:table-cell>
                <table:table-cell table:style-name="Tabla37.A2" office:value-type="string">
                  <text:p text:style-name="P42"/>
                </table:table-cell>
                <table:table-cell table:style-name="Tabla37.A2" office:value-type="string">
                  <text:p text:style-name="P44"/>
                </table:table-cell>
                <table:table-cell table:style-name="Tabla37.D2" office:value-type="string">
                  <text:p text:style-name="P159"/>
                </table:table-cell>
              </table:table-row>
              <table:table-row table:style-name="TableLine94720766176864">
                <table:table-cell table:style-name="Tabla37.A2" office:value-type="string">
                  <text:p text:style-name="P159"/>
                </table:table-cell>
                <table:table-cell table:style-name="Tabla37.A2" office:value-type="string">
                  <text:p text:style-name="P42"/>
                </table:table-cell>
                <table:table-cell table:style-name="Tabla37.A2" office:value-type="string">
                  <text:p text:style-name="P53">246</text:p>
                </table:table-cell>
                <table:table-cell table:style-name="Tabla37.D2" office:value-type="string">
                  <text:p text:style-name="P159"/>
                </table:table-cell>
              </table:table-row>
              <table:table-row table:style-name="TableLine94720852706432">
                <table:table-cell table:style-name="Tabla37.A2" office:value-type="string">
                  <text:p text:style-name="P159"/>
                </table:table-cell>
                <table:table-cell table:style-name="Tabla37.A2" office:value-type="string">
                  <text:p text:style-name="P42"/>
                </table:table-cell>
                <table:table-cell table:style-name="Tabla37.A2" office:value-type="string">
                  <text:p text:style-name="P53">124</text:p>
                </table:table-cell>
                <table:table-cell table:style-name="Tabla37.D2" office:value-type="string">
                  <text:p text:style-name="P159"/>
                </table:table-cell>
              </table:table-row>
              <table:table-row table:style-name="TableLine94720840322560">
                <table:table-cell table:style-name="Tabla37.A2" office:value-type="string">
                  <text:p text:style-name="P170">2,<text:span text:style-name="T123">052</text:span></text:p>
                </table:table-cell>
                <table:table-cell table:style-name="Tabla37.A2" office:value-type="string">
                  <text:p text:style-name="P42"/>
                </table:table-cell>
                <table:table-cell table:style-name="Tabla37.A2" office:value-type="string">
                  <text:p text:style-name="P42"/>
                </table:table-cell>
                <table:table-cell table:style-name="Tabla37.D2" office:value-type="string">
                  <text:p text:style-name="P159"/>
                </table:table-cell>
              </table:table-row>
              <table:table-row table:style-name="TableLine94720768759232">
                <table:table-cell table:style-name="Tabla37.A2" office:value-type="string">
                  <text:p text:style-name="P170"/>
                </table:table-cell>
                <table:table-cell table:style-name="Tabla37.A2" office:value-type="string">
                  <text:p text:style-name="P52"/>
                </table:table-cell>
                <table:table-cell table:style-name="Tabla37.A2" office:value-type="string">
                  <text:p text:style-name="P52"/>
                </table:table-cell>
                <table:table-cell table:style-name="Tabla37.D2" office:value-type="string">
                  <text:p text:style-name="P169">9A0</text:p>
                </table:table-cell>
              </table:table-row>
              <table:table-row table:style-name="TableLine94720859708160">
                <table:table-cell table:style-name="Tabla37.A2" office:value-type="string">
                  <text:p text:style-name="P170"/>
                </table:table-cell>
                <table:table-cell table:style-name="Tabla37.A2" office:value-type="string">
                  <text:p text:style-name="P52">10<text:span text:style-name="T3">11</text:span> 0<text:span text:style-name="T3">1</text:span>00 1<text:span text:style-name="T3">00</text:span>1</text:p>
                </table:table-cell>
                <table:table-cell table:style-name="Tabla37.A2" office:value-type="string">
                  <text:p text:style-name="P52"/>
                </table:table-cell>
                <table:table-cell table:style-name="Tabla37.D2" office:value-type="string">
                  <text:p text:style-name="P170"/>
                </table:table-cell>
              </table:table-row>
              <table:table-row table:style-name="TableLine94720864919616">
                <table:table-cell table:style-name="Tabla37.A2" office:value-type="string">
                  <text:p text:style-name="P170"/>
                </table:table-cell>
                <table:table-cell table:style-name="Tabla37.A2" office:value-type="string">
                  <text:p text:style-name="P52"/>
                </table:table-cell>
                <table:table-cell table:style-name="Tabla37.A2" office:value-type="string">
                  <text:p text:style-name="P52"/>
                </table:table-cell>
                <table:table-cell table:style-name="Tabla37.D2" office:value-type="string">
                  <text:p text:style-name="P169">FE0</text:p>
                </table:table-cell>
              </table:table-row>
              <table:table-row table:style-name="TableLine94720840626864">
                <table:table-cell table:style-name="Tabla37.A2" office:value-type="string">
                  <text:p text:style-name="P169">126</text:p>
                </table:table-cell>
                <table:table-cell table:style-name="Tabla37.A2" office:value-type="string">
                  <text:p text:style-name="P52"/>
                </table:table-cell>
                <table:table-cell table:style-name="Tabla37.A2" office:value-type="string">
                  <text:p text:style-name="P52"/>
                </table:table-cell>
                <table:table-cell table:style-name="Tabla37.D2" office:value-type="string">
                  <text:p text:style-name="P170"/>
                </table:table-cell>
              </table:table-row>
              <table:table-row table:style-name="TableLine94720852075824">
                <table:table-cell table:style-name="Tabla37.A2" office:value-type="string">
                  <text:p text:style-name="P170"/>
                </table:table-cell>
                <table:table-cell table:style-name="Tabla37.A2" office:value-type="string">
                  <text:p text:style-name="P52"/>
                </table:table-cell>
                <table:table-cell table:style-name="Tabla37.A2" office:value-type="string">
                  <text:p text:style-name="P53">97</text:p>
                </table:table-cell>
                <table:table-cell table:style-name="Tabla37.D2" office:value-type="string">
                  <text:p text:style-name="P170"/>
                </table:table-cell>
              </table:table-row>
            </table:table>
            <text:p text:style-name="P178"><text:span text:style-name="T59"/></text:p>
          </text:deletion>
          <text:insertion>
            <office:change-info office:chg-author="Autor desconocido" office:chg-date-time="2023-10-02T19:22:52"/>
          </text:insertion>
        </text:changed-region>
        <text:changed-region xml:id="ct94720850070624" text:id="ct94720850070624">
          <text:deletion>
            <office:change-info>
              <dc:creator>Autor desconocido</dc:creator>
              <dc:date>2023-10-02T19:19:13</dc:date>
            </office:change-info>
            <text:p text:style-name="P45">10 1010 0001</text:p>
          </text:deletion>
        </text:changed-region>
        <text:changed-region xml:id="ct94720866803408" text:id="ct94720866803408">
          <text:deletion>
            <office:change-info>
              <dc:creator>Autor desconocido</dc:creator>
              <dc:date>2023-10-02T19:22:52</dc:date>
            </office:change-info>
            <text:p text:style-name="P45"/>
            <table:table table:name="Tabla38" table:style-name="Tabla38">
              <table:table-column table:style-name="Tabla38.A"/>
              <table:table-column table:style-name="Tabla38.B"/>
              <table:table-column table:style-name="Tabla38.C"/>
              <table:table-column table:style-name="Tabla38.D"/>
              <table:table-row table:style-name="TableLine94720865460912">
                <table:table-cell table:style-name="Tabla38.A1" office:value-type="string">
                  <text:p text:style-name="P168">523</text:p>
                </table:table-cell>
                <table:table-cell table:style-name="Tabla38.A1" office:value-type="string">
                  <text:p text:style-name="P41"/>
                </table:table-cell>
                <table:table-cell table:style-name="Tabla38.A1" office:value-type="string">
                  <text:p text:style-name="P43"/>
                </table:table-cell>
                <table:table-cell table:style-name="Tabla38.D1" office:value-type="string">
                  <text:p text:style-name="P160"/>
                </table:table-cell>
              </table:table-row>
              <table:table-row table:style-name="TableLine94720851459632">
                <table:table-cell table:style-name="Tabla38.A2" office:value-type="string">
                  <text:p text:style-name="P169">725</text:p>
                </table:table-cell>
                <table:table-cell table:style-name="Tabla38.A2" office:value-type="string">
                  <text:p text:style-name="P42"/>
                </table:table-cell>
                <table:table-cell table:style-name="Tabla38.A2" office:value-type="string">
                  <text:p text:style-name="P44"/>
                </table:table-cell>
                <table:table-cell table:style-name="Tabla38.D2" office:value-type="string">
                  <text:p text:style-name="P159"/>
                </table:table-cell>
              </table:table-row>
              <table:table-row table:style-name="TableLine94720857421600">
                <table:table-cell table:style-name="Tabla38.A2" office:value-type="string">
                  <text:p text:style-name="P159"/>
                </table:table-cell>
                <table:table-cell table:style-name="Tabla38.A2" office:value-type="string">
                  <text:p text:style-name="P42"/>
                </table:table-cell>
                <table:table-cell table:style-name="Tabla38.A2" office:value-type="string">
                  <text:p text:style-name="P53">246</text:p>
                </table:table-cell>
                <table:table-cell table:style-name="Tabla38.D2" office:value-type="string">
                  <text:p text:style-name="P159"/>
                </table:table-cell>
              </table:table-row>
              <table:table-row table:style-name="TableLine94720852964768">
                <table:table-cell table:style-name="Tabla38.A2" office:value-type="string">
                  <text:p text:style-name="P159"/>
                </table:table-cell>
                <table:table-cell table:style-name="Tabla38.A2" office:value-type="string">
                  <text:p text:style-name="P42"/>
                </table:table-cell>
                <table:table-cell table:style-name="Tabla38.A2" office:value-type="string">
                  <text:p text:style-name="P53">124</text:p>
                </table:table-cell>
                <table:table-cell table:style-name="Tabla38.D2" office:value-type="string">
                  <text:p text:style-name="P159"/>
                </table:table-cell>
              </table:table-row>
              <table:table-row table:style-name="TableLine94720856859648">
                <table:table-cell table:style-name="Tabla38.A2" office:value-type="string">
                  <text:p text:style-name="P170">2,<text:span text:style-name="T123">052</text:span></text:p>
                </table:table-cell>
                <table:table-cell table:style-name="Tabla38.A2" office:value-type="string">
                  <text:p text:style-name="P42"/>
                </table:table-cell>
                <table:table-cell table:style-name="Tabla38.A2" office:value-type="string">
                  <text:p text:style-name="P42"/>
                </table:table-cell>
                <table:table-cell table:style-name="Tabla38.D2" office:value-type="string">
                  <text:p text:style-name="P159"/>
                </table:table-cell>
              </table:table-row>
              <table:table-row table:style-name="TableLine94720854620096">
                <table:table-cell table:style-name="Tabla38.A2" office:value-type="string">
                  <text:p text:style-name="P170"/>
                </table:table-cell>
                <table:table-cell table:style-name="Tabla38.A2" office:value-type="string">
                  <text:p text:style-name="P52"/>
                </table:table-cell>
                <table:table-cell table:style-name="Tabla38.A2" office:value-type="string">
                  <text:p text:style-name="P52"/>
                </table:table-cell>
                <table:table-cell table:style-name="Tabla38.D2" office:value-type="string">
                  <text:p text:style-name="P169">9A0</text:p>
                </table:table-cell>
              </table:table-row>
              <table:table-row table:style-name="TableLine94720855550592">
                <table:table-cell table:style-name="Tabla38.A2" office:value-type="string">
                  <text:p text:style-name="P170"/>
                </table:table-cell>
                <table:table-cell table:style-name="Tabla38.A2" office:value-type="string">
                  <text:p text:style-name="P52">10<text:span text:style-name="T3">11</text:span> 0<text:span text:style-name="T3">1</text:span>00 1<text:span text:style-name="T3">00</text:span>1</text:p>
                </table:table-cell>
                <table:table-cell table:style-name="Tabla38.A2" office:value-type="string">
                  <text:p text:style-name="P52"/>
                </table:table-cell>
                <table:table-cell table:style-name="Tabla38.D2" office:value-type="string">
                  <text:p text:style-name="P170"/>
                </table:table-cell>
              </table:table-row>
              <table:table-row table:style-name="TableLine94720852709040">
                <table:table-cell table:style-name="Tabla38.A2" office:value-type="string">
                  <text:p text:style-name="P170"/>
                </table:table-cell>
                <table:table-cell table:style-name="Tabla38.A2" office:value-type="string">
                  <text:p text:style-name="P52"/>
                </table:table-cell>
                <table:table-cell table:style-name="Tabla38.A2" office:value-type="string">
                  <text:p text:style-name="P52"/>
                </table:table-cell>
                <table:table-cell table:style-name="Tabla38.D2" office:value-type="string">
                  <text:p text:style-name="P169">FE0</text:p>
                </table:table-cell>
              </table:table-row>
              <table:table-row table:style-name="TableLine94720829294832">
                <table:table-cell table:style-name="Tabla38.A2" office:value-type="string">
                  <text:p text:style-name="P169">126</text:p>
                </table:table-cell>
                <table:table-cell table:style-name="Tabla38.A2" office:value-type="string">
                  <text:p text:style-name="P52"/>
                </table:table-cell>
                <table:table-cell table:style-name="Tabla38.A2" office:value-type="string">
                  <text:p text:style-name="P52"/>
                </table:table-cell>
                <table:table-cell table:style-name="Tabla38.D2" office:value-type="string">
                  <text:p text:style-name="P170"/>
                </table:table-cell>
              </table:table-row>
              <table:table-row table:style-name="TableLine94720861414080">
                <table:table-cell table:style-name="Tabla38.A2" office:value-type="string">
                  <text:p text:style-name="P170"/>
                </table:table-cell>
                <table:table-cell table:style-name="Tabla38.A2" office:value-type="string">
                  <text:p text:style-name="P52"/>
                </table:table-cell>
                <table:table-cell table:style-name="Tabla38.A2" office:value-type="string">
                  <text:p text:style-name="P53">97</text:p>
                </table:table-cell>
                <table:table-cell table:style-name="Tabla38.D2" office:value-type="string">
                  <text:p text:style-name="P170"/>
                </table:table-cell>
              </table:table-row>
            </table:table>
            <text:p text:style-name="P45"/>
          </text:deletion>
          <text:insertion>
            <office:change-info office:chg-author="Autor desconocido" office:chg-date-time="2023-10-02T19:22:52"/>
          </text:insertion>
        </text:changed-region>
        <text:changed-region xml:id="ct94720772890912" text:id="ct94720772890912">
          <text:insertion>
            <office:change-info>
              <dc:creator>Autor desconocido</dc:creator>
              <dc:date>2023-10-02T19:27:24</dc:date>
            </office:change-info>
          </text:insertion>
        </text:changed-region>
        <text:changed-region xml:id="ct94720821652384" text:id="ct94720821652384">
          <text:deletion>
            <office:change-info>
              <dc:creator>Autor desconocido</dc:creator>
              <dc:date>2023-10-02T19:19:13</dc:date>
            </office:change-info>
            <text:p text:style-name="P50">2501</text:p>
          </text:deletion>
        </text:changed-region>
        <text:changed-region xml:id="ct94720867111424" text:id="ct94720867111424">
          <text:deletion>
            <office:change-info>
              <dc:creator>Autor desconocido</dc:creator>
              <dc:date>2023-10-02T19:22:52</dc:date>
            </office:change-info>
            <text:p text:style-name="P50"/>
            <table:table table:name="Tabla46" table:style-name="Tabla46">
              <table:table-column table:style-name="Tabla46.A"/>
              <table:table-column table:style-name="Tabla46.B"/>
              <table:table-column table:style-name="Tabla46.C"/>
              <table:table-column table:style-name="Tabla46.D"/>
              <table:table-row table:style-name="TableLine94720853381648">
                <table:table-cell table:style-name="Tabla46.A1" office:value-type="string">
                  <text:p text:style-name="P168">523</text:p>
                </table:table-cell>
                <table:table-cell table:style-name="Tabla46.A1" office:value-type="string">
                  <text:p text:style-name="P41"/>
                </table:table-cell>
                <table:table-cell table:style-name="Tabla46.A1" office:value-type="string">
                  <text:p text:style-name="P43"/>
                </table:table-cell>
                <table:table-cell table:style-name="Tabla46.D1" office:value-type="string">
                  <text:p text:style-name="P160"/>
                </table:table-cell>
              </table:table-row>
              <table:table-row table:style-name="TableLine94720861222640">
                <table:table-cell table:style-name="Tabla46.A2" office:value-type="string">
                  <text:p text:style-name="P169">725</text:p>
                </table:table-cell>
                <table:table-cell table:style-name="Tabla46.A2" office:value-type="string">
                  <text:p text:style-name="P42"/>
                </table:table-cell>
                <table:table-cell table:style-name="Tabla46.A2" office:value-type="string">
                  <text:p text:style-name="P44"/>
                </table:table-cell>
                <table:table-cell table:style-name="Tabla46.D2" office:value-type="string">
                  <text:p text:style-name="P159"/>
                </table:table-cell>
              </table:table-row>
              <table:table-row table:style-name="TableLine94720852707632">
                <table:table-cell table:style-name="Tabla46.A2" office:value-type="string">
                  <text:p text:style-name="P159"/>
                </table:table-cell>
                <table:table-cell table:style-name="Tabla46.A2" office:value-type="string">
                  <text:p text:style-name="P42"/>
                </table:table-cell>
                <table:table-cell table:style-name="Tabla46.A2" office:value-type="string">
                  <text:p text:style-name="P53">246</text:p>
                </table:table-cell>
                <table:table-cell table:style-name="Tabla46.D2" office:value-type="string">
                  <text:p text:style-name="P159"/>
                </table:table-cell>
              </table:table-row>
              <table:table-row table:style-name="TableLine94720852181120">
                <table:table-cell table:style-name="Tabla46.A2" office:value-type="string">
                  <text:p text:style-name="P159"/>
                </table:table-cell>
                <table:table-cell table:style-name="Tabla46.A2" office:value-type="string">
                  <text:p text:style-name="P42"/>
                </table:table-cell>
                <table:table-cell table:style-name="Tabla46.A2" office:value-type="string">
                  <text:p text:style-name="P53">124</text:p>
                </table:table-cell>
                <table:table-cell table:style-name="Tabla46.D2" office:value-type="string">
                  <text:p text:style-name="P159"/>
                </table:table-cell>
              </table:table-row>
              <table:table-row table:style-name="TableLine94720855694608">
                <table:table-cell table:style-name="Tabla46.A2" office:value-type="string">
                  <text:p text:style-name="P170">2,<text:span text:style-name="T123">052</text:span></text:p>
                </table:table-cell>
                <table:table-cell table:style-name="Tabla46.A2" office:value-type="string">
                  <text:p text:style-name="P42"/>
                </table:table-cell>
                <table:table-cell table:style-name="Tabla46.A2" office:value-type="string">
                  <text:p text:style-name="P42"/>
                </table:table-cell>
                <table:table-cell table:style-name="Tabla46.D2" office:value-type="string">
                  <text:p text:style-name="P159"/>
                </table:table-cell>
              </table:table-row>
              <table:table-row table:style-name="TableLine94720852180064">
                <table:table-cell table:style-name="Tabla46.A2" office:value-type="string">
                  <text:p text:style-name="P170"/>
                </table:table-cell>
                <table:table-cell table:style-name="Tabla46.A2" office:value-type="string">
                  <text:p text:style-name="P52"/>
                </table:table-cell>
                <table:table-cell table:style-name="Tabla46.A2" office:value-type="string">
                  <text:p text:style-name="P52"/>
                </table:table-cell>
                <table:table-cell table:style-name="Tabla46.D2" office:value-type="string">
                  <text:p text:style-name="P169">9A0</text:p>
                </table:table-cell>
              </table:table-row>
              <table:table-row table:style-name="TableLine94720852707984">
                <table:table-cell table:style-name="Tabla46.A2" office:value-type="string">
                  <text:p text:style-name="P170"/>
                </table:table-cell>
                <table:table-cell table:style-name="Tabla46.A2" office:value-type="string">
                  <text:p text:style-name="P52">10<text:span text:style-name="T3">11</text:span> 0<text:span text:style-name="T3">1</text:span>00 1<text:span text:style-name="T3">00</text:span>1</text:p>
                </table:table-cell>
                <table:table-cell table:style-name="Tabla46.A2" office:value-type="string">
                  <text:p text:style-name="P52"/>
                </table:table-cell>
                <table:table-cell table:style-name="Tabla46.D2" office:value-type="string">
                  <text:p text:style-name="P170"/>
                </table:table-cell>
              </table:table-row>
              <table:table-row table:style-name="TableLine94720853840864">
                <table:table-cell table:style-name="Tabla46.A2" office:value-type="string">
                  <text:p text:style-name="P170"/>
                </table:table-cell>
                <table:table-cell table:style-name="Tabla46.A2" office:value-type="string">
                  <text:p text:style-name="P52"/>
                </table:table-cell>
                <table:table-cell table:style-name="Tabla46.A2" office:value-type="string">
                  <text:p text:style-name="P52"/>
                </table:table-cell>
                <table:table-cell table:style-name="Tabla46.D2" office:value-type="string">
                  <text:p text:style-name="P169">FE0</text:p>
                </table:table-cell>
              </table:table-row>
              <table:table-row table:style-name="TableLine94720865881408">
                <table:table-cell table:style-name="Tabla46.A2" office:value-type="string">
                  <text:p text:style-name="P169">126</text:p>
                </table:table-cell>
                <table:table-cell table:style-name="Tabla46.A2" office:value-type="string">
                  <text:p text:style-name="P52"/>
                </table:table-cell>
                <table:table-cell table:style-name="Tabla46.A2" office:value-type="string">
                  <text:p text:style-name="P52"/>
                </table:table-cell>
                <table:table-cell table:style-name="Tabla46.D2" office:value-type="string">
                  <text:p text:style-name="P170"/>
                </table:table-cell>
              </table:table-row>
              <table:table-row table:style-name="TableLine94720865460592">
                <table:table-cell table:style-name="Tabla46.A2" office:value-type="string">
                  <text:p text:style-name="P170"/>
                </table:table-cell>
                <table:table-cell table:style-name="Tabla46.A2" office:value-type="string">
                  <text:p text:style-name="P52"/>
                </table:table-cell>
                <table:table-cell table:style-name="Tabla46.A2" office:value-type="string">
                  <text:p text:style-name="P53">97</text:p>
                </table:table-cell>
                <table:table-cell table:style-name="Tabla46.D2" office:value-type="string">
                  <text:p text:style-name="P170"/>
                </table:table-cell>
              </table:table-row>
            </table:table>
            <text:p text:style-name="P50"/>
          </text:deletion>
          <text:insertion>
            <office:change-info office:chg-author="Autor desconocido" office:chg-date-time="2023-10-02T19:22:52"/>
          </text:insertion>
        </text:changed-region>
        <text:changed-region xml:id="ct94720851434128" text:id="ct94720851434128">
          <text:insertion>
            <office:change-info>
              <dc:creator>Autor desconocido</dc:creator>
              <dc:date>2023-10-02T19:35:44</dc:date>
            </office:change-info>
          </text:insertion>
        </text:changed-region>
        <text:changed-region xml:id="ct94720821665840" text:id="ct94720821665840">
          <text:deletion>
            <office:change-info>
              <dc:creator>Autor desconocido</dc:creator>
              <dc:date>2023-10-02T19:19:13</dc:date>
            </office:change-info>
            <text:p text:style-name="P161">5</text:p>
          </text:deletion>
        </text:changed-region>
        <text:changed-region xml:id="ct94720821291296" text:id="ct94720821291296">
          <text:deletion>
            <office:change-info>
              <dc:creator>Autor desconocido</dc:creator>
              <dc:date>2022-09-22T18:49:05</dc:date>
            </office:change-info>
            <text:p text:style-name="P161">41</text:p>
          </text:deletion>
        </text:changed-region>
        <text:changed-region xml:id="ct94720861476624" text:id="ct94720861476624">
          <text:insertion>
            <office:change-info>
              <dc:creator>Autor desconocido</dc:creator>
              <dc:date>2023-10-02T19:37:09</dc:date>
            </office:change-info>
          </text:insertion>
        </text:changed-region>
        <text:changed-region xml:id="ct94720851353632" text:id="ct94720851353632">
          <text:format-change>
            <office:change-info>
              <dc:creator>Autor desconocido</dc:creator>
              <dc:date>2023-10-02T20:25:46</dc:date>
            </office:change-info>
          </text:format-change>
        </text:changed-region>
        <text:changed-region xml:id="ct94720821650656" text:id="ct94720821650656">
          <text:deletion>
            <office:change-info>
              <dc:creator>Autor desconocido</dc:creator>
              <dc:date>2022-09-22T18:58:17</dc:date>
            </office:change-info>
            <text:p text:style-name="P167"><text:span text:style-name="T127">467</text:span></text:p>
          </text:deletion>
        </text:changed-region>
        <text:changed-region xml:id="ct94720850749584" text:id="ct94720850749584">
          <text:deletion>
            <office:change-info>
              <dc:creator>Autor desconocido</dc:creator>
              <dc:date>2023-10-02T19:22:52</dc:date>
            </office:change-info>
            <text:p text:style-name="P167"/>
            <table:table table:name="Tabla39" table:style-name="Tabla39">
              <table:table-column table:style-name="Tabla39.A"/>
              <table:table-column table:style-name="Tabla39.B"/>
              <table:table-column table:style-name="Tabla39.C"/>
              <table:table-column table:style-name="Tabla39.D"/>
              <table:table-row table:style-name="TableLine94720849926736">
                <table:table-cell table:style-name="Tabla39.A1" office:value-type="string">
                  <text:p text:style-name="P168">523</text:p>
                </table:table-cell>
                <table:table-cell table:style-name="Tabla39.A1" office:value-type="string">
                  <text:p text:style-name="P41"/>
                </table:table-cell>
                <table:table-cell table:style-name="Tabla39.A1" office:value-type="string">
                  <text:p text:style-name="P43"/>
                </table:table-cell>
                <table:table-cell table:style-name="Tabla39.D1" office:value-type="string">
                  <text:p text:style-name="P160"/>
                </table:table-cell>
              </table:table-row>
              <table:table-row table:style-name="TableLine94720829295888">
                <table:table-cell table:style-name="Tabla39.A2" office:value-type="string">
                  <text:p text:style-name="P169">725</text:p>
                </table:table-cell>
                <table:table-cell table:style-name="Tabla39.A2" office:value-type="string">
                  <text:p text:style-name="P42"/>
                </table:table-cell>
                <table:table-cell table:style-name="Tabla39.A2" office:value-type="string">
                  <text:p text:style-name="P44"/>
                </table:table-cell>
                <table:table-cell table:style-name="Tabla39.D2" office:value-type="string">
                  <text:p text:style-name="P159"/>
                </table:table-cell>
              </table:table-row>
              <table:table-row table:style-name="TableLine94720855691376">
                <table:table-cell table:style-name="Tabla39.A2" office:value-type="string">
                  <text:p text:style-name="P159"/>
                </table:table-cell>
                <table:table-cell table:style-name="Tabla39.A2" office:value-type="string">
                  <text:p text:style-name="P42"/>
                </table:table-cell>
                <table:table-cell table:style-name="Tabla39.A2" office:value-type="string">
                  <text:p text:style-name="P53">246</text:p>
                </table:table-cell>
                <table:table-cell table:style-name="Tabla39.D2" office:value-type="string">
                  <text:p text:style-name="P159"/>
                </table:table-cell>
              </table:table-row>
              <table:table-row table:style-name="TableLine94720769224992">
                <table:table-cell table:style-name="Tabla39.A2" office:value-type="string">
                  <text:p text:style-name="P159"/>
                </table:table-cell>
                <table:table-cell table:style-name="Tabla39.A2" office:value-type="string">
                  <text:p text:style-name="P42"/>
                </table:table-cell>
                <table:table-cell table:style-name="Tabla39.A2" office:value-type="string">
                  <text:p text:style-name="P53">124</text:p>
                </table:table-cell>
                <table:table-cell table:style-name="Tabla39.D2" office:value-type="string">
                  <text:p text:style-name="P159"/>
                </table:table-cell>
              </table:table-row>
              <table:table-row table:style-name="TableLine94720865287744">
                <table:table-cell table:style-name="Tabla39.A2" office:value-type="string">
                  <text:p text:style-name="P170">2,<text:span text:style-name="T123">052</text:span></text:p>
                </table:table-cell>
                <table:table-cell table:style-name="Tabla39.A2" office:value-type="string">
                  <text:p text:style-name="P42"/>
                </table:table-cell>
                <table:table-cell table:style-name="Tabla39.A2" office:value-type="string">
                  <text:p text:style-name="P42"/>
                </table:table-cell>
                <table:table-cell table:style-name="Tabla39.D2" office:value-type="string">
                  <text:p text:style-name="P159"/>
                </table:table-cell>
              </table:table-row>
              <table:table-row table:style-name="TableLine94720863764688">
                <table:table-cell table:style-name="Tabla39.A2" office:value-type="string">
                  <text:p text:style-name="P170"/>
                </table:table-cell>
                <table:table-cell table:style-name="Tabla39.A2" office:value-type="string">
                  <text:p text:style-name="P52"/>
                </table:table-cell>
                <table:table-cell table:style-name="Tabla39.A2" office:value-type="string">
                  <text:p text:style-name="P52"/>
                </table:table-cell>
                <table:table-cell table:style-name="Tabla39.D2" office:value-type="string">
                  <text:p text:style-name="P169">9A0</text:p>
                </table:table-cell>
              </table:table-row>
              <table:table-row table:style-name="TableLine94720849577824">
                <table:table-cell table:style-name="Tabla39.A2" office:value-type="string">
                  <text:p text:style-name="P170"/>
                </table:table-cell>
                <table:table-cell table:style-name="Tabla39.A2" office:value-type="string">
                  <text:p text:style-name="P52">10<text:span text:style-name="T3">11</text:span> 0<text:span text:style-name="T3">1</text:span>00 1<text:span text:style-name="T3">00</text:span>1</text:p>
                </table:table-cell>
                <table:table-cell table:style-name="Tabla39.A2" office:value-type="string">
                  <text:p text:style-name="P52"/>
                </table:table-cell>
                <table:table-cell table:style-name="Tabla39.D2" office:value-type="string">
                  <text:p text:style-name="P170"/>
                </table:table-cell>
              </table:table-row>
              <table:table-row table:style-name="TableLine94720853424048">
                <table:table-cell table:style-name="Tabla39.A2" office:value-type="string">
                  <text:p text:style-name="P170"/>
                </table:table-cell>
                <table:table-cell table:style-name="Tabla39.A2" office:value-type="string">
                  <text:p text:style-name="P52"/>
                </table:table-cell>
                <table:table-cell table:style-name="Tabla39.A2" office:value-type="string">
                  <text:p text:style-name="P52"/>
                </table:table-cell>
                <table:table-cell table:style-name="Tabla39.D2" office:value-type="string">
                  <text:p text:style-name="P169">FE0</text:p>
                </table:table-cell>
              </table:table-row>
              <table:table-row table:style-name="TableLine94720851459312">
                <table:table-cell table:style-name="Tabla39.A2" office:value-type="string">
                  <text:p text:style-name="P169">126</text:p>
                </table:table-cell>
                <table:table-cell table:style-name="Tabla39.A2" office:value-type="string">
                  <text:p text:style-name="P52"/>
                </table:table-cell>
                <table:table-cell table:style-name="Tabla39.A2" office:value-type="string">
                  <text:p text:style-name="P52"/>
                </table:table-cell>
                <table:table-cell table:style-name="Tabla39.D2" office:value-type="string">
                  <text:p text:style-name="P170"/>
                </table:table-cell>
              </table:table-row>
              <table:table-row table:style-name="TableLine94720865287040">
                <table:table-cell table:style-name="Tabla39.A2" office:value-type="string">
                  <text:p text:style-name="P170"/>
                </table:table-cell>
                <table:table-cell table:style-name="Tabla39.A2" office:value-type="string">
                  <text:p text:style-name="P52"/>
                </table:table-cell>
                <table:table-cell table:style-name="Tabla39.A2" office:value-type="string">
                  <text:p text:style-name="P53">97</text:p>
                </table:table-cell>
                <table:table-cell table:style-name="Tabla39.D2" office:value-type="string">
                  <text:p text:style-name="P170"/>
                </table:table-cell>
              </table:table-row>
            </table:table>
            <text:p text:style-name="P167"/>
          </text:deletion>
          <text:insertion>
            <office:change-info office:chg-author="Autor desconocido" office:chg-date-time="2023-10-02T19:22:52"/>
          </text:insertion>
        </text:changed-region>
        <text:changed-region xml:id="ct94720849621168" text:id="ct94720849621168">
          <text:insertion>
            <office:change-info>
              <dc:creator>Autor desconocido</dc:creator>
              <dc:date>2023-10-02T19:43:17</dc:date>
            </office:change-info>
          </text:insertion>
        </text:changed-region>
        <text:changed-region xml:id="ct94720821651984" text:id="ct94720821651984">
          <text:deletion>
            <office:change-info>
              <dc:creator>Autor desconocido</dc:creator>
              <dc:date>2022-09-22T18:51:37</dc:date>
            </office:change-info>
            <text:p text:style-name="P45">1 1101 0011</text:p>
          </text:deletion>
        </text:changed-region>
        <text:changed-region xml:id="ct94720865975328" text:id="ct94720865975328">
          <text:deletion>
            <office:change-info>
              <dc:creator>Autor desconocido</dc:creator>
              <dc:date>2023-10-02T19:22:52</dc:date>
            </office:change-info>
            <text:p text:style-name="P45"/>
            <table:table table:name="Tabla40" table:style-name="Tabla40">
              <table:table-column table:style-name="Tabla40.A"/>
              <table:table-column table:style-name="Tabla40.B"/>
              <table:table-column table:style-name="Tabla40.C"/>
              <table:table-column table:style-name="Tabla40.D"/>
              <table:table-row table:style-name="TableLine94720864737280">
                <table:table-cell table:style-name="Tabla40.A1" office:value-type="string">
                  <text:p text:style-name="P168">523</text:p>
                </table:table-cell>
                <table:table-cell table:style-name="Tabla40.A1" office:value-type="string">
                  <text:p text:style-name="P41"/>
                </table:table-cell>
                <table:table-cell table:style-name="Tabla40.A1" office:value-type="string">
                  <text:p text:style-name="P43"/>
                </table:table-cell>
                <table:table-cell table:style-name="Tabla40.D1" office:value-type="string">
                  <text:p text:style-name="P160"/>
                </table:table-cell>
              </table:table-row>
              <table:table-row table:style-name="TableLine94720851996128">
                <table:table-cell table:style-name="Tabla40.A2" office:value-type="string">
                  <text:p text:style-name="P169">725</text:p>
                </table:table-cell>
                <table:table-cell table:style-name="Tabla40.A2" office:value-type="string">
                  <text:p text:style-name="P42"/>
                </table:table-cell>
                <table:table-cell table:style-name="Tabla40.A2" office:value-type="string">
                  <text:p text:style-name="P44"/>
                </table:table-cell>
                <table:table-cell table:style-name="Tabla40.D2" office:value-type="string">
                  <text:p text:style-name="P159"/>
                </table:table-cell>
              </table:table-row>
              <table:table-row table:style-name="TableLine94720840199792">
                <table:table-cell table:style-name="Tabla40.A2" office:value-type="string">
                  <text:p text:style-name="P159"/>
                </table:table-cell>
                <table:table-cell table:style-name="Tabla40.A2" office:value-type="string">
                  <text:p text:style-name="P42"/>
                </table:table-cell>
                <table:table-cell table:style-name="Tabla40.A2" office:value-type="string">
                  <text:p text:style-name="P53">246</text:p>
                </table:table-cell>
                <table:table-cell table:style-name="Tabla40.D2" office:value-type="string">
                  <text:p text:style-name="P159"/>
                </table:table-cell>
              </table:table-row>
              <table:table-row table:style-name="TableLine94720855721856">
                <table:table-cell table:style-name="Tabla40.A2" office:value-type="string">
                  <text:p text:style-name="P159"/>
                </table:table-cell>
                <table:table-cell table:style-name="Tabla40.A2" office:value-type="string">
                  <text:p text:style-name="P42"/>
                </table:table-cell>
                <table:table-cell table:style-name="Tabla40.A2" office:value-type="string">
                  <text:p text:style-name="P53">124</text:p>
                </table:table-cell>
                <table:table-cell table:style-name="Tabla40.D2" office:value-type="string">
                  <text:p text:style-name="P159"/>
                </table:table-cell>
              </table:table-row>
              <table:table-row table:style-name="TableLine94720865664496">
                <table:table-cell table:style-name="Tabla40.A2" office:value-type="string">
                  <text:p text:style-name="P170">2,<text:span text:style-name="T123">052</text:span></text:p>
                </table:table-cell>
                <table:table-cell table:style-name="Tabla40.A2" office:value-type="string">
                  <text:p text:style-name="P42"/>
                </table:table-cell>
                <table:table-cell table:style-name="Tabla40.A2" office:value-type="string">
                  <text:p text:style-name="P42"/>
                </table:table-cell>
                <table:table-cell table:style-name="Tabla40.D2" office:value-type="string">
                  <text:p text:style-name="P159"/>
                </table:table-cell>
              </table:table-row>
              <table:table-row table:style-name="TableLine94720853318720">
                <table:table-cell table:style-name="Tabla40.A2" office:value-type="string">
                  <text:p text:style-name="P170"/>
                </table:table-cell>
                <table:table-cell table:style-name="Tabla40.A2" office:value-type="string">
                  <text:p text:style-name="P52"/>
                </table:table-cell>
                <table:table-cell table:style-name="Tabla40.A2" office:value-type="string">
                  <text:p text:style-name="P52"/>
                </table:table-cell>
                <table:table-cell table:style-name="Tabla40.D2" office:value-type="string">
                  <text:p text:style-name="P169">9A0</text:p>
                </table:table-cell>
              </table:table-row>
              <table:table-row table:style-name="TableLine94720769059824">
                <table:table-cell table:style-name="Tabla40.A2" office:value-type="string">
                  <text:p text:style-name="P170"/>
                </table:table-cell>
                <table:table-cell table:style-name="Tabla40.A2" office:value-type="string">
                  <text:p text:style-name="P52">10<text:span text:style-name="T3">11</text:span> 0<text:span text:style-name="T3">1</text:span>00 1<text:span text:style-name="T3">00</text:span>1</text:p>
                </table:table-cell>
                <table:table-cell table:style-name="Tabla40.A2" office:value-type="string">
                  <text:p text:style-name="P52"/>
                </table:table-cell>
                <table:table-cell table:style-name="Tabla40.D2" office:value-type="string">
                  <text:p text:style-name="P170"/>
                </table:table-cell>
              </table:table-row>
              <table:table-row table:style-name="TableLine94720818944016">
                <table:table-cell table:style-name="Tabla40.A2" office:value-type="string">
                  <text:p text:style-name="P170"/>
                </table:table-cell>
                <table:table-cell table:style-name="Tabla40.A2" office:value-type="string">
                  <text:p text:style-name="P52"/>
                </table:table-cell>
                <table:table-cell table:style-name="Tabla40.A2" office:value-type="string">
                  <text:p text:style-name="P52"/>
                </table:table-cell>
                <table:table-cell table:style-name="Tabla40.D2" office:value-type="string">
                  <text:p text:style-name="P169">FE0</text:p>
                </table:table-cell>
              </table:table-row>
              <table:table-row table:style-name="TableLine94720863884496">
                <table:table-cell table:style-name="Tabla40.A2" office:value-type="string">
                  <text:p text:style-name="P169">126</text:p>
                </table:table-cell>
                <table:table-cell table:style-name="Tabla40.A2" office:value-type="string">
                  <text:p text:style-name="P52"/>
                </table:table-cell>
                <table:table-cell table:style-name="Tabla40.A2" office:value-type="string">
                  <text:p text:style-name="P52"/>
                </table:table-cell>
                <table:table-cell table:style-name="Tabla40.D2" office:value-type="string">
                  <text:p text:style-name="P170"/>
                </table:table-cell>
              </table:table-row>
              <table:table-row table:style-name="TableLine94720863889792">
                <table:table-cell table:style-name="Tabla40.A2" office:value-type="string">
                  <text:p text:style-name="P170"/>
                </table:table-cell>
                <table:table-cell table:style-name="Tabla40.A2" office:value-type="string">
                  <text:p text:style-name="P52"/>
                </table:table-cell>
                <table:table-cell table:style-name="Tabla40.A2" office:value-type="string">
                  <text:p text:style-name="P53">97</text:p>
                </table:table-cell>
                <table:table-cell table:style-name="Tabla40.D2" office:value-type="string">
                  <text:p text:style-name="P170"/>
                </table:table-cell>
              </table:table-row>
            </table:table>
            <text:p text:style-name="P45"/>
          </text:deletion>
          <text:insertion>
            <office:change-info office:chg-author="Autor desconocido" office:chg-date-time="2023-10-02T19:22:52"/>
          </text:insertion>
        </text:changed-region>
        <text:changed-region xml:id="ct94720821919104" text:id="ct94720821919104">
          <text:insertion>
            <office:change-info>
              <dc:creator>Autor desconocido</dc:creator>
              <dc:date>2023-10-02T19:43:38</dc:date>
            </office:change-info>
          </text:insertion>
        </text:changed-region>
        <text:changed-region xml:id="ct94720851021232" text:id="ct94720851021232">
          <text:insertion>
            <office:change-info>
              <dc:creator>Autor desconocido</dc:creator>
              <dc:date>2023-10-02T19:22:52</dc:date>
            </office:change-info>
          </text:insertion>
        </text:changed-region>
        <text:changed-region xml:id="ct94720821651344" text:id="ct94720821651344">
          <text:deletion>
            <office:change-info>
              <dc:creator>Autor desconocido</dc:creator>
              <dc:date>2023-10-02T19:19:13</dc:date>
            </office:change-info>
            <text:p text:style-name="P56"><text:span text:style-name="T3">723</text:span></text:p>
          </text:deletion>
        </text:changed-region>
        <text:changed-region xml:id="ct94720867192128" text:id="ct94720867192128">
          <text:deletion>
            <office:change-info>
              <dc:creator>Autor desconocido</dc:creator>
              <dc:date>2023-10-02T19:22:52</dc:date>
            </office:change-info>
            <text:p text:style-name="P56"><text:span text:style-name="T3"/></text:p>
            <table:table table:name="Tabla47" table:style-name="Tabla47">
              <table:table-column table:style-name="Tabla47.A"/>
              <table:table-column table:style-name="Tabla47.B"/>
              <table:table-column table:style-name="Tabla47.C"/>
              <table:table-column table:style-name="Tabla47.D"/>
              <table:table-row table:style-name="TableLine94720850719888">
                <table:table-cell table:style-name="Tabla47.A1" office:value-type="string">
                  <text:p text:style-name="P168">523</text:p>
                </table:table-cell>
                <table:table-cell table:style-name="Tabla47.A1" office:value-type="string">
                  <text:p text:style-name="P41"/>
                </table:table-cell>
                <table:table-cell table:style-name="Tabla47.A1" office:value-type="string">
                  <text:p text:style-name="P43"/>
                </table:table-cell>
                <table:table-cell table:style-name="Tabla47.D1" office:value-type="string">
                  <text:p text:style-name="P160"/>
                </table:table-cell>
              </table:table-row>
              <table:table-row table:style-name="TableLine94720866733424">
                <table:table-cell table:style-name="Tabla47.A2" office:value-type="string">
                  <text:p text:style-name="P169">725</text:p>
                </table:table-cell>
                <table:table-cell table:style-name="Tabla47.A2" office:value-type="string">
                  <text:p text:style-name="P42"/>
                </table:table-cell>
                <table:table-cell table:style-name="Tabla47.A2" office:value-type="string">
                  <text:p text:style-name="P44"/>
                </table:table-cell>
                <table:table-cell table:style-name="Tabla47.D2" office:value-type="string">
                  <text:p text:style-name="P159"/>
                </table:table-cell>
              </table:table-row>
              <table:table-row table:style-name="TableLine94720858554912">
                <table:table-cell table:style-name="Tabla47.A2" office:value-type="string">
                  <text:p text:style-name="P159"/>
                </table:table-cell>
                <table:table-cell table:style-name="Tabla47.A2" office:value-type="string">
                  <text:p text:style-name="P42"/>
                </table:table-cell>
                <table:table-cell table:style-name="Tabla47.A2" office:value-type="string">
                  <text:p text:style-name="P53">246</text:p>
                </table:table-cell>
                <table:table-cell table:style-name="Tabla47.D2" office:value-type="string">
                  <text:p text:style-name="P159"/>
                </table:table-cell>
              </table:table-row>
              <table:table-row table:style-name="TableLine94720852853680">
                <table:table-cell table:style-name="Tabla47.A2" office:value-type="string">
                  <text:p text:style-name="P159"/>
                </table:table-cell>
                <table:table-cell table:style-name="Tabla47.A2" office:value-type="string">
                  <text:p text:style-name="P42"/>
                </table:table-cell>
                <table:table-cell table:style-name="Tabla47.A2" office:value-type="string">
                  <text:p text:style-name="P53">124</text:p>
                </table:table-cell>
                <table:table-cell table:style-name="Tabla47.D2" office:value-type="string">
                  <text:p text:style-name="P159"/>
                </table:table-cell>
              </table:table-row>
              <table:table-row table:style-name="TableLine94720853886080">
                <table:table-cell table:style-name="Tabla47.A2" office:value-type="string">
                  <text:p text:style-name="P170">2,<text:span text:style-name="T123">052</text:span></text:p>
                </table:table-cell>
                <table:table-cell table:style-name="Tabla47.A2" office:value-type="string">
                  <text:p text:style-name="P42"/>
                </table:table-cell>
                <table:table-cell table:style-name="Tabla47.A2" office:value-type="string">
                  <text:p text:style-name="P42"/>
                </table:table-cell>
                <table:table-cell table:style-name="Tabla47.D2" office:value-type="string">
                  <text:p text:style-name="P159"/>
                </table:table-cell>
              </table:table-row>
              <table:table-row table:style-name="TableLine94720864844864">
                <table:table-cell table:style-name="Tabla47.A2" office:value-type="string">
                  <text:p text:style-name="P170"/>
                </table:table-cell>
                <table:table-cell table:style-name="Tabla47.A2" office:value-type="string">
                  <text:p text:style-name="P52"/>
                </table:table-cell>
                <table:table-cell table:style-name="Tabla47.A2" office:value-type="string">
                  <text:p text:style-name="P52"/>
                </table:table-cell>
                <table:table-cell table:style-name="Tabla47.D2" office:value-type="string">
                  <text:p text:style-name="P169">9A0</text:p>
                </table:table-cell>
              </table:table-row>
              <table:table-row table:style-name="TableLine94720852877200">
                <table:table-cell table:style-name="Tabla47.A2" office:value-type="string">
                  <text:p text:style-name="P170"/>
                </table:table-cell>
                <table:table-cell table:style-name="Tabla47.A2" office:value-type="string">
                  <text:p text:style-name="P52">10<text:span text:style-name="T3">11</text:span> 0<text:span text:style-name="T3">1</text:span>00 1<text:span text:style-name="T3">00</text:span>1</text:p>
                </table:table-cell>
                <table:table-cell table:style-name="Tabla47.A2" office:value-type="string">
                  <text:p text:style-name="P52"/>
                </table:table-cell>
                <table:table-cell table:style-name="Tabla47.D2" office:value-type="string">
                  <text:p text:style-name="P170"/>
                </table:table-cell>
              </table:table-row>
              <table:table-row table:style-name="TableLine94720852419136">
                <table:table-cell table:style-name="Tabla47.A2" office:value-type="string">
                  <text:p text:style-name="P170"/>
                </table:table-cell>
                <table:table-cell table:style-name="Tabla47.A2" office:value-type="string">
                  <text:p text:style-name="P52"/>
                </table:table-cell>
                <table:table-cell table:style-name="Tabla47.A2" office:value-type="string">
                  <text:p text:style-name="P52"/>
                </table:table-cell>
                <table:table-cell table:style-name="Tabla47.D2" office:value-type="string">
                  <text:p text:style-name="P169">FE0</text:p>
                </table:table-cell>
              </table:table-row>
              <table:table-row table:style-name="TableLine94720768710144">
                <table:table-cell table:style-name="Tabla47.A2" office:value-type="string">
                  <text:p text:style-name="P169">126</text:p>
                </table:table-cell>
                <table:table-cell table:style-name="Tabla47.A2" office:value-type="string">
                  <text:p text:style-name="P52"/>
                </table:table-cell>
                <table:table-cell table:style-name="Tabla47.A2" office:value-type="string">
                  <text:p text:style-name="P52"/>
                </table:table-cell>
                <table:table-cell table:style-name="Tabla47.D2" office:value-type="string">
                  <text:p text:style-name="P170"/>
                </table:table-cell>
              </table:table-row>
              <table:table-row table:style-name="TableLine94720769690496">
                <table:table-cell table:style-name="Tabla47.A2" office:value-type="string">
                  <text:p text:style-name="P170"/>
                </table:table-cell>
                <table:table-cell table:style-name="Tabla47.A2" office:value-type="string">
                  <text:p text:style-name="P52"/>
                </table:table-cell>
                <table:table-cell table:style-name="Tabla47.A2" office:value-type="string">
                  <text:p text:style-name="P53">97</text:p>
                </table:table-cell>
                <table:table-cell table:style-name="Tabla47.D2" office:value-type="string">
                  <text:p text:style-name="P170"/>
                </table:table-cell>
              </table:table-row>
            </table:table>
            <text:p text:style-name="P56"><text:span text:style-name="T3"/></text:p>
          </text:deletion>
          <text:insertion>
            <office:change-info office:chg-author="Autor desconocido" office:chg-date-time="2023-10-02T19:22:52"/>
          </text:insertion>
        </text:changed-region>
        <text:changed-region xml:id="ct94720821664992" text:id="ct94720821664992">
          <text:deletion>
            <office:change-info>
              <dc:creator>Autor desconocido</dc:creator>
              <dc:date>2023-10-02T19:19:13</dc:date>
            </office:change-info>
            <text:p text:style-name="P161">1D3</text:p>
          </text:deletion>
        </text:changed-region>
        <text:changed-region xml:id="ct94720852049632" text:id="ct94720852049632">
          <text:insertion>
            <office:change-info>
              <dc:creator>Autor desconocido</dc:creator>
              <dc:date>2023-10-02T19:43:21</dc:date>
            </office:change-info>
          </text:insertion>
        </text:changed-region>
        <text:changed-region xml:id="ct94720851353312" text:id="ct94720851353312">
          <text:format-change>
            <office:change-info>
              <dc:creator>Autor desconocido</dc:creator>
              <dc:date>2023-10-02T20:25:46</dc:date>
            </office:change-info>
          </text:format-change>
        </text:changed-region>
        <text:changed-region xml:id="ct94720851043664" text:id="ct94720851043664">
          <text:deletion>
            <office:change-info>
              <dc:creator>Autor desconocido</dc:creator>
              <dc:date>2023-10-02T19:19:13</dc:date>
            </office:change-info>
            <text:p text:style-name="P162">317</text:p>
          </text:deletion>
        </text:changed-region>
        <text:changed-region xml:id="ct94720850127232" text:id="ct94720850127232">
          <text:deletion>
            <office:change-info>
              <dc:creator>Autor desconocido</dc:creator>
              <dc:date>2023-10-02T19:22:52</dc:date>
            </office:change-info>
            <text:p text:style-name="P162"><text:span text:style-name="T39"/></text:p>
            <table:table table:name="Tabla41" table:style-name="Tabla41">
              <table:table-column table:style-name="Tabla41.A"/>
              <table:table-column table:style-name="Tabla41.B"/>
              <table:table-column table:style-name="Tabla41.C"/>
              <table:table-column table:style-name="Tabla41.D"/>
              <table:table-row table:style-name="TableLine94720852485168">
                <table:table-cell table:style-name="Tabla41.A1" office:value-type="string">
                  <text:p text:style-name="P168">523</text:p>
                </table:table-cell>
                <table:table-cell table:style-name="Tabla41.A1" office:value-type="string">
                  <text:p text:style-name="P41"/>
                </table:table-cell>
                <table:table-cell table:style-name="Tabla41.A1" office:value-type="string">
                  <text:p text:style-name="P43"/>
                </table:table-cell>
                <table:table-cell table:style-name="Tabla41.D1" office:value-type="string">
                  <text:p text:style-name="P160"/>
                </table:table-cell>
              </table:table-row>
              <table:table-row table:style-name="TableLine94720768799536">
                <table:table-cell table:style-name="Tabla41.A2" office:value-type="string">
                  <text:p text:style-name="P169">725</text:p>
                </table:table-cell>
                <table:table-cell table:style-name="Tabla41.A2" office:value-type="string">
                  <text:p text:style-name="P42"/>
                </table:table-cell>
                <table:table-cell table:style-name="Tabla41.A2" office:value-type="string">
                  <text:p text:style-name="P44"/>
                </table:table-cell>
                <table:table-cell table:style-name="Tabla41.D2" office:value-type="string">
                  <text:p text:style-name="P159"/>
                </table:table-cell>
              </table:table-row>
              <table:table-row table:style-name="TableLine94720866269312">
                <table:table-cell table:style-name="Tabla41.A2" office:value-type="string">
                  <text:p text:style-name="P159"/>
                </table:table-cell>
                <table:table-cell table:style-name="Tabla41.A2" office:value-type="string">
                  <text:p text:style-name="P42"/>
                </table:table-cell>
                <table:table-cell table:style-name="Tabla41.A2" office:value-type="string">
                  <text:p text:style-name="P53">246</text:p>
                </table:table-cell>
                <table:table-cell table:style-name="Tabla41.D2" office:value-type="string">
                  <text:p text:style-name="P159"/>
                </table:table-cell>
              </table:table-row>
              <table:table-row table:style-name="TableLine94720854486512">
                <table:table-cell table:style-name="Tabla41.A2" office:value-type="string">
                  <text:p text:style-name="P159"/>
                </table:table-cell>
                <table:table-cell table:style-name="Tabla41.A2" office:value-type="string">
                  <text:p text:style-name="P42"/>
                </table:table-cell>
                <table:table-cell table:style-name="Tabla41.A2" office:value-type="string">
                  <text:p text:style-name="P53">124</text:p>
                </table:table-cell>
                <table:table-cell table:style-name="Tabla41.D2" office:value-type="string">
                  <text:p text:style-name="P159"/>
                </table:table-cell>
              </table:table-row>
              <table:table-row table:style-name="TableLine94720859789344">
                <table:table-cell table:style-name="Tabla41.A2" office:value-type="string">
                  <text:p text:style-name="P170">2,<text:span text:style-name="T123">052</text:span></text:p>
                </table:table-cell>
                <table:table-cell table:style-name="Tabla41.A2" office:value-type="string">
                  <text:p text:style-name="P42"/>
                </table:table-cell>
                <table:table-cell table:style-name="Tabla41.A2" office:value-type="string">
                  <text:p text:style-name="P42"/>
                </table:table-cell>
                <table:table-cell table:style-name="Tabla41.D2" office:value-type="string">
                  <text:p text:style-name="P159"/>
                </table:table-cell>
              </table:table-row>
              <table:table-row table:style-name="TableLine94720851577584">
                <table:table-cell table:style-name="Tabla41.A2" office:value-type="string">
                  <text:p text:style-name="P170"/>
                </table:table-cell>
                <table:table-cell table:style-name="Tabla41.A2" office:value-type="string">
                  <text:p text:style-name="P52"/>
                </table:table-cell>
                <table:table-cell table:style-name="Tabla41.A2" office:value-type="string">
                  <text:p text:style-name="P52"/>
                </table:table-cell>
                <table:table-cell table:style-name="Tabla41.D2" office:value-type="string">
                  <text:p text:style-name="P169">9A0</text:p>
                </table:table-cell>
              </table:table-row>
              <table:table-row table:style-name="TableLine94720851871392">
                <table:table-cell table:style-name="Tabla41.A2" office:value-type="string">
                  <text:p text:style-name="P170"/>
                </table:table-cell>
                <table:table-cell table:style-name="Tabla41.A2" office:value-type="string">
                  <text:p text:style-name="P52">10<text:span text:style-name="T3">11</text:span> 0<text:span text:style-name="T3">1</text:span>00 1<text:span text:style-name="T3">00</text:span>1</text:p>
                </table:table-cell>
                <table:table-cell table:style-name="Tabla41.A2" office:value-type="string">
                  <text:p text:style-name="P52"/>
                </table:table-cell>
                <table:table-cell table:style-name="Tabla41.D2" office:value-type="string">
                  <text:p text:style-name="P170"/>
                </table:table-cell>
              </table:table-row>
              <table:table-row table:style-name="TableLine94720866270368">
                <table:table-cell table:style-name="Tabla41.A2" office:value-type="string">
                  <text:p text:style-name="P170"/>
                </table:table-cell>
                <table:table-cell table:style-name="Tabla41.A2" office:value-type="string">
                  <text:p text:style-name="P52"/>
                </table:table-cell>
                <table:table-cell table:style-name="Tabla41.A2" office:value-type="string">
                  <text:p text:style-name="P52"/>
                </table:table-cell>
                <table:table-cell table:style-name="Tabla41.D2" office:value-type="string">
                  <text:p text:style-name="P169">FE0</text:p>
                </table:table-cell>
              </table:table-row>
              <table:table-row table:style-name="TableLine94720859789728">
                <table:table-cell table:style-name="Tabla41.A2" office:value-type="string">
                  <text:p text:style-name="P169">126</text:p>
                </table:table-cell>
                <table:table-cell table:style-name="Tabla41.A2" office:value-type="string">
                  <text:p text:style-name="P52"/>
                </table:table-cell>
                <table:table-cell table:style-name="Tabla41.A2" office:value-type="string">
                  <text:p text:style-name="P52"/>
                </table:table-cell>
                <table:table-cell table:style-name="Tabla41.D2" office:value-type="string">
                  <text:p text:style-name="P170"/>
                </table:table-cell>
              </table:table-row>
              <table:table-row table:style-name="TableLine94720849515456">
                <table:table-cell table:style-name="Tabla41.A2" office:value-type="string">
                  <text:p text:style-name="P170"/>
                </table:table-cell>
                <table:table-cell table:style-name="Tabla41.A2" office:value-type="string">
                  <text:p text:style-name="P52"/>
                </table:table-cell>
                <table:table-cell table:style-name="Tabla41.A2" office:value-type="string">
                  <text:p text:style-name="P53">97</text:p>
                </table:table-cell>
                <table:table-cell table:style-name="Tabla41.D2" office:value-type="string">
                  <text:p text:style-name="P170"/>
                </table:table-cell>
              </table:table-row>
            </table:table>
            <text:p text:style-name="P162"><text:span text:style-name="T39"/></text:p>
          </text:deletion>
          <text:insertion>
            <office:change-info office:chg-author="Autor desconocido" office:chg-date-time="2023-10-02T19:22:52"/>
          </text:insertion>
        </text:changed-region>
        <text:changed-region xml:id="ct94720768783888" text:id="ct94720768783888">
          <text:insertion>
            <office:change-info>
              <dc:creator>Autor desconocido</dc:creator>
              <dc:date>2023-10-02T19:47:24</dc:date>
            </office:change-info>
          </text:insertion>
        </text:changed-region>
        <text:changed-region xml:id="ct94720838198064" text:id="ct94720838198064">
          <text:deletion>
            <office:change-info>
              <dc:creator>Autor desconocido</dc:creator>
              <dc:date>2023-10-02T19:19:13</dc:date>
            </office:change-info>
            <text:p text:style-name="P45">1 0011 1101</text:p>
          </text:deletion>
        </text:changed-region>
        <text:changed-region xml:id="ct94720866491616" text:id="ct94720866491616">
          <text:deletion>
            <office:change-info>
              <dc:creator>Autor desconocido</dc:creator>
              <dc:date>2023-10-02T19:22:52</dc:date>
            </office:change-info>
            <text:p text:style-name="P45"/>
            <table:table table:name="Tabla42" table:style-name="Tabla42">
              <table:table-column table:style-name="Tabla42.A"/>
              <table:table-column table:style-name="Tabla42.B"/>
              <table:table-column table:style-name="Tabla42.C"/>
              <table:table-column table:style-name="Tabla42.D"/>
              <table:table-row table:style-name="TableLine94720840466528">
                <table:table-cell table:style-name="Tabla42.A1" office:value-type="string">
                  <text:p text:style-name="P168">523</text:p>
                </table:table-cell>
                <table:table-cell table:style-name="Tabla42.A1" office:value-type="string">
                  <text:p text:style-name="P41"/>
                </table:table-cell>
                <table:table-cell table:style-name="Tabla42.A1" office:value-type="string">
                  <text:p text:style-name="P43"/>
                </table:table-cell>
                <table:table-cell table:style-name="Tabla42.D1" office:value-type="string">
                  <text:p text:style-name="P160"/>
                </table:table-cell>
              </table:table-row>
              <table:table-row table:style-name="TableLine94720853223280">
                <table:table-cell table:style-name="Tabla42.A2" office:value-type="string">
                  <text:p text:style-name="P169">725</text:p>
                </table:table-cell>
                <table:table-cell table:style-name="Tabla42.A2" office:value-type="string">
                  <text:p text:style-name="P42"/>
                </table:table-cell>
                <table:table-cell table:style-name="Tabla42.A2" office:value-type="string">
                  <text:p text:style-name="P44"/>
                </table:table-cell>
                <table:table-cell table:style-name="Tabla42.D2" office:value-type="string">
                  <text:p text:style-name="P159"/>
                </table:table-cell>
              </table:table-row>
              <table:table-row table:style-name="TableLine94720853023536">
                <table:table-cell table:style-name="Tabla42.A2" office:value-type="string">
                  <text:p text:style-name="P159"/>
                </table:table-cell>
                <table:table-cell table:style-name="Tabla42.A2" office:value-type="string">
                  <text:p text:style-name="P42"/>
                </table:table-cell>
                <table:table-cell table:style-name="Tabla42.A2" office:value-type="string">
                  <text:p text:style-name="P53">246</text:p>
                </table:table-cell>
                <table:table-cell table:style-name="Tabla42.D2" office:value-type="string">
                  <text:p text:style-name="P159"/>
                </table:table-cell>
              </table:table-row>
              <table:table-row table:style-name="TableLine94720853222928">
                <table:table-cell table:style-name="Tabla42.A2" office:value-type="string">
                  <text:p text:style-name="P159"/>
                </table:table-cell>
                <table:table-cell table:style-name="Tabla42.A2" office:value-type="string">
                  <text:p text:style-name="P42"/>
                </table:table-cell>
                <table:table-cell table:style-name="Tabla42.A2" office:value-type="string">
                  <text:p text:style-name="P53">124</text:p>
                </table:table-cell>
                <table:table-cell table:style-name="Tabla42.D2" office:value-type="string">
                  <text:p text:style-name="P159"/>
                </table:table-cell>
              </table:table-row>
              <table:table-row table:style-name="TableLine94720855026128">
                <table:table-cell table:style-name="Tabla42.A2" office:value-type="string">
                  <text:p text:style-name="P170">2,<text:span text:style-name="T123">052</text:span></text:p>
                </table:table-cell>
                <table:table-cell table:style-name="Tabla42.A2" office:value-type="string">
                  <text:p text:style-name="P42"/>
                </table:table-cell>
                <table:table-cell table:style-name="Tabla42.A2" office:value-type="string">
                  <text:p text:style-name="P42"/>
                </table:table-cell>
                <table:table-cell table:style-name="Tabla42.D2" office:value-type="string">
                  <text:p text:style-name="P159"/>
                </table:table-cell>
              </table:table-row>
              <table:table-row table:style-name="TableLine94720824403296">
                <table:table-cell table:style-name="Tabla42.A2" office:value-type="string">
                  <text:p text:style-name="P170"/>
                </table:table-cell>
                <table:table-cell table:style-name="Tabla42.A2" office:value-type="string">
                  <text:p text:style-name="P52"/>
                </table:table-cell>
                <table:table-cell table:style-name="Tabla42.A2" office:value-type="string">
                  <text:p text:style-name="P52"/>
                </table:table-cell>
                <table:table-cell table:style-name="Tabla42.D2" office:value-type="string">
                  <text:p text:style-name="P169">9A0</text:p>
                </table:table-cell>
              </table:table-row>
              <table:table-row table:style-name="TableLine94720854931968">
                <table:table-cell table:style-name="Tabla42.A2" office:value-type="string">
                  <text:p text:style-name="P170"/>
                </table:table-cell>
                <table:table-cell table:style-name="Tabla42.A2" office:value-type="string">
                  <text:p text:style-name="P52">10<text:span text:style-name="T3">11</text:span> 0<text:span text:style-name="T3">1</text:span>00 1<text:span text:style-name="T3">00</text:span>1</text:p>
                </table:table-cell>
                <table:table-cell table:style-name="Tabla42.A2" office:value-type="string">
                  <text:p text:style-name="P52"/>
                </table:table-cell>
                <table:table-cell table:style-name="Tabla42.D2" office:value-type="string">
                  <text:p text:style-name="P170"/>
                </table:table-cell>
              </table:table-row>
              <table:table-row table:style-name="TableLine94720866519424">
                <table:table-cell table:style-name="Tabla42.A2" office:value-type="string">
                  <text:p text:style-name="P170"/>
                </table:table-cell>
                <table:table-cell table:style-name="Tabla42.A2" office:value-type="string">
                  <text:p text:style-name="P52"/>
                </table:table-cell>
                <table:table-cell table:style-name="Tabla42.A2" office:value-type="string">
                  <text:p text:style-name="P52"/>
                </table:table-cell>
                <table:table-cell table:style-name="Tabla42.D2" office:value-type="string">
                  <text:p text:style-name="P169">FE0</text:p>
                </table:table-cell>
              </table:table-row>
              <table:table-row table:style-name="TableLine94720865386048">
                <table:table-cell table:style-name="Tabla42.A2" office:value-type="string">
                  <text:p text:style-name="P169">126</text:p>
                </table:table-cell>
                <table:table-cell table:style-name="Tabla42.A2" office:value-type="string">
                  <text:p text:style-name="P52"/>
                </table:table-cell>
                <table:table-cell table:style-name="Tabla42.A2" office:value-type="string">
                  <text:p text:style-name="P52"/>
                </table:table-cell>
                <table:table-cell table:style-name="Tabla42.D2" office:value-type="string">
                  <text:p text:style-name="P170"/>
                </table:table-cell>
              </table:table-row>
              <table:table-row table:style-name="TableLine94720769062640">
                <table:table-cell table:style-name="Tabla42.A2" office:value-type="string">
                  <text:p text:style-name="P170"/>
                </table:table-cell>
                <table:table-cell table:style-name="Tabla42.A2" office:value-type="string">
                  <text:p text:style-name="P52"/>
                </table:table-cell>
                <table:table-cell table:style-name="Tabla42.A2" office:value-type="string">
                  <text:p text:style-name="P53">97</text:p>
                </table:table-cell>
                <table:table-cell table:style-name="Tabla42.D2" office:value-type="string">
                  <text:p text:style-name="P170"/>
                </table:table-cell>
              </table:table-row>
            </table:table>
            <text:p text:style-name="P45"/>
          </text:deletion>
          <text:insertion>
            <office:change-info office:chg-author="Autor desconocido" office:chg-date-time="2023-10-02T19:22:52"/>
          </text:insertion>
        </text:changed-region>
        <text:changed-region xml:id="ct94720854555504" text:id="ct94720854555504">
          <text:insertion>
            <office:change-info>
              <dc:creator>Autor desconocido</dc:creator>
              <dc:date>2023-10-02T19:46:39</dc:date>
            </office:change-info>
          </text:insertion>
        </text:changed-region>
        <text:changed-region xml:id="ct94720824147824" text:id="ct94720824147824">
          <text:insertion>
            <office:change-info>
              <dc:creator>Autor desconocido</dc:creator>
              <dc:date>2023-10-02T19:22:52</dc:date>
            </office:change-info>
          </text:insertion>
        </text:changed-region>
        <text:changed-region xml:id="ct94720850106112" text:id="ct94720850106112">
          <text:deletion>
            <office:change-info>
              <dc:creator>Autor desconocido</dc:creator>
              <dc:date>2023-10-02T19:19:13</dc:date>
            </office:change-info>
            <text:p text:style-name="P56"><text:span text:style-name="T3">475</text:span></text:p>
          </text:deletion>
        </text:changed-region>
        <text:changed-region xml:id="ct94720867272976" text:id="ct94720867272976">
          <text:deletion>
            <office:change-info>
              <dc:creator>Autor desconocido</dc:creator>
              <dc:date>2023-10-02T19:22:52</dc:date>
            </office:change-info>
            <text:p text:style-name="P56"><text:span text:style-name="T3"/></text:p>
            <table:table table:name="Tabla48" table:style-name="Tabla48">
              <table:table-column table:style-name="Tabla48.A"/>
              <table:table-column table:style-name="Tabla48.B"/>
              <table:table-column table:style-name="Tabla48.C"/>
              <table:table-column table:style-name="Tabla48.D"/>
              <table:table-row table:style-name="TableLine94720853471424">
                <table:table-cell table:style-name="Tabla48.A1" office:value-type="string">
                  <text:p text:style-name="P168">523</text:p>
                </table:table-cell>
                <table:table-cell table:style-name="Tabla48.A1" office:value-type="string">
                  <text:p text:style-name="P41"/>
                </table:table-cell>
                <table:table-cell table:style-name="Tabla48.A1" office:value-type="string">
                  <text:p text:style-name="P43"/>
                </table:table-cell>
                <table:table-cell table:style-name="Tabla48.D1" office:value-type="string">
                  <text:p text:style-name="P160"/>
                </table:table-cell>
              </table:table-row>
              <table:table-row table:style-name="TableLine94720858554560">
                <table:table-cell table:style-name="Tabla48.A2" office:value-type="string">
                  <text:p text:style-name="P169">725</text:p>
                </table:table-cell>
                <table:table-cell table:style-name="Tabla48.A2" office:value-type="string">
                  <text:p text:style-name="P42"/>
                </table:table-cell>
                <table:table-cell table:style-name="Tabla48.A2" office:value-type="string">
                  <text:p text:style-name="P44"/>
                </table:table-cell>
                <table:table-cell table:style-name="Tabla48.D2" office:value-type="string">
                  <text:p text:style-name="P159"/>
                </table:table-cell>
              </table:table-row>
              <table:table-row table:style-name="TableLine94720769691200">
                <table:table-cell table:style-name="Tabla48.A2" office:value-type="string">
                  <text:p text:style-name="P159"/>
                </table:table-cell>
                <table:table-cell table:style-name="Tabla48.A2" office:value-type="string">
                  <text:p text:style-name="P42"/>
                </table:table-cell>
                <table:table-cell table:style-name="Tabla48.A2" office:value-type="string">
                  <text:p text:style-name="P53">246</text:p>
                </table:table-cell>
                <table:table-cell table:style-name="Tabla48.D2" office:value-type="string">
                  <text:p text:style-name="P159"/>
                </table:table-cell>
              </table:table-row>
              <table:table-row table:style-name="TableLine94720864820576">
                <table:table-cell table:style-name="Tabla48.A2" office:value-type="string">
                  <text:p text:style-name="P159"/>
                </table:table-cell>
                <table:table-cell table:style-name="Tabla48.A2" office:value-type="string">
                  <text:p text:style-name="P42"/>
                </table:table-cell>
                <table:table-cell table:style-name="Tabla48.A2" office:value-type="string">
                  <text:p text:style-name="P53">124</text:p>
                </table:table-cell>
                <table:table-cell table:style-name="Tabla48.D2" office:value-type="string">
                  <text:p text:style-name="P159"/>
                </table:table-cell>
              </table:table-row>
              <table:table-row table:style-name="TableLine94720833356128">
                <table:table-cell table:style-name="Tabla48.A2" office:value-type="string">
                  <text:p text:style-name="P170">2,<text:span text:style-name="T123">052</text:span></text:p>
                </table:table-cell>
                <table:table-cell table:style-name="Tabla48.A2" office:value-type="string">
                  <text:p text:style-name="P42"/>
                </table:table-cell>
                <table:table-cell table:style-name="Tabla48.A2" office:value-type="string">
                  <text:p text:style-name="P42"/>
                </table:table-cell>
                <table:table-cell table:style-name="Tabla48.D2" office:value-type="string">
                  <text:p text:style-name="P159"/>
                </table:table-cell>
              </table:table-row>
              <table:table-row table:style-name="TableLine94720851370816">
                <table:table-cell table:style-name="Tabla48.A2" office:value-type="string">
                  <text:p text:style-name="P170"/>
                </table:table-cell>
                <table:table-cell table:style-name="Tabla48.A2" office:value-type="string">
                  <text:p text:style-name="P52"/>
                </table:table-cell>
                <table:table-cell table:style-name="Tabla48.A2" office:value-type="string">
                  <text:p text:style-name="P52"/>
                </table:table-cell>
                <table:table-cell table:style-name="Tabla48.D2" office:value-type="string">
                  <text:p text:style-name="P169">9A0</text:p>
                </table:table-cell>
              </table:table-row>
              <table:table-row table:style-name="TableLine94720851368704">
                <table:table-cell table:style-name="Tabla48.A2" office:value-type="string">
                  <text:p text:style-name="P170"/>
                </table:table-cell>
                <table:table-cell table:style-name="Tabla48.A2" office:value-type="string">
                  <text:p text:style-name="P52">10<text:span text:style-name="T3">11</text:span> 0<text:span text:style-name="T3">1</text:span>00 1<text:span text:style-name="T3">00</text:span>1</text:p>
                </table:table-cell>
                <table:table-cell table:style-name="Tabla48.A2" office:value-type="string">
                  <text:p text:style-name="P52"/>
                </table:table-cell>
                <table:table-cell table:style-name="Tabla48.D2" office:value-type="string">
                  <text:p text:style-name="P170"/>
                </table:table-cell>
              </table:table-row>
              <table:table-row table:style-name="TableLine94720864697664">
                <table:table-cell table:style-name="Tabla48.A2" office:value-type="string">
                  <text:p text:style-name="P170"/>
                </table:table-cell>
                <table:table-cell table:style-name="Tabla48.A2" office:value-type="string">
                  <text:p text:style-name="P52"/>
                </table:table-cell>
                <table:table-cell table:style-name="Tabla48.A2" office:value-type="string">
                  <text:p text:style-name="P52"/>
                </table:table-cell>
                <table:table-cell table:style-name="Tabla48.D2" office:value-type="string">
                  <text:p text:style-name="P169">FE0</text:p>
                </table:table-cell>
              </table:table-row>
              <table:table-row table:style-name="TableLine94720862223296">
                <table:table-cell table:style-name="Tabla48.A2" office:value-type="string">
                  <text:p text:style-name="P169">126</text:p>
                </table:table-cell>
                <table:table-cell table:style-name="Tabla48.A2" office:value-type="string">
                  <text:p text:style-name="P52"/>
                </table:table-cell>
                <table:table-cell table:style-name="Tabla48.A2" office:value-type="string">
                  <text:p text:style-name="P52"/>
                </table:table-cell>
                <table:table-cell table:style-name="Tabla48.D2" office:value-type="string">
                  <text:p text:style-name="P170"/>
                </table:table-cell>
              </table:table-row>
              <table:table-row table:style-name="TableLine94720821437712">
                <table:table-cell table:style-name="Tabla48.A2" office:value-type="string">
                  <text:p text:style-name="P170"/>
                </table:table-cell>
                <table:table-cell table:style-name="Tabla48.A2" office:value-type="string">
                  <text:p text:style-name="P52"/>
                </table:table-cell>
                <table:table-cell table:style-name="Tabla48.A2" office:value-type="string">
                  <text:p text:style-name="P53">97</text:p>
                </table:table-cell>
                <table:table-cell table:style-name="Tabla48.D2" office:value-type="string">
                  <text:p text:style-name="P170"/>
                </table:table-cell>
              </table:table-row>
            </table:table>
            <text:p text:style-name="P56"><text:span text:style-name="T3"/></text:p>
          </text:deletion>
          <text:insertion>
            <office:change-info office:chg-author="Autor desconocido" office:chg-date-time="2023-10-02T19:22:52"/>
          </text:insertion>
        </text:changed-region>
        <text:changed-region xml:id="ct94720821648736" text:id="ct94720821648736">
          <text:deletion>
            <office:change-info>
              <dc:creator>Autor desconocido</dc:creator>
              <dc:date>2023-10-02T19:19:13</dc:date>
            </office:change-info>
            <text:p text:style-name="P178"><text:span text:style-name="T75">13D</text:span></text:p>
          </text:deletion>
        </text:changed-region>
        <text:changed-region xml:id="ct94720851536752" text:id="ct94720851536752">
          <text:insertion>
            <office:change-info>
              <dc:creator>Autor desconocido</dc:creator>
              <dc:date>2023-10-02T19:47:27</dc:date>
            </office:change-info>
          </text:insertion>
        </text:changed-region>
        <text:changed-region xml:id="ct94720851352992" text:id="ct94720851352992">
          <text:format-change>
            <office:change-info>
              <dc:creator>Autor desconocido</dc:creator>
              <dc:date>2023-10-02T20:25:46</dc:date>
            </office:change-info>
          </text:format-change>
        </text:changed-region>
        <text:changed-region xml:id="ct94720852779760" text:id="ct94720852779760">
          <text:insertion>
            <office:change-info>
              <dc:creator>Autor desconocido</dc:creator>
              <dc:date>2023-10-02T19:22:52</dc:date>
            </office:change-info>
          </text:insertion>
        </text:changed-region>
        <text:changed-region xml:id="ct94720851066976" text:id="ct94720851066976">
          <text:deletion>
            <office:change-info>
              <dc:creator>Autor desconocido</dc:creator>
              <dc:date>2023-10-02T19:19:13</dc:date>
            </office:change-info>
            <text:p text:style-name="P178"><text:span text:style-name="T60">2.404</text:span></text:p>
          </text:deletion>
        </text:changed-region>
        <text:changed-region xml:id="ct94720866582272" text:id="ct94720866582272">
          <text:deletion>
            <office:change-info>
              <dc:creator>Autor desconocido</dc:creator>
              <dc:date>2023-10-02T19:22:52</dc:date>
            </office:change-info>
            <text:p text:style-name="P178"><text:span text:style-name="T56"/></text:p>
            <table:table table:name="Tabla43" table:style-name="Tabla43">
              <table:table-column table:style-name="Tabla43.A"/>
              <table:table-column table:style-name="Tabla43.B"/>
              <table:table-column table:style-name="Tabla43.C"/>
              <table:table-column table:style-name="Tabla43.D"/>
              <table:table-row table:style-name="TableLine94720866176784">
                <table:table-cell table:style-name="Tabla43.A1" office:value-type="string">
                  <text:p text:style-name="P168">523</text:p>
                </table:table-cell>
                <table:table-cell table:style-name="Tabla43.A1" office:value-type="string">
                  <text:p text:style-name="P41"/>
                </table:table-cell>
                <table:table-cell table:style-name="Tabla43.A1" office:value-type="string">
                  <text:p text:style-name="P43"/>
                </table:table-cell>
                <table:table-cell table:style-name="Tabla43.D1" office:value-type="string">
                  <text:p text:style-name="P160"/>
                </table:table-cell>
              </table:table-row>
              <table:table-row table:style-name="TableLine94720824435264">
                <table:table-cell table:style-name="Tabla43.A2" office:value-type="string">
                  <text:p text:style-name="P169">725</text:p>
                </table:table-cell>
                <table:table-cell table:style-name="Tabla43.A2" office:value-type="string">
                  <text:p text:style-name="P42"/>
                </table:table-cell>
                <table:table-cell table:style-name="Tabla43.A2" office:value-type="string">
                  <text:p text:style-name="P44"/>
                </table:table-cell>
                <table:table-cell table:style-name="Tabla43.D2" office:value-type="string">
                  <text:p text:style-name="P159"/>
                </table:table-cell>
              </table:table-row>
              <table:table-row table:style-name="TableLine94720859449328">
                <table:table-cell table:style-name="Tabla43.A2" office:value-type="string">
                  <text:p text:style-name="P159"/>
                </table:table-cell>
                <table:table-cell table:style-name="Tabla43.A2" office:value-type="string">
                  <text:p text:style-name="P42"/>
                </table:table-cell>
                <table:table-cell table:style-name="Tabla43.A2" office:value-type="string">
                  <text:p text:style-name="P53">246</text:p>
                </table:table-cell>
                <table:table-cell table:style-name="Tabla43.D2" office:value-type="string">
                  <text:p text:style-name="P159"/>
                </table:table-cell>
              </table:table-row>
              <table:table-row table:style-name="TableLine94720855623216">
                <table:table-cell table:style-name="Tabla43.A2" office:value-type="string">
                  <text:p text:style-name="P159"/>
                </table:table-cell>
                <table:table-cell table:style-name="Tabla43.A2" office:value-type="string">
                  <text:p text:style-name="P42"/>
                </table:table-cell>
                <table:table-cell table:style-name="Tabla43.A2" office:value-type="string">
                  <text:p text:style-name="P53">124</text:p>
                </table:table-cell>
                <table:table-cell table:style-name="Tabla43.D2" office:value-type="string">
                  <text:p text:style-name="P159"/>
                </table:table-cell>
              </table:table-row>
              <table:table-row table:style-name="TableLine94720852909024">
                <table:table-cell table:style-name="Tabla43.A2" office:value-type="string">
                  <text:p text:style-name="P170">2,<text:span text:style-name="T123">052</text:span></text:p>
                </table:table-cell>
                <table:table-cell table:style-name="Tabla43.A2" office:value-type="string">
                  <text:p text:style-name="P42"/>
                </table:table-cell>
                <table:table-cell table:style-name="Tabla43.A2" office:value-type="string">
                  <text:p text:style-name="P42"/>
                </table:table-cell>
                <table:table-cell table:style-name="Tabla43.D2" office:value-type="string">
                  <text:p text:style-name="P159"/>
                </table:table-cell>
              </table:table-row>
              <table:table-row table:style-name="TableLine94720865269184">
                <table:table-cell table:style-name="Tabla43.A2" office:value-type="string">
                  <text:p text:style-name="P170"/>
                </table:table-cell>
                <table:table-cell table:style-name="Tabla43.A2" office:value-type="string">
                  <text:p text:style-name="P52"/>
                </table:table-cell>
                <table:table-cell table:style-name="Tabla43.A2" office:value-type="string">
                  <text:p text:style-name="P52"/>
                </table:table-cell>
                <table:table-cell table:style-name="Tabla43.D2" office:value-type="string">
                  <text:p text:style-name="P169">9A0</text:p>
                </table:table-cell>
              </table:table-row>
              <table:table-row table:style-name="TableLine94720854040640">
                <table:table-cell table:style-name="Tabla43.A2" office:value-type="string">
                  <text:p text:style-name="P170"/>
                </table:table-cell>
                <table:table-cell table:style-name="Tabla43.A2" office:value-type="string">
                  <text:p text:style-name="P52">10<text:span text:style-name="T3">11</text:span> 0<text:span text:style-name="T3">1</text:span>00 1<text:span text:style-name="T3">00</text:span>1</text:p>
                </table:table-cell>
                <table:table-cell table:style-name="Tabla43.A2" office:value-type="string">
                  <text:p text:style-name="P52"/>
                </table:table-cell>
                <table:table-cell table:style-name="Tabla43.D2" office:value-type="string">
                  <text:p text:style-name="P170"/>
                </table:table-cell>
              </table:table-row>
              <table:table-row table:style-name="TableLine94720768786944">
                <table:table-cell table:style-name="Tabla43.A2" office:value-type="string">
                  <text:p text:style-name="P170"/>
                </table:table-cell>
                <table:table-cell table:style-name="Tabla43.A2" office:value-type="string">
                  <text:p text:style-name="P52"/>
                </table:table-cell>
                <table:table-cell table:style-name="Tabla43.A2" office:value-type="string">
                  <text:p text:style-name="P52"/>
                </table:table-cell>
                <table:table-cell table:style-name="Tabla43.D2" office:value-type="string">
                  <text:p text:style-name="P169">FE0</text:p>
                </table:table-cell>
              </table:table-row>
              <table:table-row table:style-name="TableLine94720866407456">
                <table:table-cell table:style-name="Tabla43.A2" office:value-type="string">
                  <text:p text:style-name="P169">126</text:p>
                </table:table-cell>
                <table:table-cell table:style-name="Tabla43.A2" office:value-type="string">
                  <text:p text:style-name="P52"/>
                </table:table-cell>
                <table:table-cell table:style-name="Tabla43.A2" office:value-type="string">
                  <text:p text:style-name="P52"/>
                </table:table-cell>
                <table:table-cell table:style-name="Tabla43.D2" office:value-type="string">
                  <text:p text:style-name="P170"/>
                </table:table-cell>
              </table:table-row>
              <table:table-row table:style-name="TableLine94720853336880">
                <table:table-cell table:style-name="Tabla43.A2" office:value-type="string">
                  <text:p text:style-name="P170"/>
                </table:table-cell>
                <table:table-cell table:style-name="Tabla43.A2" office:value-type="string">
                  <text:p text:style-name="P52"/>
                </table:table-cell>
                <table:table-cell table:style-name="Tabla43.A2" office:value-type="string">
                  <text:p text:style-name="P53">97</text:p>
                </table:table-cell>
                <table:table-cell table:style-name="Tabla43.D2" office:value-type="string">
                  <text:p text:style-name="P170"/>
                </table:table-cell>
              </table:table-row>
            </table:table>
            <text:p text:style-name="P178"><text:span text:style-name="T60"/></text:p>
          </text:deletion>
          <text:insertion>
            <office:change-info office:chg-author="Autor desconocido" office:chg-date-time="2023-10-02T19:22:52"/>
          </text:insertion>
        </text:changed-region>
        <text:changed-region xml:id="ct94720773582256" text:id="ct94720773582256">
          <text:deletion>
            <office:change-info>
              <dc:creator>Autor desconocido</dc:creator>
              <dc:date>2023-10-02T19:19:13</dc:date>
            </office:change-info>
            <text:p text:style-name="P45">1001 0110 0100</text:p>
          </text:deletion>
        </text:changed-region>
        <text:changed-region xml:id="ct94720866663056" text:id="ct94720866663056">
          <text:deletion>
            <office:change-info>
              <dc:creator>Autor desconocido</dc:creator>
              <dc:date>2023-10-02T19:22:52</dc:date>
            </office:change-info>
            <text:p text:style-name="P45"/>
            <table:table table:name="Tabla44" table:style-name="Tabla44">
              <table:table-column table:style-name="Tabla44.A"/>
              <table:table-column table:style-name="Tabla44.B"/>
              <table:table-column table:style-name="Tabla44.C"/>
              <table:table-column table:style-name="Tabla44.D"/>
              <table:table-row table:style-name="TableLine94720853886432">
                <table:table-cell table:style-name="Tabla44.A1" office:value-type="string">
                  <text:p text:style-name="P168">523</text:p>
                </table:table-cell>
                <table:table-cell table:style-name="Tabla44.A1" office:value-type="string">
                  <text:p text:style-name="P41"/>
                </table:table-cell>
                <table:table-cell table:style-name="Tabla44.A1" office:value-type="string">
                  <text:p text:style-name="P43"/>
                </table:table-cell>
                <table:table-cell table:style-name="Tabla44.D1" office:value-type="string">
                  <text:p text:style-name="P160"/>
                </table:table-cell>
              </table:table-row>
              <table:table-row table:style-name="TableLine94720855694960">
                <table:table-cell table:style-name="Tabla44.A2" office:value-type="string">
                  <text:p text:style-name="P169">725</text:p>
                </table:table-cell>
                <table:table-cell table:style-name="Tabla44.A2" office:value-type="string">
                  <text:p text:style-name="P42"/>
                </table:table-cell>
                <table:table-cell table:style-name="Tabla44.A2" office:value-type="string">
                  <text:p text:style-name="P44"/>
                </table:table-cell>
                <table:table-cell table:style-name="Tabla44.D2" office:value-type="string">
                  <text:p text:style-name="P159"/>
                </table:table-cell>
              </table:table-row>
              <table:table-row table:style-name="TableLine94720855025424">
                <table:table-cell table:style-name="Tabla44.A2" office:value-type="string">
                  <text:p text:style-name="P159"/>
                </table:table-cell>
                <table:table-cell table:style-name="Tabla44.A2" office:value-type="string">
                  <text:p text:style-name="P42"/>
                </table:table-cell>
                <table:table-cell table:style-name="Tabla44.A2" office:value-type="string">
                  <text:p text:style-name="P53">246</text:p>
                </table:table-cell>
                <table:table-cell table:style-name="Tabla44.D2" office:value-type="string">
                  <text:p text:style-name="P159"/>
                </table:table-cell>
              </table:table-row>
              <table:table-row table:style-name="TableLine94720863798528">
                <table:table-cell table:style-name="Tabla44.A2" office:value-type="string">
                  <text:p text:style-name="P159"/>
                </table:table-cell>
                <table:table-cell table:style-name="Tabla44.A2" office:value-type="string">
                  <text:p text:style-name="P42"/>
                </table:table-cell>
                <table:table-cell table:style-name="Tabla44.A2" office:value-type="string">
                  <text:p text:style-name="P53">124</text:p>
                </table:table-cell>
                <table:table-cell table:style-name="Tabla44.D2" office:value-type="string">
                  <text:p text:style-name="P159"/>
                </table:table-cell>
              </table:table-row>
              <table:table-row table:style-name="TableLine94720854597264">
                <table:table-cell table:style-name="Tabla44.A2" office:value-type="string">
                  <text:p text:style-name="P170">2,<text:span text:style-name="T123">052</text:span></text:p>
                </table:table-cell>
                <table:table-cell table:style-name="Tabla44.A2" office:value-type="string">
                  <text:p text:style-name="P42"/>
                </table:table-cell>
                <table:table-cell table:style-name="Tabla44.A2" office:value-type="string">
                  <text:p text:style-name="P42"/>
                </table:table-cell>
                <table:table-cell table:style-name="Tabla44.D2" office:value-type="string">
                  <text:p text:style-name="P159"/>
                </table:table-cell>
              </table:table-row>
              <table:table-row table:style-name="TableLine94720853335120">
                <table:table-cell table:style-name="Tabla44.A2" office:value-type="string">
                  <text:p text:style-name="P170"/>
                </table:table-cell>
                <table:table-cell table:style-name="Tabla44.A2" office:value-type="string">
                  <text:p text:style-name="P52"/>
                </table:table-cell>
                <table:table-cell table:style-name="Tabla44.A2" office:value-type="string">
                  <text:p text:style-name="P52"/>
                </table:table-cell>
                <table:table-cell table:style-name="Tabla44.D2" office:value-type="string">
                  <text:p text:style-name="P169">9A0</text:p>
                </table:table-cell>
              </table:table-row>
              <table:table-row table:style-name="TableLine94720854923024">
                <table:table-cell table:style-name="Tabla44.A2" office:value-type="string">
                  <text:p text:style-name="P170"/>
                </table:table-cell>
                <table:table-cell table:style-name="Tabla44.A2" office:value-type="string">
                  <text:p text:style-name="P52">10<text:span text:style-name="T3">11</text:span> 0<text:span text:style-name="T3">1</text:span>00 1<text:span text:style-name="T3">00</text:span>1</text:p>
                </table:table-cell>
                <table:table-cell table:style-name="Tabla44.A2" office:value-type="string">
                  <text:p text:style-name="P52"/>
                </table:table-cell>
                <table:table-cell table:style-name="Tabla44.D2" office:value-type="string">
                  <text:p text:style-name="P170"/>
                </table:table-cell>
              </table:table-row>
              <table:table-row table:style-name="TableLine94720839865600">
                <table:table-cell table:style-name="Tabla44.A2" office:value-type="string">
                  <text:p text:style-name="P170"/>
                </table:table-cell>
                <table:table-cell table:style-name="Tabla44.A2" office:value-type="string">
                  <text:p text:style-name="P52"/>
                </table:table-cell>
                <table:table-cell table:style-name="Tabla44.A2" office:value-type="string">
                  <text:p text:style-name="P52"/>
                </table:table-cell>
                <table:table-cell table:style-name="Tabla44.D2" office:value-type="string">
                  <text:p text:style-name="P169">FE0</text:p>
                </table:table-cell>
              </table:table-row>
              <table:table-row table:style-name="TableLine94720769792512">
                <table:table-cell table:style-name="Tabla44.A2" office:value-type="string">
                  <text:p text:style-name="P169">126</text:p>
                </table:table-cell>
                <table:table-cell table:style-name="Tabla44.A2" office:value-type="string">
                  <text:p text:style-name="P52"/>
                </table:table-cell>
                <table:table-cell table:style-name="Tabla44.A2" office:value-type="string">
                  <text:p text:style-name="P52"/>
                </table:table-cell>
                <table:table-cell table:style-name="Tabla44.D2" office:value-type="string">
                  <text:p text:style-name="P170"/>
                </table:table-cell>
              </table:table-row>
              <table:table-row table:style-name="TableLine94720855622560">
                <table:table-cell table:style-name="Tabla44.A2" office:value-type="string">
                  <text:p text:style-name="P170"/>
                </table:table-cell>
                <table:table-cell table:style-name="Tabla44.A2" office:value-type="string">
                  <text:p text:style-name="P52"/>
                </table:table-cell>
                <table:table-cell table:style-name="Tabla44.A2" office:value-type="string">
                  <text:p text:style-name="P53">97</text:p>
                </table:table-cell>
                <table:table-cell table:style-name="Tabla44.D2" office:value-type="string">
                  <text:p text:style-name="P170"/>
                </table:table-cell>
              </table:table-row>
            </table:table>
            <text:p text:style-name="P45"/>
          </text:deletion>
          <text:insertion>
            <office:change-info office:chg-author="Autor desconocido" office:chg-date-time="2023-10-02T19:22:52"/>
          </text:insertion>
        </text:changed-region>
        <text:changed-region xml:id="ct94720840027680" text:id="ct94720840027680">
          <text:insertion>
            <office:change-info>
              <dc:creator>Autor desconocido</dc:creator>
              <dc:date>2023-10-02T19:49:43</dc:date>
            </office:change-info>
          </text:insertion>
        </text:changed-region>
        <text:changed-region xml:id="ct94720849542576" text:id="ct94720849542576">
          <text:deletion>
            <office:change-info>
              <dc:creator>Autor desconocido</dc:creator>
              <dc:date>2023-10-02T19:19:13</dc:date>
            </office:change-info>
            <text:p text:style-name="P46">4544</text:p>
          </text:deletion>
        </text:changed-region>
        <text:changed-region xml:id="ct94720867353824" text:id="ct94720867353824">
          <text:deletion>
            <office:change-info>
              <dc:creator>Autor desconocido</dc:creator>
              <dc:date>2023-10-02T19:22:52</dc:date>
            </office:change-info>
            <text:p text:style-name="P46"/>
            <table:table table:name="Tabla49" table:style-name="Tabla49">
              <table:table-column table:style-name="Tabla49.A"/>
              <table:table-column table:style-name="Tabla49.B"/>
              <table:table-column table:style-name="Tabla49.C"/>
              <table:table-column table:style-name="Tabla49.D"/>
              <table:table-row table:style-name="TableLine94720851880848">
                <table:table-cell table:style-name="Tabla49.A1" office:value-type="string">
                  <text:p text:style-name="P168">523</text:p>
                </table:table-cell>
                <table:table-cell table:style-name="Tabla49.A1" office:value-type="string">
                  <text:p text:style-name="P41"/>
                </table:table-cell>
                <table:table-cell table:style-name="Tabla49.A1" office:value-type="string">
                  <text:p text:style-name="P43"/>
                </table:table-cell>
                <table:table-cell table:style-name="Tabla49.D1" office:value-type="string">
                  <text:p text:style-name="P160"/>
                </table:table-cell>
              </table:table-row>
              <table:table-row table:style-name="TableLine94720769799968">
                <table:table-cell table:style-name="Tabla49.A2" office:value-type="string">
                  <text:p text:style-name="P169">725</text:p>
                </table:table-cell>
                <table:table-cell table:style-name="Tabla49.A2" office:value-type="string">
                  <text:p text:style-name="P42"/>
                </table:table-cell>
                <table:table-cell table:style-name="Tabla49.A2" office:value-type="string">
                  <text:p text:style-name="P44"/>
                </table:table-cell>
                <table:table-cell table:style-name="Tabla49.D2" office:value-type="string">
                  <text:p text:style-name="P159"/>
                </table:table-cell>
              </table:table-row>
              <table:table-row table:style-name="TableLine94720855687520">
                <table:table-cell table:style-name="Tabla49.A2" office:value-type="string">
                  <text:p text:style-name="P159"/>
                </table:table-cell>
                <table:table-cell table:style-name="Tabla49.A2" office:value-type="string">
                  <text:p text:style-name="P42"/>
                </table:table-cell>
                <table:table-cell table:style-name="Tabla49.A2" office:value-type="string">
                  <text:p text:style-name="P53">246</text:p>
                </table:table-cell>
                <table:table-cell table:style-name="Tabla49.D2" office:value-type="string">
                  <text:p text:style-name="P159"/>
                </table:table-cell>
              </table:table-row>
              <table:table-row table:style-name="TableLine94720855384928">
                <table:table-cell table:style-name="Tabla49.A2" office:value-type="string">
                  <text:p text:style-name="P159"/>
                </table:table-cell>
                <table:table-cell table:style-name="Tabla49.A2" office:value-type="string">
                  <text:p text:style-name="P42"/>
                </table:table-cell>
                <table:table-cell table:style-name="Tabla49.A2" office:value-type="string">
                  <text:p text:style-name="P53">124</text:p>
                </table:table-cell>
                <table:table-cell table:style-name="Tabla49.D2" office:value-type="string">
                  <text:p text:style-name="P159"/>
                </table:table-cell>
              </table:table-row>
              <table:table-row table:style-name="TableLine94720866270016">
                <table:table-cell table:style-name="Tabla49.A2" office:value-type="string">
                  <text:p text:style-name="P170">2,<text:span text:style-name="T123">052</text:span></text:p>
                </table:table-cell>
                <table:table-cell table:style-name="Tabla49.A2" office:value-type="string">
                  <text:p text:style-name="P42"/>
                </table:table-cell>
                <table:table-cell table:style-name="Tabla49.A2" office:value-type="string">
                  <text:p text:style-name="P42"/>
                </table:table-cell>
                <table:table-cell table:style-name="Tabla49.D2" office:value-type="string">
                  <text:p text:style-name="P159"/>
                </table:table-cell>
              </table:table-row>
              <table:table-row table:style-name="TableLine94720861164896">
                <table:table-cell table:style-name="Tabla49.A2" office:value-type="string">
                  <text:p text:style-name="P170"/>
                </table:table-cell>
                <table:table-cell table:style-name="Tabla49.A2" office:value-type="string">
                  <text:p text:style-name="P52"/>
                </table:table-cell>
                <table:table-cell table:style-name="Tabla49.A2" office:value-type="string">
                  <text:p text:style-name="P52"/>
                </table:table-cell>
                <table:table-cell table:style-name="Tabla49.D2" office:value-type="string">
                  <text:p text:style-name="P169">9A0</text:p>
                </table:table-cell>
              </table:table-row>
              <table:table-row table:style-name="TableLine94720865360448">
                <table:table-cell table:style-name="Tabla49.A2" office:value-type="string">
                  <text:p text:style-name="P170"/>
                </table:table-cell>
                <table:table-cell table:style-name="Tabla49.A2" office:value-type="string">
                  <text:p text:style-name="P52">10<text:span text:style-name="T3">11</text:span> 0<text:span text:style-name="T3">1</text:span>00 1<text:span text:style-name="T3">00</text:span>1</text:p>
                </table:table-cell>
                <table:table-cell table:style-name="Tabla49.A2" office:value-type="string">
                  <text:p text:style-name="P52"/>
                </table:table-cell>
                <table:table-cell table:style-name="Tabla49.D2" office:value-type="string">
                  <text:p text:style-name="P170"/>
                </table:table-cell>
              </table:table-row>
              <table:table-row table:style-name="TableLine94720858554208">
                <table:table-cell table:style-name="Tabla49.A2" office:value-type="string">
                  <text:p text:style-name="P170"/>
                </table:table-cell>
                <table:table-cell table:style-name="Tabla49.A2" office:value-type="string">
                  <text:p text:style-name="P52"/>
                </table:table-cell>
                <table:table-cell table:style-name="Tabla49.A2" office:value-type="string">
                  <text:p text:style-name="P52"/>
                </table:table-cell>
                <table:table-cell table:style-name="Tabla49.D2" office:value-type="string">
                  <text:p text:style-name="P169">FE0</text:p>
                </table:table-cell>
              </table:table-row>
              <table:table-row table:style-name="TableLine94720850062016">
                <table:table-cell table:style-name="Tabla49.A2" office:value-type="string">
                  <text:p text:style-name="P169">126</text:p>
                </table:table-cell>
                <table:table-cell table:style-name="Tabla49.A2" office:value-type="string">
                  <text:p text:style-name="P52"/>
                </table:table-cell>
                <table:table-cell table:style-name="Tabla49.A2" office:value-type="string">
                  <text:p text:style-name="P52"/>
                </table:table-cell>
                <table:table-cell table:style-name="Tabla49.D2" office:value-type="string">
                  <text:p text:style-name="P170"/>
                </table:table-cell>
              </table:table-row>
              <table:table-row table:style-name="TableLine94720855605904">
                <table:table-cell table:style-name="Tabla49.A2" office:value-type="string">
                  <text:p text:style-name="P170"/>
                </table:table-cell>
                <table:table-cell table:style-name="Tabla49.A2" office:value-type="string">
                  <text:p text:style-name="P52"/>
                </table:table-cell>
                <table:table-cell table:style-name="Tabla49.A2" office:value-type="string">
                  <text:p text:style-name="P53">97</text:p>
                </table:table-cell>
                <table:table-cell table:style-name="Tabla49.D2" office:value-type="string">
                  <text:p text:style-name="P170"/>
                </table:table-cell>
              </table:table-row>
            </table:table>
            <text:p text:style-name="P46"/>
          </text:deletion>
          <text:insertion>
            <office:change-info office:chg-author="Autor desconocido" office:chg-date-time="2023-10-02T19:22:52"/>
          </text:insertion>
        </text:changed-region>
        <text:changed-region xml:id="ct94720863895952" text:id="ct94720863895952">
          <text:insertion>
            <office:change-info>
              <dc:creator>Autor desconocido</dc:creator>
              <dc:date>2023-10-02T19:50:17</dc:date>
            </office:change-info>
          </text:insertion>
        </text:changed-region>
        <text:changed-region xml:id="ct94720865160736" text:id="ct94720865160736">
          <text:insertion>
            <office:change-info>
              <dc:creator>Autor desconocido</dc:creator>
              <dc:date>2023-10-02T19:50:19</dc:date>
            </office:change-info>
          </text:insertion>
        </text:changed-region>
        <text:changed-region xml:id="ct94720821664096" text:id="ct94720821664096">
          <text:deletion>
            <office:change-info>
              <dc:creator>Autor desconocido</dc:creator>
              <dc:date>2023-10-02T19:19:13</dc:date>
            </office:change-info>
            <text:p text:style-name="P161"><text:span text:style-name="T131">964</text:span></text:p>
          </text:deletion>
        </text:changed-region>
        <text:changed-region xml:id="ct94720851352672" text:id="ct94720851352672">
          <text:format-change>
            <office:change-info>
              <dc:creator>Autor desconocido</dc:creator>
              <dc:date>2023-10-02T20:25:46</dc:date>
            </office:change-info>
          </text:format-change>
        </text:changed-region>
        <text:changed-region xml:id="ct94720822146192" text:id="ct94720822146192">
          <text:insertion>
            <office:change-info>
              <dc:creator>Autor desconocido</dc:creator>
              <dc:date>2023-10-02T19:58:46</dc:date>
            </office:change-info>
          </text:insertion>
        </text:changed-region>
        <text:changed-region xml:id="ct94720854766736" text:id="ct94720854766736">
          <text:insertion>
            <office:change-info>
              <dc:creator>Autor desconocido</dc:creator>
              <dc:date>2023-10-02T19:58:28</dc:date>
            </office:change-info>
          </text:insertion>
        </text:changed-region>
        <text:changed-region xml:id="ct94720824321184" text:id="ct94720824321184">
          <text:insertion>
            <office:change-info>
              <dc:creator>Autor desconocido</dc:creator>
              <dc:date>2023-10-02T19:58:40</dc:date>
            </office:change-info>
          </text:insertion>
        </text:changed-region>
        <text:changed-region xml:id="ct94720854785024" text:id="ct94720854785024">
          <text:insertion>
            <office:change-info>
              <dc:creator>Autor desconocido</dc:creator>
              <dc:date>2023-10-02T19:22:52</dc:date>
            </office:change-info>
          </text:insertion>
        </text:changed-region>
        <text:changed-region xml:id="ct94720851053552" text:id="ct94720851053552">
          <text:deletion>
            <office:change-info>
              <dc:creator>Autor desconocido</dc:creator>
              <dc:date>2023-10-02T19:19:13</dc:date>
            </office:change-info>
            <text:p text:style-name="P174">7AF</text:p>
          </text:deletion>
        </text:changed-region>
        <text:changed-region xml:id="ct94720851352352" text:id="ct94720851352352">
          <text:format-change>
            <office:change-info>
              <dc:creator>Autor desconocido</dc:creator>
              <dc:date>2023-10-02T20:25:46</dc:date>
            </office:change-info>
          </text:format-change>
        </text:changed-region>
        <text:changed-region xml:id="ct94720866898336" text:id="ct94720866898336">
          <text:insertion>
            <office:change-info>
              <dc:creator>Autor desconocido</dc:creator>
              <dc:date>2023-10-02T20:15:07</dc:date>
            </office:change-info>
          </text:insertion>
        </text:changed-region>
        <text:changed-region xml:id="ct94720851707952" text:id="ct94720851707952">
          <text:insertion>
            <office:change-info>
              <dc:creator>Autor desconocido</dc:creator>
              <dc:date>2023-10-02T19:22:52</dc:date>
            </office:change-info>
          </text:insertion>
        </text:changed-region>
        <text:changed-region xml:id="ct94720823515008" text:id="ct94720823515008">
          <text:deletion>
            <office:change-info>
              <dc:creator>Autor desconocido</dc:creator>
              <dc:date>2023-10-02T19:19:13</dc:date>
            </office:change-info>
            <text:p text:style-name="P56">1000 0000 1111</text:p>
          </text:deletion>
        </text:changed-region>
        <text:changed-region xml:id="ct94720851960272" text:id="ct94720851960272">
          <text:insertion>
            <office:change-info>
              <dc:creator>Autor desconocido</dc:creator>
              <dc:date>2023-10-02T20:15:15</dc:date>
            </office:change-info>
          </text:insertion>
        </text:changed-region>
        <text:changed-region xml:id="ct94720840194560" text:id="ct94720840194560">
          <text:insertion>
            <office:change-info>
              <dc:creator>Autor desconocido</dc:creator>
              <dc:date>2023-10-02T20:15:18</dc:date>
            </office:change-info>
          </text:insertion>
        </text:changed-region>
        <text:changed-region xml:id="ct94720864789392" text:id="ct94720864789392">
          <text:format-change>
            <office:change-info>
              <dc:creator>Autor desconocido</dc:creator>
              <dc:date>2023-10-02T20:25:46</dc:date>
            </office:change-info>
          </text:format-change>
        </text:changed-region>
        <text:changed-region xml:id="ct94720838069136" text:id="ct94720838069136">
          <text:insertion>
            <office:change-info>
              <dc:creator>Autor desconocido</dc:creator>
              <dc:date>2023-10-02T20:18:55</dc:date>
            </office:change-info>
          </text:insertion>
        </text:changed-region>
        <text:changed-region xml:id="ct94720772878336" text:id="ct94720772878336">
          <text:insertion>
            <office:change-info>
              <dc:creator>Autor desconocido</dc:creator>
              <dc:date>2023-10-02T20:19:00</dc:date>
            </office:change-info>
          </text:insertion>
        </text:changed-region>
        <text:changed-region xml:id="ct94720769403200" text:id="ct94720769403200">
          <text:insertion>
            <office:change-info>
              <dc:creator>Autor desconocido</dc:creator>
              <dc:date>2023-10-02T20:19:10</dc:date>
            </office:change-info>
          </text:insertion>
        </text:changed-region>
        <text:changed-region xml:id="ct94720854096256" text:id="ct94720854096256">
          <text:insertion>
            <office:change-info>
              <dc:creator>Autor desconocido</dc:creator>
              <dc:date>2023-10-02T20:19:21</dc:date>
            </office:change-info>
          </text:insertion>
        </text:changed-region>
        <text:changed-region xml:id="ct94720854137664" text:id="ct94720854137664">
          <text:insertion>
            <office:change-info>
              <dc:creator>Autor desconocido</dc:creator>
              <dc:date>2023-10-02T19:22:52</dc:date>
            </office:change-info>
          </text:insertion>
        </text:changed-region>
        <text:changed-region xml:id="ct94720821668752" text:id="ct94720821668752">
          <text:deletion>
            <office:change-info>
              <dc:creator>Autor desconocido</dc:creator>
              <dc:date>2023-10-02T19:19:13</dc:date>
            </office:change-info>
            <text:p text:style-name="P174">F6B</text:p>
          </text:deletion>
        </text:changed-region>
        <text:changed-region xml:id="ct94720864789072" text:id="ct94720864789072">
          <text:format-change>
            <office:change-info>
              <dc:creator>Autor desconocido</dc:creator>
              <dc:date>2023-10-02T20:25:46</dc:date>
            </office:change-info>
          </text:format-change>
        </text:changed-region>
        <text:changed-region xml:id="ct94720850624256" text:id="ct94720850624256">
          <text:insertion>
            <office:change-info>
              <dc:creator>Autor desconocido</dc:creator>
              <dc:date>2023-10-02T19:22:52</dc:date>
            </office:change-info>
          </text:insertion>
        </text:changed-region>
        <text:changed-region xml:id="ct94720821674928" text:id="ct94720821674928">
          <text:deletion>
            <office:change-info>
              <dc:creator>Autor desconocido</dc:creator>
              <dc:date>2023-10-02T19:19:13</dc:date>
            </office:change-info>
            <text:p text:style-name="P174">879</text:p>
          </text:deletion>
        </text:changed-region>
        <text:changed-region xml:id="ct94720854196928" text:id="ct94720854196928">
          <text:insertion>
            <office:change-info>
              <dc:creator>Autor desconocido</dc:creator>
              <dc:date>2023-10-02T20:19:38</dc:date>
            </office:change-info>
          </text:insertion>
        </text:changed-region>
        <text:changed-region xml:id="ct94720822215344" text:id="ct94720822215344">
          <text:insertion>
            <office:change-info>
              <dc:creator>Autor desconocido</dc:creator>
              <dc:date>2023-10-02T20:24:27</dc:date>
            </office:change-info>
          </text:insertion>
        </text:changed-region>
        <text:changed-region xml:id="ct94720822504656" text:id="ct94720822504656">
          <text:insertion>
            <office:change-info>
              <dc:creator>Autor desconocido</dc:creator>
              <dc:date>2023-10-02T20:24:21</dc:date>
            </office:change-info>
          </text:insertion>
        </text:changed-region>
        <text:changed-region xml:id="ct94720851845696" text:id="ct94720851845696">
          <text:insertion>
            <office:change-info>
              <dc:creator>Autor desconocido</dc:creator>
              <dc:date>2023-10-02T20:24:33</dc:date>
            </office:change-info>
          </text:insertion>
        </text:changed-region>
        <text:changed-region xml:id="ct94720864788752" text:id="ct94720864788752">
          <text:format-change>
            <office:change-info>
              <dc:creator>Autor desconocido</dc:creator>
              <dc:date>2023-10-02T20:25:46</dc:date>
            </office:change-info>
          </text:format-change>
        </text:changed-region>
        <text:changed-region xml:id="ct94720769039200" text:id="ct94720769039200">
          <text:insertion>
            <office:change-info>
              <dc:creator>Autor desconocido</dc:creator>
              <dc:date>2023-10-02T20:25:14</dc:date>
            </office:change-info>
          </text:insertion>
        </text:changed-region>
        <text:changed-region xml:id="ct94720855751168" text:id="ct94720855751168">
          <text:insertion>
            <office:change-info>
              <dc:creator>Autor desconocido</dc:creator>
              <dc:date>2023-10-02T20:24:55</dc:date>
            </office:change-info>
          </text:insertion>
        </text:changed-region>
        <text:changed-region xml:id="ct94720768963344" text:id="ct94720768963344">
          <text:insertion>
            <office:change-info>
              <dc:creator>Autor desconocido</dc:creator>
              <dc:date>2023-10-02T20:25:00</dc:date>
            </office:change-info>
          </text:insertion>
        </text:changed-region>
        <text:changed-region xml:id="ct94720851115568" text:id="ct94720851115568">
          <text:insertion>
            <office:change-info>
              <dc:creator>Autor desconocido</dc:creator>
              <dc:date>2023-10-02T19:22:52</dc:date>
            </office:change-info>
          </text:insertion>
        </text:changed-region>
        <text:changed-region xml:id="ct94720821683024" text:id="ct94720821683024">
          <text:deletion>
            <office:change-info>
              <dc:creator>Autor desconocido</dc:creator>
              <dc:date>2023-10-02T19:19:13</dc:date>
            </office:change-info>
            <text:p text:style-name="P57">435</text:p>
          </text:deletion>
        </text:changed-region>
        <text:changed-region xml:id="ct94720864788432" text:id="ct94720864788432">
          <text:format-change>
            <office:change-info>
              <dc:creator>Autor desconocido</dc:creator>
              <dc:date>2023-10-02T20:25:46</dc:date>
            </office:change-info>
          </text:format-change>
        </text:changed-region>
        <text:changed-region xml:id="ct94720821616656" text:id="ct94720821616656">
          <text:insertion>
            <office:change-info>
              <dc:creator>Autor desconocido</dc:creator>
              <dc:date>2022-09-22T18:07:19</dc:date>
            </office:change-info>
          </text:insertion>
        </text:changed-region>
        <text:changed-region xml:id="ct94720821691408" text:id="ct94720821691408">
          <text:insertion>
            <office:change-info>
              <dc:creator>Autor desconocido</dc:creator>
              <dc:date>2022-09-22T18:45:34</dc:date>
            </office:change-info>
          </text:insertion>
        </text:changed-region>
        <text:changed-region xml:id="ct94720821746592" text:id="ct94720821746592">
          <text:deletion>
            <office:change-info>
              <dc:creator>Autor desconocido</dc:creator>
              <dc:date>2022-09-22T18:46:12</dc:date>
            </office:change-info>
            <text:p text:style-name="P4"/>
            <text:p text:style-name="P4"/>
          </text:deletion>
        </text:changed-region>
        <text:changed-region xml:id="ct94720821747088" text:id="ct94720821747088">
          <text:insertion>
            <office:change-info>
              <dc:creator>Autor desconocido</dc:creator>
              <dc:date>2022-09-22T18:07:19</dc:date>
            </office:change-info>
          </text:insertion>
        </text:changed-region>
        <text:changed-region xml:id="ct94720821748176" text:id="ct94720821748176">
          <text:insertion>
            <office:change-info>
              <dc:creator>Autor desconocido</dc:creator>
              <dc:date>2023-10-02T19:28:30</dc:date>
            </office:change-info>
          </text:insertion>
        </text:changed-region>
        <text:changed-region xml:id="ct94720821754096" text:id="ct94720821754096">
          <text:insertion>
            <office:change-info>
              <dc:creator>Autor desconocido</dc:creator>
              <dc:date>2022-09-22T18:08:39</dc:date>
            </office:change-info>
          </text:insertion>
        </text:changed-region>
        <text:changed-region xml:id="ct94720821754688" text:id="ct94720821754688">
          <text:insertion>
            <office:change-info>
              <dc:creator>Autor desconocido</dc:creator>
              <dc:date>2022-09-22T18:08:39</dc:date>
            </office:change-info>
          </text:insertion>
        </text:changed-region>
        <text:changed-region xml:id="ct94720821755440" text:id="ct94720821755440">
          <text:insertion>
            <office:change-info>
              <dc:creator>Autor desconocido</dc:creator>
              <dc:date>2022-09-22T18:08:39</dc:date>
            </office:change-info>
          </text:insertion>
        </text:changed-region>
        <text:changed-region xml:id="ct94720821759296" text:id="ct94720821759296">
          <text:insertion>
            <office:change-info>
              <dc:creator>Autor desconocido</dc:creator>
              <dc:date>2023-10-02T19:29:49</dc:date>
            </office:change-info>
          </text:insertion>
        </text:changed-region>
        <text:changed-region xml:id="ct94720821760048" text:id="ct94720821760048">
          <text:insertion>
            <office:change-info>
              <dc:creator>Autor desconocido</dc:creator>
              <dc:date>2022-09-22T18:08:39</dc:date>
            </office:change-info>
          </text:insertion>
        </text:changed-region>
        <text:changed-region xml:id="ct94720821760800" text:id="ct94720821760800">
          <text:insertion>
            <office:change-info>
              <dc:creator>Autor desconocido</dc:creator>
              <dc:date>2022-09-22T18:08:39</dc:date>
            </office:change-info>
          </text:insertion>
        </text:changed-region>
        <text:changed-region xml:id="ct94720821762080" text:id="ct94720821762080">
          <text:insertion>
            <office:change-info>
              <dc:creator>Autor desconocido</dc:creator>
              <dc:date>2022-09-22T18:08:39</dc:date>
            </office:change-info>
          </text:insertion>
        </text:changed-region>
        <text:changed-region xml:id="ct94720821763680" text:id="ct94720821763680">
          <text:insertion>
            <office:change-info>
              <dc:creator>Autor desconocido</dc:creator>
              <dc:date>2022-09-22T18:07:19</dc:date>
            </office:change-info>
          </text:insertion>
        </text:changed-region>
        <text:changed-region xml:id="ct94720821764320" text:id="ct94720821764320">
          <text:insertion>
            <office:change-info>
              <dc:creator>Autor desconocido</dc:creator>
              <dc:date>2022-09-22T18:08:47</dc:date>
            </office:change-info>
          </text:insertion>
        </text:changed-region>
        <text:changed-region xml:id="ct94720821747328" text:id="ct94720821747328">
          <text:insertion>
            <office:change-info>
              <dc:creator>Autor desconocido</dc:creator>
              <dc:date>2022-09-22T18:07:19</dc:date>
            </office:change-info>
          </text:insertion>
        </text:changed-region>
        <text:changed-region xml:id="ct94720821774192" text:id="ct94720821774192">
          <text:insertion>
            <office:change-info>
              <dc:creator>Autor desconocido</dc:creator>
              <dc:date>2022-09-22T18:07:19</dc:date>
            </office:change-info>
          </text:insertion>
        </text:changed-region>
        <text:changed-region xml:id="ct94720821775024" text:id="ct94720821775024">
          <text:insertion>
            <office:change-info>
              <dc:creator>Autor desconocido</dc:creator>
              <dc:date>2022-09-22T18:07:19</dc:date>
            </office:change-info>
          </text:insertion>
        </text:changed-region>
        <text:changed-region xml:id="ct94720821775712" text:id="ct94720821775712">
          <text:insertion>
            <office:change-info>
              <dc:creator>Autor desconocido</dc:creator>
              <dc:date>2022-09-22T18:07:19</dc:date>
            </office:change-info>
          </text:insertion>
        </text:changed-region>
        <text:changed-region xml:id="ct94720821780192" text:id="ct94720821780192">
          <text:insertion>
            <office:change-info>
              <dc:creator>Autor desconocido</dc:creator>
              <dc:date>2022-09-22T18:07:19</dc:date>
            </office:change-info>
          </text:insertion>
        </text:changed-region>
        <text:changed-region xml:id="ct94720821781040" text:id="ct94720821781040">
          <text:insertion>
            <office:change-info>
              <dc:creator>Autor desconocido</dc:creator>
              <dc:date>2022-09-22T18:07:19</dc:date>
            </office:change-info>
          </text:insertion>
        </text:changed-region>
        <text:changed-region xml:id="ct94720821781888" text:id="ct94720821781888">
          <text:insertion>
            <office:change-info>
              <dc:creator>Autor desconocido</dc:creator>
              <dc:date>2022-09-22T18:07:19</dc:date>
            </office:change-info>
          </text:insertion>
        </text:changed-region>
        <text:changed-region xml:id="ct94720821783632" text:id="ct94720821783632">
          <text:insertion>
            <office:change-info>
              <dc:creator>Autor desconocido</dc:creator>
              <dc:date>2022-09-22T18:07:19</dc:date>
            </office:change-info>
          </text:insertion>
        </text:changed-region>
        <text:changed-region xml:id="ct94720821784272" text:id="ct94720821784272">
          <text:insertion>
            <office:change-info>
              <dc:creator>Autor desconocido</dc:creator>
              <dc:date>2022-09-22T18:09:25</dc:date>
            </office:change-info>
          </text:insertion>
        </text:changed-region>
        <text:changed-region xml:id="ct94720821769568" text:id="ct94720821769568">
          <text:deletion>
            <office:change-info>
              <dc:creator>Autor desconocido</dc:creator>
              <dc:date>2022-09-22T18:09:38</dc:date>
            </office:change-info>
            <text:p text:style-name="P179"/>
            <table:table table:name="Tabla2" table:style-name="Tabla2">
              <table:table-column table:style-name="Tabla2.A" table:number-columns-repeated="8"/>
              <table:table-column table:style-name="Tabla2.I"/>
              <table:table-row table:style-name="TableLine94720824065440">
                <table:table-cell table:style-name="Tabla2.A1" office:value-type="string">
                  <text:p text:style-name="P31"/>
                </table:table-cell>
                <table:table-cell table:style-name="Tabla2.A1" office:value-type="string">
                  <text:p text:style-name="P31"/>
                </table:table-cell>
                <table:table-cell table:style-name="Tabla2.A1" office:value-type="string">
                  <text:p text:style-name="P31"/>
                </table:table-cell>
                <table:table-cell table:style-name="Tabla2.A1" office:value-type="string">
                  <text:p text:style-name="P31"/>
                </table:table-cell>
                <table:table-cell table:style-name="Tabla2.A1" office:value-type="string">
                  <text:p text:style-name="P31"/>
                </table:table-cell>
                <table:table-cell table:style-name="Tabla2.A1" office:value-type="string">
                  <text:p text:style-name="P26"><text:span text:style-name="T12">00</text:span>1</text:p>
                </table:table-cell>
                <table:table-cell table:style-name="Tabla2.A1" office:value-type="string">
                  <text:p text:style-name="P26">000</text:p>
                </table:table-cell>
                <table:table-cell table:style-name="Tabla2.A1" office:value-type="string">
                  <text:p text:style-name="P26">001</text:p>
                </table:table-cell>
                <table:table-cell table:style-name="Tabla2.I1" office:value-type="string">
                  <text:p text:style-name="P26">011</text:p>
                </table:table-cell>
              </table:table-row>
              <table:table-row table:style-name="TableLine94720769780592">
                <table:table-cell table:style-name="Tabla2.A2" office:value-type="string">
                  <text:p text:style-name="P31"/>
                </table:table-cell>
                <table:table-cell table:style-name="Tabla2.A2" office:value-type="string">
                  <text:p text:style-name="P31"/>
                </table:table-cell>
                <table:table-cell table:style-name="Tabla2.A2" office:value-type="string">
                  <text:p text:style-name="P31"/>
                </table:table-cell>
                <table:table-cell table:style-name="Tabla2.A2" office:value-type="string">
                  <text:p text:style-name="P31"/>
                </table:table-cell>
                <table:table-cell table:style-name="Tabla2.A2" office:value-type="string">
                  <text:p text:style-name="P31"/>
                </table:table-cell>
                <table:table-cell table:style-name="Tabla2.A2" office:value-type="string">
                  <text:p text:style-name="P26">1</text:p>
                </table:table-cell>
                <table:table-cell table:style-name="Tabla2.A2" office:value-type="string">
                  <text:p text:style-name="P26">0</text:p>
                </table:table-cell>
                <table:table-cell table:style-name="Tabla2.A2" office:value-type="string">
                  <text:p text:style-name="P26">1</text:p>
                </table:table-cell>
                <table:table-cell table:style-name="Tabla2.I2" office:value-type="string">
                  <text:p text:style-name="P26">3</text:p>
                </table:table-cell>
              </table:table-row>
              <table:table-row table:style-name="TableLine94720866856704">
                <table:table-cell table:style-name="Tabla2.I2" table:number-columns-spanned="9" office:value-type="string">
                  <text:p text:style-name="P19">Resultado: 1013<text:span text:style-name="T20">8)</text:span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</table:table>
            <text:p text:style-name="P171"/>
            <table:table table:name="Tabla3" table:style-name="Tabla3">
              <table:table-column table:style-name="Tabla3.A" table:number-columns-repeated="8"/>
              <table:table-column table:style-name="Tabla3.I"/>
              <table:table-row table:style-name="TableLine94720864598576">
                <table:table-cell table:style-name="Tabla3.A1" office:value-type="string">
                  <text:p text:style-name="P31"/>
                </table:table-cell>
                <table:table-cell table:style-name="Tabla3.A1" office:value-type="string">
                  <text:p text:style-name="P31"/>
                </table:table-cell>
                <table:table-cell table:style-name="Tabla3.A1" office:value-type="string">
                  <text:p text:style-name="P31"/>
                </table:table-cell>
                <table:table-cell table:style-name="Tabla3.A1" office:value-type="string">
                  <text:p text:style-name="P31"/>
                </table:table-cell>
                <table:table-cell table:style-name="Tabla3.A1" office:value-type="string">
                  <text:p text:style-name="P31"/>
                </table:table-cell>
                <table:table-cell table:style-name="Tabla3.A1" office:value-type="string">
                  <text:p text:style-name="P31"/>
                </table:table-cell>
                <table:table-cell table:style-name="Tabla3.A1" office:value-type="string">
                  <text:p text:style-name="P26"><text:span text:style-name="T12">00</text:span>10</text:p>
                </table:table-cell>
                <table:table-cell table:style-name="Tabla3.A1" office:value-type="string">
                  <text:p text:style-name="P26">0000</text:p>
                </table:table-cell>
                <table:table-cell table:style-name="Tabla3.I1" office:value-type="string">
                  <text:p text:style-name="P26">1011</text:p>
                </table:table-cell>
              </table:table-row>
              <table:table-row table:style-name="TableLine94720857006128">
                <table:table-cell table:style-name="Tabla3.A2" office:value-type="string">
                  <text:p text:style-name="P31"/>
                </table:table-cell>
                <table:table-cell table:style-name="Tabla3.A2" office:value-type="string">
                  <text:p text:style-name="P31"/>
                </table:table-cell>
                <table:table-cell table:style-name="Tabla3.A2" office:value-type="string">
                  <text:p text:style-name="P31"/>
                </table:table-cell>
                <table:table-cell table:style-name="Tabla3.A2" office:value-type="string">
                  <text:p text:style-name="P31"/>
                </table:table-cell>
                <table:table-cell table:style-name="Tabla3.A2" office:value-type="string">
                  <text:p text:style-name="P31"/>
                </table:table-cell>
                <table:table-cell table:style-name="Tabla3.A2" office:value-type="string">
                  <text:p text:style-name="P31"/>
                </table:table-cell>
                <table:table-cell table:style-name="Tabla3.A2" office:value-type="string">
                  <text:p text:style-name="P26">2</text:p>
                </table:table-cell>
                <table:table-cell table:style-name="Tabla3.A2" office:value-type="string">
                  <text:p text:style-name="P26">0</text:p>
                </table:table-cell>
                <table:table-cell table:style-name="Tabla3.I2" office:value-type="string">
                  <text:p text:style-name="P26">B</text:p>
                </table:table-cell>
              </table:table-row>
              <table:table-row table:style-name="TableLine94720854824768">
                <table:table-cell table:style-name="Tabla3.I2" table:number-columns-spanned="9" office:value-type="string">
                  <text:p text:style-name="P19">Resultado: 20B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</table:table>
            <text:p text:style-name="P179"/>
          </text:deletion>
        </text:changed-region>
        <text:changed-region xml:id="ct94720821789856" text:id="ct94720821789856">
          <text:insertion>
            <office:change-info>
              <dc:creator>Autor desconocido</dc:creator>
              <dc:date>2022-09-22T18:14:02</dc:date>
            </office:change-info>
          </text:insertion>
        </text:changed-region>
        <text:changed-region xml:id="ct94720824064944" text:id="ct94720824064944">
          <text:format-change>
            <office:change-info>
              <dc:creator>Autor desconocido</dc:creator>
              <dc:date>2023-10-02T20:25:46</dc:date>
            </office:change-info>
          </text:format-change>
        </text:changed-region>
        <text:changed-region xml:id="ct94720823949168" text:id="ct94720823949168">
          <text:insertion>
            <office:change-info>
              <dc:creator>Autor desconocido</dc:creator>
              <dc:date>2022-09-22T18:13:50</dc:date>
            </office:change-info>
          </text:insertion>
        </text:changed-region>
        <text:changed-region xml:id="ct94720852270592" text:id="ct94720852270592">
          <text:deletion>
            <office:change-info>
              <dc:creator>Autor desconocido</dc:creator>
              <dc:date>2023-10-02T19:25:25</dc:date>
            </office:change-info>
            <text:p text:style-name="P67"/>
            <text:p text:style-name="P67"/>
          </text:deletion>
        </text:changed-region>
        <text:changed-region xml:id="ct94720854655504" text:id="ct94720854655504">
          <text:insertion>
            <office:change-info>
              <dc:creator>Autor desconocido</dc:creator>
              <dc:date>2022-09-22T18:13:50</dc:date>
            </office:change-info>
          </text:insertion>
        </text:changed-region>
        <text:changed-region xml:id="ct94720837840320" text:id="ct94720837840320">
          <text:insertion>
            <office:change-info>
              <dc:creator>Autor desconocido</dc:creator>
              <dc:date>2022-09-22T18:13:50</dc:date>
            </office:change-info>
          </text:insertion>
        </text:changed-region>
        <text:changed-region xml:id="ct94720850022880" text:id="ct94720850022880">
          <text:insertion>
            <office:change-info>
              <dc:creator>Autor desconocido</dc:creator>
              <dc:date>2022-09-22T18:13:50</dc:date>
            </office:change-info>
          </text:insertion>
        </text:changed-region>
        <text:changed-region xml:id="ct94720821324096" text:id="ct94720821324096">
          <text:insertion>
            <office:change-info>
              <dc:creator>Autor desconocido</dc:creator>
              <dc:date>2022-09-22T18:13:50</dc:date>
            </office:change-info>
          </text:insertion>
        </text:changed-region>
        <text:changed-region xml:id="ct94720854138432" text:id="ct94720854138432">
          <text:insertion>
            <office:change-info>
              <dc:creator>Autor desconocido</dc:creator>
              <dc:date>2022-09-22T18:13:50</dc:date>
            </office:change-info>
          </text:insertion>
        </text:changed-region>
        <text:changed-region xml:id="ct94720852587504" text:id="ct94720852587504">
          <text:insertion>
            <office:change-info>
              <dc:creator>Autor desconocido</dc:creator>
              <dc:date>2022-09-22T18:13:50</dc:date>
            </office:change-info>
          </text:insertion>
        </text:changed-region>
        <text:changed-region xml:id="ct94720856463488" text:id="ct94720856463488">
          <text:insertion>
            <office:change-info>
              <dc:creator>Autor desconocido</dc:creator>
              <dc:date>2022-09-22T18:13:50</dc:date>
            </office:change-info>
          </text:insertion>
        </text:changed-region>
        <text:changed-region xml:id="ct94720819112368" text:id="ct94720819112368">
          <text:insertion>
            <office:change-info>
              <dc:creator>Autor desconocido</dc:creator>
              <dc:date>2022-09-22T18:13:50</dc:date>
            </office:change-info>
          </text:insertion>
        </text:changed-region>
        <text:changed-region xml:id="ct94720866812080" text:id="ct94720866812080">
          <text:insertion>
            <office:change-info>
              <dc:creator>Autor desconocido</dc:creator>
              <dc:date>2022-09-22T18:13:50</dc:date>
            </office:change-info>
          </text:insertion>
        </text:changed-region>
        <text:changed-region xml:id="ct94720820426480" text:id="ct94720820426480">
          <text:insertion>
            <office:change-info>
              <dc:creator>Autor desconocido</dc:creator>
              <dc:date>2022-09-22T18:13:50</dc:date>
            </office:change-info>
          </text:insertion>
        </text:changed-region>
        <text:changed-region xml:id="ct94720824031488" text:id="ct94720824031488">
          <text:insertion>
            <office:change-info>
              <dc:creator>Autor desconocido</dc:creator>
              <dc:date>2023-10-02T19:24:32</dc:date>
            </office:change-info>
          </text:insertion>
        </text:changed-region>
        <text:changed-region xml:id="ct94720769885984" text:id="ct94720769885984">
          <text:deletion>
            <office:change-info>
              <dc:creator>Autor desconocido</dc:creator>
              <dc:date>2023-10-02T19:25:27</dc:date>
            </office:change-info>
            <text:p text:style-name="P72"/>
            <text:p text:style-name="P72"/>
          </text:deletion>
        </text:changed-region>
        <text:changed-region xml:id="ct94720821823072" text:id="ct94720821823072">
          <text:insertion>
            <office:change-info>
              <dc:creator>Autor desconocido</dc:creator>
              <dc:date>2023-10-02T19:26:06</dc:date>
            </office:change-info>
          </text:insertion>
        </text:changed-region>
        <text:changed-region xml:id="ct94720849446992" text:id="ct94720849446992">
          <text:insertion>
            <office:change-info>
              <dc:creator>Autor desconocido</dc:creator>
              <dc:date>2023-10-02T19:33:02</dc:date>
            </office:change-info>
          </text:insertion>
        </text:changed-region>
        <text:changed-region xml:id="ct94720820615200" text:id="ct94720820615200">
          <text:insertion>
            <office:change-info>
              <dc:creator>Autor desconocido</dc:creator>
              <dc:date>2023-10-02T19:33:16</dc:date>
            </office:change-info>
          </text:insertion>
        </text:changed-region>
        <text:changed-region xml:id="ct94720840948432" text:id="ct94720840948432">
          <text:insertion>
            <office:change-info>
              <dc:creator>Autor desconocido</dc:creator>
              <dc:date>2022-09-22T18:13:50</dc:date>
            </office:change-info>
          </text:insertion>
        </text:changed-region>
        <text:changed-region xml:id="ct94720851018720" text:id="ct94720851018720">
          <text:insertion>
            <office:change-info>
              <dc:creator>Autor desconocido</dc:creator>
              <dc:date>2023-10-02T19:33:37</dc:date>
            </office:change-info>
          </text:insertion>
        </text:changed-region>
        <text:changed-region xml:id="ct94720850632704" text:id="ct94720850632704">
          <text:insertion>
            <office:change-info>
              <dc:creator>Autor desconocido</dc:creator>
              <dc:date>2023-10-02T19:33:40</dc:date>
            </office:change-info>
          </text:insertion>
        </text:changed-region>
        <text:changed-region xml:id="ct94720863867040" text:id="ct94720863867040">
          <text:insertion>
            <office:change-info>
              <dc:creator>Autor desconocido</dc:creator>
              <dc:date>2023-10-02T19:33:43</dc:date>
            </office:change-info>
          </text:insertion>
        </text:changed-region>
        <text:changed-region xml:id="ct94720769914096" text:id="ct94720769914096">
          <text:insertion>
            <office:change-info>
              <dc:creator>Autor desconocido</dc:creator>
              <dc:date>2023-10-02T19:35:26</dc:date>
            </office:change-info>
          </text:insertion>
        </text:changed-region>
        <text:changed-region xml:id="ct94720821452768" text:id="ct94720821452768">
          <text:insertion>
            <office:change-info>
              <dc:creator>Autor desconocido</dc:creator>
              <dc:date>2023-10-02T19:33:48</dc:date>
            </office:change-info>
          </text:insertion>
        </text:changed-region>
        <text:changed-region xml:id="ct94720853836368" text:id="ct94720853836368">
          <text:insertion>
            <office:change-info>
              <dc:creator>Autor desconocido</dc:creator>
              <dc:date>2023-10-02T19:33:56</dc:date>
            </office:change-info>
          </text:insertion>
        </text:changed-region>
        <text:changed-region xml:id="ct94720840536656" text:id="ct94720840536656">
          <text:insertion>
            <office:change-info>
              <dc:creator>Autor desconocido</dc:creator>
              <dc:date>2023-10-02T19:34:10</dc:date>
            </office:change-info>
          </text:insertion>
        </text:changed-region>
        <text:changed-region xml:id="ct94720768127776" text:id="ct94720768127776">
          <text:deletion>
            <office:change-info>
              <dc:creator>Autor desconocido</dc:creator>
              <dc:date>2023-10-02T19:25:27</dc:date>
            </office:change-info>
            <text:p text:style-name="P103"><text:span text:style-name="T2"/></text:p>
            <text:p text:style-name="P103"><text:span text:style-name="T2"/></text:p>
          </text:deletion>
        </text:changed-region>
        <text:changed-region xml:id="ct94720867081008" text:id="ct94720867081008">
          <text:insertion>
            <office:change-info>
              <dc:creator>Autor desconocido</dc:creator>
              <dc:date>2023-10-02T19:26:33</dc:date>
            </office:change-info>
          </text:insertion>
        </text:changed-region>
        <text:changed-region xml:id="ct94720819837680" text:id="ct94720819837680">
          <text:insertion>
            <office:change-info>
              <dc:creator>Autor desconocido</dc:creator>
              <dc:date>2023-10-02T19:26:30</dc:date>
            </office:change-info>
          </text:insertion>
        </text:changed-region>
        <text:changed-region xml:id="ct94720852758784" text:id="ct94720852758784">
          <text:insertion>
            <office:change-info>
              <dc:creator>Autor desconocido</dc:creator>
              <dc:date>2023-10-02T19:33:30</dc:date>
            </office:change-info>
          </text:insertion>
        </text:changed-region>
        <text:changed-region xml:id="ct94720850517808" text:id="ct94720850517808">
          <text:insertion>
            <office:change-info>
              <dc:creator>Autor desconocido</dc:creator>
              <dc:date>2022-09-22T18:13:50</dc:date>
            </office:change-info>
          </text:insertion>
        </text:changed-region>
        <text:changed-region xml:id="ct94720819725728" text:id="ct94720819725728">
          <text:insertion>
            <office:change-info>
              <dc:creator>Autor desconocido</dc:creator>
              <dc:date>2022-09-22T18:13:50</dc:date>
            </office:change-info>
          </text:insertion>
        </text:changed-region>
        <text:changed-region xml:id="ct94720855579712" text:id="ct94720855579712">
          <text:insertion>
            <office:change-info>
              <dc:creator>Autor desconocido</dc:creator>
              <dc:date>2022-09-22T18:13:50</dc:date>
            </office:change-info>
          </text:insertion>
        </text:changed-region>
        <text:changed-region xml:id="ct94720855574896" text:id="ct94720855574896">
          <text:insertion>
            <office:change-info>
              <dc:creator>Autor desconocido</dc:creator>
              <dc:date>2023-10-02T19:35:17</dc:date>
            </office:change-info>
          </text:insertion>
        </text:changed-region>
        <text:changed-region xml:id="ct94720854207120" text:id="ct94720854207120">
          <text:insertion>
            <office:change-info>
              <dc:creator>Autor desconocido</dc:creator>
              <dc:date>2023-10-02T19:35:20</dc:date>
            </office:change-info>
          </text:insertion>
        </text:changed-region>
        <text:changed-region xml:id="ct94720854261088" text:id="ct94720854261088">
          <text:insertion>
            <office:change-info>
              <dc:creator>Autor desconocido</dc:creator>
              <dc:date>2022-09-22T18:13:50</dc:date>
            </office:change-info>
          </text:insertion>
        </text:changed-region>
        <text:changed-region xml:id="ct94720835970528" text:id="ct94720835970528">
          <text:insertion>
            <office:change-info>
              <dc:creator>Autor desconocido</dc:creator>
              <dc:date>2022-09-22T18:13:50</dc:date>
            </office:change-info>
          </text:insertion>
        </text:changed-region>
        <text:changed-region xml:id="ct94720840464512" text:id="ct94720840464512">
          <text:insertion>
            <office:change-info>
              <dc:creator>Autor desconocido</dc:creator>
              <dc:date>2022-09-22T18:13:50</dc:date>
            </office:change-info>
          </text:insertion>
        </text:changed-region>
        <text:changed-region xml:id="ct94720819838192" text:id="ct94720819838192">
          <text:insertion>
            <office:change-info>
              <dc:creator>Autor desconocido</dc:creator>
              <dc:date>2022-09-22T18:13:50</dc:date>
            </office:change-info>
          </text:insertion>
        </text:changed-region>
        <text:changed-region xml:id="ct94720821836432" text:id="ct94720821836432">
          <text:insertion>
            <office:change-info>
              <dc:creator>Autor desconocido</dc:creator>
              <dc:date>2022-09-22T18:47:00</dc:date>
            </office:change-info>
          </text:insertion>
        </text:changed-region>
        <text:changed-region xml:id="ct94720855656992" text:id="ct94720855656992">
          <text:insertion>
            <office:change-info>
              <dc:creator>Autor desconocido</dc:creator>
              <dc:date>2023-10-02T19:32:30</dc:date>
            </office:change-info>
          </text:insertion>
        </text:changed-region>
        <text:changed-region xml:id="ct94720819838432" text:id="ct94720819838432">
          <text:insertion>
            <office:change-info>
              <dc:creator>Autor desconocido</dc:creator>
              <dc:date>2023-10-02T19:32:24</dc:date>
            </office:change-info>
          </text:insertion>
        </text:changed-region>
        <text:changed-region xml:id="ct94720821837696" text:id="ct94720821837696">
          <text:insertion>
            <office:change-info>
              <dc:creator>Autor desconocido</dc:creator>
              <dc:date>2022-09-22T18:13:50</dc:date>
            </office:change-info>
          </text:insertion>
        </text:changed-region>
        <text:changed-region xml:id="ct94720839900320" text:id="ct94720839900320">
          <text:insertion>
            <office:change-info>
              <dc:creator>Autor desconocido</dc:creator>
              <dc:date>2023-10-02T19:35:32</dc:date>
            </office:change-info>
          </text:insertion>
        </text:changed-region>
        <text:changed-region xml:id="ct94720821838288" text:id="ct94720821838288">
          <text:insertion>
            <office:change-info>
              <dc:creator>Autor desconocido</dc:creator>
              <dc:date>2022-09-22T18:13:50</dc:date>
            </office:change-info>
          </text:insertion>
        </text:changed-region>
        <text:changed-region xml:id="ct94720821835680" text:id="ct94720821835680">
          <text:insertion>
            <office:change-info>
              <dc:creator>Autor desconocido</dc:creator>
              <dc:date>2023-10-02T19:32:40</dc:date>
            </office:change-info>
          </text:insertion>
        </text:changed-region>
        <text:changed-region xml:id="ct94720821841504" text:id="ct94720821841504">
          <text:insertion>
            <office:change-info>
              <dc:creator>Autor desconocido</dc:creator>
              <dc:date>2023-10-02T19:35:03</dc:date>
            </office:change-info>
          </text:insertion>
        </text:changed-region>
        <text:changed-region xml:id="ct94720821842176" text:id="ct94720821842176">
          <text:insertion>
            <office:change-info>
              <dc:creator>Autor desconocido</dc:creator>
              <dc:date>2022-09-22T18:47:12</dc:date>
            </office:change-info>
          </text:insertion>
        </text:changed-region>
        <text:changed-region xml:id="ct94720821842928" text:id="ct94720821842928">
          <text:insertion>
            <office:change-info>
              <dc:creator>Autor desconocido</dc:creator>
              <dc:date>2023-10-02T19:35:38</dc:date>
            </office:change-info>
          </text:insertion>
        </text:changed-region>
        <text:changed-region xml:id="ct94720821846560" text:id="ct94720821846560">
          <text:insertion>
            <office:change-info>
              <dc:creator>Autor desconocido</dc:creator>
              <dc:date>2022-09-22T18:13:50</dc:date>
            </office:change-info>
          </text:insertion>
        </text:changed-region>
        <text:changed-region xml:id="ct94720821831168" text:id="ct94720821831168">
          <text:insertion>
            <office:change-info>
              <dc:creator>Autor desconocido</dc:creator>
              <dc:date>2022-09-22T18:13:50</dc:date>
            </office:change-info>
          </text:insertion>
        </text:changed-region>
        <text:changed-region xml:id="ct94720821856176" text:id="ct94720821856176">
          <text:insertion>
            <office:change-info>
              <dc:creator>Autor desconocido</dc:creator>
              <dc:date>2022-09-22T18:13:50</dc:date>
            </office:change-info>
          </text:insertion>
        </text:changed-region>
        <text:changed-region xml:id="ct94720769636640" text:id="ct94720769636640">
          <text:insertion>
            <office:change-info>
              <dc:creator>Autor desconocido</dc:creator>
              <dc:date>2023-10-02T19:36:44</dc:date>
            </office:change-info>
          </text:insertion>
        </text:changed-region>
        <text:changed-region xml:id="ct94720821857056" text:id="ct94720821857056">
          <text:insertion>
            <office:change-info>
              <dc:creator>Autor desconocido</dc:creator>
              <dc:date>2023-10-02T19:36:38</dc:date>
            </office:change-info>
          </text:insertion>
        </text:changed-region>
        <text:changed-region xml:id="ct94720821857792" text:id="ct94720821857792">
          <text:insertion>
            <office:change-info>
              <dc:creator>Autor desconocido</dc:creator>
              <dc:date>2023-10-02T19:36:31</dc:date>
            </office:change-info>
          </text:insertion>
        </text:changed-region>
        <text:changed-region xml:id="ct94720821856416" text:id="ct94720821856416">
          <text:insertion>
            <office:change-info>
              <dc:creator>Autor desconocido</dc:creator>
              <dc:date>2023-10-02T19:36:55</dc:date>
            </office:change-info>
          </text:insertion>
        </text:changed-region>
        <text:changed-region xml:id="ct94720821862736" text:id="ct94720821862736">
          <text:insertion>
            <office:change-info>
              <dc:creator>Autor desconocido</dc:creator>
              <dc:date>2023-10-02T19:36:59</dc:date>
            </office:change-info>
          </text:insertion>
        </text:changed-region>
        <text:changed-region xml:id="ct94720821864624" text:id="ct94720821864624">
          <text:insertion>
            <office:change-info>
              <dc:creator>Autor desconocido</dc:creator>
              <dc:date>2023-10-02T19:37:02</dc:date>
            </office:change-info>
          </text:insertion>
        </text:changed-region>
        <text:changed-region xml:id="ct94720821866688" text:id="ct94720821866688">
          <text:insertion>
            <office:change-info>
              <dc:creator>Autor desconocido</dc:creator>
              <dc:date>2022-09-22T18:13:50</dc:date>
            </office:change-info>
          </text:insertion>
        </text:changed-region>
        <text:changed-region xml:id="ct94720821851760" text:id="ct94720821851760">
          <text:deletion>
            <office:change-info>
              <dc:creator>Autor desconocido</dc:creator>
              <dc:date>2022-09-22T18:49:20</dc:date>
            </office:change-info>
            <text:p text:style-name="P179"/>
            <text:p text:style-name="P171"/>
            <text:p text:style-name="P17"/>
            <text:p text:style-name="P179"/>
          </text:deletion>
        </text:changed-region>
        <text:changed-region xml:id="ct94720853269680" text:id="ct94720853269680">
          <text:format-change>
            <office:change-info>
              <dc:creator>Autor desconocido</dc:creator>
              <dc:date>2023-10-02T20:25:46</dc:date>
            </office:change-info>
          </text:format-change>
        </text:changed-region>
        <text:changed-region xml:id="ct94720821871456" text:id="ct94720821871456">
          <text:insertion>
            <office:change-info>
              <dc:creator>Autor desconocido</dc:creator>
              <dc:date>2022-09-22T18:49:24</dc:date>
            </office:change-info>
          </text:insertion>
        </text:changed-region>
        <text:changed-region xml:id="ct94720821872080" text:id="ct94720821872080">
          <text:insertion>
            <office:change-info>
              <dc:creator>Autor desconocido</dc:creator>
              <dc:date>2022-09-22T18:50:10</dc:date>
            </office:change-info>
          </text:insertion>
        </text:changed-region>
        <text:changed-region xml:id="ct94720864627008" text:id="ct94720864627008">
          <text:insertion>
            <office:change-info>
              <dc:creator>Autor desconocido</dc:creator>
              <dc:date>2023-10-02T19:41:38</dc:date>
            </office:change-info>
          </text:insertion>
        </text:changed-region>
        <text:changed-region xml:id="ct94720864704512" text:id="ct94720864704512">
          <text:insertion>
            <office:change-info>
              <dc:creator>Autor desconocido</dc:creator>
              <dc:date>2023-10-02T19:41:39</dc:date>
            </office:change-info>
          </text:insertion>
        </text:changed-region>
        <text:changed-region xml:id="ct94720770096032" text:id="ct94720770096032">
          <text:insertion>
            <office:change-info>
              <dc:creator>Autor desconocido</dc:creator>
              <dc:date>2023-10-02T19:41:40</dc:date>
            </office:change-info>
          </text:insertion>
        </text:changed-region>
        <text:changed-region xml:id="ct94720821888544" text:id="ct94720821888544">
          <text:insertion>
            <office:change-info>
              <dc:creator>Autor desconocido</dc:creator>
              <dc:date>2023-10-02T19:41:42</dc:date>
            </office:change-info>
          </text:insertion>
        </text:changed-region>
        <text:changed-region xml:id="ct94720821889392" text:id="ct94720821889392">
          <text:insertion>
            <office:change-info>
              <dc:creator>Autor desconocido</dc:creator>
              <dc:date>2023-10-02T19:41:45</dc:date>
            </office:change-info>
          </text:insertion>
        </text:changed-region>
        <text:changed-region xml:id="ct94720821890240" text:id="ct94720821890240">
          <text:insertion>
            <office:change-info>
              <dc:creator>Autor desconocido</dc:creator>
              <dc:date>2023-10-02T19:41:49</dc:date>
            </office:change-info>
          </text:insertion>
        </text:changed-region>
        <text:changed-region xml:id="ct94720821894592" text:id="ct94720821894592">
          <text:insertion>
            <office:change-info>
              <dc:creator>Autor desconocido</dc:creator>
              <dc:date>2022-09-22T18:50:10</dc:date>
            </office:change-info>
          </text:insertion>
        </text:changed-region>
        <text:changed-region xml:id="ct94720821872672" text:id="ct94720821872672">
          <text:insertion>
            <office:change-info>
              <dc:creator>Autor desconocido</dc:creator>
              <dc:date>2022-09-22T18:54:06</dc:date>
            </office:change-info>
          </text:insertion>
        </text:changed-region>
        <text:changed-region xml:id="ct94720821884016" text:id="ct94720821884016">
          <text:insertion>
            <office:change-info>
              <dc:creator>Autor desconocido</dc:creator>
              <dc:date>2022-09-22T18:55:50</dc:date>
            </office:change-info>
          </text:insertion>
        </text:changed-region>
        <text:changed-region xml:id="ct94720821888144" text:id="ct94720821888144">
          <text:deletion>
            <office:change-info>
              <dc:creator>Autor desconocido</dc:creator>
              <dc:date>2022-09-22T18:54:33</dc:date>
            </office:change-info>
            <text:p text:style-name="P62"/>
            <text:p text:style-name="P62"/>
          </text:deletion>
        </text:changed-region>
        <text:changed-region xml:id="ct94720821909696" text:id="ct94720821909696">
          <text:insertion>
            <office:change-info>
              <dc:creator>Autor desconocido</dc:creator>
              <dc:date>2022-09-22T18:53:48</dc:date>
            </office:change-info>
          </text:insertion>
        </text:changed-region>
        <text:changed-region xml:id="ct94720821910480" text:id="ct94720821910480">
          <text:insertion>
            <office:change-info>
              <dc:creator>Autor desconocido</dc:creator>
              <dc:date>2022-09-22T18:53:48</dc:date>
            </office:change-info>
          </text:insertion>
        </text:changed-region>
        <text:changed-region xml:id="ct94720821911264" text:id="ct94720821911264">
          <text:insertion>
            <office:change-info>
              <dc:creator>Autor desconocido</dc:creator>
              <dc:date>2022-09-22T18:53:48</dc:date>
            </office:change-info>
          </text:insertion>
        </text:changed-region>
        <text:changed-region xml:id="ct94720821912048" text:id="ct94720821912048">
          <text:insertion>
            <office:change-info>
              <dc:creator>Autor desconocido</dc:creator>
              <dc:date>2022-09-22T18:53:48</dc:date>
            </office:change-info>
          </text:insertion>
        </text:changed-region>
        <text:changed-region xml:id="ct94720821912832" text:id="ct94720821912832">
          <text:insertion>
            <office:change-info>
              <dc:creator>Autor desconocido</dc:creator>
              <dc:date>2022-09-22T18:53:48</dc:date>
            </office:change-info>
          </text:insertion>
        </text:changed-region>
        <text:changed-region xml:id="ct94720821913616" text:id="ct94720821913616">
          <text:insertion>
            <office:change-info>
              <dc:creator>Autor desconocido</dc:creator>
              <dc:date>2022-09-22T18:53:48</dc:date>
            </office:change-info>
          </text:insertion>
        </text:changed-region>
        <text:changed-region xml:id="ct94720821914400" text:id="ct94720821914400">
          <text:insertion>
            <office:change-info>
              <dc:creator>Autor desconocido</dc:creator>
              <dc:date>2022-09-22T18:53:48</dc:date>
            </office:change-info>
          </text:insertion>
        </text:changed-region>
        <text:changed-region xml:id="ct94720821915232" text:id="ct94720821915232">
          <text:insertion>
            <office:change-info>
              <dc:creator>Autor desconocido</dc:creator>
              <dc:date>2022-09-22T18:53:48</dc:date>
            </office:change-info>
          </text:insertion>
        </text:changed-region>
        <text:changed-region xml:id="ct94720854183936" text:id="ct94720854183936">
          <text:insertion>
            <office:change-info>
              <dc:creator>Autor desconocido</dc:creator>
              <dc:date>2023-10-02T19:41:55</dc:date>
            </office:change-info>
          </text:insertion>
        </text:changed-region>
        <text:changed-region xml:id="ct94720821430592" text:id="ct94720821430592">
          <text:insertion>
            <office:change-info>
              <dc:creator>Autor desconocido</dc:creator>
              <dc:date>2023-10-02T19:41:58</dc:date>
            </office:change-info>
          </text:insertion>
        </text:changed-region>
        <text:changed-region xml:id="ct94720821918272" text:id="ct94720821918272">
          <text:deletion>
            <office:change-info>
              <dc:creator>Autor desconocido</dc:creator>
              <dc:date>2022-09-22T18:54:40</dc:date>
            </office:change-info>
            <text:p text:style-name="P108"/>
            <text:p text:style-name="P27"/>
            <text:p text:style-name="P108"/>
          </text:deletion>
        </text:changed-region>
        <text:changed-region xml:id="ct94720824287776" text:id="ct94720824287776">
          <text:insertion>
            <office:change-info>
              <dc:creator>Autor desconocido</dc:creator>
              <dc:date>2023-10-02T19:41:58</dc:date>
            </office:change-info>
          </text:insertion>
        </text:changed-region>
        <text:changed-region xml:id="ct94720840111792" text:id="ct94720840111792">
          <text:insertion>
            <office:change-info>
              <dc:creator>Autor desconocido</dc:creator>
              <dc:date>2023-10-02T19:41:59</dc:date>
            </office:change-info>
          </text:insertion>
        </text:changed-region>
        <text:changed-region xml:id="ct94720851919632" text:id="ct94720851919632">
          <text:insertion>
            <office:change-info>
              <dc:creator>Autor desconocido</dc:creator>
              <dc:date>2023-10-02T19:42:00</dc:date>
            </office:change-info>
          </text:insertion>
        </text:changed-region>
        <text:changed-region xml:id="ct94720864723584" text:id="ct94720864723584">
          <text:insertion>
            <office:change-info>
              <dc:creator>Autor desconocido</dc:creator>
              <dc:date>2023-10-02T19:42:03</dc:date>
            </office:change-info>
          </text:insertion>
        </text:changed-region>
        <text:changed-region xml:id="ct94720862661664" text:id="ct94720862661664">
          <text:insertion>
            <office:change-info>
              <dc:creator>Autor desconocido</dc:creator>
              <dc:date>2023-10-02T19:42:04</dc:date>
            </office:change-info>
          </text:insertion>
        </text:changed-region>
        <text:changed-region xml:id="ct94720821880064" text:id="ct94720821880064">
          <text:insertion>
            <office:change-info>
              <dc:creator>Autor desconocido</dc:creator>
              <dc:date>2023-10-02T19:42:05</dc:date>
            </office:change-info>
          </text:insertion>
        </text:changed-region>
        <text:changed-region xml:id="ct94720850067184" text:id="ct94720850067184">
          <text:insertion>
            <office:change-info>
              <dc:creator>Autor desconocido</dc:creator>
              <dc:date>2023-10-02T19:42:06</dc:date>
            </office:change-info>
          </text:insertion>
        </text:changed-region>
        <text:changed-region xml:id="ct94720821926160" text:id="ct94720821926160">
          <text:deletion>
            <office:change-info>
              <dc:creator>Autor desconocido</dc:creator>
              <dc:date>2022-09-22T18:55:42</dc:date>
            </office:change-info>
            <text:p text:style-name="P133"><text:span text:style-name="T155"/></text:p>
            <text:p text:style-name="P133"><text:span text:style-name="T155"/></text:p>
          </text:deletion>
        </text:changed-region>
        <text:changed-region xml:id="ct94720821926848" text:id="ct94720821926848">
          <text:insertion>
            <office:change-info>
              <dc:creator>Autor desconocido</dc:creator>
              <dc:date>2022-09-22T18:53:48</dc:date>
            </office:change-info>
          </text:insertion>
        </text:changed-region>
        <text:changed-region xml:id="ct94720768624928" text:id="ct94720768624928">
          <text:insertion>
            <office:change-info>
              <dc:creator>Autor desconocido</dc:creator>
              <dc:date>2023-10-02T19:42:13</dc:date>
            </office:change-info>
          </text:insertion>
        </text:changed-region>
        <text:changed-region xml:id="ct94720821934256" text:id="ct94720821934256">
          <text:insertion>
            <office:change-info>
              <dc:creator>Autor desconocido</dc:creator>
              <dc:date>2022-09-22T18:56:20</dc:date>
            </office:change-info>
          </text:insertion>
        </text:changed-region>
        <text:changed-region xml:id="ct94720821899840" text:id="ct94720821899840">
          <text:insertion>
            <office:change-info>
              <dc:creator>Autor desconocido</dc:creator>
              <dc:date>2022-09-22T18:50:10</dc:date>
            </office:change-info>
          </text:insertion>
        </text:changed-region>
        <text:changed-region xml:id="ct94720821919984" text:id="ct94720821919984">
          <text:insertion>
            <office:change-info>
              <dc:creator>Autor desconocido</dc:creator>
              <dc:date>2023-10-02T19:42:55</dc:date>
            </office:change-info>
          </text:insertion>
        </text:changed-region>
        <text:changed-region xml:id="ct94720850990912" text:id="ct94720850990912">
          <text:insertion>
            <office:change-info>
              <dc:creator>Autor desconocido</dc:creator>
              <dc:date>2023-10-02T19:42:47</dc:date>
            </office:change-info>
          </text:insertion>
        </text:changed-region>
        <text:changed-region xml:id="ct94720821946848" text:id="ct94720821946848">
          <text:insertion>
            <office:change-info>
              <dc:creator>Autor desconocido</dc:creator>
              <dc:date>2023-10-02T19:43:05</dc:date>
            </office:change-info>
          </text:insertion>
        </text:changed-region>
        <text:changed-region xml:id="ct94720821947536" text:id="ct94720821947536">
          <text:insertion>
            <office:change-info>
              <dc:creator>Autor desconocido</dc:creator>
              <dc:date>2023-10-02T19:43:07</dc:date>
            </office:change-info>
          </text:insertion>
        </text:changed-region>
        <text:changed-region xml:id="ct94720821949984" text:id="ct94720821949984">
          <text:insertion>
            <office:change-info>
              <dc:creator>Autor desconocido</dc:creator>
              <dc:date>2022-09-22T18:50:10</dc:date>
            </office:change-info>
          </text:insertion>
        </text:changed-region>
        <text:changed-region xml:id="ct94720851355552" text:id="ct94720851355552">
          <text:format-change>
            <office:change-info>
              <dc:creator>Autor desconocido</dc:creator>
              <dc:date>2023-10-02T20:25:46</dc:date>
            </office:change-info>
          </text:format-change>
        </text:changed-region>
        <text:changed-region xml:id="ct94720821937136" text:id="ct94720821937136">
          <text:insertion>
            <office:change-info>
              <dc:creator>Autor desconocido</dc:creator>
              <dc:date>2022-09-22T18:59:35</dc:date>
            </office:change-info>
          </text:insertion>
        </text:changed-region>
        <text:changed-region xml:id="ct94720856830304" text:id="ct94720856830304">
          <text:deletion>
            <office:change-info>
              <dc:creator>Autor desconocido</dc:creator>
              <dc:date>2023-10-02T19:44:27</dc:date>
            </office:change-info>
            <text:p text:style-name="P127"><text:span text:style-name="T136">4</text:span></text:p>
          </text:deletion>
        </text:changed-region>
        <text:changed-region xml:id="ct94720821434752" text:id="ct94720821434752">
          <text:insertion>
            <office:change-info>
              <dc:creator>Autor desconocido</dc:creator>
              <dc:date>2023-10-02T19:44:27</dc:date>
            </office:change-info>
          </text:insertion>
        </text:changed-region>
        <text:changed-region xml:id="ct94720863866368" text:id="ct94720863866368">
          <text:deletion>
            <office:change-info>
              <dc:creator>Autor desconocido</dc:creator>
              <dc:date>2023-10-02T19:44:29</dc:date>
            </office:change-info>
            <text:p text:style-name="P127"><text:span text:style-name="T135">7</text:span></text:p>
          </text:deletion>
        </text:changed-region>
        <text:changed-region xml:id="ct94720819709312" text:id="ct94720819709312">
          <text:insertion>
            <office:change-info>
              <dc:creator>Autor desconocido</dc:creator>
              <dc:date>2023-10-02T19:44:29</dc:date>
            </office:change-info>
          </text:insertion>
        </text:changed-region>
        <text:changed-region xml:id="ct94720840356832" text:id="ct94720840356832">
          <text:deletion>
            <office:change-info>
              <dc:creator>Autor desconocido</dc:creator>
              <dc:date>2023-10-02T19:44:31</dc:date>
            </office:change-info>
            <text:p text:style-name="P127"><text:span text:style-name="T135">5</text:span></text:p>
          </text:deletion>
        </text:changed-region>
        <text:changed-region xml:id="ct94720770056544" text:id="ct94720770056544">
          <text:insertion>
            <office:change-info>
              <dc:creator>Autor desconocido</dc:creator>
              <dc:date>2023-10-02T19:44:31</dc:date>
            </office:change-info>
          </text:insertion>
        </text:changed-region>
        <text:changed-region xml:id="ct94720850749120" text:id="ct94720850749120">
          <text:deletion>
            <office:change-info>
              <dc:creator>Autor desconocido</dc:creator>
              <dc:date>2023-10-02T19:44:33</dc:date>
            </office:change-info>
            <text:p text:style-name="P127"><text:span text:style-name="T136">100</text:span></text:p>
          </text:deletion>
        </text:changed-region>
        <text:changed-region xml:id="ct94720856331936" text:id="ct94720856331936">
          <text:insertion>
            <office:change-info>
              <dc:creator>Autor desconocido</dc:creator>
              <dc:date>2023-10-02T19:44:33</dc:date>
            </office:change-info>
          </text:insertion>
        </text:changed-region>
        <text:changed-region xml:id="ct94720821806720" text:id="ct94720821806720">
          <text:deletion>
            <office:change-info>
              <dc:creator>Autor desconocido</dc:creator>
              <dc:date>2023-10-02T19:44:37</dc:date>
            </office:change-info>
            <text:p text:style-name="P127"><text:span text:style-name="T136">111</text:span></text:p>
          </text:deletion>
        </text:changed-region>
        <text:changed-region xml:id="ct94720853954912" text:id="ct94720853954912">
          <text:insertion>
            <office:change-info>
              <dc:creator>Autor desconocido</dc:creator>
              <dc:date>2023-10-02T19:44:37</dc:date>
            </office:change-info>
          </text:insertion>
        </text:changed-region>
        <text:changed-region xml:id="ct94720854457376" text:id="ct94720854457376">
          <text:deletion>
            <office:change-info>
              <dc:creator>Autor desconocido</dc:creator>
              <dc:date>2023-10-02T19:44:40</dc:date>
            </office:change-info>
            <text:p text:style-name="P127"><text:span text:style-name="T135">101</text:span></text:p>
          </text:deletion>
        </text:changed-region>
        <text:changed-region xml:id="ct94720855500768" text:id="ct94720855500768">
          <text:insertion>
            <office:change-info>
              <dc:creator>Autor desconocido</dc:creator>
              <dc:date>2023-10-02T19:44:40</dc:date>
            </office:change-info>
          </text:insertion>
        </text:changed-region>
        <text:changed-region xml:id="ct94720851355232" text:id="ct94720851355232">
          <text:format-change>
            <office:change-info>
              <dc:creator>Autor desconocido</dc:creator>
              <dc:date>2023-10-02T20:25:46</dc:date>
            </office:change-info>
          </text:format-change>
        </text:changed-region>
        <text:changed-region xml:id="ct94720853681008" text:id="ct94720853681008">
          <text:deletion>
            <office:change-info>
              <dc:creator>Autor desconocido</dc:creator>
              <dc:date>2023-10-02T19:53:09</dc:date>
            </office:change-info>
            <text:p text:style-name="P130"><text:span text:style-name="T155">1 0011 1101</text:span></text:p>
          </text:deletion>
        </text:changed-region>
        <text:changed-region xml:id="ct94720822077136" text:id="ct94720822077136">
          <text:insertion>
            <office:change-info>
              <dc:creator>Autor desconocido</dc:creator>
              <dc:date>2023-10-02T19:53:09</dc:date>
            </office:change-info>
          </text:insertion>
        </text:changed-region>
        <text:changed-region xml:id="ct94720851354912" text:id="ct94720851354912">
          <text:format-change>
            <office:change-info>
              <dc:creator>Autor desconocido</dc:creator>
              <dc:date>2023-10-02T20:25:46</dc:date>
            </office:change-info>
          </text:format-change>
        </text:changed-region>
        <text:changed-region xml:id="ct94720821956480" text:id="ct94720821956480">
          <text:insertion>
            <office:change-info>
              <dc:creator>Autor desconocido</dc:creator>
              <dc:date>2022-09-22T19:00:20</dc:date>
            </office:change-info>
          </text:insertion>
        </text:changed-region>
        <text:changed-region xml:id="ct94720840523008" text:id="ct94720840523008">
          <text:deletion>
            <office:change-info>
              <dc:creator>Autor desconocido</dc:creator>
              <dc:date>2023-10-02T19:45:04</dc:date>
            </office:change-info>
            <text:p text:style-name="P59"><text:span text:style-name="T12">000</text:span>1</text:p>
          </text:deletion>
        </text:changed-region>
        <text:changed-region xml:id="ct94720851657536" text:id="ct94720851657536">
          <text:deletion>
            <office:change-info>
              <dc:creator>Autor desconocido</dc:creator>
              <dc:date>2023-10-02T19:44:56</dc:date>
            </office:change-info>
            <text:p text:style-name="P127"><text:span text:style-name="T135">0011</text:span></text:p>
          </text:deletion>
        </text:changed-region>
        <text:changed-region xml:id="ct94720856356192" text:id="ct94720856356192">
          <text:insertion>
            <office:change-info>
              <dc:creator>Autor desconocido</dc:creator>
              <dc:date>2023-10-02T19:44:56</dc:date>
            </office:change-info>
          </text:insertion>
        </text:changed-region>
        <text:changed-region xml:id="ct94720865327616" text:id="ct94720865327616">
          <text:deletion>
            <office:change-info>
              <dc:creator>Autor desconocido</dc:creator>
              <dc:date>2023-10-02T19:44:49</dc:date>
            </office:change-info>
            <text:p text:style-name="P127"><text:span text:style-name="T135">1101</text:span></text:p>
          </text:deletion>
        </text:changed-region>
        <text:changed-region xml:id="ct94720850914448" text:id="ct94720850914448">
          <text:insertion>
            <office:change-info>
              <dc:creator>Autor desconocido</dc:creator>
              <dc:date>2023-10-02T19:44:49</dc:date>
            </office:change-info>
          </text:insertion>
        </text:changed-region>
        <text:changed-region xml:id="ct94720852819184" text:id="ct94720852819184">
          <text:deletion>
            <office:change-info>
              <dc:creator>Autor desconocido</dc:creator>
              <dc:date>2023-10-02T19:45:04</dc:date>
            </office:change-info>
            <text:p text:style-name="P59">1</text:p>
          </text:deletion>
        </text:changed-region>
        <text:changed-region xml:id="ct94720855217376" text:id="ct94720855217376">
          <text:deletion>
            <office:change-info>
              <dc:creator>Autor desconocido</dc:creator>
              <dc:date>2023-10-02T19:45:09</dc:date>
            </office:change-info>
            <text:p text:style-name="P127"><text:span text:style-name="T136">3</text:span></text:p>
          </text:deletion>
        </text:changed-region>
        <text:changed-region xml:id="ct94720857906560" text:id="ct94720857906560">
          <text:insertion>
            <office:change-info>
              <dc:creator>Autor desconocido</dc:creator>
              <dc:date>2023-10-02T19:45:09</dc:date>
            </office:change-info>
          </text:insertion>
        </text:changed-region>
        <text:changed-region xml:id="ct94720854877760" text:id="ct94720854877760">
          <text:deletion>
            <office:change-info>
              <dc:creator>Autor desconocido</dc:creator>
              <dc:date>2023-10-02T19:45:11</dc:date>
            </office:change-info>
            <text:p text:style-name="P127"><text:span text:style-name="T135">D</text:span></text:p>
          </text:deletion>
        </text:changed-region>
        <text:changed-region xml:id="ct94720852621776" text:id="ct94720852621776">
          <text:insertion>
            <office:change-info>
              <dc:creator>Autor desconocido</dc:creator>
              <dc:date>2023-10-02T19:45:11</dc:date>
            </office:change-info>
          </text:insertion>
        </text:changed-region>
        <text:changed-region xml:id="ct94720821948768" text:id="ct94720821948768">
          <text:insertion>
            <office:change-info>
              <dc:creator>Autor desconocido</dc:creator>
              <dc:date>2021-09-27T10:08:53</dc:date>
            </office:change-info>
          </text:insertion>
        </text:changed-region>
        <text:changed-region xml:id="ct94720853847424" text:id="ct94720853847424">
          <text:insertion>
            <office:change-info>
              <dc:creator>Autor desconocido</dc:creator>
              <dc:date>2023-10-02T19:53:18</dc:date>
            </office:change-info>
          </text:insertion>
        </text:changed-region>
        <text:changed-region xml:id="ct94720821988000" text:id="ct94720821988000">
          <text:insertion>
            <office:change-info>
              <dc:creator>Autor desconocido</dc:creator>
              <dc:date>2021-09-27T10:09:47</dc:date>
            </office:change-info>
          </text:insertion>
        </text:changed-region>
        <text:changed-region xml:id="ct94720821949056" text:id="ct94720821949056">
          <text:insertion>
            <office:change-info>
              <dc:creator>Autor desconocido</dc:creator>
              <dc:date>2022-09-22T19:00:48</dc:date>
            </office:change-info>
          </text:insertion>
        </text:changed-region>
        <text:changed-region xml:id="ct94720821990880" text:id="ct94720821990880">
          <text:deletion>
            <office:change-info>
              <dc:creator>Autor desconocido</dc:creator>
              <dc:date>2022-09-22T19:00:53</dc:date>
            </office:change-info>
            <text:p text:style-name="P7"/>
            <text:p text:style-name="P7"/>
          </text:deletion>
        </text:changed-region>
        <text:changed-region xml:id="ct94720821995200" text:id="ct94720821995200">
          <text:deletion>
            <office:change-info>
              <dc:creator>Autor desconocido</dc:creator>
              <dc:date>2022-09-22T19:01:50</dc:date>
            </office:change-info>
            <text:p text:style-name="P59">1024</text:p>
            <text:p text:style-name="P26">512</text:p>
            <text:p text:style-name="P59"/>
          </text:deletion>
        </text:changed-region>
        <text:changed-region xml:id="ct94720850791296" text:id="ct94720850791296">
          <text:deletion>
            <office:change-info>
              <dc:creator>Autor desconocido</dc:creator>
              <dc:date>2023-10-02T19:45:52</dc:date>
            </office:change-info>
            <text:p text:style-name="P59">256</text:p>
            <text:p text:style-name="P26">128</text:p>
            <text:p text:style-name="P59"/>
          </text:deletion>
        </text:changed-region>
        <text:changed-region xml:id="ct94720851405616" text:id="ct94720851405616">
          <text:format-change>
            <office:change-info>
              <dc:creator>Autor desconocido</dc:creator>
              <dc:date>2023-10-02T20:25:46</dc:date>
            </office:change-info>
          </text:format-change>
        </text:changed-region>
        <text:changed-region xml:id="ct94720854944464" text:id="ct94720854944464">
          <text:format-change>
            <office:change-info>
              <dc:creator>Autor desconocido</dc:creator>
              <dc:date>2023-10-02T20:25:46</dc:date>
            </office:change-info>
          </text:format-change>
        </text:changed-region>
        <text:changed-region xml:id="ct94720864790352" text:id="ct94720864790352">
          <text:format-change>
            <office:change-info>
              <dc:creator>Autor desconocido</dc:creator>
              <dc:date>2023-10-02T20:25:46</dc:date>
            </office:change-info>
          </text:format-change>
        </text:changed-region>
        <text:changed-region xml:id="ct94720864790672" text:id="ct94720864790672">
          <text:format-change>
            <office:change-info>
              <dc:creator>Autor desconocido</dc:creator>
              <dc:date>2023-10-02T20:25:46</dc:date>
            </office:change-info>
          </text:format-change>
        </text:changed-region>
        <text:changed-region xml:id="ct94720864790992" text:id="ct94720864790992">
          <text:format-change>
            <office:change-info>
              <dc:creator>Autor desconocido</dc:creator>
              <dc:date>2023-10-02T20:25:46</dc:date>
            </office:change-info>
          </text:format-change>
        </text:changed-region>
        <text:changed-region xml:id="ct94720864791312" text:id="ct94720864791312">
          <text:format-change>
            <office:change-info>
              <dc:creator>Autor desconocido</dc:creator>
              <dc:date>2023-10-02T20:25:46</dc:date>
            </office:change-info>
          </text:format-change>
        </text:changed-region>
        <text:changed-region xml:id="ct94720864791632" text:id="ct94720864791632">
          <text:format-change>
            <office:change-info>
              <dc:creator>Autor desconocido</dc:creator>
              <dc:date>2023-10-02T20:25:46</dc:date>
            </office:change-info>
          </text:format-change>
        </text:changed-region>
        <text:changed-region xml:id="ct94720822001968" text:id="ct94720822001968">
          <text:deletion>
            <office:change-info>
              <dc:creator>Autor desconocido</dc:creator>
              <dc:date>2022-09-22T19:01:54</dc:date>
            </office:change-info>
            <text:p text:style-name="P59"/>
            <text:p text:style-name="P59"/>
          </text:deletion>
        </text:changed-region>
        <text:changed-region xml:id="ct94720852458816" text:id="ct94720852458816">
          <text:deletion>
            <office:change-info>
              <dc:creator>Autor desconocido</dc:creator>
              <dc:date>2023-10-02T19:45:59</dc:date>
            </office:change-info>
            <text:p text:style-name="P59">1</text:p>
            <text:p text:style-name="P59">0</text:p>
          </text:deletion>
        </text:changed-region>
        <text:changed-region xml:id="ct94720852035488" text:id="ct94720852035488">
          <text:deletion>
            <office:change-info>
              <dc:creator>Autor desconocido</dc:creator>
              <dc:date>2023-10-02T19:46:00</dc:date>
            </office:change-info>
            <text:p text:style-name="P59"/>
            <text:p text:style-name="P59"/>
          </text:deletion>
        </text:changed-region>
        <text:changed-region xml:id="ct94720769603728" text:id="ct94720769603728">
          <text:deletion>
            <office:change-info>
              <dc:creator>Autor desconocido</dc:creator>
              <dc:date>2023-10-02T19:45:26</dc:date>
            </office:change-info>
            <text:p text:style-name="P59">0</text:p>
          </text:deletion>
        </text:changed-region>
        <text:changed-region xml:id="ct94720769752064" text:id="ct94720769752064">
          <text:insertion>
            <office:change-info>
              <dc:creator>Autor desconocido</dc:creator>
              <dc:date>2023-10-02T19:45:42</dc:date>
            </office:change-info>
          </text:insertion>
        </text:changed-region>
        <text:changed-region xml:id="ct94720866426816" text:id="ct94720866426816">
          <text:deletion>
            <office:change-info>
              <dc:creator>Autor desconocido</dc:creator>
              <dc:date>2023-10-02T19:45:26</dc:date>
            </office:change-info>
            <text:p text:style-name="P59">1</text:p>
          </text:deletion>
        </text:changed-region>
        <text:changed-region xml:id="ct94720769584160" text:id="ct94720769584160">
          <text:insertion>
            <office:change-info>
              <dc:creator>Autor desconocido</dc:creator>
              <dc:date>2023-10-02T19:45:36</dc:date>
            </office:change-info>
          </text:insertion>
        </text:changed-region>
        <text:changed-region xml:id="ct94720864800528" text:id="ct94720864800528">
          <text:insertion>
            <office:change-info>
              <dc:creator>Autor desconocido</dc:creator>
              <dc:date>2023-10-02T19:45:38</dc:date>
            </office:change-info>
          </text:insertion>
        </text:changed-region>
        <text:changed-region xml:id="ct94720851440640" text:id="ct94720851440640">
          <text:deletion>
            <office:change-info>
              <dc:creator>Autor desconocido</dc:creator>
              <dc:date>2023-10-02T19:45:26</dc:date>
            </office:change-info>
            <text:p text:style-name="P59"><text:span text:style-name="T128">1</text:span></text:p>
          </text:deletion>
        </text:changed-region>
        <text:changed-region xml:id="ct94720866345920" text:id="ct94720866345920">
          <text:insertion>
            <office:change-info>
              <dc:creator>Autor desconocido</dc:creator>
              <dc:date>2023-10-02T19:45:39</dc:date>
            </office:change-info>
          </text:insertion>
        </text:changed-region>
        <text:changed-region xml:id="ct94720821428800" text:id="ct94720821428800">
          <text:deletion>
            <office:change-info>
              <dc:creator>Autor desconocido</dc:creator>
              <dc:date>2023-10-02T19:45:26</dc:date>
            </office:change-info>
            <text:p text:style-name="P59"><text:span text:style-name="T128">1</text:span></text:p>
          </text:deletion>
        </text:changed-region>
        <text:changed-region xml:id="ct94720820021968" text:id="ct94720820021968">
          <text:deletion>
            <office:change-info>
              <dc:creator>Autor desconocido</dc:creator>
              <dc:date>2023-10-02T19:45:26</dc:date>
            </office:change-info>
            <text:p text:style-name="P59">1</text:p>
          </text:deletion>
        </text:changed-region>
        <text:changed-region xml:id="ct94720769978192" text:id="ct94720769978192">
          <text:insertion>
            <office:change-info>
              <dc:creator>Autor desconocido</dc:creator>
              <dc:date>2023-10-02T19:45:29</dc:date>
            </office:change-info>
          </text:insertion>
        </text:changed-region>
        <text:changed-region xml:id="ct94720853173936" text:id="ct94720853173936">
          <text:insertion>
            <office:change-info>
              <dc:creator>Autor desconocido</dc:creator>
              <dc:date>2023-10-02T19:45:31</dc:date>
            </office:change-info>
          </text:insertion>
        </text:changed-region>
        <text:changed-region xml:id="ct94720820478208" text:id="ct94720820478208">
          <text:deletion>
            <office:change-info>
              <dc:creator>Autor desconocido</dc:creator>
              <dc:date>2023-10-02T19:45:26</dc:date>
            </office:change-info>
            <text:p text:style-name="P77"><text:span text:style-name="T128">0</text:span></text:p>
          </text:deletion>
        </text:changed-region>
        <text:changed-region xml:id="ct94720852329984" text:id="ct94720852329984">
          <text:insertion>
            <office:change-info>
              <dc:creator>Autor desconocido</dc:creator>
              <dc:date>2023-10-02T19:45:31</dc:date>
            </office:change-info>
          </text:insertion>
        </text:changed-region>
        <text:changed-region xml:id="ct94720859523648" text:id="ct94720859523648">
          <text:deletion>
            <office:change-info>
              <dc:creator>Autor desconocido</dc:creator>
              <dc:date>2023-10-02T19:45:26</dc:date>
            </office:change-info>
            <text:p text:style-name="P59"><text:span text:style-name="T128">1</text:span></text:p>
          </text:deletion>
        </text:changed-region>
        <text:changed-region xml:id="ct94720854449728" text:id="ct94720854449728">
          <text:format-change>
            <office:change-info>
              <dc:creator>Autor desconocido</dc:creator>
              <dc:date>2023-10-02T20:25:46</dc:date>
            </office:change-info>
          </text:format-change>
        </text:changed-region>
        <text:changed-region xml:id="ct94720840174224" text:id="ct94720840174224">
          <text:deletion>
            <office:change-info>
              <dc:creator>Autor desconocido</dc:creator>
              <dc:date>2023-10-02T19:46:12</dc:date>
            </office:change-info>
            <text:p text:style-name="P130"><text:span text:style-name="T143">256 + 32 + 16 + 8 + 4 + 1</text:span></text:p>
          </text:deletion>
        </text:changed-region>
        <text:changed-region xml:id="ct94720851394656" text:id="ct94720851394656">
          <text:insertion>
            <office:change-info>
              <dc:creator>Autor desconocido</dc:creator>
              <dc:date>2023-10-02T19:46:12</dc:date>
            </office:change-info>
          </text:insertion>
        </text:changed-region>
        <text:changed-region xml:id="ct94720840126656" text:id="ct94720840126656">
          <text:format-change>
            <office:change-info>
              <dc:creator>Autor desconocido</dc:creator>
              <dc:date>2023-10-02T20:25:46</dc:date>
            </office:change-info>
          </text:format-change>
        </text:changed-region>
        <text:changed-region xml:id="ct94720854172272" text:id="ct94720854172272">
          <text:deletion>
            <office:change-info>
              <dc:creator>Autor desconocido</dc:creator>
              <dc:date>2023-10-02T19:46:23</dc:date>
            </office:change-info>
            <text:p text:style-name="P130"><text:span text:style-name="T143">317</text:span></text:p>
          </text:deletion>
        </text:changed-region>
        <text:changed-region xml:id="ct94720856782880" text:id="ct94720856782880">
          <text:insertion>
            <office:change-info>
              <dc:creator>Autor desconocido</dc:creator>
              <dc:date>2023-10-02T19:46:23</dc:date>
            </office:change-info>
          </text:insertion>
        </text:changed-region>
        <text:changed-region xml:id="ct94720854017920" text:id="ct94720854017920">
          <text:format-change>
            <office:change-info>
              <dc:creator>Autor desconocido</dc:creator>
              <dc:date>2023-10-02T20:25:46</dc:date>
            </office:change-info>
          </text:format-change>
        </text:changed-region>
        <text:changed-region xml:id="ct94720864790032" text:id="ct94720864790032">
          <text:format-change>
            <office:change-info>
              <dc:creator>Autor desconocido</dc:creator>
              <dc:date>2023-10-02T20:25:46</dc:date>
            </office:change-info>
          </text:format-change>
        </text:changed-region>
        <text:changed-region xml:id="ct94720821985536" text:id="ct94720821985536">
          <text:insertion>
            <office:change-info>
              <dc:creator>Autor desconocido</dc:creator>
              <dc:date>2022-09-22T19:10:30</dc:date>
            </office:change-info>
          </text:insertion>
        </text:changed-region>
        <text:changed-region xml:id="ct94720854427536" text:id="ct94720854427536">
          <text:format-change>
            <office:change-info>
              <dc:creator>Autor desconocido</dc:creator>
              <dc:date>2023-10-02T20:25:46</dc:date>
            </office:change-info>
          </text:format-change>
        </text:changed-region>
        <text:changed-region xml:id="ct94720822015920" text:id="ct94720822015920">
          <text:insertion>
            <office:change-info>
              <dc:creator>Autor desconocido</dc:creator>
              <dc:date>2022-09-22T19:03:19</dc:date>
            </office:change-info>
          </text:insertion>
        </text:changed-region>
        <text:changed-region xml:id="ct94720822019120" text:id="ct94720822019120">
          <text:insertion>
            <office:change-info>
              <dc:creator>Autor desconocido</dc:creator>
              <dc:date>2022-09-22T19:05:36</dc:date>
            </office:change-info>
          </text:insertion>
        </text:changed-region>
        <text:changed-region xml:id="ct94720822019872" text:id="ct94720822019872">
          <text:insertion>
            <office:change-info>
              <dc:creator>Autor desconocido</dc:creator>
              <dc:date>2022-09-22T19:03:19</dc:date>
            </office:change-info>
          </text:insertion>
        </text:changed-region>
        <text:changed-region xml:id="ct94720822020656" text:id="ct94720822020656">
          <text:insertion>
            <office:change-info>
              <dc:creator>Autor desconocido</dc:creator>
              <dc:date>2022-09-22T19:03:19</dc:date>
            </office:change-info>
          </text:insertion>
        </text:changed-region>
        <text:changed-region xml:id="ct94720822021440" text:id="ct94720822021440">
          <text:insertion>
            <office:change-info>
              <dc:creator>Autor desconocido</dc:creator>
              <dc:date>2022-09-22T19:03:19</dc:date>
            </office:change-info>
          </text:insertion>
        </text:changed-region>
        <text:changed-region xml:id="ct94720822022224" text:id="ct94720822022224">
          <text:insertion>
            <office:change-info>
              <dc:creator>Autor desconocido</dc:creator>
              <dc:date>2022-09-22T19:03:19</dc:date>
            </office:change-info>
          </text:insertion>
        </text:changed-region>
        <text:changed-region xml:id="ct94720822023008" text:id="ct94720822023008">
          <text:insertion>
            <office:change-info>
              <dc:creator>Autor desconocido</dc:creator>
              <dc:date>2022-09-22T19:03:19</dc:date>
            </office:change-info>
          </text:insertion>
        </text:changed-region>
        <text:changed-region xml:id="ct94720822023792" text:id="ct94720822023792">
          <text:insertion>
            <office:change-info>
              <dc:creator>Autor desconocido</dc:creator>
              <dc:date>2022-09-22T19:03:19</dc:date>
            </office:change-info>
          </text:insertion>
        </text:changed-region>
        <text:changed-region xml:id="ct94720822024576" text:id="ct94720822024576">
          <text:insertion>
            <office:change-info>
              <dc:creator>Autor desconocido</dc:creator>
              <dc:date>2022-09-22T19:03:19</dc:date>
            </office:change-info>
          </text:insertion>
        </text:changed-region>
        <text:changed-region xml:id="ct94720822025408" text:id="ct94720822025408">
          <text:insertion>
            <office:change-info>
              <dc:creator>Autor desconocido</dc:creator>
              <dc:date>2022-09-22T19:03:19</dc:date>
            </office:change-info>
          </text:insertion>
        </text:changed-region>
        <text:changed-region xml:id="ct94720822028352" text:id="ct94720822028352">
          <text:insertion>
            <office:change-info>
              <dc:creator>Autor desconocido</dc:creator>
              <dc:date>2022-09-22T19:03:19</dc:date>
            </office:change-info>
          </text:insertion>
        </text:changed-region>
        <text:changed-region xml:id="ct94720822029232" text:id="ct94720822029232">
          <text:insertion>
            <office:change-info>
              <dc:creator>Autor desconocido</dc:creator>
              <dc:date>2022-09-22T19:03:19</dc:date>
            </office:change-info>
          </text:insertion>
        </text:changed-region>
        <text:changed-region xml:id="ct94720822030112" text:id="ct94720822030112">
          <text:insertion>
            <office:change-info>
              <dc:creator>Autor desconocido</dc:creator>
              <dc:date>2022-09-22T19:03:19</dc:date>
            </office:change-info>
          </text:insertion>
        </text:changed-region>
        <text:changed-region xml:id="ct94720822032112" text:id="ct94720822032112">
          <text:insertion>
            <office:change-info>
              <dc:creator>Autor desconocido</dc:creator>
              <dc:date>2022-09-22T19:03:56</dc:date>
            </office:change-info>
          </text:insertion>
        </text:changed-region>
        <text:changed-region xml:id="ct94720863861776" text:id="ct94720863861776">
          <text:insertion>
            <office:change-info>
              <dc:creator>Autor desconocido</dc:creator>
              <dc:date>2023-10-02T19:47:42</dc:date>
            </office:change-info>
          </text:insertion>
        </text:changed-region>
        <text:changed-region xml:id="ct94720822033136" text:id="ct94720822033136">
          <text:insertion>
            <office:change-info>
              <dc:creator>Autor desconocido</dc:creator>
              <dc:date>2023-10-02T19:47:47</dc:date>
            </office:change-info>
          </text:insertion>
        </text:changed-region>
        <text:changed-region xml:id="ct94720821594240" text:id="ct94720821594240">
          <text:insertion>
            <office:change-info>
              <dc:creator>Autor desconocido</dc:creator>
              <dc:date>2023-10-02T19:47:50</dc:date>
            </office:change-info>
          </text:insertion>
        </text:changed-region>
        <text:changed-region xml:id="ct94720822035264" text:id="ct94720822035264">
          <text:insertion>
            <office:change-info>
              <dc:creator>Autor desconocido</dc:creator>
              <dc:date>2023-10-02T19:47:53</dc:date>
            </office:change-info>
          </text:insertion>
        </text:changed-region>
        <text:changed-region xml:id="ct94720821484336" text:id="ct94720821484336">
          <text:insertion>
            <office:change-info>
              <dc:creator>Autor desconocido</dc:creator>
              <dc:date>2023-10-02T19:47:54</dc:date>
            </office:change-info>
          </text:insertion>
        </text:changed-region>
        <text:changed-region xml:id="ct94720821483968" text:id="ct94720821483968">
          <text:insertion>
            <office:change-info>
              <dc:creator>Autor desconocido</dc:creator>
              <dc:date>2023-10-02T19:47:58</dc:date>
            </office:change-info>
          </text:insertion>
        </text:changed-region>
        <text:changed-region xml:id="ct94720865368656" text:id="ct94720865368656">
          <text:insertion>
            <office:change-info>
              <dc:creator>Autor desconocido</dc:creator>
              <dc:date>2023-10-02T19:48:03</dc:date>
            </office:change-info>
          </text:insertion>
        </text:changed-region>
        <text:changed-region xml:id="ct94720822039280" text:id="ct94720822039280">
          <text:insertion>
            <office:change-info>
              <dc:creator>Autor desconocido</dc:creator>
              <dc:date>2022-09-22T19:07:06</dc:date>
            </office:change-info>
          </text:insertion>
        </text:changed-region>
        <text:changed-region xml:id="ct94720822040128" text:id="ct94720822040128">
          <text:insertion>
            <office:change-info>
              <dc:creator>Autor desconocido</dc:creator>
              <dc:date>2022-09-22T19:07:17</dc:date>
            </office:change-info>
          </text:insertion>
        </text:changed-region>
        <text:changed-region xml:id="ct94720822040976" text:id="ct94720822040976">
          <text:insertion>
            <office:change-info>
              <dc:creator>Autor desconocido</dc:creator>
              <dc:date>2022-09-22T19:07:17</dc:date>
            </office:change-info>
          </text:insertion>
        </text:changed-region>
        <text:changed-region xml:id="ct94720837607632" text:id="ct94720837607632">
          <text:insertion>
            <office:change-info>
              <dc:creator>Autor desconocido</dc:creator>
              <dc:date>2023-10-02T19:48:21</dc:date>
            </office:change-info>
          </text:insertion>
        </text:changed-region>
        <text:changed-region xml:id="ct94720822042736" text:id="ct94720822042736">
          <text:insertion>
            <office:change-info>
              <dc:creator>Autor desconocido</dc:creator>
              <dc:date>2022-09-22T19:07:28</dc:date>
            </office:change-info>
          </text:insertion>
        </text:changed-region>
        <text:changed-region xml:id="ct94720822043616" text:id="ct94720822043616">
          <text:insertion>
            <office:change-info>
              <dc:creator>Autor desconocido</dc:creator>
              <dc:date>2022-09-22T19:07:28</dc:date>
            </office:change-info>
          </text:insertion>
        </text:changed-region>
        <text:changed-region xml:id="ct94720822046336" text:id="ct94720822046336">
          <text:insertion>
            <office:change-info>
              <dc:creator>Autor desconocido</dc:creator>
              <dc:date>2022-09-22T19:06:37</dc:date>
            </office:change-info>
          </text:insertion>
        </text:changed-region>
        <text:changed-region xml:id="ct94720822047184" text:id="ct94720822047184">
          <text:insertion>
            <office:change-info>
              <dc:creator>Autor desconocido</dc:creator>
              <dc:date>2022-09-22T19:06:39</dc:date>
            </office:change-info>
          </text:insertion>
        </text:changed-region>
        <text:changed-region xml:id="ct94720822048064" text:id="ct94720822048064">
          <text:insertion>
            <office:change-info>
              <dc:creator>Autor desconocido</dc:creator>
              <dc:date>2022-09-22T19:06:40</dc:date>
            </office:change-info>
          </text:insertion>
        </text:changed-region>
        <text:changed-region xml:id="ct94720853890016" text:id="ct94720853890016">
          <text:insertion>
            <office:change-info>
              <dc:creator>Autor desconocido</dc:creator>
              <dc:date>2023-10-02T19:47:56</dc:date>
            </office:change-info>
          </text:insertion>
        </text:changed-region>
        <text:changed-region xml:id="ct94720822049824" text:id="ct94720822049824">
          <text:insertion>
            <office:change-info>
              <dc:creator>Autor desconocido</dc:creator>
              <dc:date>2022-09-22T19:06:56</dc:date>
            </office:change-info>
          </text:insertion>
        </text:changed-region>
        <text:changed-region xml:id="ct94720822050704" text:id="ct94720822050704">
          <text:insertion>
            <office:change-info>
              <dc:creator>Autor desconocido</dc:creator>
              <dc:date>2023-10-02T19:48:05</dc:date>
            </office:change-info>
          </text:insertion>
        </text:changed-region>
        <text:changed-region xml:id="ct94720822051584" text:id="ct94720822051584">
          <text:insertion>
            <office:change-info>
              <dc:creator>Autor desconocido</dc:creator>
              <dc:date>2023-10-02T19:48:08</dc:date>
            </office:change-info>
          </text:insertion>
        </text:changed-region>
        <text:changed-region xml:id="ct94720822052464" text:id="ct94720822052464">
          <text:insertion>
            <office:change-info>
              <dc:creator>Autor desconocido</dc:creator>
              <dc:date>2022-09-22T19:07:20</dc:date>
            </office:change-info>
          </text:insertion>
        </text:changed-region>
        <text:changed-region xml:id="ct94720822053344" text:id="ct94720822053344">
          <text:insertion>
            <office:change-info>
              <dc:creator>Autor desconocido</dc:creator>
              <dc:date>2022-09-22T19:07:21</dc:date>
            </office:change-info>
          </text:insertion>
        </text:changed-region>
        <text:changed-region xml:id="ct94720822054224" text:id="ct94720822054224">
          <text:insertion>
            <office:change-info>
              <dc:creator>Autor desconocido</dc:creator>
              <dc:date>2022-09-22T19:07:12</dc:date>
            </office:change-info>
          </text:insertion>
        </text:changed-region>
        <text:changed-region xml:id="ct94720822055104" text:id="ct94720822055104">
          <text:insertion>
            <office:change-info>
              <dc:creator>Autor desconocido</dc:creator>
              <dc:date>2022-09-22T19:07:28</dc:date>
            </office:change-info>
          </text:insertion>
        </text:changed-region>
        <text:changed-region xml:id="ct94720822055984" text:id="ct94720822055984">
          <text:insertion>
            <office:change-info>
              <dc:creator>Autor desconocido</dc:creator>
              <dc:date>2022-09-22T19:07:28</dc:date>
            </office:change-info>
          </text:insertion>
        </text:changed-region>
        <text:changed-region xml:id="ct94720822058032" text:id="ct94720822058032">
          <text:deletion>
            <office:change-info>
              <dc:creator>Autor desconocido</dc:creator>
              <dc:date>2022-09-22T19:05:58</dc:date>
            </office:change-info>
            <text:p text:style-name="P134"><text:span text:style-name="T155"/></text:p>
            <text:p text:style-name="P134"><text:span text:style-name="T155"/></text:p>
          </text:deletion>
        </text:changed-region>
        <text:changed-region xml:id="ct94720822060016" text:id="ct94720822060016">
          <text:insertion>
            <office:change-info>
              <dc:creator>Autor desconocido</dc:creator>
              <dc:date>2022-09-22T19:03:19</dc:date>
            </office:change-info>
          </text:insertion>
        </text:changed-region>
        <text:changed-region xml:id="ct94720822016512" text:id="ct94720822016512">
          <text:insertion>
            <office:change-info>
              <dc:creator>Autor desconocido</dc:creator>
              <dc:date>2022-09-22T19:08:00</dc:date>
            </office:change-info>
          </text:insertion>
        </text:changed-region>
        <text:changed-region xml:id="ct94720822068848" text:id="ct94720822068848">
          <text:deletion>
            <office:change-info>
              <dc:creator>Autor desconocido</dc:creator>
              <dc:date>2022-09-22T19:08:20</dc:date>
            </office:change-info>
            <text:p text:style-name="P111">100</text:p>
          </text:deletion>
        </text:changed-region>
        <text:changed-region xml:id="ct94720821994176" text:id="ct94720821994176">
          <text:deletion>
            <office:change-info>
              <dc:creator>Autor desconocido</dc:creator>
              <dc:date>2022-09-22T19:08:20</dc:date>
            </office:change-info>
            <text:p text:style-name="P127"><text:span text:style-name="T158">101</text:span></text:p>
          </text:deletion>
        </text:changed-region>
        <text:changed-region xml:id="ct94720822069808" text:id="ct94720822069808">
          <text:insertion>
            <office:change-info>
              <dc:creator>Autor desconocido</dc:creator>
              <dc:date>2023-10-02T19:48:47</dc:date>
            </office:change-info>
          </text:insertion>
        </text:changed-region>
        <text:changed-region xml:id="ct94720822030736" text:id="ct94720822030736">
          <text:deletion>
            <office:change-info>
              <dc:creator>Autor desconocido</dc:creator>
              <dc:date>2022-09-22T19:08:20</dc:date>
            </office:change-info>
            <text:p text:style-name="P127"><text:span text:style-name="T158">100</text:span></text:p>
          </text:deletion>
        </text:changed-region>
        <text:changed-region xml:id="ct94720854400080" text:id="ct94720854400080">
          <text:insertion>
            <office:change-info>
              <dc:creator>Autor desconocido</dc:creator>
              <dc:date>2023-10-02T19:48:32</dc:date>
            </office:change-info>
          </text:insertion>
        </text:changed-region>
        <text:changed-region xml:id="ct94720822070464" text:id="ct94720822070464">
          <text:insertion>
            <office:change-info>
              <dc:creator>Autor desconocido</dc:creator>
              <dc:date>2022-09-22T19:08:30</dc:date>
            </office:change-info>
          </text:insertion>
        </text:changed-region>
        <text:changed-region xml:id="ct94720822071984" text:id="ct94720822071984">
          <text:deletion>
            <office:change-info>
              <dc:creator>Autor desconocido</dc:creator>
              <dc:date>2022-09-22T19:08:20</dc:date>
            </office:change-info>
            <text:p text:style-name="P111">100</text:p>
          </text:deletion>
        </text:changed-region>
        <text:changed-region xml:id="ct94720822072224" text:id="ct94720822072224">
          <text:insertion>
            <office:change-info>
              <dc:creator>Autor desconocido</dc:creator>
              <dc:date>2022-09-22T19:08:23</dc:date>
            </office:change-info>
          </text:insertion>
        </text:changed-region>
        <text:changed-region xml:id="ct94720822075392" text:id="ct94720822075392">
          <text:deletion>
            <office:change-info>
              <dc:creator>Autor desconocido</dc:creator>
              <dc:date>2022-09-22T19:08:20</dc:date>
            </office:change-info>
            <text:p text:style-name="P111">4</text:p>
          </text:deletion>
        </text:changed-region>
        <text:changed-region xml:id="ct94720822076656" text:id="ct94720822076656">
          <text:deletion>
            <office:change-info>
              <dc:creator>Autor desconocido</dc:creator>
              <dc:date>2022-09-22T19:08:20</dc:date>
            </office:change-info>
            <text:p text:style-name="P111">5</text:p>
          </text:deletion>
        </text:changed-region>
        <text:changed-region xml:id="ct94720851412240" text:id="ct94720851412240">
          <text:insertion>
            <office:change-info>
              <dc:creator>Autor desconocido</dc:creator>
              <dc:date>2023-10-02T19:48:55</dc:date>
            </office:change-info>
          </text:insertion>
        </text:changed-region>
        <text:changed-region xml:id="ct94720822077856" text:id="ct94720822077856">
          <text:deletion>
            <office:change-info>
              <dc:creator>Autor desconocido</dc:creator>
              <dc:date>2022-09-22T19:08:20</dc:date>
            </office:change-info>
            <text:p text:style-name="P127"><text:span text:style-name="T158">4</text:span></text:p>
          </text:deletion>
        </text:changed-region>
        <text:changed-region xml:id="ct94720822078336" text:id="ct94720822078336">
          <text:insertion>
            <office:change-info>
              <dc:creator>Autor desconocido</dc:creator>
              <dc:date>2023-10-02T19:48:58</dc:date>
            </office:change-info>
          </text:insertion>
        </text:changed-region>
        <text:changed-region xml:id="ct94720822079056" text:id="ct94720822079056">
          <text:deletion>
            <office:change-info>
              <dc:creator>Autor desconocido</dc:creator>
              <dc:date>2022-09-22T19:08:20</dc:date>
            </office:change-info>
            <text:p text:style-name="P111">4</text:p>
          </text:deletion>
        </text:changed-region>
        <text:changed-region xml:id="ct94720822079536" text:id="ct94720822079536">
          <text:insertion>
            <office:change-info>
              <dc:creator>Autor desconocido</dc:creator>
              <dc:date>2022-09-22T19:08:46</dc:date>
            </office:change-info>
          </text:insertion>
        </text:changed-region>
        <text:changed-region xml:id="ct94720853767520" text:id="ct94720853767520">
          <text:format-change>
            <office:change-info>
              <dc:creator>Autor desconocido</dc:creator>
              <dc:date>2023-10-02T20:25:46</dc:date>
            </office:change-info>
          </text:format-change>
        </text:changed-region>
        <text:changed-region xml:id="ct94720853994608" text:id="ct94720853994608">
          <text:deletion>
            <office:change-info>
              <dc:creator>Autor desconocido</dc:creator>
              <dc:date>2023-10-02T19:53:58</dc:date>
            </office:change-info>
            <text:p text:style-name="P130"><text:span text:style-name="T155">4544</text:span></text:p>
          </text:deletion>
        </text:changed-region>
        <text:changed-region xml:id="ct94720851266240" text:id="ct94720851266240">
          <text:insertion>
            <office:change-info>
              <dc:creator>Autor desconocido</dc:creator>
              <dc:date>2023-10-02T19:53:58</dc:date>
            </office:change-info>
          </text:insertion>
        </text:changed-region>
        <text:changed-region xml:id="ct94720851583088" text:id="ct94720851583088">
          <text:format-change>
            <office:change-info>
              <dc:creator>Autor desconocido</dc:creator>
              <dc:date>2023-10-02T20:25:46</dc:date>
            </office:change-info>
          </text:format-change>
        </text:changed-region>
        <text:changed-region xml:id="ct94720822065024" text:id="ct94720822065024">
          <text:insertion>
            <office:change-info>
              <dc:creator>Autor desconocido</dc:creator>
              <dc:date>2022-09-22T20:05:10</dc:date>
            </office:change-info>
          </text:insertion>
        </text:changed-region>
        <text:changed-region xml:id="ct94720853452208" text:id="ct94720853452208">
          <text:deletion>
            <office:change-info>
              <dc:creator>Autor desconocido</dc:creator>
              <dc:date>2023-10-02T19:49:16</dc:date>
            </office:change-info>
            <text:p text:style-name="P127"><text:span text:style-name="T135">1001</text:span></text:p>
          </text:deletion>
        </text:changed-region>
        <text:changed-region xml:id="ct94720856926208" text:id="ct94720856926208">
          <text:insertion>
            <office:change-info>
              <dc:creator>Autor desconocido</dc:creator>
              <dc:date>2023-10-02T19:49:16</dc:date>
            </office:change-info>
          </text:insertion>
        </text:changed-region>
        <text:changed-region xml:id="ct94720852731888" text:id="ct94720852731888">
          <text:deletion>
            <office:change-info>
              <dc:creator>Autor desconocido</dc:creator>
              <dc:date>2023-10-02T19:49:08</dc:date>
            </office:change-info>
            <text:p text:style-name="P127"><text:span text:style-name="T135">0110</text:span></text:p>
          </text:deletion>
        </text:changed-region>
        <text:changed-region xml:id="ct94720766048928" text:id="ct94720766048928">
          <text:insertion>
            <office:change-info>
              <dc:creator>Autor desconocido</dc:creator>
              <dc:date>2023-10-02T19:49:08</dc:date>
            </office:change-info>
          </text:insertion>
        </text:changed-region>
        <text:changed-region xml:id="ct94720851375008" text:id="ct94720851375008">
          <text:format-change>
            <office:change-info>
              <dc:creator>Autor desconocido</dc:creator>
              <dc:date>2023-10-02T20:25:46</dc:date>
            </office:change-info>
          </text:format-change>
        </text:changed-region>
        <text:changed-region xml:id="ct94720866134800" text:id="ct94720866134800">
          <text:deletion>
            <office:change-info>
              <dc:creator>Autor desconocido</dc:creator>
              <dc:date>2023-10-02T19:49:20</dc:date>
            </office:change-info>
            <text:p text:style-name="P59">9</text:p>
          </text:deletion>
        </text:changed-region>
        <text:changed-region xml:id="ct94720850880224" text:id="ct94720850880224">
          <text:insertion>
            <office:change-info>
              <dc:creator>Autor desconocido</dc:creator>
              <dc:date>2023-10-02T19:49:21</dc:date>
            </office:change-info>
          </text:insertion>
        </text:changed-region>
        <text:changed-region xml:id="ct94720865144928" text:id="ct94720865144928">
          <text:deletion>
            <office:change-info>
              <dc:creator>Autor desconocido</dc:creator>
              <dc:date>2023-10-02T19:49:20</dc:date>
            </office:change-info>
            <text:p text:style-name="P59">6</text:p>
          </text:deletion>
        </text:changed-region>
        <text:changed-region xml:id="ct94720819699344" text:id="ct94720819699344">
          <text:insertion>
            <office:change-info>
              <dc:creator>Autor desconocido</dc:creator>
              <dc:date>2023-10-02T19:49:22</dc:date>
            </office:change-info>
          </text:insertion>
        </text:changed-region>
        <text:changed-region xml:id="ct94720851727296" text:id="ct94720851727296">
          <text:deletion>
            <office:change-info>
              <dc:creator>Autor desconocido</dc:creator>
              <dc:date>2023-10-02T19:49:20</dc:date>
            </office:change-info>
            <text:p text:style-name="P59">4</text:p>
          </text:deletion>
        </text:changed-region>
        <text:changed-region xml:id="ct94720850092352" text:id="ct94720850092352">
          <text:insertion>
            <office:change-info>
              <dc:creator>Autor desconocido</dc:creator>
              <dc:date>2023-10-02T19:49:24</dc:date>
            </office:change-info>
          </text:insertion>
        </text:changed-region>
        <text:changed-region xml:id="ct94720854376944" text:id="ct94720854376944">
          <text:format-change>
            <office:change-info>
              <dc:creator>Autor desconocido</dc:creator>
              <dc:date>2023-10-02T20:25:46</dc:date>
            </office:change-info>
          </text:format-change>
        </text:changed-region>
        <text:changed-region xml:id="ct94720853412176" text:id="ct94720853412176">
          <text:deletion>
            <office:change-info>
              <dc:creator>Autor desconocido</dc:creator>
              <dc:date>2023-10-02T19:54:03</dc:date>
            </office:change-info>
            <text:p text:style-name="P130"><text:span text:style-name="T155">964</text:span></text:p>
          </text:deletion>
        </text:changed-region>
        <text:changed-region xml:id="ct94720855250096" text:id="ct94720855250096">
          <text:insertion>
            <office:change-info>
              <dc:creator>Autor desconocido</dc:creator>
              <dc:date>2023-10-02T19:54:03</dc:date>
            </office:change-info>
          </text:insertion>
        </text:changed-region>
        <text:changed-region xml:id="ct94720864789712" text:id="ct94720864789712">
          <text:format-change>
            <office:change-info>
              <dc:creator>Autor desconocido</dc:creator>
              <dc:date>2023-10-02T20:25:46</dc:date>
            </office:change-info>
          </text:format-change>
        </text:changed-region>
        <text:changed-region xml:id="ct94720822085120" text:id="ct94720822085120">
          <text:insertion>
            <office:change-info>
              <dc:creator>Autor desconocido</dc:creator>
              <dc:date>2022-09-22T19:10:20</dc:date>
            </office:change-info>
          </text:insertion>
        </text:changed-region>
        <text:changed-region xml:id="ct94720840445632" text:id="ct94720840445632">
          <text:insertion>
            <office:change-info>
              <dc:creator>Autor desconocido</dc:creator>
              <dc:date>2023-10-02T19:50:46</dc:date>
            </office:change-info>
          </text:insertion>
        </text:changed-region>
        <text:changed-region xml:id="ct94720823382832" text:id="ct94720823382832">
          <text:insertion>
            <office:change-info>
              <dc:creator>Autor desconocido</dc:creator>
              <dc:date>2023-10-02T19:50:49</dc:date>
            </office:change-info>
          </text:insertion>
        </text:changed-region>
        <text:changed-region xml:id="ct94720866347008" text:id="ct94720866347008">
          <text:insertion>
            <office:change-info>
              <dc:creator>Autor desconocido</dc:creator>
              <dc:date>2023-10-02T19:50:51</dc:date>
            </office:change-info>
          </text:insertion>
        </text:changed-region>
        <text:changed-region xml:id="ct94720822118704" text:id="ct94720822118704">
          <text:insertion>
            <office:change-info>
              <dc:creator>Autor desconocido</dc:creator>
              <dc:date>2023-10-02T19:50:53</dc:date>
            </office:change-info>
          </text:insertion>
        </text:changed-region>
        <text:changed-region xml:id="ct94720822119552" text:id="ct94720822119552">
          <text:insertion>
            <office:change-info>
              <dc:creator>Autor desconocido</dc:creator>
              <dc:date>2022-09-22T19:11:21</dc:date>
            </office:change-info>
          </text:insertion>
        </text:changed-region>
        <text:changed-region xml:id="ct94720822120400" text:id="ct94720822120400">
          <text:insertion>
            <office:change-info>
              <dc:creator>Autor desconocido</dc:creator>
              <dc:date>2023-10-02T19:50:59</dc:date>
            </office:change-info>
          </text:insertion>
        </text:changed-region>
        <text:changed-region xml:id="ct94720850218208" text:id="ct94720850218208">
          <text:insertion>
            <office:change-info>
              <dc:creator>Autor desconocido</dc:creator>
              <dc:date>2023-10-02T19:51:00</dc:date>
            </office:change-info>
          </text:insertion>
        </text:changed-region>
        <text:changed-region xml:id="ct94720822122944" text:id="ct94720822122944">
          <text:insertion>
            <office:change-info>
              <dc:creator>Autor desconocido</dc:creator>
              <dc:date>2022-09-22T19:10:20</dc:date>
            </office:change-info>
          </text:insertion>
        </text:changed-region>
        <text:changed-region xml:id="ct94720821501904" text:id="ct94720821501904">
          <text:insertion>
            <office:change-info>
              <dc:creator>Autor desconocido</dc:creator>
              <dc:date>2022-09-22T19:10:20</dc:date>
            </office:change-info>
          </text:insertion>
        </text:changed-region>
        <text:changed-region xml:id="ct94720852814896" text:id="ct94720852814896">
          <text:insertion>
            <office:change-info>
              <dc:creator>Autor desconocido</dc:creator>
              <dc:date>2023-10-02T19:55:22</dc:date>
            </office:change-info>
          </text:insertion>
        </text:changed-region>
        <text:changed-region xml:id="ct94720822122352" text:id="ct94720822122352">
          <text:insertion>
            <office:change-info>
              <dc:creator>Autor desconocido</dc:creator>
              <dc:date>2022-09-22T19:12:50</dc:date>
            </office:change-info>
          </text:insertion>
        </text:changed-region>
        <text:changed-region xml:id="ct94720822128224" text:id="ct94720822128224">
          <text:insertion>
            <office:change-info>
              <dc:creator>Autor desconocido</dc:creator>
              <dc:date>2022-09-22T19:12:47</dc:date>
            </office:change-info>
          </text:insertion>
        </text:changed-region>
        <text:changed-region xml:id="ct94720822128976" text:id="ct94720822128976">
          <text:insertion>
            <office:change-info>
              <dc:creator>Autor desconocido</dc:creator>
              <dc:date>2022-09-22T19:10:20</dc:date>
            </office:change-info>
          </text:insertion>
        </text:changed-region>
        <text:changed-region xml:id="ct94720822129728" text:id="ct94720822129728">
          <text:insertion>
            <office:change-info>
              <dc:creator>Autor desconocido</dc:creator>
              <dc:date>2022-09-22T19:10:20</dc:date>
            </office:change-info>
          </text:insertion>
        </text:changed-region>
        <text:changed-region xml:id="ct94720822130480" text:id="ct94720822130480">
          <text:insertion>
            <office:change-info>
              <dc:creator>Autor desconocido</dc:creator>
              <dc:date>2022-09-22T19:10:20</dc:date>
            </office:change-info>
          </text:insertion>
        </text:changed-region>
        <text:changed-region xml:id="ct94720822131232" text:id="ct94720822131232">
          <text:insertion>
            <office:change-info>
              <dc:creator>Autor desconocido</dc:creator>
              <dc:date>2022-09-22T19:10:20</dc:date>
            </office:change-info>
          </text:insertion>
        </text:changed-region>
        <text:changed-region xml:id="ct94720822132080" text:id="ct94720822132080">
          <text:insertion>
            <office:change-info>
              <dc:creator>Autor desconocido</dc:creator>
              <dc:date>2022-09-22T19:10:20</dc:date>
            </office:change-info>
          </text:insertion>
        </text:changed-region>
        <text:changed-region xml:id="ct94720822132928" text:id="ct94720822132928">
          <text:insertion>
            <office:change-info>
              <dc:creator>Autor desconocido</dc:creator>
              <dc:date>2022-09-22T19:10:20</dc:date>
            </office:change-info>
          </text:insertion>
        </text:changed-region>
        <text:changed-region xml:id="ct94720822133776" text:id="ct94720822133776">
          <text:insertion>
            <office:change-info>
              <dc:creator>Autor desconocido</dc:creator>
              <dc:date>2022-09-22T19:10:20</dc:date>
            </office:change-info>
          </text:insertion>
        </text:changed-region>
        <text:changed-region xml:id="ct94720822134624" text:id="ct94720822134624">
          <text:insertion>
            <office:change-info>
              <dc:creator>Autor desconocido</dc:creator>
              <dc:date>2022-09-22T19:10:20</dc:date>
            </office:change-info>
          </text:insertion>
        </text:changed-region>
        <text:changed-region xml:id="ct94720822135472" text:id="ct94720822135472">
          <text:insertion>
            <office:change-info>
              <dc:creator>Autor desconocido</dc:creator>
              <dc:date>2022-09-22T19:10:20</dc:date>
            </office:change-info>
          </text:insertion>
        </text:changed-region>
        <text:changed-region xml:id="ct94720822142672" text:id="ct94720822142672">
          <text:insertion>
            <office:change-info>
              <dc:creator>Autor desconocido</dc:creator>
              <dc:date>2023-10-02T19:55:35</dc:date>
            </office:change-info>
          </text:insertion>
        </text:changed-region>
        <text:changed-region xml:id="ct94720822140912" text:id="ct94720822140912">
          <text:insertion>
            <office:change-info>
              <dc:creator>Autor desconocido</dc:creator>
              <dc:date>2023-10-02T19:55:36</dc:date>
            </office:change-info>
          </text:insertion>
        </text:changed-region>
        <text:changed-region xml:id="ct94720850643008" text:id="ct94720850643008">
          <text:insertion>
            <office:change-info>
              <dc:creator>Autor desconocido</dc:creator>
              <dc:date>2023-10-02T19:55:37</dc:date>
            </office:change-info>
          </text:insertion>
        </text:changed-region>
        <text:changed-region xml:id="ct94720824415920" text:id="ct94720824415920">
          <text:insertion>
            <office:change-info>
              <dc:creator>Autor desconocido</dc:creator>
              <dc:date>2023-10-02T19:55:38</dc:date>
            </office:change-info>
          </text:insertion>
        </text:changed-region>
        <text:changed-region xml:id="ct94720865997952" text:id="ct94720865997952">
          <text:insertion>
            <office:change-info>
              <dc:creator>Autor desconocido</dc:creator>
              <dc:date>2023-10-02T19:55:43</dc:date>
            </office:change-info>
          </text:insertion>
        </text:changed-region>
        <text:changed-region xml:id="ct94720769642704" text:id="ct94720769642704">
          <text:insertion>
            <office:change-info>
              <dc:creator>Autor desconocido</dc:creator>
              <dc:date>2023-10-02T19:55:45</dc:date>
            </office:change-info>
          </text:insertion>
        </text:changed-region>
        <text:changed-region xml:id="ct94720853441888" text:id="ct94720853441888">
          <text:insertion>
            <office:change-info>
              <dc:creator>Autor desconocido</dc:creator>
              <dc:date>2023-10-02T19:55:46</dc:date>
            </office:change-info>
          </text:insertion>
        </text:changed-region>
        <text:changed-region xml:id="ct94720852903056" text:id="ct94720852903056">
          <text:insertion>
            <office:change-info>
              <dc:creator>Autor desconocido</dc:creator>
              <dc:date>2023-10-02T19:55:46</dc:date>
            </office:change-info>
          </text:insertion>
        </text:changed-region>
        <text:changed-region xml:id="ct94720853872512" text:id="ct94720853872512">
          <text:insertion>
            <office:change-info>
              <dc:creator>Autor desconocido</dc:creator>
              <dc:date>2023-10-02T19:55:47</dc:date>
            </office:change-info>
          </text:insertion>
        </text:changed-region>
        <text:changed-region xml:id="ct94720852907504" text:id="ct94720852907504">
          <text:insertion>
            <office:change-info>
              <dc:creator>Autor desconocido</dc:creator>
              <dc:date>2023-10-02T19:55:48</dc:date>
            </office:change-info>
          </text:insertion>
        </text:changed-region>
        <text:changed-region xml:id="ct94720818933520" text:id="ct94720818933520">
          <text:insertion>
            <office:change-info>
              <dc:creator>Autor desconocido</dc:creator>
              <dc:date>2023-10-02T19:55:48</dc:date>
            </office:change-info>
          </text:insertion>
        </text:changed-region>
        <text:changed-region xml:id="ct94720768726144" text:id="ct94720768726144">
          <text:insertion>
            <office:change-info>
              <dc:creator>Autor desconocido</dc:creator>
              <dc:date>2023-10-02T19:55:49</dc:date>
            </office:change-info>
          </text:insertion>
        </text:changed-region>
        <text:changed-region xml:id="ct94720854353072" text:id="ct94720854353072">
          <text:deletion>
            <office:change-info>
              <dc:creator>Autor desconocido</dc:creator>
              <dc:date>2023-10-02T19:55:57</dc:date>
            </office:change-info>
            <text:p text:style-name="P135"><text:span text:style-name="T155"/></text:p>
            <text:p text:style-name="P135"><text:span text:style-name="T155"/></text:p>
          </text:deletion>
        </text:changed-region>
        <text:changed-region xml:id="ct94720822149008" text:id="ct94720822149008">
          <text:insertion>
            <office:change-info>
              <dc:creator>Autor desconocido</dc:creator>
              <dc:date>2022-09-22T19:10:20</dc:date>
            </office:change-info>
          </text:insertion>
        </text:changed-region>
        <text:changed-region xml:id="ct94720822111568" text:id="ct94720822111568">
          <text:insertion>
            <office:change-info>
              <dc:creator>Autor desconocido</dc:creator>
              <dc:date>2022-09-22T19:15:51</dc:date>
            </office:change-info>
          </text:insertion>
        </text:changed-region>
        <text:changed-region xml:id="ct94720822137248" text:id="ct94720822137248">
          <text:insertion>
            <office:change-info>
              <dc:creator>Autor desconocido</dc:creator>
              <dc:date>2023-10-02T19:57:44</dc:date>
            </office:change-info>
          </text:insertion>
        </text:changed-region>
        <text:changed-region xml:id="ct94720865398240" text:id="ct94720865398240">
          <text:insertion>
            <office:change-info>
              <dc:creator>Autor desconocido</dc:creator>
              <dc:date>2023-10-02T19:57:38</dc:date>
            </office:change-info>
          </text:insertion>
        </text:changed-region>
        <text:changed-region xml:id="ct94720866346304" text:id="ct94720866346304">
          <text:insertion>
            <office:change-info>
              <dc:creator>Autor desconocido</dc:creator>
              <dc:date>2023-10-02T19:57:32</dc:date>
            </office:change-info>
          </text:insertion>
        </text:changed-region>
        <text:changed-region xml:id="ct94720852378256" text:id="ct94720852378256">
          <text:insertion>
            <office:change-info>
              <dc:creator>Autor desconocido</dc:creator>
              <dc:date>2023-10-02T19:57:17</dc:date>
            </office:change-info>
          </text:insertion>
        </text:changed-region>
        <text:changed-region xml:id="ct94720852527120" text:id="ct94720852527120">
          <text:insertion>
            <office:change-info>
              <dc:creator>Autor desconocido</dc:creator>
              <dc:date>2023-10-02T19:57:46</dc:date>
            </office:change-info>
          </text:insertion>
        </text:changed-region>
        <text:changed-region xml:id="ct94720822162576" text:id="ct94720822162576">
          <text:insertion>
            <office:change-info>
              <dc:creator>Autor desconocido</dc:creator>
              <dc:date>2022-09-22T19:17:25</dc:date>
            </office:change-info>
          </text:insertion>
        </text:changed-region>
        <text:changed-region xml:id="ct94720865893696" text:id="ct94720865893696">
          <text:insertion>
            <office:change-info>
              <dc:creator>Autor desconocido</dc:creator>
              <dc:date>2023-10-02T19:57:52</dc:date>
            </office:change-info>
          </text:insertion>
        </text:changed-region>
        <text:changed-region xml:id="ct94720822164272" text:id="ct94720822164272">
          <text:insertion>
            <office:change-info>
              <dc:creator>Autor desconocido</dc:creator>
              <dc:date>2023-10-02T19:57:54</dc:date>
            </office:change-info>
          </text:insertion>
        </text:changed-region>
        <text:changed-region xml:id="ct94720822167248" text:id="ct94720822167248">
          <text:insertion>
            <office:change-info>
              <dc:creator>Autor desconocido</dc:creator>
              <dc:date>2022-09-22T19:15:51</dc:date>
            </office:change-info>
          </text:insertion>
        </text:changed-region>
        <text:changed-region xml:id="ct94720822152688" text:id="ct94720822152688">
          <text:insertion>
            <office:change-info>
              <dc:creator>Autor desconocido</dc:creator>
              <dc:date>2022-09-22T19:29:47</dc:date>
            </office:change-info>
          </text:insertion>
        </text:changed-region>
        <text:changed-region xml:id="ct94720822172416" text:id="ct94720822172416">
          <text:deletion>
            <office:change-info>
              <dc:creator>Autor desconocido</dc:creator>
              <dc:date>2022-09-22T19:29:59</dc:date>
            </office:change-info>
            <text:p text:style-name="P9"/>
            <table:table table:name="Tabla22" table:style-name="Tabla22">
              <table:table-column table:style-name="Tabla22.A" table:number-columns-repeated="8"/>
              <table:table-column table:style-name="Tabla22.I"/>
              <table:table-row table:style-name="TableLine94720862523472">
                <table:table-cell table:style-name="Tabla22.A1" office:value-type="string">
                  <text:p text:style-name="P32"/>
                </table:table-cell>
                <table:table-cell table:style-name="Tabla22.A1" office:value-type="string">
                  <text:p text:style-name="P32"/>
                </table:table-cell>
                <table:table-cell table:style-name="Tabla22.A1" office:value-type="string">
                  <text:p text:style-name="P32"/>
                </table:table-cell>
                <table:table-cell table:style-name="Tabla22.A1" office:value-type="string">
                  <text:p text:style-name="P32"/>
                </table:table-cell>
                <table:table-cell table:style-name="Tabla22.A1" office:value-type="string">
                  <text:p text:style-name="P32"/>
                </table:table-cell>
                <table:table-cell table:style-name="Tabla22.A1" office:value-type="string">
                  <text:p text:style-name="P28"/>
                </table:table-cell>
                <table:table-cell table:style-name="Tabla22.A1" office:value-type="string">
                  <text:p text:style-name="P21"/>
                </table:table-cell>
                <table:table-cell table:style-name="Tabla22.A1" office:value-type="string">
                  <text:p text:style-name="P33"/>
                </table:table-cell>
                <table:table-cell table:style-name="Tabla22.I1" office:value-type="string">
                  <text:p text:style-name="P33"/>
                </table:table-cell>
              </table:table-row>
              <table:table-row table:style-name="TableLine94720853190416">
                <table:table-cell table:style-name="Tabla22.A2" office:value-type="string">
                  <text:p text:style-name="P32"/>
                </table:table-cell>
                <table:table-cell table:style-name="Tabla22.A2" office:value-type="string">
                  <text:p text:style-name="P32"/>
                </table:table-cell>
                <table:table-cell table:style-name="Tabla22.A2" office:value-type="string">
                  <text:p text:style-name="P32"/>
                </table:table-cell>
                <table:table-cell table:style-name="Tabla22.A2" office:value-type="string">
                  <text:p text:style-name="P32"/>
                </table:table-cell>
                <table:table-cell table:style-name="Tabla22.A2" office:value-type="string">
                  <text:p text:style-name="P32"/>
                </table:table-cell>
                <table:table-cell table:style-name="Tabla22.A2" office:value-type="string">
                  <text:p text:style-name="P22"/>
                </table:table-cell>
                <table:table-cell table:style-name="Tabla22.A2" office:value-type="string">
                  <text:p text:style-name="P21"/>
                </table:table-cell>
                <table:table-cell table:style-name="Tabla22.A2" office:value-type="string">
                  <text:p text:style-name="P21"/>
                </table:table-cell>
                <table:table-cell table:style-name="Tabla22.I2" office:value-type="string">
                  <text:p text:style-name="P33"/>
                </table:table-cell>
              </table:table-row>
              <table:table-row table:style-name="TableLine94720839888144">
                <table:table-cell table:style-name="Tabla22.I2" table:number-columns-spanned="9" office:value-type="string">
                  <text:p text:style-name="P39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</table:table>
            <text:p text:style-name="P9"/>
          </text:deletion>
        </text:changed-region>
        <text:changed-region xml:id="ct94720822172656" text:id="ct94720822172656">
          <text:insertion>
            <office:change-info>
              <dc:creator>Autor desconocido</dc:creator>
              <dc:date>2022-09-22T19:29:47</dc:date>
            </office:change-info>
          </text:insertion>
        </text:changed-region>
        <text:changed-region xml:id="ct94720822175952" text:id="ct94720822175952">
          <text:insertion>
            <office:change-info>
              <dc:creator>Autor desconocido</dc:creator>
              <dc:date>2022-09-22T19:34:29</dc:date>
            </office:change-info>
          </text:insertion>
        </text:changed-region>
        <text:changed-region xml:id="ct94720822176992" text:id="ct94720822176992">
          <text:insertion>
            <office:change-info>
              <dc:creator>Autor desconocido</dc:creator>
              <dc:date>2022-09-22T19:34:24</dc:date>
            </office:change-info>
          </text:insertion>
        </text:changed-region>
        <text:changed-region xml:id="ct94720822177744" text:id="ct94720822177744">
          <text:insertion>
            <office:change-info>
              <dc:creator>Autor desconocido</dc:creator>
              <dc:date>2022-09-22T19:34:24</dc:date>
            </office:change-info>
          </text:insertion>
        </text:changed-region>
        <text:changed-region xml:id="ct94720822178496" text:id="ct94720822178496">
          <text:insertion>
            <office:change-info>
              <dc:creator>Autor desconocido</dc:creator>
              <dc:date>2022-09-22T19:34:24</dc:date>
            </office:change-info>
          </text:insertion>
        </text:changed-region>
        <text:changed-region xml:id="ct94720822179248" text:id="ct94720822179248">
          <text:insertion>
            <office:change-info>
              <dc:creator>Autor desconocido</dc:creator>
              <dc:date>2022-09-22T19:34:24</dc:date>
            </office:change-info>
          </text:insertion>
        </text:changed-region>
        <text:changed-region xml:id="ct94720822180128" text:id="ct94720822180128">
          <text:insertion>
            <office:change-info>
              <dc:creator>Autor desconocido</dc:creator>
              <dc:date>2022-09-22T19:34:24</dc:date>
            </office:change-info>
          </text:insertion>
        </text:changed-region>
        <text:changed-region xml:id="ct94720822181008" text:id="ct94720822181008">
          <text:insertion>
            <office:change-info>
              <dc:creator>Autor desconocido</dc:creator>
              <dc:date>2022-09-22T19:34:24</dc:date>
            </office:change-info>
          </text:insertion>
        </text:changed-region>
        <text:changed-region xml:id="ct94720822181888" text:id="ct94720822181888">
          <text:insertion>
            <office:change-info>
              <dc:creator>Autor desconocido</dc:creator>
              <dc:date>2022-09-22T19:34:24</dc:date>
            </office:change-info>
          </text:insertion>
        </text:changed-region>
        <text:changed-region xml:id="ct94720822182768" text:id="ct94720822182768">
          <text:insertion>
            <office:change-info>
              <dc:creator>Autor desconocido</dc:creator>
              <dc:date>2022-09-22T19:34:24</dc:date>
            </office:change-info>
          </text:insertion>
        </text:changed-region>
        <text:changed-region xml:id="ct94720822183648" text:id="ct94720822183648">
          <text:insertion>
            <office:change-info>
              <dc:creator>Autor desconocido</dc:creator>
              <dc:date>2022-09-22T19:29:47</dc:date>
            </office:change-info>
          </text:insertion>
        </text:changed-region>
        <text:changed-region xml:id="ct94720822184528" text:id="ct94720822184528">
          <text:insertion>
            <office:change-info>
              <dc:creator>Autor desconocido</dc:creator>
              <dc:date>2022-09-22T19:29:47</dc:date>
            </office:change-info>
          </text:insertion>
        </text:changed-region>
        <text:changed-region xml:id="ct94720822185408" text:id="ct94720822185408">
          <text:insertion>
            <office:change-info>
              <dc:creator>Autor desconocido</dc:creator>
              <dc:date>2022-09-22T19:29:47</dc:date>
            </office:change-info>
          </text:insertion>
        </text:changed-region>
        <text:changed-region xml:id="ct94720822190960" text:id="ct94720822190960">
          <text:insertion>
            <office:change-info>
              <dc:creator>Autor desconocido</dc:creator>
              <dc:date>2023-10-02T20:12:17</dc:date>
            </office:change-info>
          </text:insertion>
        </text:changed-region>
        <text:changed-region xml:id="ct94720821923424" text:id="ct94720821923424">
          <text:insertion>
            <office:change-info>
              <dc:creator>Autor desconocido</dc:creator>
              <dc:date>2023-10-02T20:12:21</dc:date>
            </office:change-info>
          </text:insertion>
        </text:changed-region>
        <text:changed-region xml:id="ct94720769587600" text:id="ct94720769587600">
          <text:insertion>
            <office:change-info>
              <dc:creator>Autor desconocido</dc:creator>
              <dc:date>2023-10-02T20:12:22</dc:date>
            </office:change-info>
          </text:insertion>
        </text:changed-region>
        <text:changed-region xml:id="ct94720840896688" text:id="ct94720840896688">
          <text:insertion>
            <office:change-info>
              <dc:creator>Autor desconocido</dc:creator>
              <dc:date>2023-10-02T20:12:23</dc:date>
            </office:change-info>
          </text:insertion>
        </text:changed-region>
        <text:changed-region xml:id="ct94720823219904" text:id="ct94720823219904">
          <text:insertion>
            <office:change-info>
              <dc:creator>Autor desconocido</dc:creator>
              <dc:date>2023-10-02T20:12:24</dc:date>
            </office:change-info>
          </text:insertion>
        </text:changed-region>
        <text:changed-region xml:id="ct94720821946160" text:id="ct94720821946160">
          <text:insertion>
            <office:change-info>
              <dc:creator>Autor desconocido</dc:creator>
              <dc:date>2023-10-02T20:12:25</dc:date>
            </office:change-info>
          </text:insertion>
        </text:changed-region>
        <text:changed-region xml:id="ct94720851481120" text:id="ct94720851481120">
          <text:insertion>
            <office:change-info>
              <dc:creator>Autor desconocido</dc:creator>
              <dc:date>2023-10-02T20:12:26</dc:date>
            </office:change-info>
          </text:insertion>
        </text:changed-region>
        <text:changed-region xml:id="ct94720855219648" text:id="ct94720855219648">
          <text:insertion>
            <office:change-info>
              <dc:creator>Autor desconocido</dc:creator>
              <dc:date>2023-10-02T20:12:27</dc:date>
            </office:change-info>
          </text:insertion>
        </text:changed-region>
        <text:changed-region xml:id="ct94720853500336" text:id="ct94720853500336">
          <text:insertion>
            <office:change-info>
              <dc:creator>Autor desconocido</dc:creator>
              <dc:date>2023-10-02T20:12:28</dc:date>
            </office:change-info>
          </text:insertion>
        </text:changed-region>
        <text:changed-region xml:id="ct94720854542160" text:id="ct94720854542160">
          <text:insertion>
            <office:change-info>
              <dc:creator>Autor desconocido</dc:creator>
              <dc:date>2023-10-02T20:12:30</dc:date>
            </office:change-info>
          </text:insertion>
        </text:changed-region>
        <text:changed-region xml:id="ct94720768858592" text:id="ct94720768858592">
          <text:insertion>
            <office:change-info>
              <dc:creator>Autor desconocido</dc:creator>
              <dc:date>2023-10-02T20:12:30</dc:date>
            </office:change-info>
          </text:insertion>
        </text:changed-region>
        <text:changed-region xml:id="ct94720854463568" text:id="ct94720854463568">
          <text:insertion>
            <office:change-info>
              <dc:creator>Autor desconocido</dc:creator>
              <dc:date>2023-10-02T20:12:31</dc:date>
            </office:change-info>
          </text:insertion>
        </text:changed-region>
        <text:changed-region xml:id="ct94720822199136" text:id="ct94720822199136">
          <text:deletion>
            <office:change-info>
              <dc:creator>Autor desconocido</dc:creator>
              <dc:date>2022-09-22T19:34:44</dc:date>
            </office:change-info>
            <text:p text:style-name="P137"><text:span text:style-name="T155"/></text:p>
            <text:p text:style-name="P137"><text:span text:style-name="T155"/></text:p>
          </text:deletion>
        </text:changed-region>
        <text:changed-region xml:id="ct94720822202224" text:id="ct94720822202224">
          <text:insertion>
            <office:change-info>
              <dc:creator>Autor desconocido</dc:creator>
              <dc:date>2022-09-22T19:29:47</dc:date>
            </office:change-info>
          </text:insertion>
        </text:changed-region>
        <text:changed-region xml:id="ct94720822165984" text:id="ct94720822165984">
          <text:insertion>
            <office:change-info>
              <dc:creator>Autor desconocido</dc:creator>
              <dc:date>2022-09-22T19:29:47</dc:date>
            </office:change-info>
          </text:insertion>
        </text:changed-region>
        <text:changed-region xml:id="ct94720865362672" text:id="ct94720865362672">
          <text:insertion>
            <office:change-info>
              <dc:creator>Autor desconocido</dc:creator>
              <dc:date>2023-10-02T20:13:58</dc:date>
            </office:change-info>
          </text:insertion>
        </text:changed-region>
        <text:changed-region xml:id="ct94720769116496" text:id="ct94720769116496">
          <text:insertion>
            <office:change-info>
              <dc:creator>Autor desconocido</dc:creator>
              <dc:date>2023-10-02T20:13:52</dc:date>
            </office:change-info>
          </text:insertion>
        </text:changed-region>
        <text:changed-region xml:id="ct94720863756128" text:id="ct94720863756128">
          <text:insertion>
            <office:change-info>
              <dc:creator>Autor desconocido</dc:creator>
              <dc:date>2023-10-02T20:13:46</dc:date>
            </office:change-info>
          </text:insertion>
        </text:changed-region>
        <text:changed-region xml:id="ct94720866868640" text:id="ct94720866868640">
          <text:insertion>
            <office:change-info>
              <dc:creator>Autor desconocido</dc:creator>
              <dc:date>2023-10-02T20:13:41</dc:date>
            </office:change-info>
          </text:insertion>
        </text:changed-region>
        <text:changed-region xml:id="ct94720861536688" text:id="ct94720861536688">
          <text:insertion>
            <office:change-info>
              <dc:creator>Autor desconocido</dc:creator>
              <dc:date>2023-10-02T20:14:02</dc:date>
            </office:change-info>
          </text:insertion>
        </text:changed-region>
        <text:changed-region xml:id="ct94720822196240" text:id="ct94720822196240">
          <text:insertion>
            <office:change-info>
              <dc:creator>Autor desconocido</dc:creator>
              <dc:date>2023-10-02T20:14:03</dc:date>
            </office:change-info>
          </text:insertion>
        </text:changed-region>
        <text:changed-region xml:id="ct94720852336576" text:id="ct94720852336576">
          <text:insertion>
            <office:change-info>
              <dc:creator>Autor desconocido</dc:creator>
              <dc:date>2023-10-02T20:14:05</dc:date>
            </office:change-info>
          </text:insertion>
        </text:changed-region>
        <text:changed-region xml:id="ct94720865108688" text:id="ct94720865108688">
          <text:insertion>
            <office:change-info>
              <dc:creator>Autor desconocido</dc:creator>
              <dc:date>2023-10-02T20:14:06</dc:date>
            </office:change-info>
          </text:insertion>
        </text:changed-region>
        <text:changed-region xml:id="ct94720822166688" text:id="ct94720822166688">
          <text:insertion>
            <office:change-info>
              <dc:creator>Autor desconocido</dc:creator>
              <dc:date>2022-09-22T19:29:47</dc:date>
            </office:change-info>
          </text:insertion>
        </text:changed-region>
        <text:changed-region xml:id="ct94720822205632" text:id="ct94720822205632">
          <text:insertion>
            <office:change-info>
              <dc:creator>Autor desconocido</dc:creator>
              <dc:date>2022-09-22T19:30:13</dc:date>
            </office:change-info>
          </text:insertion>
        </text:changed-region>
        <text:changed-region xml:id="ct94720840561216" text:id="ct94720840561216">
          <text:insertion>
            <office:change-info>
              <dc:creator>Autor desconocido</dc:creator>
              <dc:date>2023-10-02T20:14:32</dc:date>
            </office:change-info>
          </text:insertion>
        </text:changed-region>
        <text:changed-region xml:id="ct94720849480000" text:id="ct94720849480000">
          <text:insertion>
            <office:change-info>
              <dc:creator>Autor desconocido</dc:creator>
              <dc:date>2023-10-02T20:14:26</dc:date>
            </office:change-info>
          </text:insertion>
        </text:changed-region>
        <text:changed-region xml:id="ct94720863503584" text:id="ct94720863503584">
          <text:insertion>
            <office:change-info>
              <dc:creator>Autor desconocido</dc:creator>
              <dc:date>2023-10-02T20:14:19</dc:date>
            </office:change-info>
          </text:insertion>
        </text:changed-region>
        <text:changed-region xml:id="ct94720864982832" text:id="ct94720864982832">
          <text:insertion>
            <office:change-info>
              <dc:creator>Autor desconocido</dc:creator>
              <dc:date>2023-10-02T20:14:35</dc:date>
            </office:change-info>
          </text:insertion>
        </text:changed-region>
        <text:changed-region xml:id="ct94720824103792" text:id="ct94720824103792">
          <text:insertion>
            <office:change-info>
              <dc:creator>Autor desconocido</dc:creator>
              <dc:date>2023-10-02T20:14:37</dc:date>
            </office:change-info>
          </text:insertion>
        </text:changed-region>
        <text:changed-region xml:id="ct94720769460480" text:id="ct94720769460480">
          <text:insertion>
            <office:change-info>
              <dc:creator>Autor desconocido</dc:creator>
              <dc:date>2023-10-02T20:14:39</dc:date>
            </office:change-info>
          </text:insertion>
        </text:changed-region>
        <text:changed-region xml:id="ct94720822239280" text:id="ct94720822239280">
          <text:insertion>
            <office:change-info>
              <dc:creator>Autor desconocido</dc:creator>
              <dc:date>2022-09-22T19:30:13</dc:date>
            </office:change-info>
          </text:insertion>
        </text:changed-region>
        <text:changed-region xml:id="ct94720822224960" text:id="ct94720822224960">
          <text:insertion>
            <office:change-info>
              <dc:creator>Autor desconocido</dc:creator>
              <dc:date>2022-09-22T19:36:30</dc:date>
            </office:change-info>
          </text:insertion>
        </text:changed-region>
        <text:changed-region xml:id="ct94720822249264" text:id="ct94720822249264">
          <text:insertion>
            <office:change-info>
              <dc:creator>Autor desconocido</dc:creator>
              <dc:date>2022-09-22T19:37:10</dc:date>
            </office:change-info>
          </text:insertion>
        </text:changed-region>
        <text:changed-region xml:id="ct94720864744736" text:id="ct94720864744736">
          <text:insertion>
            <office:change-info>
              <dc:creator>Autor desconocido</dc:creator>
              <dc:date>2023-10-02T20:15:48</dc:date>
            </office:change-info>
          </text:insertion>
        </text:changed-region>
        <text:changed-region xml:id="ct94720854139616" text:id="ct94720854139616">
          <text:insertion>
            <office:change-info>
              <dc:creator>Autor desconocido</dc:creator>
              <dc:date>2023-10-02T20:15:50</dc:date>
            </office:change-info>
          </text:insertion>
        </text:changed-region>
        <text:changed-region xml:id="ct94720822255040" text:id="ct94720822255040">
          <text:insertion>
            <office:change-info>
              <dc:creator>Autor desconocido</dc:creator>
              <dc:date>2022-09-22T19:37:16</dc:date>
            </office:change-info>
          </text:insertion>
        </text:changed-region>
        <text:changed-region xml:id="ct94720822255888" text:id="ct94720822255888">
          <text:insertion>
            <office:change-info>
              <dc:creator>Autor desconocido</dc:creator>
              <dc:date>2023-10-02T20:16:03</dc:date>
            </office:change-info>
          </text:insertion>
        </text:changed-region>
        <text:changed-region xml:id="ct94720854913904" text:id="ct94720854913904">
          <text:insertion>
            <office:change-info>
              <dc:creator>Autor desconocido</dc:creator>
              <dc:date>2023-10-02T20:15:52</dc:date>
            </office:change-info>
          </text:insertion>
        </text:changed-region>
        <text:changed-region xml:id="ct94720822257536" text:id="ct94720822257536">
          <text:insertion>
            <office:change-info>
              <dc:creator>Autor desconocido</dc:creator>
              <dc:date>2022-09-22T19:36:30</dc:date>
            </office:change-info>
          </text:insertion>
        </text:changed-region>
        <text:changed-region xml:id="ct94720822244832" text:id="ct94720822244832">
          <text:insertion>
            <office:change-info>
              <dc:creator>Autor desconocido</dc:creator>
              <dc:date>2022-09-22T19:36:30</dc:date>
            </office:change-info>
          </text:insertion>
        </text:changed-region>
        <text:changed-region xml:id="ct94720822392048" text:id="ct94720822392048">
          <text:insertion>
            <office:change-info>
              <dc:creator>Autor desconocido</dc:creator>
              <dc:date>2022-09-22T19:38:45</dc:date>
            </office:change-info>
          </text:insertion>
        </text:changed-region>
        <text:changed-region xml:id="ct94720822394240" text:id="ct94720822394240">
          <text:insertion>
            <office:change-info>
              <dc:creator>Autor desconocido</dc:creator>
              <dc:date>2022-09-22T19:38:45</dc:date>
            </office:change-info>
          </text:insertion>
        </text:changed-region>
        <text:changed-region xml:id="ct94720822394832" text:id="ct94720822394832">
          <text:insertion>
            <office:change-info>
              <dc:creator>Autor desconocido</dc:creator>
              <dc:date>2022-09-22T19:38:45</dc:date>
            </office:change-info>
          </text:insertion>
        </text:changed-region>
        <text:changed-region xml:id="ct94720822395424" text:id="ct94720822395424">
          <text:insertion>
            <office:change-info>
              <dc:creator>Autor desconocido</dc:creator>
              <dc:date>2022-09-22T19:38:45</dc:date>
            </office:change-info>
          </text:insertion>
        </text:changed-region>
        <text:changed-region xml:id="ct94720822396016" text:id="ct94720822396016">
          <text:insertion>
            <office:change-info>
              <dc:creator>Autor desconocido</dc:creator>
              <dc:date>2022-09-22T19:38:45</dc:date>
            </office:change-info>
          </text:insertion>
        </text:changed-region>
        <text:changed-region xml:id="ct94720822396608" text:id="ct94720822396608">
          <text:insertion>
            <office:change-info>
              <dc:creator>Autor desconocido</dc:creator>
              <dc:date>2022-09-22T19:38:45</dc:date>
            </office:change-info>
          </text:insertion>
        </text:changed-region>
        <text:changed-region xml:id="ct94720822397200" text:id="ct94720822397200">
          <text:insertion>
            <office:change-info>
              <dc:creator>Autor desconocido</dc:creator>
              <dc:date>2022-09-22T19:38:45</dc:date>
            </office:change-info>
          </text:insertion>
        </text:changed-region>
        <text:changed-region xml:id="ct94720822397792" text:id="ct94720822397792">
          <text:insertion>
            <office:change-info>
              <dc:creator>Autor desconocido</dc:creator>
              <dc:date>2022-09-22T19:38:45</dc:date>
            </office:change-info>
          </text:insertion>
        </text:changed-region>
        <text:changed-region xml:id="ct94720822398464" text:id="ct94720822398464">
          <text:insertion>
            <office:change-info>
              <dc:creator>Autor desconocido</dc:creator>
              <dc:date>2022-09-22T19:38:45</dc:date>
            </office:change-info>
          </text:insertion>
        </text:changed-region>
        <text:changed-region xml:id="ct94720822399216" text:id="ct94720822399216">
          <text:insertion>
            <office:change-info>
              <dc:creator>Autor desconocido</dc:creator>
              <dc:date>2022-09-22T19:38:45</dc:date>
            </office:change-info>
          </text:insertion>
        </text:changed-region>
        <text:changed-region xml:id="ct94720822399968" text:id="ct94720822399968">
          <text:insertion>
            <office:change-info>
              <dc:creator>Autor desconocido</dc:creator>
              <dc:date>2022-09-22T19:38:45</dc:date>
            </office:change-info>
          </text:insertion>
        </text:changed-region>
        <text:changed-region xml:id="ct94720822400720" text:id="ct94720822400720">
          <text:insertion>
            <office:change-info>
              <dc:creator>Autor desconocido</dc:creator>
              <dc:date>2022-09-22T19:38:45</dc:date>
            </office:change-info>
          </text:insertion>
        </text:changed-region>
        <text:changed-region xml:id="ct94720822402672" text:id="ct94720822402672">
          <text:insertion>
            <office:change-info>
              <dc:creator>Autor desconocido</dc:creator>
              <dc:date>2022-09-22T19:38:00</dc:date>
            </office:change-info>
          </text:insertion>
        </text:changed-region>
        <text:changed-region xml:id="ct94720822403664" text:id="ct94720822403664">
          <text:insertion>
            <office:change-info>
              <dc:creator>Autor desconocido</dc:creator>
              <dc:date>2022-09-22T19:38:01</dc:date>
            </office:change-info>
          </text:insertion>
        </text:changed-region>
        <text:changed-region xml:id="ct94720822404544" text:id="ct94720822404544">
          <text:insertion>
            <office:change-info>
              <dc:creator>Autor desconocido</dc:creator>
              <dc:date>2022-09-22T19:38:02</dc:date>
            </office:change-info>
          </text:insertion>
        </text:changed-region>
        <text:changed-region xml:id="ct94720822405424" text:id="ct94720822405424">
          <text:insertion>
            <office:change-info>
              <dc:creator>Autor desconocido</dc:creator>
              <dc:date>2022-09-22T19:38:03</dc:date>
            </office:change-info>
          </text:insertion>
        </text:changed-region>
        <text:changed-region xml:id="ct94720853990048" text:id="ct94720853990048">
          <text:insertion>
            <office:change-info>
              <dc:creator>Autor desconocido</dc:creator>
              <dc:date>2023-10-02T20:16:38</dc:date>
            </office:change-info>
          </text:insertion>
        </text:changed-region>
        <text:changed-region xml:id="ct94720822407184" text:id="ct94720822407184">
          <text:insertion>
            <office:change-info>
              <dc:creator>Autor desconocido</dc:creator>
              <dc:date>2022-09-22T19:38:05</dc:date>
            </office:change-info>
          </text:insertion>
        </text:changed-region>
        <text:changed-region xml:id="ct94720822408064" text:id="ct94720822408064">
          <text:insertion>
            <office:change-info>
              <dc:creator>Autor desconocido</dc:creator>
              <dc:date>2022-09-22T19:38:06</dc:date>
            </office:change-info>
          </text:insertion>
        </text:changed-region>
        <text:changed-region xml:id="ct94720822408944" text:id="ct94720822408944">
          <text:insertion>
            <office:change-info>
              <dc:creator>Autor desconocido</dc:creator>
              <dc:date>2022-09-22T19:38:07</dc:date>
            </office:change-info>
          </text:insertion>
        </text:changed-region>
        <text:changed-region xml:id="ct94720822409824" text:id="ct94720822409824">
          <text:insertion>
            <office:change-info>
              <dc:creator>Autor desconocido</dc:creator>
              <dc:date>2023-10-02T20:16:47</dc:date>
            </office:change-info>
          </text:insertion>
        </text:changed-region>
        <text:changed-region xml:id="ct94720822410704" text:id="ct94720822410704">
          <text:insertion>
            <office:change-info>
              <dc:creator>Autor desconocido</dc:creator>
              <dc:date>2022-09-22T19:38:11</dc:date>
            </office:change-info>
          </text:insertion>
        </text:changed-region>
        <text:changed-region xml:id="ct94720822411584" text:id="ct94720822411584">
          <text:insertion>
            <office:change-info>
              <dc:creator>Autor desconocido</dc:creator>
              <dc:date>2023-10-02T20:16:48</dc:date>
            </office:change-info>
          </text:insertion>
        </text:changed-region>
        <text:changed-region xml:id="ct94720822412464" text:id="ct94720822412464">
          <text:insertion>
            <office:change-info>
              <dc:creator>Autor desconocido</dc:creator>
              <dc:date>2023-10-02T20:16:49</dc:date>
            </office:change-info>
          </text:insertion>
        </text:changed-region>
        <text:changed-region xml:id="ct94720822415680" text:id="ct94720822415680">
          <text:insertion>
            <office:change-info>
              <dc:creator>Autor desconocido</dc:creator>
              <dc:date>2022-09-22T19:36:30</dc:date>
            </office:change-info>
          </text:insertion>
        </text:changed-region>
        <text:changed-region xml:id="ct94720822391200" text:id="ct94720822391200">
          <text:insertion>
            <office:change-info>
              <dc:creator>Autor desconocido</dc:creator>
              <dc:date>2022-09-22T19:36:30</dc:date>
            </office:change-info>
          </text:insertion>
        </text:changed-region>
        <text:changed-region xml:id="ct94720850252768" text:id="ct94720850252768">
          <text:insertion>
            <office:change-info>
              <dc:creator>Autor desconocido</dc:creator>
              <dc:date>2023-10-02T20:18:28</dc:date>
            </office:change-info>
          </text:insertion>
        </text:changed-region>
        <text:changed-region xml:id="ct94720865575440" text:id="ct94720865575440">
          <text:insertion>
            <office:change-info>
              <dc:creator>Autor desconocido</dc:creator>
              <dc:date>2023-10-02T20:18:26</dc:date>
            </office:change-info>
          </text:insertion>
        </text:changed-region>
        <text:changed-region xml:id="ct94720769950464" text:id="ct94720769950464">
          <text:insertion>
            <office:change-info>
              <dc:creator>Autor desconocido</dc:creator>
              <dc:date>2023-10-02T20:18:17</dc:date>
            </office:change-info>
          </text:insertion>
        </text:changed-region>
        <text:changed-region xml:id="ct94720866823856" text:id="ct94720866823856">
          <text:insertion>
            <office:change-info>
              <dc:creator>Autor desconocido</dc:creator>
              <dc:date>2023-10-02T20:18:12</dc:date>
            </office:change-info>
          </text:insertion>
        </text:changed-region>
        <text:changed-region xml:id="ct94720855509744" text:id="ct94720855509744">
          <text:insertion>
            <office:change-info>
              <dc:creator>Autor desconocido</dc:creator>
              <dc:date>2023-10-02T20:18:33</dc:date>
            </office:change-info>
          </text:insertion>
        </text:changed-region>
        <text:changed-region xml:id="ct94720822430560" text:id="ct94720822430560">
          <text:insertion>
            <office:change-info>
              <dc:creator>Autor desconocido</dc:creator>
              <dc:date>2023-10-02T20:18:34</dc:date>
            </office:change-info>
          </text:insertion>
        </text:changed-region>
        <text:changed-region xml:id="ct94720853586384" text:id="ct94720853586384">
          <text:insertion>
            <office:change-info>
              <dc:creator>Autor desconocido</dc:creator>
              <dc:date>2023-10-02T20:18:35</dc:date>
            </office:change-info>
          </text:insertion>
        </text:changed-region>
        <text:changed-region xml:id="ct94720824352272" text:id="ct94720824352272">
          <text:insertion>
            <office:change-info>
              <dc:creator>Autor desconocido</dc:creator>
              <dc:date>2023-10-02T20:18:36</dc:date>
            </office:change-info>
          </text:insertion>
        </text:changed-region>
        <text:changed-region xml:id="ct94720822433856" text:id="ct94720822433856">
          <text:insertion>
            <office:change-info>
              <dc:creator>Autor desconocido</dc:creator>
              <dc:date>2022-09-22T19:36:30</dc:date>
            </office:change-info>
          </text:insertion>
        </text:changed-region>
        <text:changed-region xml:id="ct94720822419168" text:id="ct94720822419168">
          <text:insertion>
            <office:change-info>
              <dc:creator>Autor desconocido</dc:creator>
              <dc:date>2022-09-22T19:42:32</dc:date>
            </office:change-info>
          </text:insertion>
        </text:changed-region>
        <text:changed-region xml:id="ct94720822216032" text:id="ct94720822216032">
          <text:deletion>
            <office:change-info>
              <dc:creator>Autor desconocido</dc:creator>
              <dc:date>2023-10-02T20:20:59</dc:date>
            </office:change-info>
            <text:p text:style-name="P70"/>
            <text:p text:style-name="P35"/>
            <text:p text:style-name="P70"/>
          </text:deletion>
        </text:changed-region>
        <text:changed-region xml:id="ct94720822443680" text:id="ct94720822443680">
          <text:insertion>
            <office:change-info>
              <dc:creator>Autor desconocido</dc:creator>
              <dc:date>2022-09-22T19:42:32</dc:date>
            </office:change-info>
          </text:insertion>
        </text:changed-region>
        <text:changed-region xml:id="ct94720822444272" text:id="ct94720822444272">
          <text:insertion>
            <office:change-info>
              <dc:creator>Autor desconocido</dc:creator>
              <dc:date>2022-09-22T19:42:32</dc:date>
            </office:change-info>
          </text:insertion>
        </text:changed-region>
        <text:changed-region xml:id="ct94720822444864" text:id="ct94720822444864">
          <text:insertion>
            <office:change-info>
              <dc:creator>Autor desconocido</dc:creator>
              <dc:date>2022-09-22T19:42:32</dc:date>
            </office:change-info>
          </text:insertion>
        </text:changed-region>
        <text:changed-region xml:id="ct94720822445456" text:id="ct94720822445456">
          <text:insertion>
            <office:change-info>
              <dc:creator>Autor desconocido</dc:creator>
              <dc:date>2022-09-22T19:42:32</dc:date>
            </office:change-info>
          </text:insertion>
        </text:changed-region>
        <text:changed-region xml:id="ct94720822446192" text:id="ct94720822446192">
          <text:insertion>
            <office:change-info>
              <dc:creator>Autor desconocido</dc:creator>
              <dc:date>2022-09-22T19:42:32</dc:date>
            </office:change-info>
          </text:insertion>
        </text:changed-region>
        <text:changed-region xml:id="ct94720822447040" text:id="ct94720822447040">
          <text:insertion>
            <office:change-info>
              <dc:creator>Autor desconocido</dc:creator>
              <dc:date>2022-09-22T19:42:32</dc:date>
            </office:change-info>
          </text:insertion>
        </text:changed-region>
        <text:changed-region xml:id="ct94720822447888" text:id="ct94720822447888">
          <text:insertion>
            <office:change-info>
              <dc:creator>Autor desconocido</dc:creator>
              <dc:date>2022-09-22T19:42:32</dc:date>
            </office:change-info>
          </text:insertion>
        </text:changed-region>
        <text:changed-region xml:id="ct94720822449824" text:id="ct94720822449824">
          <text:insertion>
            <office:change-info>
              <dc:creator>Autor desconocido</dc:creator>
              <dc:date>2023-10-02T20:20:10</dc:date>
            </office:change-info>
          </text:insertion>
        </text:changed-region>
        <text:changed-region xml:id="ct94720851657104" text:id="ct94720851657104">
          <text:insertion>
            <office:change-info>
              <dc:creator>Autor desconocido</dc:creator>
              <dc:date>2023-10-02T20:21:30</dc:date>
            </office:change-info>
          </text:insertion>
        </text:changed-region>
        <text:changed-region xml:id="ct94720852791792" text:id="ct94720852791792">
          <text:insertion>
            <office:change-info>
              <dc:creator>Autor desconocido</dc:creator>
              <dc:date>2023-10-02T20:21:35</dc:date>
            </office:change-info>
          </text:insertion>
        </text:changed-region>
        <text:changed-region xml:id="ct94720851206224" text:id="ct94720851206224">
          <text:insertion>
            <office:change-info>
              <dc:creator>Autor desconocido</dc:creator>
              <dc:date>2023-10-02T20:21:38</dc:date>
            </office:change-info>
          </text:insertion>
        </text:changed-region>
        <text:changed-region xml:id="ct94720770166272" text:id="ct94720770166272">
          <text:insertion>
            <office:change-info>
              <dc:creator>Autor desconocido</dc:creator>
              <dc:date>2023-10-02T20:21:41</dc:date>
            </office:change-info>
          </text:insertion>
        </text:changed-region>
        <text:changed-region xml:id="ct94720840206752" text:id="ct94720840206752">
          <text:insertion>
            <office:change-info>
              <dc:creator>Autor desconocido</dc:creator>
              <dc:date>2023-10-02T20:21:46</dc:date>
            </office:change-info>
          </text:insertion>
        </text:changed-region>
        <text:changed-region xml:id="ct94720865372688" text:id="ct94720865372688">
          <text:insertion>
            <office:change-info>
              <dc:creator>Autor desconocido</dc:creator>
              <dc:date>2023-10-02T20:21:54</dc:date>
            </office:change-info>
          </text:insertion>
        </text:changed-region>
        <text:changed-region xml:id="ct94720854416112" text:id="ct94720854416112">
          <text:insertion>
            <office:change-info>
              <dc:creator>Autor desconocido</dc:creator>
              <dc:date>2023-10-02T20:21:55</dc:date>
            </office:change-info>
          </text:insertion>
        </text:changed-region>
        <text:changed-region xml:id="ct94720852476768" text:id="ct94720852476768">
          <text:insertion>
            <office:change-info>
              <dc:creator>Autor desconocido</dc:creator>
              <dc:date>2023-10-02T20:21:27</dc:date>
            </office:change-info>
          </text:insertion>
        </text:changed-region>
        <text:changed-region xml:id="ct94720854864448" text:id="ct94720854864448">
          <text:insertion>
            <office:change-info>
              <dc:creator>Autor desconocido</dc:creator>
              <dc:date>2023-10-02T20:21:27</dc:date>
            </office:change-info>
          </text:insertion>
        </text:changed-region>
        <text:changed-region xml:id="ct94720849488208" text:id="ct94720849488208">
          <text:insertion>
            <office:change-info>
              <dc:creator>Autor desconocido</dc:creator>
              <dc:date>2023-10-02T20:21:27</dc:date>
            </office:change-info>
          </text:insertion>
        </text:changed-region>
        <text:changed-region xml:id="ct94720852773616" text:id="ct94720852773616">
          <text:insertion>
            <office:change-info>
              <dc:creator>Autor desconocido</dc:creator>
              <dc:date>2023-10-02T20:21:27</dc:date>
            </office:change-info>
          </text:insertion>
        </text:changed-region>
        <text:changed-region xml:id="ct94720837575920" text:id="ct94720837575920">
          <text:insertion>
            <office:change-info>
              <dc:creator>Autor desconocido</dc:creator>
              <dc:date>2023-10-02T20:21:27</dc:date>
            </office:change-info>
          </text:insertion>
        </text:changed-region>
        <text:changed-region xml:id="ct94720865160064" text:id="ct94720865160064">
          <text:insertion>
            <office:change-info>
              <dc:creator>Autor desconocido</dc:creator>
              <dc:date>2023-10-02T20:22:10</dc:date>
            </office:change-info>
          </text:insertion>
        </text:changed-region>
        <text:changed-region xml:id="ct94720858223312" text:id="ct94720858223312">
          <text:insertion>
            <office:change-info>
              <dc:creator>Autor desconocido</dc:creator>
              <dc:date>2023-10-02T20:22:07</dc:date>
            </office:change-info>
          </text:insertion>
        </text:changed-region>
        <text:changed-region xml:id="ct94720821591968" text:id="ct94720821591968">
          <text:insertion>
            <office:change-info>
              <dc:creator>Autor desconocido</dc:creator>
              <dc:date>2022-09-22T19:42:32</dc:date>
            </office:change-info>
          </text:insertion>
        </text:changed-region>
        <text:changed-region xml:id="ct94720822439600" text:id="ct94720822439600">
          <text:insertion>
            <office:change-info>
              <dc:creator>Autor desconocido</dc:creator>
              <dc:date>2022-09-22T19:42:32</dc:date>
            </office:change-info>
          </text:insertion>
        </text:changed-region>
        <text:changed-region xml:id="ct94720852090704" text:id="ct94720852090704">
          <text:insertion>
            <office:change-info>
              <dc:creator>Autor desconocido</dc:creator>
              <dc:date>2023-10-02T20:23:02</dc:date>
            </office:change-info>
          </text:insertion>
        </text:changed-region>
        <text:changed-region xml:id="ct94720822250640" text:id="ct94720822250640">
          <text:insertion>
            <office:change-info>
              <dc:creator>Autor desconocido</dc:creator>
              <dc:date>2023-10-02T20:22:58</dc:date>
            </office:change-info>
          </text:insertion>
        </text:changed-region>
        <text:changed-region xml:id="ct94720864487360" text:id="ct94720864487360">
          <text:insertion>
            <office:change-info>
              <dc:creator>Autor desconocido</dc:creator>
              <dc:date>2023-10-02T20:22:48</dc:date>
            </office:change-info>
          </text:insertion>
        </text:changed-region>
        <text:changed-region xml:id="ct94720850658432" text:id="ct94720850658432">
          <text:insertion>
            <office:change-info>
              <dc:creator>Autor desconocido</dc:creator>
              <dc:date>2023-10-02T20:23:08</dc:date>
            </office:change-info>
          </text:insertion>
        </text:changed-region>
        <text:changed-region xml:id="ct94720822211376" text:id="ct94720822211376">
          <text:insertion>
            <office:change-info>
              <dc:creator>Autor desconocido</dc:creator>
              <dc:date>2023-10-02T20:23:11</dc:date>
            </office:change-info>
          </text:insertion>
        </text:changed-region>
        <text:changed-region xml:id="ct94720838113952" text:id="ct94720838113952">
          <text:insertion>
            <office:change-info>
              <dc:creator>Autor desconocido</dc:creator>
              <dc:date>2023-10-02T20:23:12</dc:date>
            </office:change-info>
          </text:insertion>
        </text:changed-region>
        <text:changed-region xml:id="ct94720822488848" text:id="ct94720822488848">
          <text:insertion>
            <office:change-info>
              <dc:creator>Autor desconocido</dc:creator>
              <dc:date>2022-09-22T19:42:32</dc:date>
            </office:change-info>
          </text:insertion>
        </text:changed-region>
        <text:changed-region xml:id="ct94720822448480" text:id="ct94720822448480">
          <text:insertion>
            <office:change-info>
              <dc:creator>Autor desconocido</dc:creator>
              <dc:date>2022-09-22T19:42:32</dc:date>
            </office:change-info>
          </text:insertion>
        </text:changed-region>
        <text:changed-region xml:id="ct94720852529856" text:id="ct94720852529856">
          <text:insertion>
            <office:change-info>
              <dc:creator>Autor desconocido</dc:creator>
              <dc:date>2023-10-02T20:23:35</dc:date>
            </office:change-info>
          </text:insertion>
        </text:changed-region>
        <text:changed-region xml:id="ct94720851046320" text:id="ct94720851046320">
          <text:insertion>
            <office:change-info>
              <dc:creator>Autor desconocido</dc:creator>
              <dc:date>2023-10-02T20:23:32</dc:date>
            </office:change-info>
          </text:insertion>
        </text:changed-region>
        <text:changed-region xml:id="ct94720864878192" text:id="ct94720864878192">
          <text:insertion>
            <office:change-info>
              <dc:creator>Autor desconocido</dc:creator>
              <dc:date>2023-10-02T20:23:41</dc:date>
            </office:change-info>
          </text:insertion>
        </text:changed-region>
        <text:changed-region xml:id="ct94720822443088" text:id="ct94720822443088">
          <text:insertion>
            <office:change-info>
              <dc:creator>Autor desconocido</dc:creator>
              <dc:date>2023-10-02T20:23:44</dc:date>
            </office:change-info>
          </text:insertion>
        </text:changed-region>
        <text:changed-region xml:id="ct94720822506720" text:id="ct94720822506720">
          <text:insertion>
            <office:change-info>
              <dc:creator>Autor desconocido</dc:creator>
              <dc:date>2022-09-22T19:42:32</dc:date>
            </office:change-info>
          </text:insertion>
        </text:changed-region>
        <text:changed-region xml:id="ct94720821808496" text:id="ct94720821808496">
          <text:deletion>
            <office:change-info>
              <dc:creator>Autor desconocido</dc:creator>
              <dc:date>2023-10-02T20:25:30</dc:date>
            </office:change-info>
            <text:p text:style-name="P191"><text:span text:style-name="T66"/></text:p>
            <table:table table:name="Tabla32" table:style-name="Tabla32">
              <table:table-column table:style-name="Tabla32.A" table:number-columns-repeated="11"/>
              <table:table-column table:style-name="Tabla32.L"/>
              <table:table-row table:style-name="TableLine94720857051840">
                <table:table-cell table:style-name="Tabla32.A1" office:value-type="string">
                  <text:p text:style-name="P29"/>
                </table:table-cell>
                <table:table-cell table:style-name="Tabla32.A1" office:value-type="string">
                  <text:p text:style-name="P34"/>
                </table:table-cell>
                <table:table-cell table:style-name="Tabla32.A1" office:value-type="string">
                  <text:p text:style-name="P36"/>
                </table:table-cell>
                <table:table-cell table:style-name="Tabla32.A1" office:value-type="string">
                  <text:p text:style-name="P36"/>
                </table:table-cell>
                <table:table-cell table:style-name="Tabla32.A1" office:value-type="string">
                  <text:p text:style-name="P36"/>
                </table:table-cell>
                <table:table-cell table:style-name="Tabla32.A1" office:value-type="string">
                  <text:p text:style-name="P36"/>
                </table:table-cell>
                <table:table-cell table:style-name="Tabla32.A1" office:value-type="string">
                  <text:p text:style-name="P36"/>
                </table:table-cell>
                <table:table-cell table:style-name="Tabla32.A1" office:value-type="string">
                  <text:p text:style-name="P36"/>
                </table:table-cell>
                <table:table-cell table:style-name="Tabla32.A1" office:value-type="string">
                  <text:p text:style-name="P36"/>
                </table:table-cell>
                <table:table-cell table:style-name="Tabla32.A1" office:value-type="string">
                  <text:p text:style-name="P37"/>
                </table:table-cell>
                <table:table-cell table:style-name="Tabla32.A1" office:value-type="string">
                  <text:p text:style-name="P37"/>
                </table:table-cell>
                <table:table-cell table:style-name="Tabla32.L1" office:value-type="string">
                  <text:p text:style-name="P23"/>
                </table:table-cell>
              </table:table-row>
              <table:table-row table:style-name="TableLine94720852146048">
                <table:table-cell table:style-name="Tabla32.A2" office:value-type="string">
                  <text:p text:style-name="P20"/>
                </table:table-cell>
                <table:table-cell table:style-name="Tabla32.A2" office:value-type="string">
                  <text:p text:style-name="P20"/>
                </table:table-cell>
                <table:table-cell table:style-name="Tabla32.A2" office:value-type="string">
                  <text:p text:style-name="P20"/>
                </table:table-cell>
                <table:table-cell table:style-name="Tabla32.A2" office:value-type="string">
                  <text:p text:style-name="P20"/>
                </table:table-cell>
                <table:table-cell table:style-name="Tabla32.A2" office:value-type="string">
                  <text:p text:style-name="P20"/>
                </table:table-cell>
                <table:table-cell table:style-name="Tabla32.A2" office:value-type="string">
                  <text:p text:style-name="P20"/>
                </table:table-cell>
                <table:table-cell table:style-name="Tabla32.A2" office:value-type="string">
                  <text:p text:style-name="P20"/>
                </table:table-cell>
                <table:table-cell table:style-name="Tabla32.A2" office:value-type="string">
                  <text:p text:style-name="P20"/>
                </table:table-cell>
                <table:table-cell table:style-name="Tabla32.A2" office:value-type="string">
                  <text:p text:style-name="P20"/>
                </table:table-cell>
                <table:table-cell table:style-name="Tabla32.A2" office:value-type="string">
                  <text:p text:style-name="P23"/>
                </table:table-cell>
                <table:table-cell table:style-name="Tabla32.A2" office:value-type="string">
                  <text:p text:style-name="P37"/>
                </table:table-cell>
                <table:table-cell table:style-name="Tabla32.L2" office:value-type="string">
                  <text:p text:style-name="P23"/>
                </table:table-cell>
              </table:table-row>
              <table:table-row table:style-name="TableLine94720857345664">
                <table:table-cell table:style-name="Tabla32.L2" table:number-columns-spanned="12" office:value-type="string">
                  <text:p text:style-name="P40"><text:span text:style-name="T25"/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</table:table>
            <text:p text:style-name="P204"><text:span text:style-name="T40"/></text:p>
            <table:table table:name="Tabla33" table:style-name="Tabla33">
              <table:table-column table:style-name="Tabla33.A" table:number-columns-repeated="8"/>
              <table:table-column table:style-name="Tabla33.I"/>
              <table:table-row table:style-name="Tabla33.1">
                <table:table-cell table:style-name="Tabla33.A1" office:value-type="string">
                  <text:p text:style-name="P30"/>
                </table:table-cell>
                <table:table-cell table:style-name="Tabla33.A1" office:value-type="string">
                  <text:p text:style-name="P29"/>
                </table:table-cell>
                <table:table-cell table:style-name="Tabla33.A1" office:value-type="string">
                  <text:p text:style-name="P29"/>
                </table:table-cell>
                <table:table-cell table:style-name="Tabla33.A1" office:value-type="string">
                  <text:p text:style-name="P29"/>
                </table:table-cell>
                <table:table-cell table:style-name="Tabla33.A1" office:value-type="string">
                  <text:p text:style-name="P29"/>
                </table:table-cell>
                <table:table-cell table:style-name="Tabla33.A1" office:value-type="string">
                  <text:p text:style-name="P29"/>
                </table:table-cell>
                <table:table-cell table:style-name="Tabla33.A1" office:value-type="string">
                  <text:p text:style-name="P29"/>
                </table:table-cell>
                <table:table-cell table:style-name="Tabla33.A1" office:value-type="string">
                  <text:p text:style-name="P29"/>
                </table:table-cell>
                <table:table-cell table:style-name="Tabla33.I1" office:value-type="string">
                  <text:p text:style-name="P29"/>
                </table:table-cell>
              </table:table-row>
              <table:table-row table:style-name="Tabla33.1">
                <table:table-cell table:style-name="Tabla33.A2" office:value-type="string">
                  <text:p text:style-name="P30"/>
                </table:table-cell>
                <table:table-cell table:style-name="Tabla33.A2" office:value-type="string">
                  <text:p text:style-name="P38"/>
                </table:table-cell>
                <table:table-cell table:style-name="Tabla33.A2" office:value-type="string">
                  <text:p text:style-name="P38"/>
                </table:table-cell>
                <table:table-cell table:style-name="Tabla33.A2" office:value-type="string">
                  <text:p text:style-name="P38"/>
                </table:table-cell>
                <table:table-cell table:style-name="Tabla33.A2" office:value-type="string">
                  <text:p text:style-name="P38"/>
                </table:table-cell>
                <table:table-cell table:style-name="Tabla33.A2" office:value-type="string">
                  <text:p text:style-name="P38"/>
                </table:table-cell>
                <table:table-cell table:style-name="Tabla33.A2" office:value-type="string">
                  <text:p text:style-name="P38"/>
                </table:table-cell>
                <table:table-cell table:style-name="Tabla33.A2" office:value-type="string">
                  <text:p text:style-name="P24"/>
                </table:table-cell>
                <table:table-cell table:style-name="Tabla33.I2" office:value-type="string">
                  <text:p text:style-name="P24"/>
                </table:table-cell>
              </table:table-row>
              <table:table-row table:style-name="TableLine94720838513552">
                <table:table-cell table:style-name="Tabla33.I2" table:number-columns-spanned="9" office:value-type="string">
                  <text:p text:style-name="P40"><text:span text:style-name="T27"/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</table:table>
            <text:p text:style-name="P198"><text:span text:style-name="T41"/></text:p>
            <table:table table:name="Tabla34" table:style-name="Tabla34">
              <table:table-column table:style-name="Tabla34.A" table:number-columns-repeated="8"/>
              <table:table-column table:style-name="Tabla34.I"/>
              <table:table-row table:style-name="TableLine94720855785184">
                <table:table-cell table:style-name="Tabla34.A1" office:value-type="string">
                  <text:p text:style-name="P157"/>
                </table:table-cell>
                <table:table-cell table:style-name="Tabla34.A1" office:value-type="string">
                  <text:p text:style-name="P157"/>
                </table:table-cell>
                <table:table-cell table:style-name="Tabla34.A1" office:value-type="string">
                  <text:p text:style-name="P157"/>
                </table:table-cell>
                <table:table-cell table:style-name="Tabla34.A1" office:value-type="string">
                  <text:p text:style-name="P157"/>
                </table:table-cell>
                <table:table-cell table:style-name="Tabla34.A1" office:value-type="string">
                  <text:p text:style-name="P157"/>
                </table:table-cell>
                <table:table-cell table:style-name="Tabla34.A1" office:value-type="string">
                  <text:p text:style-name="P157"/>
                </table:table-cell>
                <table:table-cell table:style-name="Tabla34.A1" office:value-type="string">
                  <text:p text:style-name="P157"><text:span text:style-name="T6"/></text:p>
                </table:table-cell>
                <table:table-cell table:style-name="Tabla34.A1" office:value-type="string">
                  <text:p text:style-name="P141"/>
                </table:table-cell>
                <table:table-cell table:style-name="Tabla34.I1" office:value-type="string">
                  <text:p text:style-name="P158"><text:span text:style-name="T4"/></text:p>
                </table:table-cell>
              </table:table-row>
              <table:table-row table:style-name="TableLine94720837447680">
                <table:table-cell table:style-name="Tabla34.A2" office:value-type="string">
                  <text:p text:style-name="P29"/>
                </table:table-cell>
                <table:table-cell table:style-name="Tabla34.A2" office:value-type="string">
                  <text:p text:style-name="P29"/>
                </table:table-cell>
                <table:table-cell table:style-name="Tabla34.A2" office:value-type="string">
                  <text:p text:style-name="P29"/>
                </table:table-cell>
                <table:table-cell table:style-name="Tabla34.A2" office:value-type="string">
                  <text:p text:style-name="P29"/>
                </table:table-cell>
                <table:table-cell table:style-name="Tabla34.A2" office:value-type="string">
                  <text:p text:style-name="P29"/>
                </table:table-cell>
                <table:table-cell table:style-name="Tabla34.A2" office:value-type="string">
                  <text:p text:style-name="P29"/>
                </table:table-cell>
                <table:table-cell table:style-name="Tabla34.A2" office:value-type="string">
                  <text:p text:style-name="P25"/>
                </table:table-cell>
                <table:table-cell table:style-name="Tabla34.A2" office:value-type="string">
                  <text:p text:style-name="P24"/>
                </table:table-cell>
                <table:table-cell table:style-name="Tabla34.I2" office:value-type="string">
                  <text:p text:style-name="P24"/>
                </table:table-cell>
              </table:table-row>
              <table:table-row table:style-name="TableLine94720851408048">
                <table:table-cell table:style-name="Tabla34.I2" table:number-columns-spanned="9" office:value-type="string">
                  <text:p text:style-name="P40"><text:span text:style-name="T26"/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</table:table>
            <text:p text:style-name="P182"/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172"><text:change-start text:change-id="ct94720853160784"/><text:span text:style-name="T1">Rellenar</text:span> los huecos. Para ello, realizar el correspondiente cambio de base:</text:p>
      <text:p text:style-name="P172"><text:change-end text:change-id="ct94720853160784"/></text:p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row table:style-name="TableLine94720821631280">
          <table:table-cell table:style-name="Tabla4.A1" office:value-type="string">
            <text:p text:style-name="P55"><text:change-start text:change-id="ct94720850962608"/>Nº Ejercicio<text:change-end text:change-id="ct94720850962608"/></text:p>
          </table:table-cell>
          <table:table-cell table:style-name="Tabla4.A1" office:value-type="string">
            <text:p text:style-name="P55"><text:change-start text:change-id="ct94720823156576"/>Decimal<text:change-end text:change-id="ct94720823156576"/></text:p>
          </table:table-cell>
          <table:table-cell table:style-name="Tabla4.A1" office:value-type="string">
            <text:p text:style-name="P55"><text:change-start text:change-id="ct94720822213968"/>Binario<text:change-end text:change-id="ct94720822213968"/></text:p>
          </table:table-cell>
          <table:table-cell table:style-name="Tabla4.A1" office:value-type="string">
            <text:p text:style-name="P55"><text:change-start text:change-id="ct94720851353952"/>Octal<text:change-end text:change-id="ct94720851353952"/></text:p>
          </table:table-cell>
          <table:table-cell table:style-name="Tabla4.E1" office:value-type="string">
            <text:p text:style-name="P55"><text:change-start text:change-id="ct94720851354272"/>Hexadecimal<text:change-end text:change-id="ct94720851354272"/></text:p>
          </table:table-cell>
        </table:table-row>
        <table:table-row table:style-name="TableLine94720821686656">
          <table:table-cell table:style-name="Tabla4.A2" office:value-type="string">
            <text:p text:style-name="P173"><text:change-start text:change-id="ct94720862899328"/>1<text:change-end text:change-id="ct94720862899328"/></text:p>
          </table:table-cell>
          <table:table-cell table:style-name="Tabla4.B8" office:value-type="string">
            <text:p text:style-name="P178"><text:change-start text:change-id="ct94720853142800"/><text:span text:style-name="T58">523</text:span><text:change-end text:change-id="ct94720853142800"/><text:change text:change-id="ct94720852847680"/><text:change text:change-id="ct94720768954016"/></text:p>
          </table:table-cell>
          <table:table-cell table:style-name="Tabla4.C2" office:value-type="string">
            <text:p text:style-name="P16"><text:change text:change-id="ct94720849421680"/><text:change text:change-id="ct94720768953776"/><text:change-start text:change-id="ct94720770066096"/>10 0000 1011<text:change-end text:change-id="ct94720770066096"/></text:p>
          </table:table-cell>
          <table:table-cell table:style-name="Tabla4.D2" office:value-type="string">
            <text:p text:style-name="P56"><text:change text:change-id="ct94720824424448"/><text:change text:change-id="ct94720866751968"/><text:change-start text:change-id="ct94720849468160"/><text:span text:style-name="T18">1</text:span><text:change-end text:change-id="ct94720849468160"/><text:change-start text:change-id="ct94720865903712"/><text:span text:style-name="T12">013</text:span><text:change-end text:change-id="ct94720865903712"/></text:p>
          </table:table-cell>
          <table:table-cell table:style-name="Tabla4.E2" office:value-type="string">
            <text:p text:style-name="P161"><text:change text:change-id="ct94720821666080"/><text:change-start text:change-id="ct94720820163328"/>20B<text:change-end text:change-id="ct94720820163328"/></text:p>
          </table:table-cell>
        </table:table-row>
        <table:table-row table:style-name="TableLine94720821689232">
          <table:table-cell table:style-name="Tabla4.A3" office:value-type="string">
            <text:p text:style-name="P173"><text:change-start text:change-id="ct94720856703104"/>2<text:change-end text:change-id="ct94720856703104"/></text:p>
          </table:table-cell>
          <table:table-cell table:style-name="Tabla4.B8" office:value-type="string">
            <text:p text:style-name="P178"><text:change-start text:change-id="ct94720840676880"/><text:span text:style-name="T59">725</text:span><text:change-end text:change-id="ct94720840676880"/><text:change text:change-id="ct94720852106288"/><text:change text:change-id="ct94720768955392"/></text:p>
          </table:table-cell>
          <table:table-cell table:style-name="Tabla4.C3" office:value-type="string">
            <text:p text:style-name="P45"><text:change text:change-id="ct94720850070624"/><text:change text:change-id="ct94720866803408"/><text:change-start text:change-id="ct94720772890912"/>1 0011 1001<text:change-end text:change-id="ct94720772890912"/></text:p>
          </table:table-cell>
          <table:table-cell table:style-name="Tabla4.D3" office:value-type="string">
            <text:p text:style-name="P50"><text:change text:change-id="ct94720821652384"/><text:change text:change-id="ct94720867111424"/><text:change-start text:change-id="ct94720851434128"/><text:span text:style-name="T125">1335</text:span><text:change-end text:change-id="ct94720851434128"/></text:p>
          </table:table-cell>
          <table:table-cell table:style-name="Tabla4.E3" office:value-type="string">
            <text:p text:style-name="P161"><text:change text:change-id="ct94720821665840"/><text:change text:change-id="ct94720821291296"/><text:change-start text:change-id="ct94720861476624"/><text:span text:style-name="T125">2D5</text:span><text:change-end text:change-id="ct94720861476624"/></text:p>
          </table:table-cell>
        </table:table-row>
        <table:table-row table:style-name="TableLine94720821691696">
          <table:table-cell table:style-name="Tabla4.A4" office:value-type="string">
            <text:p text:style-name="P173"><text:change-start text:change-id="ct94720851353632"/>3<text:change-end text:change-id="ct94720851353632"/></text:p>
          </table:table-cell>
          <table:table-cell table:style-name="Tabla4.B8" office:value-type="string">
            <text:p text:style-name="P167"><text:change text:change-id="ct94720821650656"/><text:change text:change-id="ct94720850749584"/><text:change-start text:change-id="ct94720849621168"/>166<text:change-end text:change-id="ct94720849621168"/></text:p>
          </table:table-cell>
          <table:table-cell table:style-name="Tabla4.C4" office:value-type="string">
            <text:p text:style-name="P45"><text:change text:change-id="ct94720821651984"/><text:change text:change-id="ct94720865975328"/><text:change-start text:change-id="ct94720821919104"/>1010 0110<text:change-end text:change-id="ct94720821919104"/></text:p>
          </table:table-cell>
          <table:table-cell table:style-name="Tabla4.D4" office:value-type="string">
            <text:p text:style-name="P56"><text:change-start text:change-id="ct94720851021232"/><text:span text:style-name="T3">246</text:span><text:change-end text:change-id="ct94720851021232"/><text:change text:change-id="ct94720821651344"/><text:change text:change-id="ct94720867192128"/></text:p>
          </table:table-cell>
          <table:table-cell table:style-name="Tabla4.E4" office:value-type="string">
            <text:p text:style-name="P161"><text:change text:change-id="ct94720821664992"/><text:change-start text:change-id="ct94720852049632"/><text:span text:style-name="T126">A6</text:span><text:change-end text:change-id="ct94720852049632"/></text:p>
          </table:table-cell>
        </table:table-row>
        <table:table-row table:style-name="TableLine94720821694320">
          <table:table-cell table:style-name="Tabla4.A5" office:value-type="string">
            <text:p text:style-name="P173"><text:change-start text:change-id="ct94720851353312"/>4<text:change-end text:change-id="ct94720851353312"/></text:p>
          </table:table-cell>
          <table:table-cell table:style-name="Tabla4.B8" office:value-type="string">
            <text:p text:style-name="P162"><text:change text:change-id="ct94720851043664"/><text:change text:change-id="ct94720850127232"/><text:change-start text:change-id="ct94720768783888"/><text:span text:style-name="T39">84</text:span><text:change-end text:change-id="ct94720768783888"/></text:p>
          </table:table-cell>
          <table:table-cell table:style-name="Tabla4.C5" office:value-type="string">
            <text:p text:style-name="P45"><text:change text:change-id="ct94720838198064"/><text:change text:change-id="ct94720866491616"/><text:change-start text:change-id="ct94720854555504"/>101 0100<text:change-end text:change-id="ct94720854555504"/></text:p>
          </table:table-cell>
          <table:table-cell table:style-name="Tabla4.D5" office:value-type="string">
            <text:p text:style-name="P56"><text:change-start text:change-id="ct94720824147824"/><text:span text:style-name="T3">124</text:span><text:change-end text:change-id="ct94720824147824"/><text:change text:change-id="ct94720850106112"/><text:change text:change-id="ct94720867272976"/></text:p>
          </table:table-cell>
          <table:table-cell table:style-name="Tabla4.E5" office:value-type="string">
            <text:p text:style-name="P178"><text:change text:change-id="ct94720821648736"/><text:change-start text:change-id="ct94720851536752"/><text:span text:style-name="T76">56</text:span><text:change-end text:change-id="ct94720851536752"/></text:p>
          </table:table-cell>
        </table:table-row>
        <table:table-row table:style-name="TableLine94720821697536">
          <table:table-cell table:style-name="Tabla4.A6" office:value-type="string">
            <text:p text:style-name="P173"><text:change-start text:change-id="ct94720851352992"/>5<text:change-end text:change-id="ct94720851352992"/></text:p>
          </table:table-cell>
          <table:table-cell table:style-name="Tabla4.B8" office:value-type="string">
            <text:p text:style-name="P178"><text:change-start text:change-id="ct94720852779760"/><text:span text:style-name="T57">2,</text:span><text:span text:style-name="T60">052</text:span><text:change-end text:change-id="ct94720852779760"/><text:change text:change-id="ct94720851066976"/><text:change text:change-id="ct94720866582272"/></text:p>
          </table:table-cell>
          <table:table-cell table:style-name="Tabla4.C6" office:value-type="string">
            <text:p text:style-name="P45"><text:change text:change-id="ct94720773582256"/><text:change text:change-id="ct94720866663056"/><text:change-start text:change-id="ct94720840027680"/>1000 0000 0100<text:change-end text:change-id="ct94720840027680"/></text:p>
          </table:table-cell>
          <table:table-cell table:style-name="Tabla4.D6" office:value-type="string">
            <text:p text:style-name="P46"><text:change text:change-id="ct94720849542576"/><text:change text:change-id="ct94720867353824"/><text:change-start text:change-id="ct94720863895952"/><text:span text:style-name="T131">404</text:span><text:change-end text:change-id="ct94720863895952"/></text:p>
          </table:table-cell>
          <table:table-cell table:style-name="Tabla4.E6" office:value-type="string">
            <text:p text:style-name="P161"><text:change-start text:change-id="ct94720865160736"/><text:span text:style-name="T131">804</text:span><text:change-end text:change-id="ct94720865160736"/><text:change text:change-id="ct94720821664096"/></text:p>
          </table:table-cell>
        </table:table-row>
        <table:table-row table:style-name="TableLine94720821700688">
          <table:table-cell table:style-name="Tabla4.A7" office:value-type="string">
            <text:p text:style-name="P173"><text:change-start text:change-id="ct94720851352672"/>6<text:change-end text:change-id="ct94720851352672"/></text:p>
          </table:table-cell>
          <table:table-cell table:style-name="Tabla4.B8" office:value-type="string">
            <text:p text:style-name="P163"><text:change-start text:change-id="ct94720822146192"/>2,464<text:change-end text:change-id="ct94720822146192"/></text:p>
          </table:table-cell>
          <table:table-cell table:style-name="Tabla4.C7" office:value-type="string">
            <text:p text:style-name="P45"><text:change-start text:change-id="ct94720854766736"/>1001 1010 0000<text:change-end text:change-id="ct94720854766736"/></text:p>
          </table:table-cell>
          <table:table-cell table:style-name="Tabla4.D7" office:value-type="string">
            <text:p text:style-name="P47"><text:change-start text:change-id="ct94720824321184"/>4640<text:change-end text:change-id="ct94720824321184"/></text:p>
          </table:table-cell>
          <table:table-cell table:style-name="Tabla4.E7" office:value-type="string">
            <text:p text:style-name="P174"><text:change-start text:change-id="ct94720854785024"/>9A0<text:change-end text:change-id="ct94720854785024"/><text:change text:change-id="ct94720851053552"/></text:p>
          </table:table-cell>
        </table:table-row>
        <table:table-row table:style-name="TableLine94720821704560">
          <table:table-cell table:style-name="Tabla4.A8" office:value-type="string">
            <text:p text:style-name="P173"><text:change-start text:change-id="ct94720851352352"/>7<text:change-end text:change-id="ct94720851352352"/></text:p>
          </table:table-cell>
          <table:table-cell table:style-name="Tabla4.B8" office:value-type="string">
            <text:p text:style-name="P164"><text:change-start text:change-id="ct94720866898336"/>2,889<text:change-end text:change-id="ct94720866898336"/></text:p>
          </table:table-cell>
          <table:table-cell table:style-name="Tabla4.C8" office:value-type="string">
            <text:p text:style-name="P56"><text:change-start text:change-id="ct94720851707952"/>10<text:span text:style-name="T3">11</text:span> 0<text:span text:style-name="T3">1</text:span>00 1<text:span text:style-name="T3">00</text:span>1<text:change-end text:change-id="ct94720851707952"/><text:change text:change-id="ct94720823515008"/></text:p>
          </table:table-cell>
          <table:table-cell table:style-name="Tabla4.D8" office:value-type="string">
            <text:p text:style-name="P48"><text:change-start text:change-id="ct94720851960272"/>5511<text:change-end text:change-id="ct94720851960272"/></text:p>
          </table:table-cell>
          <table:table-cell table:style-name="Tabla4.E8" office:value-type="string">
            <text:p text:style-name="P164"><text:change-start text:change-id="ct94720840194560"/>B49<text:change-end text:change-id="ct94720840194560"/></text:p>
          </table:table-cell>
        </table:table-row>
        <table:table-row table:style-name="TableLine94720821707952">
          <table:table-cell table:style-name="Tabla4.A9" office:value-type="string">
            <text:p text:style-name="P173"><text:change-start text:change-id="ct94720864789392"/>8<text:change-end text:change-id="ct94720864789392"/></text:p>
          </table:table-cell>
          <table:table-cell table:style-name="Tabla4.B10" office:value-type="string">
            <text:p text:style-name="P165"><text:change-start text:change-id="ct94720838069136"/>4,<text:change-end text:change-id="ct94720838069136"/><text:change-start text:change-id="ct94720772878336"/>064<text:change-end text:change-id="ct94720772878336"/></text:p>
          </table:table-cell>
          <table:table-cell table:style-name="Tabla4.C10" office:value-type="string">
            <text:p text:style-name="P49"><text:change-start text:change-id="ct94720769403200"/>1111 1110 0000<text:change-end text:change-id="ct94720769403200"/></text:p>
          </table:table-cell>
          <table:table-cell table:style-name="Tabla4.D9" office:value-type="string">
            <text:p text:style-name="P49"><text:change-start text:change-id="ct94720854096256"/>7740<text:change-end text:change-id="ct94720854096256"/></text:p>
          </table:table-cell>
          <table:table-cell table:style-name="Tabla4.E9" office:value-type="string">
            <text:p text:style-name="P174"><text:change-start text:change-id="ct94720854137664"/>FE0<text:change-end text:change-id="ct94720854137664"/><text:change text:change-id="ct94720821668752"/></text:p>
          </table:table-cell>
        </table:table-row>
        <table:table-row table:style-name="TableLine94720821711808">
          <table:table-cell table:style-name="Tabla4.A10" office:value-type="string">
            <text:p text:style-name="P173"><text:change-start text:change-id="ct94720864789072"/>9<text:change-end text:change-id="ct94720864789072"/></text:p>
          </table:table-cell>
          <table:table-cell table:style-name="Tabla4.B10" office:value-type="string">
            <text:p text:style-name="P174"><text:change-start text:change-id="ct94720850624256"/>126<text:change-end text:change-id="ct94720850624256"/><text:change text:change-id="ct94720821674928"/></text:p>
          </table:table-cell>
          <table:table-cell table:style-name="Tabla4.C10" office:value-type="string">
            <text:p text:style-name="P51"><text:change-start text:change-id="ct94720854196928"/><text:span text:style-name="T133">111 11</text:span><text:change-end text:change-id="ct94720854196928"/><text:change-start text:change-id="ct94720822215344"/><text:span text:style-name="T11">10</text:span><text:change-end text:change-id="ct94720822215344"/></text:p>
          </table:table-cell>
          <table:table-cell table:style-name="Tabla4.D10" office:value-type="string">
            <text:p text:style-name="P49"><text:change-start text:change-id="ct94720822504656"/>176<text:change-end text:change-id="ct94720822504656"/></text:p>
          </table:table-cell>
          <table:table-cell table:style-name="Tabla4.E10" office:value-type="string">
            <text:p text:style-name="P165"><text:change-start text:change-id="ct94720851845696"/>7E<text:change-end text:change-id="ct94720851845696"/></text:p>
          </table:table-cell>
        </table:table-row>
        <table:table-row table:style-name="TableLine94720821714656">
          <table:table-cell table:style-name="Tabla4.A11" office:value-type="string">
            <text:p text:style-name="P173"><text:change-start text:change-id="ct94720864788752"/>10<text:change-end text:change-id="ct94720864788752"/></text:p>
          </table:table-cell>
          <table:table-cell table:style-name="Tabla4.B11" table:number-columns-spanned="2" office:value-type="string">
            <text:p text:style-name="P166"><text:change-start text:change-id="ct94720769039200"/>¡<text:change-end text:change-id="ct94720769039200"/><text:change-start text:change-id="ct94720855751168"/>Número octal no váli<text:change-end text:change-id="ct94720855751168"/><text:change-start text:change-id="ct94720768963344"/>do!<text:change-end text:change-id="ct94720768963344"/></text:p>
          </table:table-cell>
          <table:covered-table-cell/>
          <table:table-cell table:style-name="Tabla4.D11" office:value-type="string">
            <text:p text:style-name="P57"><text:change-start text:change-id="ct94720851115568"/>97<text:change-end text:change-id="ct94720851115568"/><text:change text:change-id="ct94720821683024"/></text:p>
          </table:table-cell>
          <table:table-cell table:style-name="Tabla4.E11" office:value-type="string">
            <text:p text:style-name="P175"/>
          </table:table-cell>
        </table:table-row>
      </table:table>
      <text:p text:style-name="P172"><text:change-start text:change-id="ct94720864788432"/></text:p>
      <text:p text:style-name="P179">Ejercicio 1.</text:p>
      <text:p text:style-name="P193"><text:change-end text:change-id="ct94720864788432"/><text:change-start text:change-id="ct94720821616656"/>Binario.<text:change-end text:change-id="ct94720821616656"/><text:change-start text:change-id="ct94720821691408"/></text:p>
      <table:table table:name="Tabla5" table:style-name="Tabla5">
        <table:table-column table:style-name="Tabla5.A" table:number-columns-repeated="10"/>
        <table:table-column table:style-name="Tabla5.K"/>
        <table:table-row table:style-name="TableLine94720821719952">
          <table:table-cell table:style-name="Tabla5.A1" office:value-type="string">
            <text:p text:style-name="P60"/>
          </table:table-cell>
          <table:table-cell table:style-name="Tabla5.A1" office:value-type="string">
            <text:p text:style-name="P67">512</text:p>
          </table:table-cell>
          <table:table-cell table:style-name="Tabla5.A1" office:value-type="string">
            <text:p text:style-name="P67">256</text:p>
          </table:table-cell>
          <table:table-cell table:style-name="Tabla5.A1" office:value-type="string">
            <text:p text:style-name="P67">128</text:p>
          </table:table-cell>
          <table:table-cell table:style-name="Tabla5.A1" office:value-type="string">
            <text:p text:style-name="P67">64</text:p>
          </table:table-cell>
          <table:table-cell table:style-name="Tabla5.A1" office:value-type="string">
            <text:p text:style-name="P67">32</text:p>
          </table:table-cell>
          <table:table-cell table:style-name="Tabla5.A1" office:value-type="string">
            <text:p text:style-name="P67">16</text:p>
          </table:table-cell>
          <table:table-cell table:style-name="Tabla5.A1" office:value-type="string">
            <text:p text:style-name="P67">8</text:p>
          </table:table-cell>
          <table:table-cell table:style-name="Tabla5.A1" office:value-type="string">
            <text:p text:style-name="P67">4</text:p>
          </table:table-cell>
          <table:table-cell table:style-name="Tabla5.A1" office:value-type="string">
            <text:p text:style-name="P67">2</text:p>
          </table:table-cell>
          <table:table-cell table:style-name="Tabla5.K1" office:value-type="string">
            <text:p text:style-name="P67">1</text:p>
          </table:table-cell>
        </table:table-row>
        <table:table-row table:style-name="TableLine94720821741648">
          <table:table-cell table:style-name="Tabla5.A2" office:value-type="string">
            <text:p text:style-name="P67">523</text:p>
          </table:table-cell>
          <table:table-cell table:style-name="Tabla5.A2" office:value-type="string">
            <text:p text:style-name="P71">11</text:p>
          </table:table-cell>
          <table:table-cell table:style-name="Tabla5.A2" office:value-type="string">
            <text:p text:style-name="P71">11</text:p>
          </table:table-cell>
          <table:table-cell table:style-name="Tabla5.A2" office:value-type="string">
            <text:p text:style-name="P71">11</text:p>
          </table:table-cell>
          <table:table-cell table:style-name="Tabla5.A2" office:value-type="string">
            <text:p text:style-name="P71">11</text:p>
          </table:table-cell>
          <table:table-cell table:style-name="Tabla5.A2" office:value-type="string">
            <text:p text:style-name="P71">11</text:p>
          </table:table-cell>
          <table:table-cell table:style-name="Tabla5.A2" office:value-type="string">
            <text:p text:style-name="P71">11</text:p>
          </table:table-cell>
          <table:table-cell table:style-name="Tabla5.A2" office:value-type="string">
            <text:p text:style-name="P71">3</text:p>
          </table:table-cell>
          <table:table-cell table:style-name="Tabla5.A2" office:value-type="string">
            <text:p text:style-name="P71">3</text:p>
          </table:table-cell>
          <table:table-cell table:style-name="Tabla5.A2" office:value-type="string">
            <text:p text:style-name="P67">1</text:p>
          </table:table-cell>
          <table:table-cell table:style-name="Tabla5.K2" office:value-type="string">
            <text:p text:style-name="P67">1</text:p>
          </table:table-cell>
        </table:table-row>
        <table:table-row table:style-name="TableLine94720821743888">
          <table:table-cell table:style-name="Tabla5.A2" office:value-type="string">
            <text:p text:style-name="P60"/>
          </table:table-cell>
          <table:table-cell table:style-name="Tabla5.A2" office:value-type="string">
            <text:p text:style-name="P67">1</text:p>
          </table:table-cell>
          <table:table-cell table:style-name="Tabla5.A2" office:value-type="string">
            <text:p text:style-name="P67">0</text:p>
          </table:table-cell>
          <table:table-cell table:style-name="Tabla5.A2" office:value-type="string">
            <text:p text:style-name="P67">0</text:p>
          </table:table-cell>
          <table:table-cell table:style-name="Tabla5.A2" office:value-type="string">
            <text:p text:style-name="P67">0</text:p>
          </table:table-cell>
          <table:table-cell table:style-name="Tabla5.A2" office:value-type="string">
            <text:p text:style-name="P67">0</text:p>
          </table:table-cell>
          <table:table-cell table:style-name="Tabla5.A2" office:value-type="string">
            <text:p text:style-name="P67">0</text:p>
          </table:table-cell>
          <table:table-cell table:style-name="Tabla5.A2" office:value-type="string">
            <text:p text:style-name="P67">1</text:p>
          </table:table-cell>
          <table:table-cell table:style-name="Tabla5.A2" office:value-type="string">
            <text:p text:style-name="P67">0</text:p>
          </table:table-cell>
          <table:table-cell table:style-name="Tabla5.A2" office:value-type="string">
            <text:p text:style-name="P67">1</text:p>
          </table:table-cell>
          <table:table-cell table:style-name="Tabla5.K2" office:value-type="string">
            <text:p text:style-name="P67">1</text:p>
          </table:table-cell>
        </table:table-row>
        <table:table-row table:style-name="TableLine94720821745488">
          <table:table-cell table:style-name="Tabla5.K2" table:number-columns-spanned="11" office:value-type="string">
            <text:p text:style-name="P91">Resultado: 1000001011<text:span text:style-name="T23">2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"><text:change-end text:change-id="ct94720821691408"/><text:change text:change-id="ct94720821746592"/><text:change-start text:change-id="ct94720821747088"/>Octal.<text:change-end text:change-id="ct94720821747088"/></text:p>
      <table:table table:name="Tabla17" table:style-name="Tabla17">
        <table:table-column table:style-name="Tabla17.A" table:number-columns-repeated="8"/>
        <table:table-column table:style-name="Tabla17.I"/>
        <table:table-row table:style-name="TableLine94720821747920">
          <table:table-cell table:style-name="Tabla17.A1" office:value-type="string">
            <text:p text:style-name="P142"/>
          </table:table-cell>
          <table:table-cell table:style-name="Tabla17.A1" office:value-type="string">
            <text:p text:style-name="P142"/>
          </table:table-cell>
          <table:table-cell table:style-name="Tabla17.A1" office:value-type="string">
            <text:p text:style-name="P142"/>
          </table:table-cell>
          <table:table-cell table:style-name="Tabla17.A1" office:value-type="string">
            <text:p text:style-name="P142"/>
          </table:table-cell>
          <table:table-cell table:style-name="Tabla17.A1" office:value-type="string">
            <text:p text:style-name="P142"/>
          </table:table-cell>
          <table:table-cell table:style-name="Tabla17.A1" office:value-type="string">
            <text:p text:style-name="P140"><text:change-start text:change-id="ct94720821748176"/>100<text:change-end text:change-id="ct94720821748176"/></text:p>
          </table:table-cell>
          <table:table-cell table:style-name="Tabla17.A1" office:value-type="string">
            <text:p text:style-name="P142"><text:change-start text:change-id="ct94720821754096"/>000<text:change-end text:change-id="ct94720821754096"/></text:p>
          </table:table-cell>
          <table:table-cell table:style-name="Tabla17.A1" office:value-type="string">
            <text:p text:style-name="P142"><text:change-start text:change-id="ct94720821754688"/>001<text:change-end text:change-id="ct94720821754688"/></text:p>
          </table:table-cell>
          <table:table-cell table:style-name="Tabla17.I1" office:value-type="string">
            <text:p text:style-name="P142"><text:change-start text:change-id="ct94720821755440"/>011<text:change-end text:change-id="ct94720821755440"/></text:p>
          </table:table-cell>
        </table:table-row>
        <table:table-row table:style-name="TableLine94720821765744">
          <table:table-cell table:style-name="Tabla17.A2" office:value-type="string">
            <text:p text:style-name="P96"/>
          </table:table-cell>
          <table:table-cell table:style-name="Tabla17.A2" office:value-type="string">
            <text:p text:style-name="P96"/>
          </table:table-cell>
          <table:table-cell table:style-name="Tabla17.A2" office:value-type="string">
            <text:p text:style-name="P96"/>
          </table:table-cell>
          <table:table-cell table:style-name="Tabla17.A2" office:value-type="string">
            <text:p text:style-name="P96"/>
          </table:table-cell>
          <table:table-cell table:style-name="Tabla17.A2" office:value-type="string">
            <text:p text:style-name="P96"/>
          </table:table-cell>
          <table:table-cell table:style-name="Tabla17.A2" office:value-type="string">
            <text:p text:style-name="P72"><text:change-start text:change-id="ct94720821759296"/>1<text:change-end text:change-id="ct94720821759296"/></text:p>
          </table:table-cell>
          <table:table-cell table:style-name="Tabla17.A2" office:value-type="string">
            <text:p text:style-name="P59"><text:change-start text:change-id="ct94720821760048"/>0<text:change-end text:change-id="ct94720821760048"/></text:p>
          </table:table-cell>
          <table:table-cell table:style-name="Tabla17.A2" office:value-type="string">
            <text:p text:style-name="P59"><text:change-start text:change-id="ct94720821760800"/>1<text:change-end text:change-id="ct94720821760800"/></text:p>
          </table:table-cell>
          <table:table-cell table:style-name="Tabla17.I2" office:value-type="string">
            <text:p text:style-name="P59"><text:change-start text:change-id="ct94720821762080"/>3<text:change-end text:change-id="ct94720821762080"/></text:p>
          </table:table-cell>
        </table:table-row>
        <table:table-row table:style-name="TableLine94720821767648">
          <table:table-cell table:style-name="Tabla17.I2" table:number-columns-spanned="9" office:value-type="string">
            <text:p text:style-name="P92"><text:change-start text:change-id="ct94720821763680"/>Resultado: <text:change-end text:change-id="ct94720821763680"/><text:change-start text:change-id="ct94720821764320"/>1013<text:span text:style-name="T20">8)</text:span><text:change-end text:change-id="ct94720821764320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99"><text:change-start text:change-id="ct94720821747328"/><text:span text:style-name="T68">H</text:span><text:span text:style-name="T70">e</text:span><text:span text:style-name="T68">xadecimal.</text:span><text:change-end text:change-id="ct94720821747328"/></text:p>
      <table:table table:name="Tabla18" table:style-name="Tabla18">
        <table:table-column table:style-name="Tabla18.A" table:number-columns-repeated="8"/>
        <table:table-column table:style-name="Tabla18.I"/>
        <table:table-row table:style-name="TableLine94720821770160">
          <table:table-cell table:style-name="Tabla18.A1" office:value-type="string">
            <text:p text:style-name="P142"/>
          </table:table-cell>
          <table:table-cell table:style-name="Tabla18.A1" office:value-type="string">
            <text:p text:style-name="P142"/>
          </table:table-cell>
          <table:table-cell table:style-name="Tabla18.A1" office:value-type="string">
            <text:p text:style-name="P142"/>
          </table:table-cell>
          <table:table-cell table:style-name="Tabla18.A1" office:value-type="string">
            <text:p text:style-name="P142"/>
          </table:table-cell>
          <table:table-cell table:style-name="Tabla18.A1" office:value-type="string">
            <text:p text:style-name="P142"/>
          </table:table-cell>
          <table:table-cell table:style-name="Tabla18.A1" office:value-type="string">
            <text:p text:style-name="P142"/>
          </table:table-cell>
          <table:table-cell table:style-name="Tabla18.A1" office:value-type="string">
            <text:p text:style-name="P142"><text:change-start text:change-id="ct94720821774192"/><text:span text:style-name="T12">00</text:span>10<text:change-end text:change-id="ct94720821774192"/></text:p>
          </table:table-cell>
          <table:table-cell table:style-name="Tabla18.A1" office:value-type="string">
            <text:p text:style-name="P142"><text:change-start text:change-id="ct94720821775024"/>0000<text:change-end text:change-id="ct94720821775024"/></text:p>
          </table:table-cell>
          <table:table-cell table:style-name="Tabla18.I1" office:value-type="string">
            <text:p text:style-name="P142"><text:change-start text:change-id="ct94720821775712"/>1011<text:change-end text:change-id="ct94720821775712"/></text:p>
          </table:table-cell>
        </table:table-row>
        <table:table-row table:style-name="TableLine94720821785680">
          <table:table-cell table:style-name="Tabla18.A2" office:value-type="string">
            <text:p text:style-name="P59"/>
          </table:table-cell>
          <table:table-cell table:style-name="Tabla18.A2" office:value-type="string">
            <text:p text:style-name="P59"/>
          </table:table-cell>
          <table:table-cell table:style-name="Tabla18.A2" office:value-type="string">
            <text:p text:style-name="P59"/>
          </table:table-cell>
          <table:table-cell table:style-name="Tabla18.A2" office:value-type="string">
            <text:p text:style-name="P59"/>
          </table:table-cell>
          <table:table-cell table:style-name="Tabla18.A2" office:value-type="string">
            <text:p text:style-name="P59"/>
          </table:table-cell>
          <table:table-cell table:style-name="Tabla18.A2" office:value-type="string">
            <text:p text:style-name="P59"/>
          </table:table-cell>
          <table:table-cell table:style-name="Tabla18.A2" office:value-type="string">
            <text:p text:style-name="P59"><text:change-start text:change-id="ct94720821780192"/>2<text:change-end text:change-id="ct94720821780192"/></text:p>
          </table:table-cell>
          <table:table-cell table:style-name="Tabla18.A2" office:value-type="string">
            <text:p text:style-name="P59"><text:change-start text:change-id="ct94720821781040"/>0<text:change-end text:change-id="ct94720821781040"/></text:p>
          </table:table-cell>
          <table:table-cell table:style-name="Tabla18.I2" office:value-type="string">
            <text:p text:style-name="P59"><text:change-start text:change-id="ct94720821781888"/>B<text:change-end text:change-id="ct94720821781888"/></text:p>
          </table:table-cell>
        </table:table-row>
        <table:table-row table:style-name="TableLine94720821787808">
          <table:table-cell table:style-name="Tabla18.I2" table:number-columns-spanned="9" office:value-type="string">
            <text:p text:style-name="P93"><text:change-start text:change-id="ct94720821783632"/>Resultado: <text:change-end text:change-id="ct94720821783632"/><text:change-start text:change-id="ct94720821784272"/>20B<text:span text:style-name="T22">16)</text:span><text:change-end text:change-id="ct9472082178427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79"><text:change text:change-id="ct94720821769568"/><text:change-start text:change-id="ct94720821789856"/></text:p>
      <text:p text:style-name="P179"/>
      <text:p text:style-name="P179"/>
      <text:p text:style-name="P179"/>
      <text:p text:style-name="P186"><text:change-end text:change-id="ct94720821789856"/><text:change-start text:change-id="ct94720824064944"/><text:soft-page-break/><text:span text:style-name="T106">Ejercicio </text:span><text:span text:style-name="T107">2</text:span><text:span text:style-name="T106">.</text:span></text:p>
      <text:p text:style-name="P194"><text:change-end text:change-id="ct94720824064944"/><text:change-start text:change-id="ct94720823949168"/>Binario.<text:change-end text:change-id="ct94720823949168"/></text:p>
      <table:table table:name="Tabla6" table:style-name="Tabla6">
        <table:table-column table:style-name="Tabla6.A" table:number-columns-repeated="11"/>
        <table:table-row table:style-name="TableLine94720821531888">
          <table:table-cell table:style-name="Tabla6.A1" office:value-type="string">
            <text:p text:style-name="P60"/>
          </table:table-cell>
          <table:table-cell table:style-name="Tabla6.A1" office:value-type="string">
            <text:p text:style-name="P67"><text:change text:change-id="ct94720852270592"/><text:change-start text:change-id="ct94720854655504"/>512<text:change-end text:change-id="ct94720854655504"/></text:p>
          </table:table-cell>
          <table:table-cell table:style-name="Tabla6.A1" office:value-type="string">
            <text:p text:style-name="P67"><text:change-start text:change-id="ct94720837840320"/>256<text:change-end text:change-id="ct94720837840320"/></text:p>
          </table:table-cell>
          <table:table-cell table:style-name="Tabla6.A1" office:value-type="string">
            <text:p text:style-name="P67"><text:change-start text:change-id="ct94720850022880"/>128<text:change-end text:change-id="ct94720850022880"/></text:p>
          </table:table-cell>
          <table:table-cell table:style-name="Tabla6.A1" office:value-type="string">
            <text:p text:style-name="P67"><text:change-start text:change-id="ct94720821324096"/>64<text:change-end text:change-id="ct94720821324096"/></text:p>
          </table:table-cell>
          <table:table-cell table:style-name="Tabla6.A1" office:value-type="string">
            <text:p text:style-name="P67"><text:change-start text:change-id="ct94720854138432"/>32<text:change-end text:change-id="ct94720854138432"/></text:p>
          </table:table-cell>
          <table:table-cell table:style-name="Tabla6.A1" office:value-type="string">
            <text:p text:style-name="P67"><text:change-start text:change-id="ct94720852587504"/>16<text:change-end text:change-id="ct94720852587504"/></text:p>
          </table:table-cell>
          <table:table-cell table:style-name="Tabla6.A1" office:value-type="string">
            <text:p text:style-name="P67"><text:change-start text:change-id="ct94720856463488"/>8<text:change-end text:change-id="ct94720856463488"/></text:p>
          </table:table-cell>
          <table:table-cell table:style-name="Tabla6.A1" office:value-type="string">
            <text:p text:style-name="P67"><text:change-start text:change-id="ct94720819112368"/>4<text:change-end text:change-id="ct94720819112368"/></text:p>
          </table:table-cell>
          <table:table-cell table:style-name="Tabla6.A1" office:value-type="string">
            <text:p text:style-name="P67"><text:change-start text:change-id="ct94720866812080"/>2<text:change-end text:change-id="ct94720866812080"/></text:p>
          </table:table-cell>
          <table:table-cell table:style-name="Tabla6.K1" office:value-type="string">
            <text:p text:style-name="P67"><text:change-start text:change-id="ct94720820426480"/>1<text:change-end text:change-id="ct94720820426480"/></text:p>
          </table:table-cell>
        </table:table-row>
        <table:table-row table:style-name="TableLine94720829270368">
          <table:table-cell table:style-name="Tabla6.A2" office:value-type="string">
            <text:p text:style-name="P72"><text:change-start text:change-id="ct94720824031488"/>725<text:change-end text:change-id="ct94720824031488"/></text:p>
          </table:table-cell>
          <table:table-cell table:style-name="Tabla6.A2" office:value-type="string">
            <text:p text:style-name="P72"><text:change text:change-id="ct94720769885984"/><text:change-start text:change-id="ct94720821823072"/>213<text:change-end text:change-id="ct94720821823072"/></text:p>
          </table:table-cell>
          <table:table-cell table:style-name="Tabla6.A2" office:value-type="string">
            <text:p text:style-name="P72"><text:change-start text:change-id="ct94720849446992"/>213<text:change-end text:change-id="ct94720849446992"/></text:p>
          </table:table-cell>
          <table:table-cell table:style-name="Tabla6.A2" office:value-type="string">
            <text:p text:style-name="P72"><text:change-start text:change-id="ct94720820615200"/>85<text:change-end text:change-id="ct94720820615200"/></text:p>
          </table:table-cell>
          <table:table-cell table:style-name="Tabla6.A2" office:value-type="string">
            <text:p text:style-name="P128"><text:change-start text:change-id="ct94720840948432"/><text:span text:style-name="T137">2</text:span><text:change-end text:change-id="ct94720840948432"/><text:change-start text:change-id="ct94720851018720"/><text:span text:style-name="T138">1</text:span><text:change-end text:change-id="ct94720851018720"/></text:p>
          </table:table-cell>
          <table:table-cell table:style-name="Tabla6.A2" office:value-type="string">
            <text:p text:style-name="P72"><text:change-start text:change-id="ct94720850632704"/>21<text:change-end text:change-id="ct94720850632704"/></text:p>
          </table:table-cell>
          <table:table-cell table:style-name="Tabla6.A2" office:value-type="string">
            <text:p text:style-name="P72"><text:change-start text:change-id="ct94720863867040"/>5<text:change-end text:change-id="ct94720863867040"/></text:p>
          </table:table-cell>
          <table:table-cell table:style-name="Tabla6.A2" office:value-type="string">
            <text:p text:style-name="P73"><text:change-start text:change-id="ct94720769914096"/>5<text:change-end text:change-id="ct94720769914096"/></text:p>
          </table:table-cell>
          <table:table-cell table:style-name="Tabla6.A2" office:value-type="string">
            <text:p text:style-name="P73"><text:change-start text:change-id="ct94720821452768"/>1<text:change-end text:change-id="ct94720821452768"/></text:p>
          </table:table-cell>
          <table:table-cell table:style-name="Tabla6.A2" office:value-type="string">
            <text:p text:style-name="P73"><text:change-start text:change-id="ct94720853836368"/>1<text:change-end text:change-id="ct94720853836368"/></text:p>
          </table:table-cell>
          <table:table-cell table:style-name="Tabla6.K2" office:value-type="string">
            <text:p text:style-name="P73"><text:change-start text:change-id="ct94720840536656"/>0<text:change-end text:change-id="ct94720840536656"/></text:p>
          </table:table-cell>
        </table:table-row>
        <table:table-row table:style-name="TableLine94720849859360">
          <table:table-cell table:style-name="Tabla6.A2" office:value-type="string">
            <text:p text:style-name="P60"/>
          </table:table-cell>
          <table:table-cell table:style-name="Tabla6.A2" office:value-type="string">
            <text:p text:style-name="P103"><text:change text:change-id="ct94720768127776"/><text:change-start text:change-id="ct94720867081008"/><text:span text:style-name="T2">1</text:span><text:change-end text:change-id="ct94720867081008"/></text:p>
          </table:table-cell>
          <table:table-cell table:style-name="Tabla6.A2" office:value-type="string">
            <text:p text:style-name="P72"><text:change-start text:change-id="ct94720819837680"/>0<text:change-end text:change-id="ct94720819837680"/></text:p>
          </table:table-cell>
          <table:table-cell table:style-name="Tabla6.A2" office:value-type="string">
            <text:p text:style-name="P72"><text:change-start text:change-id="ct94720852758784"/>1<text:change-end text:change-id="ct94720852758784"/></text:p>
          </table:table-cell>
          <table:table-cell table:style-name="Tabla6.A2" office:value-type="string">
            <text:p text:style-name="P104"><text:change-start text:change-id="ct94720850517808"/>1<text:change-end text:change-id="ct94720850517808"/></text:p>
          </table:table-cell>
          <table:table-cell table:style-name="Tabla6.A2" office:value-type="string">
            <text:p text:style-name="P104"><text:change-start text:change-id="ct94720819725728"/>0<text:change-end text:change-id="ct94720819725728"/></text:p>
          </table:table-cell>
          <table:table-cell table:style-name="Tabla6.A2" office:value-type="string">
            <text:p text:style-name="P104"><text:change-start text:change-id="ct94720855579712"/>1<text:change-end text:change-id="ct94720855579712"/></text:p>
          </table:table-cell>
          <table:table-cell table:style-name="Tabla6.A2" office:value-type="string">
            <text:p text:style-name="P73"><text:change-start text:change-id="ct94720855574896"/>0<text:change-end text:change-id="ct94720855574896"/></text:p>
          </table:table-cell>
          <table:table-cell table:style-name="Tabla6.A2" office:value-type="string">
            <text:p text:style-name="P73"><text:change-start text:change-id="ct94720854207120"/>1<text:change-end text:change-id="ct94720854207120"/></text:p>
          </table:table-cell>
          <table:table-cell table:style-name="Tabla6.A2" office:value-type="string">
            <text:p text:style-name="P104"><text:change-start text:change-id="ct94720854261088"/>0<text:change-end text:change-id="ct94720854261088"/></text:p>
          </table:table-cell>
          <table:table-cell table:style-name="Tabla6.K2" office:value-type="string">
            <text:p text:style-name="P104"><text:change-start text:change-id="ct94720835970528"/>1<text:change-end text:change-id="ct94720835970528"/></text:p>
          </table:table-cell>
        </table:table-row>
        <table:table-row table:style-name="TableLine94720840422992">
          <table:table-cell table:style-name="Tabla6.K2" table:number-columns-spanned="11" office:value-type="string">
            <text:p text:style-name="P94"><text:change-start text:change-id="ct94720840464512"/>Resultado: <text:span text:style-name="T109">1</text:span><text:span text:style-name="T110">011010101</text:span><text:span text:style-name="T23">2)</text:span><text:change-end text:change-id="ct9472084046451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5"><text:change-start text:change-id="ct94720819838192"/>Octal.<text:change-end text:change-id="ct94720819838192"/></text:p>
      <table:table table:name="Tabla20" table:style-name="Tabla20">
        <table:table-column table:style-name="Tabla20.A" table:number-columns-repeated="8"/>
        <table:table-column table:style-name="Tabla20.I"/>
        <table:table-row table:style-name="TableLine94720821831760">
          <table:table-cell table:style-name="Tabla20.A1" office:value-type="string">
            <text:p text:style-name="P143"/>
          </table:table-cell>
          <table:table-cell table:style-name="Tabla20.A1" office:value-type="string">
            <text:p text:style-name="P143"/>
          </table:table-cell>
          <table:table-cell table:style-name="Tabla20.A1" office:value-type="string">
            <text:p text:style-name="P143"/>
          </table:table-cell>
          <table:table-cell table:style-name="Tabla20.A1" office:value-type="string">
            <text:p text:style-name="P143"/>
          </table:table-cell>
          <table:table-cell table:style-name="Tabla20.A1" office:value-type="string">
            <text:p text:style-name="P143"/>
          </table:table-cell>
          <table:table-cell table:style-name="Tabla20.A1" office:value-type="string">
            <text:p text:style-name="P143"><text:change-start text:change-id="ct94720821836432"/><text:span text:style-name="T108">0</text:span><text:change-end text:change-id="ct94720821836432"/><text:change-start text:change-id="ct94720855656992"/><text:span text:style-name="T124">01</text:span><text:change-end text:change-id="ct94720855656992"/></text:p>
          </table:table-cell>
          <table:table-cell table:style-name="Tabla20.A1" office:value-type="string">
            <text:p text:style-name="P144"><text:change-start text:change-id="ct94720819838432"/><text:span text:style-name="T8">0</text:span><text:span text:style-name="T9">1</text:span><text:span text:style-name="T8">1</text:span><text:change-end text:change-id="ct94720819838432"/></text:p>
          </table:table-cell>
          <table:table-cell table:style-name="Tabla20.A1" office:value-type="string">
            <text:p text:style-name="P143"><text:change-start text:change-id="ct94720821837696"/>0<text:span text:style-name="T5">1</text:span>1<text:change-end text:change-id="ct94720821837696"/></text:p>
          </table:table-cell>
          <table:table-cell table:style-name="Tabla20.I1" office:value-type="string">
            <text:p text:style-name="P143"><text:change-start text:change-id="ct94720839900320"/><text:span text:style-name="T9">1</text:span><text:change-end text:change-id="ct94720839900320"/><text:change-start text:change-id="ct94720821838288"/><text:span text:style-name="T5">0</text:span>1<text:change-end text:change-id="ct94720821838288"/></text:p>
          </table:table-cell>
        </table:table-row>
        <table:table-row table:style-name="TableLine94720821847808">
          <table:table-cell table:style-name="Tabla20.A2" office:value-type="string">
            <text:p text:style-name="P97"/>
          </table:table-cell>
          <table:table-cell table:style-name="Tabla20.A2" office:value-type="string">
            <text:p text:style-name="P97"/>
          </table:table-cell>
          <table:table-cell table:style-name="Tabla20.A2" office:value-type="string">
            <text:p text:style-name="P97"/>
          </table:table-cell>
          <table:table-cell table:style-name="Tabla20.A2" office:value-type="string">
            <text:p text:style-name="P97"/>
          </table:table-cell>
          <table:table-cell table:style-name="Tabla20.A2" office:value-type="string">
            <text:p text:style-name="P97"/>
          </table:table-cell>
          <table:table-cell table:style-name="Tabla20.A2" office:value-type="string">
            <text:p text:style-name="P72"><text:change-start text:change-id="ct94720821835680"/>1<text:change-end text:change-id="ct94720821835680"/></text:p>
          </table:table-cell>
          <table:table-cell table:style-name="Tabla20.A2" office:value-type="string">
            <text:p text:style-name="P73"><text:change-start text:change-id="ct94720821841504"/>3<text:change-end text:change-id="ct94720821841504"/></text:p>
          </table:table-cell>
          <table:table-cell table:style-name="Tabla20.A2" office:value-type="string">
            <text:p text:style-name="P107"><text:change-start text:change-id="ct94720821842176"/>3<text:change-end text:change-id="ct94720821842176"/></text:p>
          </table:table-cell>
          <table:table-cell table:style-name="Tabla20.I2" office:value-type="string">
            <text:p text:style-name="P73"><text:change-start text:change-id="ct94720821842928"/>5<text:change-end text:change-id="ct94720821842928"/></text:p>
          </table:table-cell>
        </table:table-row>
        <table:table-row table:style-name="TableLine94720821850096">
          <table:table-cell table:style-name="Tabla20.I2" table:number-columns-spanned="9" office:value-type="string">
            <text:p text:style-name="P131"><text:change-start text:change-id="ct94720821846560"/><text:span text:style-name="T155">Resultado: </text:span><text:span text:style-name="T144">1335</text:span><text:span text:style-name="T31">8)</text:span><text:change-end text:change-id="ct94720821846560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00"><text:change-start text:change-id="ct94720821831168"/><text:span text:style-name="T68">H</text:span><text:span text:style-name="T70">e</text:span><text:span text:style-name="T68">xadecimal.</text:span><text:change-end text:change-id="ct94720821831168"/></text:p>
      <table:table table:name="Tabla21" table:style-name="Tabla21">
        <table:table-column table:style-name="Tabla21.A" table:number-columns-repeated="8"/>
        <table:table-column table:style-name="Tabla21.I"/>
        <table:table-row table:style-name="TableLine94720821852352">
          <table:table-cell table:style-name="Tabla21.A1" office:value-type="string">
            <text:p text:style-name="P143"/>
          </table:table-cell>
          <table:table-cell table:style-name="Tabla21.A1" office:value-type="string">
            <text:p text:style-name="P143"/>
          </table:table-cell>
          <table:table-cell table:style-name="Tabla21.A1" office:value-type="string">
            <text:p text:style-name="P143"/>
          </table:table-cell>
          <table:table-cell table:style-name="Tabla21.A1" office:value-type="string">
            <text:p text:style-name="P143"/>
          </table:table-cell>
          <table:table-cell table:style-name="Tabla21.A1" office:value-type="string">
            <text:p text:style-name="P143"/>
          </table:table-cell>
          <table:table-cell table:style-name="Tabla21.A1" office:value-type="string">
            <text:p text:style-name="P143"/>
          </table:table-cell>
          <table:table-cell table:style-name="Tabla21.A1" office:value-type="string">
            <text:p text:style-name="P143"><text:change-start text:change-id="ct94720821856176"/><text:span text:style-name="T12">0</text:span><text:change-end text:change-id="ct94720821856176"/><text:change-start text:change-id="ct94720769636640"/><text:span text:style-name="T9">010</text:span><text:change-end text:change-id="ct94720769636640"/></text:p>
          </table:table-cell>
          <table:table-cell table:style-name="Tabla21.A1" office:value-type="string">
            <text:p text:style-name="P145"><text:change-start text:change-id="ct94720821857056"/>1101<text:change-end text:change-id="ct94720821857056"/></text:p>
          </table:table-cell>
          <table:table-cell table:style-name="Tabla21.I1" office:value-type="string">
            <text:p text:style-name="P145"><text:change-start text:change-id="ct94720821857792"/>0101<text:change-end text:change-id="ct94720821857792"/></text:p>
          </table:table-cell>
        </table:table-row>
        <table:table-row table:style-name="TableLine94720821868064">
          <table:table-cell table:style-name="Tabla21.A2" office:value-type="string">
            <text:p text:style-name="P61"/>
          </table:table-cell>
          <table:table-cell table:style-name="Tabla21.A2" office:value-type="string">
            <text:p text:style-name="P61"/>
          </table:table-cell>
          <table:table-cell table:style-name="Tabla21.A2" office:value-type="string">
            <text:p text:style-name="P61"/>
          </table:table-cell>
          <table:table-cell table:style-name="Tabla21.A2" office:value-type="string">
            <text:p text:style-name="P61"/>
          </table:table-cell>
          <table:table-cell table:style-name="Tabla21.A2" office:value-type="string">
            <text:p text:style-name="P61"/>
          </table:table-cell>
          <table:table-cell table:style-name="Tabla21.A2" office:value-type="string">
            <text:p text:style-name="P61"/>
          </table:table-cell>
          <table:table-cell table:style-name="Tabla21.A2" office:value-type="string">
            <text:p text:style-name="P73"><text:change-start text:change-id="ct94720821856416"/>2<text:change-end text:change-id="ct94720821856416"/></text:p>
          </table:table-cell>
          <table:table-cell table:style-name="Tabla21.A2" office:value-type="string">
            <text:p text:style-name="P73"><text:change-start text:change-id="ct94720821862736"/>D<text:change-end text:change-id="ct94720821862736"/></text:p>
          </table:table-cell>
          <table:table-cell table:style-name="Tabla21.I2" office:value-type="string">
            <text:p text:style-name="P73"><text:change-start text:change-id="ct94720821864624"/>5<text:change-end text:change-id="ct94720821864624"/></text:p>
          </table:table-cell>
        </table:table-row>
        <table:table-row table:style-name="TableLine94720821870464">
          <table:table-cell table:style-name="Tabla21.I2" table:number-columns-spanned="9" office:value-type="string">
            <text:p text:style-name="P131"><text:change-start text:change-id="ct94720821866688"/><text:span text:style-name="T155">Resultado: </text:span><text:span text:style-name="T144">2D5</text:span><text:span text:style-name="T32">16)</text:span><text:change-end text:change-id="ct9472082186668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79"><text:change text:change-id="ct94720821851760"/><text:change-start text:change-id="ct94720853269680"/>Ejercicio <text:span text:style-name="T38">3</text:span>.<text:change-end text:change-id="ct94720853269680"/><text:change-start text:change-id="ct94720821871456"/></text:p>
      <text:p text:style-name="P201"><text:change-end text:change-id="ct94720821871456"/><text:change-start text:change-id="ct94720821872080"/><text:span text:style-name="T71">Binario</text:span><text:span text:style-name="T68">.</text:span><text:change-end text:change-id="ct94720821872080"/></text:p>
      <table:table table:name="Tabla1" table:style-name="Tabla1">
        <table:table-column table:style-name="Tabla1.A" table:number-columns-repeated="11"/>
        <table:table-column table:style-name="Tabla1.L"/>
        <table:table-row table:style-name="TableLine94720821873264">
          <table:table-cell table:style-name="Tabla1.A1" office:value-type="string">
            <text:p text:style-name="P62"/>
          </table:table-cell>
          <table:table-cell table:style-name="Tabla1.A1" office:value-type="string">
            <text:p text:style-name="P105"/>
          </table:table-cell>
          <table:table-cell table:style-name="Tabla1.A1" office:value-type="string">
            <text:p text:style-name="P68"/>
          </table:table-cell>
          <table:table-cell table:style-name="Tabla1.A1" office:value-type="string">
            <text:p text:style-name="P68"/>
          </table:table-cell>
          <table:table-cell table:style-name="Tabla1.A1" office:value-type="string">
            <text:p text:style-name="P68"/>
          </table:table-cell>
          <table:table-cell table:style-name="Tabla1.A1" office:value-type="string">
            <text:p text:style-name="P68"/>
          </table:table-cell>
          <table:table-cell table:style-name="Tabla1.A1" office:value-type="string">
            <text:p text:style-name="P68"/>
          </table:table-cell>
          <table:table-cell table:style-name="Tabla1.A1" office:value-type="string">
            <text:p text:style-name="P68"/>
          </table:table-cell>
          <table:table-cell table:style-name="Tabla1.A1" office:value-type="string">
            <text:p text:style-name="P68"/>
          </table:table-cell>
          <table:table-cell table:style-name="Tabla1.A1" office:value-type="string">
            <text:p text:style-name="P108"><text:change-start text:change-id="ct94720864627008"/>2<text:change-end text:change-id="ct94720864627008"/></text:p>
          </table:table-cell>
          <table:table-cell table:style-name="Tabla1.A1" office:value-type="string">
            <text:p text:style-name="P108"><text:change-start text:change-id="ct94720864704512"/>4<text:change-end text:change-id="ct94720864704512"/></text:p>
          </table:table-cell>
          <table:table-cell table:style-name="Tabla1.L1" office:value-type="string">
            <text:p text:style-name="P74"><text:change-start text:change-id="ct94720770096032"/>6<text:change-end text:change-id="ct94720770096032"/></text:p>
          </table:table-cell>
        </table:table-row>
        <table:table-row table:style-name="TableLine94720821895792">
          <table:table-cell table:style-name="Tabla1.A2" office:value-type="string">
            <text:p text:style-name="P75"/>
          </table:table-cell>
          <table:table-cell table:style-name="Tabla1.A2" office:value-type="string">
            <text:p text:style-name="P75"/>
          </table:table-cell>
          <table:table-cell table:style-name="Tabla1.A2" office:value-type="string">
            <text:p text:style-name="P75"/>
          </table:table-cell>
          <table:table-cell table:style-name="Tabla1.A2" office:value-type="string">
            <text:p text:style-name="P75"/>
          </table:table-cell>
          <table:table-cell table:style-name="Tabla1.A2" office:value-type="string">
            <text:p text:style-name="P75"/>
          </table:table-cell>
          <table:table-cell table:style-name="Tabla1.A2" office:value-type="string">
            <text:p text:style-name="P75"/>
          </table:table-cell>
          <table:table-cell table:style-name="Tabla1.A2" office:value-type="string">
            <text:p text:style-name="P75"/>
          </table:table-cell>
          <table:table-cell table:style-name="Tabla1.A2" office:value-type="string">
            <text:p text:style-name="P75"/>
          </table:table-cell>
          <table:table-cell table:style-name="Tabla1.A2" office:value-type="string">
            <text:p text:style-name="P75"/>
          </table:table-cell>
          <table:table-cell table:style-name="Tabla1.A2" office:value-type="string">
            <text:p text:style-name="P74"><text:change-start text:change-id="ct94720821888544"/>010<text:change-end text:change-id="ct94720821888544"/></text:p>
          </table:table-cell>
          <table:table-cell table:style-name="Tabla1.A2" office:value-type="string">
            <text:p text:style-name="P74"><text:change-start text:change-id="ct94720821889392"/>100<text:change-end text:change-id="ct94720821889392"/></text:p>
          </table:table-cell>
          <table:table-cell table:style-name="Tabla1.L2" office:value-type="string">
            <text:p text:style-name="P74"><text:change-start text:change-id="ct94720821890240"/>110<text:change-end text:change-id="ct94720821890240"/></text:p>
          </table:table-cell>
        </table:table-row>
        <table:table-row table:style-name="TableLine94720821898432">
          <table:table-cell table:style-name="Tabla1.L2" table:number-columns-spanned="12" office:value-type="string">
            <text:p text:style-name="P132"><text:change-start text:change-id="ct94720821894592"/><text:span text:style-name="T155">Resultado: </text:span><text:span text:style-name="T117">10100110</text:span><text:span text:style-name="T33">2)</text:span><text:change-end text:change-id="ct9472082189459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03"><text:change-start text:change-id="ct94720821872672"/><text:span text:style-name="T68">D</text:span><text:span text:style-name="T67">ecimal.</text:span><text:change-end text:change-id="ct94720821872672"/></text:p>
      <table:table table:name="Tabla7" table:style-name="Tabla7">
        <table:table-column table:style-name="Tabla7.A" table:number-columns-repeated="8"/>
        <table:table-column table:style-name="Tabla7.I"/>
        <table:table-row table:style-name="Tabla7.1">
          <table:table-cell table:style-name="Tabla7.A1" office:value-type="string">
            <text:p text:style-name="P109"><text:change-start text:change-id="ct94720821884016"/>256<text:change-end text:change-id="ct94720821884016"/></text:p>
          </table:table-cell>
          <table:table-cell table:style-name="Tabla7.A1" office:value-type="string">
            <text:p text:style-name="P62"><text:change text:change-id="ct94720821888144"/><text:change-start text:change-id="ct94720821909696"/>128<text:change-end text:change-id="ct94720821909696"/></text:p>
          </table:table-cell>
          <table:table-cell table:style-name="Tabla7.A1" office:value-type="string">
            <text:p text:style-name="P62"><text:change-start text:change-id="ct94720821910480"/>64<text:change-end text:change-id="ct94720821910480"/></text:p>
          </table:table-cell>
          <table:table-cell table:style-name="Tabla7.A1" office:value-type="string">
            <text:p text:style-name="P62"><text:change-start text:change-id="ct94720821911264"/>32<text:change-end text:change-id="ct94720821911264"/></text:p>
          </table:table-cell>
          <table:table-cell table:style-name="Tabla7.A1" office:value-type="string">
            <text:p text:style-name="P62"><text:change-start text:change-id="ct94720821912048"/>16<text:change-end text:change-id="ct94720821912048"/></text:p>
          </table:table-cell>
          <table:table-cell table:style-name="Tabla7.A1" office:value-type="string">
            <text:p text:style-name="P62"><text:change-start text:change-id="ct94720821912832"/>8<text:change-end text:change-id="ct94720821912832"/></text:p>
          </table:table-cell>
          <table:table-cell table:style-name="Tabla7.A1" office:value-type="string">
            <text:p text:style-name="P62"><text:change-start text:change-id="ct94720821913616"/>4<text:change-end text:change-id="ct94720821913616"/></text:p>
          </table:table-cell>
          <table:table-cell table:style-name="Tabla7.A1" office:value-type="string">
            <text:p text:style-name="P62"><text:change-start text:change-id="ct94720821914400"/>2<text:change-end text:change-id="ct94720821914400"/></text:p>
          </table:table-cell>
          <table:table-cell table:style-name="Tabla7.I1" office:value-type="string">
            <text:p text:style-name="P62"><text:change-start text:change-id="ct94720821915232"/>1<text:change-end text:change-id="ct94720821915232"/></text:p>
          </table:table-cell>
        </table:table-row>
        <table:table-row table:style-name="Tabla7.1">
          <table:table-cell table:style-name="Tabla7.A2" office:value-type="string">
            <text:p text:style-name="P108"><text:change-start text:change-id="ct94720854183936"/>0<text:change-end text:change-id="ct94720854183936"/></text:p>
          </table:table-cell>
          <table:table-cell table:style-name="Tabla7.A2" office:value-type="string">
            <text:p text:style-name="P108"><text:change-start text:change-id="ct94720821430592"/>1<text:change-end text:change-id="ct94720821430592"/><text:change text:change-id="ct94720821918272"/></text:p>
          </table:table-cell>
          <table:table-cell table:style-name="Tabla7.A2" office:value-type="string">
            <text:p text:style-name="P108"><text:change-start text:change-id="ct94720824287776"/>0<text:change-end text:change-id="ct94720824287776"/></text:p>
          </table:table-cell>
          <table:table-cell table:style-name="Tabla7.A2" office:value-type="string">
            <text:p text:style-name="P108"><text:change-start text:change-id="ct94720840111792"/>1<text:change-end text:change-id="ct94720840111792"/></text:p>
          </table:table-cell>
          <table:table-cell table:style-name="Tabla7.A2" office:value-type="string">
            <text:p text:style-name="P108"><text:change-start text:change-id="ct94720851919632"/>0<text:change-end text:change-id="ct94720851919632"/></text:p>
          </table:table-cell>
          <table:table-cell table:style-name="Tabla7.A2" office:value-type="string">
            <text:p text:style-name="P108"><text:change-start text:change-id="ct94720864723584"/>0<text:change-end text:change-id="ct94720864723584"/></text:p>
          </table:table-cell>
          <table:table-cell table:style-name="Tabla7.A2" office:value-type="string">
            <text:p text:style-name="P108"><text:change-start text:change-id="ct94720862661664"/>1<text:change-end text:change-id="ct94720862661664"/></text:p>
          </table:table-cell>
          <table:table-cell table:style-name="Tabla7.A2" office:value-type="string">
            <text:p text:style-name="P74"><text:change-start text:change-id="ct94720821880064"/>1<text:change-end text:change-id="ct94720821880064"/></text:p>
          </table:table-cell>
          <table:table-cell table:style-name="Tabla7.I2" office:value-type="string">
            <text:p text:style-name="P74"><text:change-start text:change-id="ct94720850067184"/>0<text:change-end text:change-id="ct94720850067184"/></text:p>
          </table:table-cell>
        </table:table-row>
        <table:table-row table:style-name="TableLine94720821936528">
          <table:table-cell table:style-name="Tabla7.I2" table:number-columns-spanned="9" office:value-type="string">
            <text:p text:style-name="P133"><text:change text:change-id="ct94720821926160"/><text:change-start text:change-id="ct94720821926848"/><text:span text:style-name="T155">Resultado: = </text:span><text:change-end text:change-id="ct94720821926848"/><text:change-start text:change-id="ct94720768624928"/><text:span text:style-name="T145">128 + 32 + 4 + 2 = 166</text:span><text:change-end text:change-id="ct94720768624928"/><text:change-start text:change-id="ct94720821934256"/><text:span text:style-name="T34">10)</text:span><text:change-end text:change-id="ct94720821934256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01"><text:change-start text:change-id="ct94720821899840"/><text:span text:style-name="T68">H</text:span><text:span text:style-name="T70">e</text:span><text:span text:style-name="T68">xadecimal.</text:span><text:change-end text:change-id="ct94720821899840"/></text:p>
      <table:table table:name="Tabla19" table:style-name="Tabla19">
        <table:table-column table:style-name="Tabla19.A" table:number-columns-repeated="8"/>
        <table:table-column table:style-name="Tabla19.I"/>
        <table:table-row table:style-name="TableLine94720821937728">
          <table:table-cell table:style-name="Tabla19.A1" office:value-type="string">
            <text:p text:style-name="P147"/>
          </table:table-cell>
          <table:table-cell table:style-name="Tabla19.A1" office:value-type="string">
            <text:p text:style-name="P147"/>
          </table:table-cell>
          <table:table-cell table:style-name="Tabla19.A1" office:value-type="string">
            <text:p text:style-name="P147"/>
          </table:table-cell>
          <table:table-cell table:style-name="Tabla19.A1" office:value-type="string">
            <text:p text:style-name="P147"/>
          </table:table-cell>
          <table:table-cell table:style-name="Tabla19.A1" office:value-type="string">
            <text:p text:style-name="P147"/>
          </table:table-cell>
          <table:table-cell table:style-name="Tabla19.A1" office:value-type="string">
            <text:p text:style-name="P147"/>
          </table:table-cell>
          <table:table-cell table:style-name="Tabla19.A1" office:value-type="string">
            <text:p text:style-name="P147"><text:span text:style-name="T6"/></text:p>
          </table:table-cell>
          <table:table-cell table:style-name="Tabla19.A1" office:value-type="string">
            <text:p text:style-name="P146"><text:change-start text:change-id="ct94720821919984"/>1010<text:change-end text:change-id="ct94720821919984"/></text:p>
          </table:table-cell>
          <table:table-cell table:style-name="Tabla19.I1" office:value-type="string">
            <text:p text:style-name="P148"><text:change-start text:change-id="ct94720850990912"/><text:span text:style-name="T7">0</text:span><text:span text:style-name="T4">110</text:span><text:change-end text:change-id="ct94720850990912"/></text:p>
          </table:table-cell>
        </table:table-row>
        <table:table-row table:style-name="TableLine94720821950976">
          <table:table-cell table:style-name="Tabla19.A2" office:value-type="string">
            <text:p text:style-name="P62"/>
          </table:table-cell>
          <table:table-cell table:style-name="Tabla19.A2" office:value-type="string">
            <text:p text:style-name="P62"/>
          </table:table-cell>
          <table:table-cell table:style-name="Tabla19.A2" office:value-type="string">
            <text:p text:style-name="P62"/>
          </table:table-cell>
          <table:table-cell table:style-name="Tabla19.A2" office:value-type="string">
            <text:p text:style-name="P62"/>
          </table:table-cell>
          <table:table-cell table:style-name="Tabla19.A2" office:value-type="string">
            <text:p text:style-name="P62"/>
          </table:table-cell>
          <table:table-cell table:style-name="Tabla19.A2" office:value-type="string">
            <text:p text:style-name="P62"/>
          </table:table-cell>
          <table:table-cell table:style-name="Tabla19.A2" office:value-type="string">
            <text:p text:style-name="P76"/>
          </table:table-cell>
          <table:table-cell table:style-name="Tabla19.A2" office:value-type="string">
            <text:p text:style-name="P74"><text:change-start text:change-id="ct94720821946848"/>A<text:change-end text:change-id="ct94720821946848"/></text:p>
          </table:table-cell>
          <table:table-cell table:style-name="Tabla19.I2" office:value-type="string">
            <text:p text:style-name="P74"><text:change-start text:change-id="ct94720821947536"/>6<text:change-end text:change-id="ct94720821947536"/></text:p>
          </table:table-cell>
        </table:table-row>
        <table:table-row table:style-name="TableLine94720821953376">
          <table:table-cell table:style-name="Tabla19.I2" table:number-columns-spanned="9" office:value-type="string">
            <text:p text:style-name="P133"><text:change-start text:change-id="ct94720821949984"/><text:span text:style-name="T155">Resultado: </text:span><text:span text:style-name="T146">A6</text:span><text:span text:style-name="T32">16)</text:span><text:change-end text:change-id="ct94720821949984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80"><text:change-start text:change-id="ct94720851355552"/></text:p>
      <text:p text:style-name="P176"/>
      <text:p text:style-name="P18"/>
      <text:p text:style-name="P18"/>
      <text:p text:style-name="P18"/>
      <text:p text:style-name="P179"><text:soft-page-break/>Ejercicio <text:span text:style-name="T38">4</text:span>.<text:change-end text:change-id="ct94720851355552"/><text:change-start text:change-id="ct94720821937136"/></text:p>
      <text:p text:style-name="P183">Binario.<text:change-end text:change-id="ct94720821937136"/></text:p>
      <table:table table:name="Tabla11" table:style-name="Tabla11">
        <table:table-column table:style-name="Tabla11.A" table:number-columns-repeated="8"/>
        <table:table-column table:style-name="Tabla11.I"/>
        <table:table-row table:style-name="TableLine94720821957072">
          <table:table-cell table:style-name="Tabla11.A1" office:value-type="string">
            <text:p text:style-name="P96"/>
          </table:table-cell>
          <table:table-cell table:style-name="Tabla11.A1" office:value-type="string">
            <text:p text:style-name="P96"/>
          </table:table-cell>
          <table:table-cell table:style-name="Tabla11.A1" office:value-type="string">
            <text:p text:style-name="P96"/>
          </table:table-cell>
          <table:table-cell table:style-name="Tabla11.A1" office:value-type="string">
            <text:p text:style-name="P96"/>
          </table:table-cell>
          <table:table-cell table:style-name="Tabla11.A1" office:value-type="string">
            <text:p text:style-name="P96"/>
          </table:table-cell>
          <table:table-cell table:style-name="Tabla11.A1" office:value-type="string">
            <text:p text:style-name="P59"/>
          </table:table-cell>
          <table:table-cell table:style-name="Tabla11.A1" office:value-type="string">
            <text:p text:style-name="P127"><text:change text:change-id="ct94720856830304"/><text:change-start text:change-id="ct94720821434752"/><text:span text:style-name="T139">1</text:span><text:change-end text:change-id="ct94720821434752"/></text:p>
          </table:table-cell>
          <table:table-cell table:style-name="Tabla11.A1" office:value-type="string">
            <text:p text:style-name="P127"><text:change text:change-id="ct94720863866368"/><text:change-start text:change-id="ct94720819709312"/><text:span text:style-name="T139">2</text:span><text:change-end text:change-id="ct94720819709312"/></text:p>
          </table:table-cell>
          <table:table-cell table:style-name="Tabla11.I1" office:value-type="string">
            <text:p text:style-name="P127"><text:change text:change-id="ct94720840356832"/><text:change-start text:change-id="ct94720770056544"/><text:span text:style-name="T139">4</text:span><text:change-end text:change-id="ct94720770056544"/></text:p>
          </table:table-cell>
        </table:table-row>
        <table:table-row table:style-name="TableLine94720821971328">
          <table:table-cell table:style-name="Tabla11.A2" office:value-type="string">
            <text:p text:style-name="P96"/>
          </table:table-cell>
          <table:table-cell table:style-name="Tabla11.A2" office:value-type="string">
            <text:p text:style-name="P96"/>
          </table:table-cell>
          <table:table-cell table:style-name="Tabla11.A2" office:value-type="string">
            <text:p text:style-name="P96"/>
          </table:table-cell>
          <table:table-cell table:style-name="Tabla11.A2" office:value-type="string">
            <text:p text:style-name="P96"/>
          </table:table-cell>
          <table:table-cell table:style-name="Tabla11.A2" office:value-type="string">
            <text:p text:style-name="P96"/>
          </table:table-cell>
          <table:table-cell table:style-name="Tabla11.A2" office:value-type="string">
            <text:p text:style-name="P77"/>
          </table:table-cell>
          <table:table-cell table:style-name="Tabla11.A2" office:value-type="string">
            <text:p text:style-name="P127"><text:change text:change-id="ct94720850749120"/><text:change-start text:change-id="ct94720856331936"/><text:span text:style-name="T139">001</text:span><text:change-end text:change-id="ct94720856331936"/></text:p>
          </table:table-cell>
          <table:table-cell table:style-name="Tabla11.A2" office:value-type="string">
            <text:p text:style-name="P127"><text:change text:change-id="ct94720821806720"/><text:change-start text:change-id="ct94720853954912"/><text:span text:style-name="T139">010</text:span><text:change-end text:change-id="ct94720853954912"/></text:p>
          </table:table-cell>
          <table:table-cell table:style-name="Tabla11.I2" office:value-type="string">
            <text:p text:style-name="P127"><text:change text:change-id="ct94720854457376"/><text:change-start text:change-id="ct94720855500768"/><text:span text:style-name="T139">100</text:span><text:change-end text:change-id="ct94720855500768"/></text:p>
          </table:table-cell>
        </table:table-row>
        <table:table-row table:style-name="TableLine94720821973728">
          <table:table-cell table:style-name="Tabla11.I2" table:number-columns-spanned="9" office:value-type="string">
            <text:p text:style-name="P130"><text:change-start text:change-id="ct94720851355232"/><text:span text:style-name="T155">Resultado: </text:span><text:change-end text:change-id="ct94720851355232"/><text:change text:change-id="ct94720853681008"/><text:change-start text:change-id="ct94720822077136"/><text:span text:style-name="T147">101 0100</text:span><text:change-end text:change-id="ct94720822077136"/><text:change-start text:change-id="ct94720851354912"/><text:span text:style-name="T31">2)</text:span><text:change-end text:change-id="ct9472085135491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96"><text:change-start text:change-id="ct94720821956480"/>Hexadecimal.<text:change-end text:change-id="ct94720821956480"/></text:p>
      <table:table table:name="Tabla12" table:style-name="Tabla12">
        <table:table-column table:style-name="Tabla12.A" table:number-columns-repeated="8"/>
        <table:table-column table:style-name="Tabla12.I"/>
        <table:table-row table:style-name="TableLine94720821975072">
          <table:table-cell table:style-name="Tabla12.A1" office:value-type="string">
            <text:p text:style-name="P96"/>
          </table:table-cell>
          <table:table-cell table:style-name="Tabla12.A1" office:value-type="string">
            <text:p text:style-name="P96"/>
          </table:table-cell>
          <table:table-cell table:style-name="Tabla12.A1" office:value-type="string">
            <text:p text:style-name="P96"/>
          </table:table-cell>
          <table:table-cell table:style-name="Tabla12.A1" office:value-type="string">
            <text:p text:style-name="P96"/>
          </table:table-cell>
          <table:table-cell table:style-name="Tabla12.A1" office:value-type="string">
            <text:p text:style-name="P96"/>
          </table:table-cell>
          <table:table-cell table:style-name="Tabla12.A1" office:value-type="string">
            <text:p text:style-name="P96"/>
          </table:table-cell>
          <table:table-cell table:style-name="Tabla12.A1" office:value-type="string">
            <text:p text:style-name="P59"><text:change text:change-id="ct94720840523008"/></text:p>
          </table:table-cell>
          <table:table-cell table:style-name="Tabla12.A1" office:value-type="string">
            <text:p text:style-name="P127"><text:change text:change-id="ct94720851657536"/><text:change-start text:change-id="ct94720856356192"/><text:span text:style-name="T139">0101</text:span><text:change-end text:change-id="ct94720856356192"/></text:p>
          </table:table-cell>
          <table:table-cell table:style-name="Tabla12.I1" office:value-type="string">
            <text:p text:style-name="P127"><text:change text:change-id="ct94720865327616"/><text:change-start text:change-id="ct94720850914448"/><text:span text:style-name="T139">0100</text:span><text:change-end text:change-id="ct94720850914448"/></text:p>
          </table:table-cell>
        </table:table-row>
        <table:table-row table:style-name="TableLine94720821354496">
          <table:table-cell table:style-name="Tabla12.A2" office:value-type="string">
            <text:p text:style-name="P96"/>
          </table:table-cell>
          <table:table-cell table:style-name="Tabla12.A2" office:value-type="string">
            <text:p text:style-name="P96"/>
          </table:table-cell>
          <table:table-cell table:style-name="Tabla12.A2" office:value-type="string">
            <text:p text:style-name="P96"/>
          </table:table-cell>
          <table:table-cell table:style-name="Tabla12.A2" office:value-type="string">
            <text:p text:style-name="P96"/>
          </table:table-cell>
          <table:table-cell table:style-name="Tabla12.A2" office:value-type="string">
            <text:p text:style-name="P96"/>
          </table:table-cell>
          <table:table-cell table:style-name="Tabla12.A2" office:value-type="string">
            <text:p text:style-name="P96"/>
          </table:table-cell>
          <table:table-cell table:style-name="Tabla12.A2" office:value-type="string">
            <text:p text:style-name="P59"><text:change text:change-id="ct94720852819184"/></text:p>
          </table:table-cell>
          <table:table-cell table:style-name="Tabla12.A2" office:value-type="string">
            <text:p text:style-name="P127"><text:change text:change-id="ct94720855217376"/><text:change-start text:change-id="ct94720857906560"/><text:span text:style-name="T139">5</text:span><text:change-end text:change-id="ct94720857906560"/></text:p>
          </table:table-cell>
          <table:table-cell table:style-name="Tabla12.I2" office:value-type="string">
            <text:p text:style-name="P127"><text:change text:change-id="ct94720854877760"/><text:change-start text:change-id="ct94720852621776"/><text:span text:style-name="T139">6</text:span><text:change-end text:change-id="ct94720852621776"/></text:p>
          </table:table-cell>
        </table:table-row>
        <table:table-row table:style-name="TableLine94720821989776">
          <table:table-cell table:style-name="Tabla12.I2" table:number-columns-spanned="9" office:value-type="string">
            <text:p text:style-name="P54"><text:change-start text:change-id="ct94720821948768"/><text:span text:style-name="T132">Resultado: </text:span><text:change-end text:change-id="ct94720821948768"/><text:change-start text:change-id="ct94720853847424"/><text:span text:style-name="T10">56</text:span><text:change-end text:change-id="ct94720853847424"/><text:change-start text:change-id="ct94720821988000"/><text:span text:style-name="T21">16)</text:span><text:change-end text:change-id="ct94720821988000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7"><text:change-start text:change-id="ct94720821949056"/>Decimal.<text:change-end text:change-id="ct94720821949056"/><text:change text:change-id="ct94720821990880"/></text:p>
      <table:table table:name="Tabla13" table:style-name="Tabla13">
        <table:table-column table:style-name="Tabla13.A" table:number-columns-repeated="7"/>
        <table:table-row table:style-name="Tabla13.1">
          <table:table-cell table:style-name="Tabla13.A1" office:value-type="string">
            <text:p text:style-name="P59"><text:change text:change-id="ct94720821995200"/><text:change text:change-id="ct94720850791296"/><text:change-start text:change-id="ct94720851405616"/>64<text:change-end text:change-id="ct94720851405616"/></text:p>
          </table:table-cell>
          <table:table-cell table:style-name="Tabla13.A1" office:value-type="string">
            <text:p text:style-name="P59"><text:change-start text:change-id="ct94720854944464"/>32<text:change-end text:change-id="ct94720854944464"/></text:p>
          </table:table-cell>
          <table:table-cell table:style-name="Tabla13.A1" office:value-type="string">
            <text:p text:style-name="P59"><text:change-start text:change-id="ct94720864790352"/>16<text:change-end text:change-id="ct94720864790352"/></text:p>
          </table:table-cell>
          <table:table-cell table:style-name="Tabla13.A1" office:value-type="string">
            <text:p text:style-name="P59"><text:change-start text:change-id="ct94720864790672"/>8<text:change-end text:change-id="ct94720864790672"/></text:p>
          </table:table-cell>
          <table:table-cell table:style-name="Tabla13.A1" office:value-type="string">
            <text:p text:style-name="P59"><text:change-start text:change-id="ct94720864790992"/>4<text:change-end text:change-id="ct94720864790992"/></text:p>
          </table:table-cell>
          <table:table-cell table:style-name="Tabla13.A1" office:value-type="string">
            <text:p text:style-name="P59"><text:change-start text:change-id="ct94720864791312"/>2<text:change-end text:change-id="ct94720864791312"/></text:p>
          </table:table-cell>
          <table:table-cell table:style-name="Tabla13.G1" office:value-type="string">
            <text:p text:style-name="P59"><text:change-start text:change-id="ct94720864791632"/>1<text:change-end text:change-id="ct94720864791632"/></text:p>
          </table:table-cell>
        </table:table-row>
        <table:table-row table:style-name="Tabla13.1">
          <table:table-cell table:style-name="Tabla13.A2" office:value-type="string">
            <text:p text:style-name="P59"><text:change text:change-id="ct94720822001968"/><text:change text:change-id="ct94720852458816"/><text:change text:change-id="ct94720852035488"/><text:change text:change-id="ct94720769603728"/><text:change-start text:change-id="ct94720769752064"/><text:span text:style-name="T128">1</text:span><text:change-end text:change-id="ct94720769752064"/></text:p>
          </table:table-cell>
          <table:table-cell table:style-name="Tabla13.A2" office:value-type="string">
            <text:p text:style-name="P59"><text:change text:change-id="ct94720866426816"/><text:change-start text:change-id="ct94720769584160"/><text:span text:style-name="T128">0</text:span><text:change-end text:change-id="ct94720769584160"/></text:p>
          </table:table-cell>
          <table:table-cell table:style-name="Tabla13.A2" office:value-type="string">
            <text:p text:style-name="P59"><text:change-start text:change-id="ct94720864800528"/><text:span text:style-name="T128">1</text:span><text:change-end text:change-id="ct94720864800528"/><text:change text:change-id="ct94720851440640"/></text:p>
          </table:table-cell>
          <table:table-cell table:style-name="Tabla13.A2" office:value-type="string">
            <text:p text:style-name="P59"><text:change-start text:change-id="ct94720866345920"/><text:span text:style-name="T128">0</text:span><text:change-end text:change-id="ct94720866345920"/><text:change text:change-id="ct94720821428800"/></text:p>
          </table:table-cell>
          <table:table-cell table:style-name="Tabla13.A2" office:value-type="string">
            <text:p text:style-name="P59"><text:change text:change-id="ct94720820021968"/><text:change-start text:change-id="ct94720769978192"/><text:span text:style-name="T128">1</text:span><text:change-end text:change-id="ct94720769978192"/></text:p>
          </table:table-cell>
          <table:table-cell table:style-name="Tabla13.A2" office:value-type="string">
            <text:p text:style-name="P77"><text:change-start text:change-id="ct94720853173936"/><text:span text:style-name="T128">0</text:span><text:change-end text:change-id="ct94720853173936"/><text:change text:change-id="ct94720820478208"/></text:p>
          </table:table-cell>
          <table:table-cell table:style-name="Tabla13.G2" office:value-type="string">
            <text:p text:style-name="P59"><text:change-start text:change-id="ct94720852329984"/><text:span text:style-name="T128">0</text:span><text:change-end text:change-id="ct94720852329984"/><text:change text:change-id="ct94720859523648"/></text:p>
          </table:table-cell>
        </table:table-row>
        <table:table-row table:style-name="TableLine94720822013584">
          <table:table-cell table:style-name="Tabla13.G2" table:number-columns-spanned="7" office:value-type="string">
            <text:p text:style-name="P130"><text:change-start text:change-id="ct94720854449728"/><text:span text:style-name="T155">Resultado: </text:span><text:change-end text:change-id="ct94720854449728"/><text:change text:change-id="ct94720840174224"/><text:change-start text:change-id="ct94720851394656"/><text:span text:style-name="T148">64 + 16 + 4</text:span><text:change-end text:change-id="ct94720851394656"/><text:change-start text:change-id="ct94720840126656"/><text:span text:style-name="T143"> = </text:span><text:change-end text:change-id="ct94720840126656"/><text:change text:change-id="ct94720854172272"/><text:change-start text:change-id="ct94720856782880"/><text:span text:style-name="T148">84</text:span><text:change-end text:change-id="ct94720856782880"/><text:change-start text:change-id="ct94720854017920"/><text:span text:style-name="T36">10)</text:span><text:change-end text:change-id="ct94720854017920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8"><text:change-start text:change-id="ct94720864790032"/><text:s/></text:p>
      <text:p text:style-name="P179">Ejercicio <text:span text:style-name="T38">5</text:span><text:change-end text:change-id="ct94720864790032"/><text:change-start text:change-id="ct94720821985536"/><text:span text:style-name="T38">.</text:span><text:change-end text:change-id="ct94720821985536"/><text:change-start text:change-id="ct94720854427536"/></text:p>
      <text:p text:style-name="P177"><text:change-end text:change-id="ct94720854427536"/><text:change-start text:change-id="ct94720822015920"/>Binario.</text:p>
      <text:p text:style-name="P177"><text:change-end text:change-id="ct94720822015920"/></text:p>
      <table:table table:name="Tabla8" table:style-name="Tabla8">
        <table:table-column table:style-name="Tabla8.A" table:number-columns-repeated="12"/>
        <table:table-column table:style-name="Tabla8.M"/>
        <table:table-row table:style-name="TableLine94720822017104">
          <table:table-cell table:style-name="Tabla8.A1" office:value-type="string">
            <text:p text:style-name="P63"/>
          </table:table-cell>
          <table:table-cell table:style-name="Tabla8.A1" office:value-type="string">
            <text:p text:style-name="P110"><text:change-start text:change-id="ct94720822019120"/>2.048<text:change-end text:change-id="ct94720822019120"/></text:p>
          </table:table-cell>
          <table:table-cell table:style-name="Tabla8.A1" office:value-type="string">
            <text:p text:style-name="P106"><text:change-start text:change-id="ct94720822019872"/>1.024<text:change-end text:change-id="ct94720822019872"/></text:p>
          </table:table-cell>
          <table:table-cell table:style-name="Tabla8.A1" office:value-type="string">
            <text:p text:style-name="P69"><text:change-start text:change-id="ct94720822020656"/>512<text:change-end text:change-id="ct94720822020656"/></text:p>
          </table:table-cell>
          <table:table-cell table:style-name="Tabla8.A1" office:value-type="string">
            <text:p text:style-name="P69"><text:change-start text:change-id="ct94720822021440"/>256<text:change-end text:change-id="ct94720822021440"/></text:p>
          </table:table-cell>
          <table:table-cell table:style-name="Tabla8.A1" office:value-type="string">
            <text:p text:style-name="P69"><text:change-start text:change-id="ct94720822022224"/>128<text:change-end text:change-id="ct94720822022224"/></text:p>
          </table:table-cell>
          <table:table-cell table:style-name="Tabla8.A1" office:value-type="string">
            <text:p text:style-name="P69"><text:change-start text:change-id="ct94720822023008"/>64<text:change-end text:change-id="ct94720822023008"/></text:p>
          </table:table-cell>
          <table:table-cell table:style-name="Tabla8.A1" office:value-type="string">
            <text:p text:style-name="P69"><text:change-start text:change-id="ct94720822023792"/>32<text:change-end text:change-id="ct94720822023792"/></text:p>
          </table:table-cell>
          <table:table-cell table:style-name="Tabla8.A1" office:value-type="string">
            <text:p text:style-name="P69"><text:change-start text:change-id="ct94720822024576"/>16<text:change-end text:change-id="ct94720822024576"/></text:p>
          </table:table-cell>
          <table:table-cell table:style-name="Tabla8.A1" office:value-type="string">
            <text:p text:style-name="P69"><text:change-start text:change-id="ct94720822025408"/>8<text:change-end text:change-id="ct94720822025408"/></text:p>
          </table:table-cell>
          <table:table-cell table:style-name="Tabla8.A1" office:value-type="string">
            <text:p text:style-name="P69"><text:change-start text:change-id="ct94720822028352"/>4<text:change-end text:change-id="ct94720822028352"/></text:p>
          </table:table-cell>
          <table:table-cell table:style-name="Tabla8.A1" office:value-type="string">
            <text:p text:style-name="P69"><text:change-start text:change-id="ct94720822029232"/>2<text:change-end text:change-id="ct94720822029232"/></text:p>
          </table:table-cell>
          <table:table-cell table:style-name="Tabla8.M1" office:value-type="string">
            <text:p text:style-name="P69"><text:change-start text:change-id="ct94720822030112"/>1<text:change-end text:change-id="ct94720822030112"/></text:p>
          </table:table-cell>
        </table:table-row>
        <table:table-row table:style-name="TableLine94720822061472">
          <table:table-cell table:style-name="Tabla8.A2" office:value-type="string">
            <text:p text:style-name="P129"><text:change-start text:change-id="ct94720822032112"/><text:span text:style-name="T140">2.</text:span><text:change-end text:change-id="ct94720822032112"/><text:change-start text:change-id="ct94720863861776"/><text:span text:style-name="T141">052</text:span><text:change-end text:change-id="ct94720863861776"/></text:p>
          </table:table-cell>
          <table:table-cell table:style-name="Tabla8.A2" office:value-type="string">
            <text:p text:style-name="P58"><text:change-start text:change-id="ct94720822033136"/>4<text:change-end text:change-id="ct94720822033136"/></text:p>
          </table:table-cell>
          <table:table-cell table:style-name="Tabla8.A2" office:value-type="string">
            <text:p text:style-name="P80"><text:change-start text:change-id="ct94720821594240"/>4<text:change-end text:change-id="ct94720821594240"/></text:p>
          </table:table-cell>
          <table:table-cell table:style-name="Tabla8.A2" office:value-type="string">
            <text:p text:style-name="P80"><text:change-start text:change-id="ct94720822035264"/>4<text:change-end text:change-id="ct94720822035264"/></text:p>
          </table:table-cell>
          <table:table-cell table:style-name="Tabla8.A2" office:value-type="string">
            <text:p text:style-name="P80"><text:change-start text:change-id="ct94720821484336"/>4<text:change-end text:change-id="ct94720821484336"/></text:p>
          </table:table-cell>
          <table:table-cell table:style-name="Tabla8.A2" office:value-type="string">
            <text:p text:style-name="P80"><text:change-start text:change-id="ct94720821483968"/>4<text:change-end text:change-id="ct94720821483968"/></text:p>
          </table:table-cell>
          <table:table-cell table:style-name="Tabla8.A2" office:value-type="string">
            <text:p text:style-name="P80"><text:change-start text:change-id="ct94720865368656"/>4<text:change-end text:change-id="ct94720865368656"/></text:p>
          </table:table-cell>
          <table:table-cell table:style-name="Tabla8.A2" office:value-type="string">
            <text:p text:style-name="P81"><text:change-start text:change-id="ct94720822039280"/>4<text:change-end text:change-id="ct94720822039280"/></text:p>
          </table:table-cell>
          <table:table-cell table:style-name="Tabla8.A2" office:value-type="string">
            <text:p text:style-name="P81"><text:change-start text:change-id="ct94720822040128"/>4<text:change-end text:change-id="ct94720822040128"/></text:p>
          </table:table-cell>
          <table:table-cell table:style-name="Tabla8.A2" office:value-type="string">
            <text:p text:style-name="P81"><text:change-start text:change-id="ct94720822040976"/>4<text:change-end text:change-id="ct94720822040976"/></text:p>
          </table:table-cell>
          <table:table-cell table:style-name="Tabla8.A2" office:value-type="string">
            <text:p text:style-name="P80"><text:change-start text:change-id="ct94720837607632"/>0<text:change-end text:change-id="ct94720837607632"/></text:p>
          </table:table-cell>
          <table:table-cell table:style-name="Tabla8.A2" office:value-type="string">
            <text:p text:style-name="P81"><text:change-start text:change-id="ct94720822042736"/>0<text:change-end text:change-id="ct94720822042736"/></text:p>
          </table:table-cell>
          <table:table-cell table:style-name="Tabla8.M2" office:value-type="string">
            <text:p text:style-name="P81"><text:change-start text:change-id="ct94720822043616"/>0<text:change-end text:change-id="ct94720822043616"/></text:p>
          </table:table-cell>
        </table:table-row>
        <table:table-row table:style-name="TableLine94720822062752">
          <table:table-cell table:style-name="Tabla8.A2" office:value-type="string">
            <text:p text:style-name="P63"/>
          </table:table-cell>
          <table:table-cell table:style-name="Tabla8.A2" office:value-type="string">
            <text:p text:style-name="P110"><text:change-start text:change-id="ct94720822046336"/>1<text:change-end text:change-id="ct94720822046336"/></text:p>
          </table:table-cell>
          <table:table-cell table:style-name="Tabla8.A2" office:value-type="string">
            <text:p text:style-name="P110"><text:change-start text:change-id="ct94720822047184"/>0<text:change-end text:change-id="ct94720822047184"/></text:p>
          </table:table-cell>
          <table:table-cell table:style-name="Tabla8.A2" office:value-type="string">
            <text:p text:style-name="P110"><text:change-start text:change-id="ct94720822048064"/>0<text:change-end text:change-id="ct94720822048064"/></text:p>
          </table:table-cell>
          <table:table-cell table:style-name="Tabla8.A2" office:value-type="string">
            <text:p text:style-name="P80"><text:change-start text:change-id="ct94720853890016"/>0<text:change-end text:change-id="ct94720853890016"/></text:p>
          </table:table-cell>
          <table:table-cell table:style-name="Tabla8.A2" office:value-type="string">
            <text:p text:style-name="P110"><text:change-start text:change-id="ct94720822049824"/>0<text:change-end text:change-id="ct94720822049824"/></text:p>
          </table:table-cell>
          <table:table-cell table:style-name="Tabla8.A2" office:value-type="string">
            <text:p text:style-name="P80"><text:change-start text:change-id="ct94720822050704"/>0<text:change-end text:change-id="ct94720822050704"/></text:p>
          </table:table-cell>
          <table:table-cell table:style-name="Tabla8.A2" office:value-type="string">
            <text:p text:style-name="P80"><text:change-start text:change-id="ct94720822051584"/>0<text:change-end text:change-id="ct94720822051584"/></text:p>
          </table:table-cell>
          <table:table-cell table:style-name="Tabla8.A2" office:value-type="string">
            <text:p text:style-name="P110"><text:change-start text:change-id="ct94720822052464"/>0<text:change-end text:change-id="ct94720822052464"/></text:p>
          </table:table-cell>
          <table:table-cell table:style-name="Tabla8.A2" office:value-type="string">
            <text:p text:style-name="P110"><text:change-start text:change-id="ct94720822053344"/>0<text:change-end text:change-id="ct94720822053344"/></text:p>
          </table:table-cell>
          <table:table-cell table:style-name="Tabla8.A2" office:value-type="string">
            <text:p text:style-name="P110"><text:change-start text:change-id="ct94720822054224"/>1<text:change-end text:change-id="ct94720822054224"/></text:p>
          </table:table-cell>
          <table:table-cell table:style-name="Tabla8.A2" office:value-type="string">
            <text:p text:style-name="P81"><text:change-start text:change-id="ct94720822055104"/>0<text:change-end text:change-id="ct94720822055104"/></text:p>
          </table:table-cell>
          <table:table-cell table:style-name="Tabla8.M2" office:value-type="string">
            <text:p text:style-name="P81"><text:change-start text:change-id="ct94720822055984"/>0<text:change-end text:change-id="ct94720822055984"/></text:p>
          </table:table-cell>
        </table:table-row>
        <table:table-row table:style-name="TableLine94720822064032">
          <table:table-cell table:style-name="Tabla8.M2" table:number-columns-spanned="13" office:value-type="string">
            <text:p text:style-name="P134"><text:change text:change-id="ct94720822058032"/><text:change-start text:change-id="ct94720822060016"/><text:span text:style-name="T155">Resultado: </text:span><text:span text:style-name="T118">100000000100</text:span><text:span text:style-name="T33">2)</text:span><text:change-end text:change-id="ct94720822060016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1"><text:change-start text:change-id="ct94720822016512"/>Octal.<text:change-end text:change-id="ct94720822016512"/></text:p>
      <table:table table:name="Tabla15" table:style-name="Tabla15">
        <table:table-column table:style-name="Tabla15.A" table:number-columns-repeated="8"/>
        <table:table-column table:style-name="Tabla15.I"/>
        <table:table-row table:style-name="TableLine94720822065616">
          <table:table-cell table:style-name="Tabla15.A1" office:value-type="string">
            <text:p text:style-name="P96"/>
          </table:table-cell>
          <table:table-cell table:style-name="Tabla15.A1" office:value-type="string">
            <text:p text:style-name="P96"/>
          </table:table-cell>
          <table:table-cell table:style-name="Tabla15.A1" office:value-type="string">
            <text:p text:style-name="P96"/>
          </table:table-cell>
          <table:table-cell table:style-name="Tabla15.A1" office:value-type="string">
            <text:p text:style-name="P96"/>
          </table:table-cell>
          <table:table-cell table:style-name="Tabla15.A1" office:value-type="string">
            <text:p text:style-name="P96"/>
          </table:table-cell>
          <table:table-cell table:style-name="Tabla15.A1" office:value-type="string">
            <text:p text:style-name="P111"><text:change text:change-id="ct94720822068848"/></text:p>
          </table:table-cell>
          <table:table-cell table:style-name="Tabla15.A1" office:value-type="string">
            <text:p text:style-name="P127"><text:change text:change-id="ct94720821994176"/><text:change-start text:change-id="ct94720822069808"/><text:span text:style-name="T141">100</text:span><text:change-end text:change-id="ct94720822069808"/></text:p>
          </table:table-cell>
          <table:table-cell table:style-name="Tabla15.A1" office:value-type="string">
            <text:p text:style-name="P127"><text:change text:change-id="ct94720822030736"/><text:change-start text:change-id="ct94720854400080"/><text:span text:style-name="T141">0</text:span><text:change-end text:change-id="ct94720854400080"/><text:change-start text:change-id="ct94720822070464"/><text:span text:style-name="T158">00</text:span><text:change-end text:change-id="ct94720822070464"/></text:p>
          </table:table-cell>
          <table:table-cell table:style-name="Tabla15.I1" office:value-type="string">
            <text:p text:style-name="P111"><text:change text:change-id="ct94720822071984"/><text:change-start text:change-id="ct94720822072224"/>100<text:change-end text:change-id="ct94720822072224"/></text:p>
          </table:table-cell>
        </table:table-row>
        <table:table-row table:style-name="TableLine94720822082000">
          <table:table-cell table:style-name="Tabla15.A2" office:value-type="string">
            <text:p text:style-name="P96"/>
          </table:table-cell>
          <table:table-cell table:style-name="Tabla15.A2" office:value-type="string">
            <text:p text:style-name="P96"/>
          </table:table-cell>
          <table:table-cell table:style-name="Tabla15.A2" office:value-type="string">
            <text:p text:style-name="P96"/>
          </table:table-cell>
          <table:table-cell table:style-name="Tabla15.A2" office:value-type="string">
            <text:p text:style-name="P96"/>
          </table:table-cell>
          <table:table-cell table:style-name="Tabla15.A2" office:value-type="string">
            <text:p text:style-name="P96"/>
          </table:table-cell>
          <table:table-cell table:style-name="Tabla15.A2" office:value-type="string">
            <text:p text:style-name="P111"><text:change text:change-id="ct94720822075392"/></text:p>
          </table:table-cell>
          <table:table-cell table:style-name="Tabla15.A2" office:value-type="string">
            <text:p text:style-name="P111"><text:change text:change-id="ct94720822076656"/><text:change-start text:change-id="ct94720851412240"/><text:span text:style-name="T129">4</text:span><text:change-end text:change-id="ct94720851412240"/></text:p>
          </table:table-cell>
          <table:table-cell table:style-name="Tabla15.A2" office:value-type="string">
            <text:p text:style-name="P127"><text:change text:change-id="ct94720822077856"/><text:change-start text:change-id="ct94720822078336"/><text:span text:style-name="T141">0</text:span><text:change-end text:change-id="ct94720822078336"/></text:p>
          </table:table-cell>
          <table:table-cell table:style-name="Tabla15.I2" office:value-type="string">
            <text:p text:style-name="P111"><text:change text:change-id="ct94720822079056"/><text:change-start text:change-id="ct94720822079536"/>4<text:change-end text:change-id="ct94720822079536"/></text:p>
          </table:table-cell>
        </table:table-row>
        <table:table-row table:style-name="TableLine94720822084128">
          <table:table-cell table:style-name="Tabla15.I2" table:number-columns-spanned="9" office:value-type="string">
            <text:p text:style-name="P130"><text:change-start text:change-id="ct94720853767520"/><text:span text:style-name="T155">Resultado: </text:span><text:change-end text:change-id="ct94720853767520"/><text:change text:change-id="ct94720853994608"/><text:change-start text:change-id="ct94720851266240"/><text:span text:style-name="T149">404</text:span><text:change-end text:change-id="ct94720851266240"/><text:change-start text:change-id="ct94720851583088"/><text:span text:style-name="T31">8)</text:span><text:change-end text:change-id="ct9472085158308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97"><text:change-start text:change-id="ct94720822065024"/>Hexadecimal.<text:change-end text:change-id="ct94720822065024"/></text:p>
      <table:table table:name="Tabla16" table:style-name="Tabla16">
        <table:table-column table:style-name="Tabla16.A" table:number-columns-repeated="8"/>
        <table:table-column table:style-name="Tabla16.I"/>
        <table:table-row table:style-name="TableLine94720822085712">
          <table:table-cell table:style-name="Tabla16.A1" office:value-type="string">
            <text:p text:style-name="P96"/>
          </table:table-cell>
          <table:table-cell table:style-name="Tabla16.A1" office:value-type="string">
            <text:p text:style-name="P96"/>
          </table:table-cell>
          <table:table-cell table:style-name="Tabla16.A1" office:value-type="string">
            <text:p text:style-name="P96"/>
          </table:table-cell>
          <table:table-cell table:style-name="Tabla16.A1" office:value-type="string">
            <text:p text:style-name="P96"/>
          </table:table-cell>
          <table:table-cell table:style-name="Tabla16.A1" office:value-type="string">
            <text:p text:style-name="P96"/>
          </table:table-cell>
          <table:table-cell table:style-name="Tabla16.A1" office:value-type="string">
            <text:p text:style-name="P96"/>
          </table:table-cell>
          <table:table-cell table:style-name="Tabla16.A1" office:value-type="string">
            <text:p text:style-name="P127"><text:change text:change-id="ct94720853452208"/><text:change-start text:change-id="ct94720856926208"/><text:span text:style-name="T142">1000</text:span><text:change-end text:change-id="ct94720856926208"/></text:p>
          </table:table-cell>
          <table:table-cell table:style-name="Tabla16.A1" office:value-type="string">
            <text:p text:style-name="P127"><text:change text:change-id="ct94720852731888"/><text:change-start text:change-id="ct94720766048928"/><text:span text:style-name="T142">0000</text:span><text:change-end text:change-id="ct94720766048928"/></text:p>
          </table:table-cell>
          <table:table-cell table:style-name="Tabla16.I1" office:value-type="string">
            <text:p text:style-name="P59"><text:change-start text:change-id="ct94720851375008"/>0100<text:change-end text:change-id="ct94720851375008"/></text:p>
          </table:table-cell>
        </table:table-row>
        <table:table-row table:style-name="TableLine94720822099408">
          <table:table-cell table:style-name="Tabla16.A2" office:value-type="string">
            <text:p text:style-name="P96"/>
          </table:table-cell>
          <table:table-cell table:style-name="Tabla16.A2" office:value-type="string">
            <text:p text:style-name="P96"/>
          </table:table-cell>
          <table:table-cell table:style-name="Tabla16.A2" office:value-type="string">
            <text:p text:style-name="P96"/>
          </table:table-cell>
          <table:table-cell table:style-name="Tabla16.A2" office:value-type="string">
            <text:p text:style-name="P96"/>
          </table:table-cell>
          <table:table-cell table:style-name="Tabla16.A2" office:value-type="string">
            <text:p text:style-name="P96"/>
          </table:table-cell>
          <table:table-cell table:style-name="Tabla16.A2" office:value-type="string">
            <text:p text:style-name="P96"/>
          </table:table-cell>
          <table:table-cell table:style-name="Tabla16.A2" office:value-type="string">
            <text:p text:style-name="P59"><text:change text:change-id="ct94720866134800"/><text:change-start text:change-id="ct94720850880224"/><text:span text:style-name="T130">8</text:span><text:change-end text:change-id="ct94720850880224"/></text:p>
          </table:table-cell>
          <table:table-cell table:style-name="Tabla16.A2" office:value-type="string">
            <text:p text:style-name="P59"><text:change text:change-id="ct94720865144928"/><text:change-start text:change-id="ct94720819699344"/><text:span text:style-name="T130">0</text:span><text:change-end text:change-id="ct94720819699344"/></text:p>
          </table:table-cell>
          <table:table-cell table:style-name="Tabla16.I2" office:value-type="string">
            <text:p text:style-name="P59"><text:change text:change-id="ct94720851727296"/><text:change-start text:change-id="ct94720850092352"/><text:span text:style-name="T130">4</text:span><text:change-end text:change-id="ct94720850092352"/></text:p>
          </table:table-cell>
        </table:table-row>
        <table:table-row table:style-name="TableLine94720822101536">
          <table:table-cell table:style-name="Tabla16.I2" table:number-columns-spanned="9" office:value-type="string">
            <text:p text:style-name="P130"><text:change-start text:change-id="ct94720854376944"/><text:span text:style-name="T155">Resultado: </text:span><text:change-end text:change-id="ct94720854376944"/><text:change text:change-id="ct94720853412176"/><text:change-start text:change-id="ct94720855250096"/><text:span text:style-name="T149">804</text:span><text:change-end text:change-id="ct94720855250096"/><text:change-start text:change-id="ct94720864789712"/><text:span text:style-name="T31">16)</text:span><text:change-end text:change-id="ct9472086478971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81"><text:change-start text:change-id="ct94720822085120"/></text:p>
      <text:p text:style-name="P181"/>
      <text:p text:style-name="P187"><text:soft-page-break/><text:span text:style-name="T61">Ejercicio </text:span><text:span text:style-name="T62">6</text:span><text:span text:style-name="T61">.</text:span></text:p>
      <text:p text:style-name="P184">Binario.<text:change-end text:change-id="ct94720822085120"/></text:p>
      <table:table table:name="Tabla9" table:style-name="Tabla9">
        <table:table-column table:style-name="Tabla9.A" table:number-columns-repeated="8"/>
        <table:table-column table:style-name="Tabla9.I"/>
        <table:table-row table:style-name="TableLine94720822105808">
          <table:table-cell table:style-name="Tabla9.A1" office:value-type="string">
            <text:p text:style-name="P98"/>
          </table:table-cell>
          <table:table-cell table:style-name="Tabla9.A1" office:value-type="string">
            <text:p text:style-name="P98"/>
          </table:table-cell>
          <table:table-cell table:style-name="Tabla9.A1" office:value-type="string">
            <text:p text:style-name="P98"/>
          </table:table-cell>
          <table:table-cell table:style-name="Tabla9.A1" office:value-type="string">
            <text:p text:style-name="P98"/>
          </table:table-cell>
          <table:table-cell table:style-name="Tabla9.A1" office:value-type="string">
            <text:p text:style-name="P98"/>
          </table:table-cell>
          <table:table-cell table:style-name="Tabla9.A1" office:value-type="string">
            <text:p text:style-name="P64"/>
          </table:table-cell>
          <table:table-cell table:style-name="Tabla9.A1" office:value-type="string">
            <text:p text:style-name="P82"><text:change-start text:change-id="ct94720840445632"/>9<text:change-end text:change-id="ct94720840445632"/></text:p>
          </table:table-cell>
          <table:table-cell table:style-name="Tabla9.A1" office:value-type="string">
            <text:p text:style-name="P112"><text:change-start text:change-id="ct94720823382832"/>A<text:change-end text:change-id="ct94720823382832"/></text:p>
          </table:table-cell>
          <table:table-cell table:style-name="Tabla9.I1" office:value-type="string">
            <text:p text:style-name="P112"><text:change-start text:change-id="ct94720866347008"/>0<text:change-end text:change-id="ct94720866347008"/></text:p>
          </table:table-cell>
        </table:table-row>
        <table:table-row table:style-name="TableLine94720821405376">
          <table:table-cell table:style-name="Tabla9.A2" office:value-type="string">
            <text:p text:style-name="P98"/>
          </table:table-cell>
          <table:table-cell table:style-name="Tabla9.A2" office:value-type="string">
            <text:p text:style-name="P98"/>
          </table:table-cell>
          <table:table-cell table:style-name="Tabla9.A2" office:value-type="string">
            <text:p text:style-name="P98"/>
          </table:table-cell>
          <table:table-cell table:style-name="Tabla9.A2" office:value-type="string">
            <text:p text:style-name="P98"/>
          </table:table-cell>
          <table:table-cell table:style-name="Tabla9.A2" office:value-type="string">
            <text:p text:style-name="P98"/>
          </table:table-cell>
          <table:table-cell table:style-name="Tabla9.A2" office:value-type="string">
            <text:p text:style-name="P78"/>
          </table:table-cell>
          <table:table-cell table:style-name="Tabla9.A2" office:value-type="string">
            <text:p text:style-name="P82"><text:change-start text:change-id="ct94720822118704"/>1001<text:change-end text:change-id="ct94720822118704"/></text:p>
          </table:table-cell>
          <table:table-cell table:style-name="Tabla9.A2" office:value-type="string">
            <text:p text:style-name="P83"><text:change-start text:change-id="ct94720822119552"/>1010<text:change-end text:change-id="ct94720822119552"/></text:p>
          </table:table-cell>
          <table:table-cell table:style-name="Tabla9.I2" office:value-type="string">
            <text:p text:style-name="P82"><text:change-start text:change-id="ct94720822120400"/>0<text:change-end text:change-id="ct94720822120400"/><text:change-start text:change-id="ct94720850218208"/>000<text:change-end text:change-id="ct94720850218208"/></text:p>
          </table:table-cell>
        </table:table-row>
        <table:table-row table:style-name="TableLine94720822124000">
          <table:table-cell table:style-name="Tabla9.I2" table:number-columns-spanned="9" office:value-type="string">
            <text:p text:style-name="P95"><text:change-start text:change-id="ct94720822122944"/>Resultado: <text:span text:style-name="T109">1001 1010 0000</text:span><text:span text:style-name="T20">2)</text:span><text:change-end text:change-id="ct94720822122944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8"><text:change-start text:change-id="ct94720821501904"/>Decimal.<text:change-end text:change-id="ct94720821501904"/></text:p>
      <table:table table:name="Tabla14" table:style-name="Tabla14">
        <table:table-column table:style-name="Tabla14.A" table:number-columns-repeated="12"/>
        <table:table-row table:style-name="Tabla14.1">
          <table:table-cell table:style-name="Tabla14.A1" office:value-type="string">
            <text:p text:style-name="P113"><text:change-start text:change-id="ct94720852814896"/>2.048<text:change-end text:change-id="ct94720852814896"/></text:p>
          </table:table-cell>
          <table:table-cell table:style-name="Tabla14.A1" office:value-type="string">
            <text:p text:style-name="P114"><text:change-start text:change-id="ct94720822122352"/>1.024<text:change-end text:change-id="ct94720822122352"/></text:p>
          </table:table-cell>
          <table:table-cell table:style-name="Tabla14.A1" office:value-type="string">
            <text:p text:style-name="P114"><text:change-start text:change-id="ct94720822128224"/>512<text:change-end text:change-id="ct94720822128224"/></text:p>
          </table:table-cell>
          <table:table-cell table:style-name="Tabla14.A1" office:value-type="string">
            <text:p text:style-name="P64"><text:change-start text:change-id="ct94720822128976"/>256<text:change-end text:change-id="ct94720822128976"/></text:p>
          </table:table-cell>
          <table:table-cell table:style-name="Tabla14.A1" office:value-type="string">
            <text:p text:style-name="P64"><text:change-start text:change-id="ct94720822129728"/>128<text:change-end text:change-id="ct94720822129728"/></text:p>
          </table:table-cell>
          <table:table-cell table:style-name="Tabla14.A1" office:value-type="string">
            <text:p text:style-name="P64"><text:change-start text:change-id="ct94720822130480"/>64<text:change-end text:change-id="ct94720822130480"/></text:p>
          </table:table-cell>
          <table:table-cell table:style-name="Tabla14.A1" office:value-type="string">
            <text:p text:style-name="P64"><text:change-start text:change-id="ct94720822131232"/>32<text:change-end text:change-id="ct94720822131232"/></text:p>
          </table:table-cell>
          <table:table-cell table:style-name="Tabla14.A1" office:value-type="string">
            <text:p text:style-name="P64"><text:change-start text:change-id="ct94720822132080"/>16<text:change-end text:change-id="ct94720822132080"/></text:p>
          </table:table-cell>
          <table:table-cell table:style-name="Tabla14.A1" office:value-type="string">
            <text:p text:style-name="P64"><text:change-start text:change-id="ct94720822132928"/>8<text:change-end text:change-id="ct94720822132928"/></text:p>
          </table:table-cell>
          <table:table-cell table:style-name="Tabla14.A1" office:value-type="string">
            <text:p text:style-name="P64"><text:change-start text:change-id="ct94720822133776"/>4<text:change-end text:change-id="ct94720822133776"/></text:p>
          </table:table-cell>
          <table:table-cell table:style-name="Tabla14.A1" office:value-type="string">
            <text:p text:style-name="P64"><text:change-start text:change-id="ct94720822134624"/>2<text:change-end text:change-id="ct94720822134624"/></text:p>
          </table:table-cell>
          <table:table-cell table:style-name="Tabla14.L1" office:value-type="string">
            <text:p text:style-name="P64"><text:change-start text:change-id="ct94720822135472"/>1<text:change-end text:change-id="ct94720822135472"/></text:p>
          </table:table-cell>
        </table:table-row>
        <table:table-row table:style-name="Tabla14.1">
          <table:table-cell table:style-name="Tabla14.A2" office:value-type="string">
            <text:p text:style-name="P113"><text:change-start text:change-id="ct94720822142672"/>1<text:change-end text:change-id="ct94720822142672"/></text:p>
          </table:table-cell>
          <table:table-cell table:style-name="Tabla14.A2" office:value-type="string">
            <text:p text:style-name="P113"><text:change-start text:change-id="ct94720822140912"/>0<text:change-end text:change-id="ct94720822140912"/></text:p>
          </table:table-cell>
          <table:table-cell table:style-name="Tabla14.A2" office:value-type="string">
            <text:p text:style-name="P113"><text:change-start text:change-id="ct94720850643008"/>0<text:change-end text:change-id="ct94720850643008"/></text:p>
          </table:table-cell>
          <table:table-cell table:style-name="Tabla14.A2" office:value-type="string">
            <text:p text:style-name="P113"><text:change-start text:change-id="ct94720824415920"/>1<text:change-end text:change-id="ct94720824415920"/></text:p>
          </table:table-cell>
          <table:table-cell table:style-name="Tabla14.A2" office:value-type="string">
            <text:p text:style-name="P113"><text:change-start text:change-id="ct94720865997952"/>1<text:change-end text:change-id="ct94720865997952"/></text:p>
          </table:table-cell>
          <table:table-cell table:style-name="Tabla14.A2" office:value-type="string">
            <text:p text:style-name="P113"><text:change-start text:change-id="ct94720769642704"/>0<text:change-end text:change-id="ct94720769642704"/></text:p>
          </table:table-cell>
          <table:table-cell table:style-name="Tabla14.A2" office:value-type="string">
            <text:p text:style-name="P113"><text:change-start text:change-id="ct94720853441888"/>1<text:change-end text:change-id="ct94720853441888"/></text:p>
          </table:table-cell>
          <table:table-cell table:style-name="Tabla14.A2" office:value-type="string">
            <text:p text:style-name="P113"><text:change-start text:change-id="ct94720852903056"/>0<text:change-end text:change-id="ct94720852903056"/></text:p>
          </table:table-cell>
          <table:table-cell table:style-name="Tabla14.A2" office:value-type="string">
            <text:p text:style-name="P113"><text:change-start text:change-id="ct94720853872512"/>0<text:change-end text:change-id="ct94720853872512"/></text:p>
          </table:table-cell>
          <table:table-cell table:style-name="Tabla14.A2" office:value-type="string">
            <text:p text:style-name="P113"><text:change-start text:change-id="ct94720852907504"/>0<text:change-end text:change-id="ct94720852907504"/></text:p>
          </table:table-cell>
          <table:table-cell table:style-name="Tabla14.A2" office:value-type="string">
            <text:p text:style-name="P85"><text:change-start text:change-id="ct94720818933520"/>0<text:change-end text:change-id="ct94720818933520"/></text:p>
          </table:table-cell>
          <table:table-cell table:style-name="Tabla14.L2" office:value-type="string">
            <text:p text:style-name="P85"><text:change-start text:change-id="ct94720768726144"/>0<text:change-end text:change-id="ct94720768726144"/></text:p>
          </table:table-cell>
        </table:table-row>
        <table:table-row table:style-name="TableLine94720822151696">
          <table:table-cell table:style-name="Tabla14.L2" table:number-columns-spanned="12" office:value-type="string">
            <text:p text:style-name="P135"><text:change text:change-id="ct94720854353072"/><text:change-start text:change-id="ct94720822149008"/><text:span text:style-name="T155">Resultado: </text:span><text:span text:style-name="T150">2048 + 256 + 128 + 32</text:span><text:span text:style-name="T156"> = </text:span><text:span text:style-name="T157">2.464</text:span><text:span text:style-name="T36">10)</text:span><text:change-end text:change-id="ct9472082214900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2"><text:change-start text:change-id="ct94720822111568"/>Octal.<text:change-end text:change-id="ct94720822111568"/></text:p>
      <table:table table:name="Tabla10" table:style-name="Tabla10">
        <table:table-column table:style-name="Tabla10.A" table:number-columns-repeated="8"/>
        <table:table-column table:style-name="Tabla10.I"/>
        <table:table-row table:style-name="TableLine94720822153280">
          <table:table-cell table:style-name="Tabla10.A1" office:value-type="string">
            <text:p text:style-name="P99"/>
          </table:table-cell>
          <table:table-cell table:style-name="Tabla10.A1" office:value-type="string">
            <text:p text:style-name="P99"/>
          </table:table-cell>
          <table:table-cell table:style-name="Tabla10.A1" office:value-type="string">
            <text:p text:style-name="P99"/>
          </table:table-cell>
          <table:table-cell table:style-name="Tabla10.A1" office:value-type="string">
            <text:p text:style-name="P99"/>
          </table:table-cell>
          <table:table-cell table:style-name="Tabla10.A1" office:value-type="string">
            <text:p text:style-name="P99"/>
          </table:table-cell>
          <table:table-cell table:style-name="Tabla10.A1" office:value-type="string">
            <text:p text:style-name="P150"><text:change-start text:change-id="ct94720822137248"/>100<text:change-end text:change-id="ct94720822137248"/></text:p>
          </table:table-cell>
          <table:table-cell table:style-name="Tabla10.A1" office:value-type="string">
            <text:p text:style-name="P150"><text:change-start text:change-id="ct94720865398240"/>110<text:change-end text:change-id="ct94720865398240"/></text:p>
          </table:table-cell>
          <table:table-cell table:style-name="Tabla10.A1" office:value-type="string">
            <text:p text:style-name="P150"><text:change-start text:change-id="ct94720866346304"/>100<text:change-end text:change-id="ct94720866346304"/></text:p>
          </table:table-cell>
          <table:table-cell table:style-name="Tabla10.I1" office:value-type="string">
            <text:p text:style-name="P150"><text:change-start text:change-id="ct94720852378256"/>000<text:change-end text:change-id="ct94720852378256"/></text:p>
          </table:table-cell>
        </table:table-row>
        <table:table-row table:style-name="TableLine94720822168608">
          <table:table-cell table:style-name="Tabla10.A2" office:value-type="string">
            <text:p text:style-name="P99"/>
          </table:table-cell>
          <table:table-cell table:style-name="Tabla10.A2" office:value-type="string">
            <text:p text:style-name="P99"/>
          </table:table-cell>
          <table:table-cell table:style-name="Tabla10.A2" office:value-type="string">
            <text:p text:style-name="P99"/>
          </table:table-cell>
          <table:table-cell table:style-name="Tabla10.A2" office:value-type="string">
            <text:p text:style-name="P99"/>
          </table:table-cell>
          <table:table-cell table:style-name="Tabla10.A2" office:value-type="string">
            <text:p text:style-name="P99"/>
          </table:table-cell>
          <table:table-cell table:style-name="Tabla10.A2" office:value-type="string">
            <text:p text:style-name="P85"><text:change-start text:change-id="ct94720852527120"/>4<text:change-end text:change-id="ct94720852527120"/></text:p>
          </table:table-cell>
          <table:table-cell table:style-name="Tabla10.A2" office:value-type="string">
            <text:p text:style-name="P83"><text:change-start text:change-id="ct94720822162576"/>6<text:change-end text:change-id="ct94720822162576"/></text:p>
          </table:table-cell>
          <table:table-cell table:style-name="Tabla10.A2" office:value-type="string">
            <text:p text:style-name="P85"><text:change-start text:change-id="ct94720865893696"/>4<text:change-end text:change-id="ct94720865893696"/></text:p>
          </table:table-cell>
          <table:table-cell table:style-name="Tabla10.I2" office:value-type="string">
            <text:p text:style-name="P85"><text:change-start text:change-id="ct94720822164272"/>0<text:change-end text:change-id="ct94720822164272"/></text:p>
          </table:table-cell>
        </table:table-row>
        <table:table-row table:style-name="TableLine94720822170784">
          <table:table-cell table:style-name="Tabla10.I2" table:number-columns-spanned="9" office:value-type="string">
            <text:p text:style-name="P136"><text:change-start text:change-id="ct94720822167248"/><text:span text:style-name="T155">Resultado: </text:span><text:span text:style-name="T150">4640</text:span><text:span text:style-name="T31">8)</text:span><text:change-end text:change-id="ct9472082216724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88"><text:change-start text:change-id="ct94720822152688"/><text:span text:style-name="T61">Ejercicio </text:span><text:span text:style-name="T63">7</text:span><text:span text:style-name="T61">.</text:span></text:p>
      <text:p text:style-name="P9"><text:change-end text:change-id="ct94720822152688"/><text:change text:change-id="ct94720822172416"/><text:change-start text:change-id="ct94720822172656"/>Decimal.<text:change-end text:change-id="ct94720822172656"/></text:p>
      <table:table table:name="Tabla23" table:style-name="Tabla23">
        <table:table-column table:style-name="Tabla23.A" table:number-columns-repeated="11"/>
        <table:table-column table:style-name="Tabla23.L"/>
        <table:table-row table:style-name="Tabla23.1">
          <table:table-cell table:style-name="Tabla23.A1" office:value-type="string">
            <text:p text:style-name="P115"><text:change-start text:change-id="ct94720822175952"/>2.048<text:change-end text:change-id="ct94720822175952"/></text:p>
          </table:table-cell>
          <table:table-cell table:style-name="Tabla23.A1" office:value-type="string">
            <text:p text:style-name="P149"><text:change-start text:change-id="ct94720822176992"/>1.024<text:change-end text:change-id="ct94720822176992"/></text:p>
          </table:table-cell>
          <table:table-cell table:style-name="Tabla23.A1" office:value-type="string">
            <text:p text:style-name="P149"><text:change-start text:change-id="ct94720822177744"/>512<text:change-end text:change-id="ct94720822177744"/></text:p>
          </table:table-cell>
          <table:table-cell table:style-name="Tabla23.A1" office:value-type="string">
            <text:p text:style-name="P149"><text:change-start text:change-id="ct94720822178496"/>256<text:change-end text:change-id="ct94720822178496"/></text:p>
          </table:table-cell>
          <table:table-cell table:style-name="Tabla23.A1" office:value-type="string">
            <text:p text:style-name="P149"><text:change-start text:change-id="ct94720822179248"/>128<text:change-end text:change-id="ct94720822179248"/></text:p>
          </table:table-cell>
          <table:table-cell table:style-name="Tabla23.A1" office:value-type="string">
            <text:p text:style-name="P149"><text:change-start text:change-id="ct94720822180128"/>64<text:change-end text:change-id="ct94720822180128"/></text:p>
          </table:table-cell>
          <table:table-cell table:style-name="Tabla23.A1" office:value-type="string">
            <text:p text:style-name="P149"><text:change-start text:change-id="ct94720822181008"/>32<text:change-end text:change-id="ct94720822181008"/></text:p>
          </table:table-cell>
          <table:table-cell table:style-name="Tabla23.A1" office:value-type="string">
            <text:p text:style-name="P149"><text:change-start text:change-id="ct94720822181888"/>16<text:change-end text:change-id="ct94720822181888"/></text:p>
          </table:table-cell>
          <table:table-cell table:style-name="Tabla23.A1" office:value-type="string">
            <text:p text:style-name="P149"><text:change-start text:change-id="ct94720822182768"/>8<text:change-end text:change-id="ct94720822182768"/></text:p>
          </table:table-cell>
          <table:table-cell table:style-name="Tabla23.A1" office:value-type="string">
            <text:p text:style-name="P116"><text:change-start text:change-id="ct94720822183648"/>4<text:change-end text:change-id="ct94720822183648"/></text:p>
          </table:table-cell>
          <table:table-cell table:style-name="Tabla23.A1" office:value-type="string">
            <text:p text:style-name="P116"><text:change-start text:change-id="ct94720822184528"/>2<text:change-end text:change-id="ct94720822184528"/></text:p>
          </table:table-cell>
          <table:table-cell table:style-name="Tabla23.L1" office:value-type="string">
            <text:p text:style-name="P116"><text:change-start text:change-id="ct94720822185408"/>1<text:change-end text:change-id="ct94720822185408"/></text:p>
          </table:table-cell>
        </table:table-row>
        <table:table-row table:style-name="Tabla23.1">
          <table:table-cell table:style-name="Tabla23.A2" office:value-type="string">
            <text:p text:style-name="P118"><text:change-start text:change-id="ct94720822190960"/>1<text:change-end text:change-id="ct94720822190960"/></text:p>
          </table:table-cell>
          <table:table-cell table:style-name="Tabla23.A2" office:value-type="string">
            <text:p text:style-name="P119"><text:change-start text:change-id="ct94720821923424"/>0<text:change-end text:change-id="ct94720821923424"/></text:p>
          </table:table-cell>
          <table:table-cell table:style-name="Tabla23.A2" office:value-type="string">
            <text:p text:style-name="P119"><text:change-start text:change-id="ct94720769587600"/>1<text:change-end text:change-id="ct94720769587600"/></text:p>
          </table:table-cell>
          <table:table-cell table:style-name="Tabla23.A2" office:value-type="string">
            <text:p text:style-name="P119"><text:change-start text:change-id="ct94720840896688"/>1<text:change-end text:change-id="ct94720840896688"/></text:p>
          </table:table-cell>
          <table:table-cell table:style-name="Tabla23.A2" office:value-type="string">
            <text:p text:style-name="P119"><text:change-start text:change-id="ct94720823219904"/>0<text:change-end text:change-id="ct94720823219904"/></text:p>
          </table:table-cell>
          <table:table-cell table:style-name="Tabla23.A2" office:value-type="string">
            <text:p text:style-name="P119"><text:change-start text:change-id="ct94720821946160"/>1<text:change-end text:change-id="ct94720821946160"/></text:p>
          </table:table-cell>
          <table:table-cell table:style-name="Tabla23.A2" office:value-type="string">
            <text:p text:style-name="P119"><text:change-start text:change-id="ct94720851481120"/>0<text:change-end text:change-id="ct94720851481120"/></text:p>
          </table:table-cell>
          <table:table-cell table:style-name="Tabla23.A2" office:value-type="string">
            <text:p text:style-name="P119"><text:change-start text:change-id="ct94720855219648"/>0<text:change-end text:change-id="ct94720855219648"/></text:p>
          </table:table-cell>
          <table:table-cell table:style-name="Tabla23.A2" office:value-type="string">
            <text:p text:style-name="P119"><text:change-start text:change-id="ct94720853500336"/>1<text:change-end text:change-id="ct94720853500336"/></text:p>
          </table:table-cell>
          <table:table-cell table:style-name="Tabla23.A2" office:value-type="string">
            <text:p text:style-name="P119"><text:change-start text:change-id="ct94720854542160"/>0<text:change-end text:change-id="ct94720854542160"/></text:p>
          </table:table-cell>
          <table:table-cell table:style-name="Tabla23.A2" office:value-type="string">
            <text:p text:style-name="P86"><text:change-start text:change-id="ct94720768858592"/>0<text:change-end text:change-id="ct94720768858592"/></text:p>
          </table:table-cell>
          <table:table-cell table:style-name="Tabla23.L2" office:value-type="string">
            <text:p text:style-name="P119"><text:change-start text:change-id="ct94720854463568"/>1<text:change-end text:change-id="ct94720854463568"/></text:p>
          </table:table-cell>
        </table:table-row>
        <table:table-row table:style-name="TableLine94720822204864">
          <table:table-cell table:style-name="Tabla23.L2" table:number-columns-spanned="12" office:value-type="string">
            <text:p text:style-name="P137"><text:change text:change-id="ct94720822199136"/><text:change-start text:change-id="ct94720822202224"/><text:span text:style-name="T155">Resultado: </text:span><text:span text:style-name="T151">2048 + </text:span><text:span text:style-name="T152">512</text:span><text:span text:style-name="T151"> + </text:span><text:span text:style-name="T152">256</text:span><text:span text:style-name="T151"> + </text:span><text:span text:style-name="T152">64</text:span><text:span text:style-name="T151"> + </text:span><text:span text:style-name="T152">8 + 1</text:span><text:span text:style-name="T156"> = </text:span><text:span text:style-name="T152">2.889</text:span><text:span text:style-name="T36">10)</text:span><text:change-end text:change-id="ct94720822202224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3"><text:change-start text:change-id="ct94720822165984"/>Octal.<text:change-end text:change-id="ct94720822165984"/></text:p>
      <table:table table:name="Tabla24" table:style-name="Tabla24">
        <table:table-column table:style-name="Tabla24.A" table:number-columns-repeated="8"/>
        <table:table-column table:style-name="Tabla24.I"/>
        <table:table-row table:style-name="TableLine94720822206224">
          <table:table-cell table:style-name="Tabla24.A1" office:value-type="string">
            <text:p text:style-name="P120"/>
          </table:table-cell>
          <table:table-cell table:style-name="Tabla24.A1" office:value-type="string">
            <text:p text:style-name="P100"/>
          </table:table-cell>
          <table:table-cell table:style-name="Tabla24.A1" office:value-type="string">
            <text:p text:style-name="P100"/>
          </table:table-cell>
          <table:table-cell table:style-name="Tabla24.A1" office:value-type="string">
            <text:p text:style-name="P100"/>
          </table:table-cell>
          <table:table-cell table:style-name="Tabla24.A1" office:value-type="string">
            <text:p text:style-name="P100"/>
          </table:table-cell>
          <table:table-cell table:style-name="Tabla24.A1" office:value-type="string">
            <text:p text:style-name="P117"><text:change-start text:change-id="ct94720865362672"/>101<text:change-end text:change-id="ct94720865362672"/></text:p>
          </table:table-cell>
          <table:table-cell table:style-name="Tabla24.A1" office:value-type="string">
            <text:p text:style-name="P117"><text:change-start text:change-id="ct94720769116496"/>101<text:change-end text:change-id="ct94720769116496"/></text:p>
          </table:table-cell>
          <table:table-cell table:style-name="Tabla24.A1" office:value-type="string">
            <text:p text:style-name="P117"><text:change-start text:change-id="ct94720863756128"/>001<text:change-end text:change-id="ct94720863756128"/></text:p>
          </table:table-cell>
          <table:table-cell table:style-name="Tabla24.I1" office:value-type="string">
            <text:p text:style-name="P117"><text:change-start text:change-id="ct94720866868640"/>001<text:change-end text:change-id="ct94720866868640"/></text:p>
          </table:table-cell>
        </table:table-row>
        <table:table-row table:style-name="TableLine94720822221440">
          <table:table-cell table:style-name="Tabla24.A2" office:value-type="string">
            <text:p text:style-name="P100"/>
          </table:table-cell>
          <table:table-cell table:style-name="Tabla24.A2" office:value-type="string">
            <text:p text:style-name="P100"/>
          </table:table-cell>
          <table:table-cell table:style-name="Tabla24.A2" office:value-type="string">
            <text:p text:style-name="P100"/>
          </table:table-cell>
          <table:table-cell table:style-name="Tabla24.A2" office:value-type="string">
            <text:p text:style-name="P100"/>
          </table:table-cell>
          <table:table-cell table:style-name="Tabla24.A2" office:value-type="string">
            <text:p text:style-name="P100"/>
          </table:table-cell>
          <table:table-cell table:style-name="Tabla24.A2" office:value-type="string">
            <text:p text:style-name="P86"><text:change-start text:change-id="ct94720861536688"/>5<text:change-end text:change-id="ct94720861536688"/></text:p>
          </table:table-cell>
          <table:table-cell table:style-name="Tabla24.A2" office:value-type="string">
            <text:p text:style-name="P86"><text:change-start text:change-id="ct94720822196240"/>5<text:change-end text:change-id="ct94720822196240"/></text:p>
          </table:table-cell>
          <table:table-cell table:style-name="Tabla24.A2" office:value-type="string">
            <text:p text:style-name="P86"><text:change-start text:change-id="ct94720852336576"/>1<text:change-end text:change-id="ct94720852336576"/></text:p>
          </table:table-cell>
          <table:table-cell table:style-name="Tabla24.I2" office:value-type="string">
            <text:p text:style-name="P119"><text:change-start text:change-id="ct94720865108688"/>1<text:change-end text:change-id="ct94720865108688"/></text:p>
          </table:table-cell>
        </table:table-row>
        <table:table-row table:style-name="TableLine94720822223840">
          <table:table-cell table:style-name="Tabla24.I2" table:number-columns-spanned="9" office:value-type="string">
            <text:p text:style-name="P137"><text:change-start text:change-id="ct94720822166688"/><text:span text:style-name="T155">Resultado: </text:span><text:span text:style-name="T152">5511</text:span><text:span text:style-name="T31">8)</text:span><text:change-end text:change-id="ct9472082216668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5"><text:change-start text:change-id="ct94720822205632"/><text:span text:style-name="T72">Hexadecimal</text:span><text:span text:style-name="T69">.</text:span><text:change-end text:change-id="ct94720822205632"/></text:p>
      <table:table table:name="Tabla25" table:style-name="Tabla25">
        <table:table-column table:style-name="Tabla25.A" table:number-columns-repeated="8"/>
        <table:table-column table:style-name="Tabla25.I"/>
        <table:table-row table:style-name="TableLine94720822225552">
          <table:table-cell table:style-name="Tabla25.A1" office:value-type="string">
            <text:p text:style-name="P142"/>
          </table:table-cell>
          <table:table-cell table:style-name="Tabla25.A1" office:value-type="string">
            <text:p text:style-name="P142"/>
          </table:table-cell>
          <table:table-cell table:style-name="Tabla25.A1" office:value-type="string">
            <text:p text:style-name="P142"/>
          </table:table-cell>
          <table:table-cell table:style-name="Tabla25.A1" office:value-type="string">
            <text:p text:style-name="P142"/>
          </table:table-cell>
          <table:table-cell table:style-name="Tabla25.A1" office:value-type="string">
            <text:p text:style-name="P100"/>
          </table:table-cell>
          <table:table-cell table:style-name="Tabla25.A1" office:value-type="string">
            <text:p text:style-name="P151"/>
          </table:table-cell>
          <table:table-cell table:style-name="Tabla25.A1" office:value-type="string">
            <text:p text:style-name="P152"><text:change-start text:change-id="ct94720840561216"/>1011<text:change-end text:change-id="ct94720840561216"/></text:p>
          </table:table-cell>
          <table:table-cell table:style-name="Tabla25.A1" office:value-type="string">
            <text:p text:style-name="P152"><text:change-start text:change-id="ct94720849480000"/>0100<text:change-end text:change-id="ct94720849480000"/></text:p>
          </table:table-cell>
          <table:table-cell table:style-name="Tabla25.I1" office:value-type="string">
            <text:p text:style-name="P152"><text:change-start text:change-id="ct94720863503584"/>1001<text:change-end text:change-id="ct94720863503584"/></text:p>
          </table:table-cell>
        </table:table-row>
        <table:table-row table:style-name="TableLine94720822240448">
          <table:table-cell table:style-name="Tabla25.A2" office:value-type="string">
            <text:p text:style-name="P100"/>
          </table:table-cell>
          <table:table-cell table:style-name="Tabla25.A2" office:value-type="string">
            <text:p text:style-name="P100"/>
          </table:table-cell>
          <table:table-cell table:style-name="Tabla25.A2" office:value-type="string">
            <text:p text:style-name="P100"/>
          </table:table-cell>
          <table:table-cell table:style-name="Tabla25.A2" office:value-type="string">
            <text:p text:style-name="P100"/>
          </table:table-cell>
          <table:table-cell table:style-name="Tabla25.A2" office:value-type="string">
            <text:p text:style-name="P100"/>
          </table:table-cell>
          <table:table-cell table:style-name="Tabla25.A2" office:value-type="string">
            <text:p text:style-name="P84"/>
          </table:table-cell>
          <table:table-cell table:style-name="Tabla25.A2" office:value-type="string">
            <text:p text:style-name="P86"><text:change-start text:change-id="ct94720864982832"/>B<text:change-end text:change-id="ct94720864982832"/></text:p>
          </table:table-cell>
          <table:table-cell table:style-name="Tabla25.A2" office:value-type="string">
            <text:p text:style-name="P86"><text:change-start text:change-id="ct94720824103792"/>4<text:change-end text:change-id="ct94720824103792"/></text:p>
          </table:table-cell>
          <table:table-cell table:style-name="Tabla25.I2" office:value-type="string">
            <text:p text:style-name="P119"><text:change-start text:change-id="ct94720769460480"/>5<text:change-end text:change-id="ct94720769460480"/></text:p>
          </table:table-cell>
        </table:table-row>
        <table:table-row table:style-name="Tabla25.3">
          <table:table-cell table:style-name="Tabla25.I2" table:number-columns-spanned="9" office:value-type="string">
            <text:p text:style-name="P137"><text:change-start text:change-id="ct94720822239280"/><text:span text:style-name="T155">Resultado: </text:span><text:span text:style-name="T152">B45</text:span><text:span text:style-name="T35">16</text:span><text:span text:style-name="T31">)</text:span><text:change-end text:change-id="ct94720822239280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89"><text:change-start text:change-id="ct94720822224960"/><text:span text:style-name="T61">Ejercicio </text:span><text:span text:style-name="T64">8</text:span><text:span text:style-name="T61">.</text:span></text:p>
      <text:p text:style-name="P185">Binario.<text:change-end text:change-id="ct94720822224960"/></text:p>
      <table:table table:name="Tabla26" table:style-name="Tabla26">
        <table:table-column table:style-name="Tabla26.A" table:number-columns-repeated="8"/>
        <table:table-column table:style-name="Tabla26.I"/>
        <table:table-row table:style-name="TableLine94720822245424">
          <table:table-cell table:style-name="Tabla26.A1" office:value-type="string">
            <text:p text:style-name="P101"/>
          </table:table-cell>
          <table:table-cell table:style-name="Tabla26.A1" office:value-type="string">
            <text:p text:style-name="P101"/>
          </table:table-cell>
          <table:table-cell table:style-name="Tabla26.A1" office:value-type="string">
            <text:p text:style-name="P101"/>
          </table:table-cell>
          <table:table-cell table:style-name="Tabla26.A1" office:value-type="string">
            <text:p text:style-name="P101"/>
          </table:table-cell>
          <table:table-cell table:style-name="Tabla26.A1" office:value-type="string">
            <text:p text:style-name="P101"/>
          </table:table-cell>
          <table:table-cell table:style-name="Tabla26.A1" office:value-type="string">
            <text:p text:style-name="P65"/>
          </table:table-cell>
          <table:table-cell table:style-name="Tabla26.A1" office:value-type="string">
            <text:p text:style-name="P87"><text:change-start text:change-id="ct94720822249264"/>F<text:change-end text:change-id="ct94720822249264"/></text:p>
          </table:table-cell>
          <table:table-cell table:style-name="Tabla26.A1" office:value-type="string">
            <text:p text:style-name="P121"><text:change-start text:change-id="ct94720864744736"/>E<text:change-end text:change-id="ct94720864744736"/></text:p>
          </table:table-cell>
          <table:table-cell table:style-name="Tabla26.I1" office:value-type="string">
            <text:p text:style-name="P88"><text:change-start text:change-id="ct94720854139616"/>0<text:change-end text:change-id="ct94720854139616"/></text:p>
          </table:table-cell>
        </table:table-row>
        <table:table-row table:style-name="TableLine94720822258816">
          <table:table-cell table:style-name="Tabla26.A2" office:value-type="string">
            <text:p text:style-name="P101"/>
          </table:table-cell>
          <table:table-cell table:style-name="Tabla26.A2" office:value-type="string">
            <text:p text:style-name="P101"/>
          </table:table-cell>
          <table:table-cell table:style-name="Tabla26.A2" office:value-type="string">
            <text:p text:style-name="P101"/>
          </table:table-cell>
          <table:table-cell table:style-name="Tabla26.A2" office:value-type="string">
            <text:p text:style-name="P101"/>
          </table:table-cell>
          <table:table-cell table:style-name="Tabla26.A2" office:value-type="string">
            <text:p text:style-name="P101"/>
          </table:table-cell>
          <table:table-cell table:style-name="Tabla26.A2" office:value-type="string">
            <text:p text:style-name="P79"/>
          </table:table-cell>
          <table:table-cell table:style-name="Tabla26.A2" office:value-type="string">
            <text:p text:style-name="P87"><text:change-start text:change-id="ct94720822255040"/>1111<text:change-end text:change-id="ct94720822255040"/></text:p>
          </table:table-cell>
          <table:table-cell table:style-name="Tabla26.A2" office:value-type="string">
            <text:p text:style-name="P88"><text:change-start text:change-id="ct94720822255888"/>1110<text:change-end text:change-id="ct94720822255888"/></text:p>
          </table:table-cell>
          <table:table-cell table:style-name="Tabla26.I2" office:value-type="string">
            <text:p text:style-name="P88"><text:change-start text:change-id="ct94720854913904"/>0000<text:change-end text:change-id="ct94720854913904"/></text:p>
          </table:table-cell>
        </table:table-row>
        <text:soft-page-break/>
        <table:table-row table:style-name="TableLine94720822261216">
          <table:table-cell table:style-name="Tabla26.I2" table:number-columns-spanned="9" office:value-type="string">
            <text:p text:style-name="P138"><text:change-start text:change-id="ct94720822257536"/><text:span text:style-name="T155">Resultado: </text:span><text:span text:style-name="T121">1111 </text:span><text:span text:style-name="T119">1110</text:span><text:span text:style-name="T121"> </text:span><text:span text:style-name="T119">0000</text:span><text:span text:style-name="T37">2</text:span><text:span text:style-name="T31">)</text:span><text:change-end text:change-id="ct94720822257536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0"><text:change-start text:change-id="ct94720822244832"/>Decimal.<text:change-end text:change-id="ct94720822244832"/></text:p>
      <table:table table:name="Tabla27" table:style-name="Tabla27">
        <table:table-column table:style-name="Tabla27.A" table:number-columns-repeated="11"/>
        <table:table-column table:style-name="Tabla27.L"/>
        <table:table-row table:style-name="Tabla27.1">
          <table:table-cell table:style-name="Tabla27.A1" office:value-type="string">
            <text:p text:style-name="P149"><text:change-start text:change-id="ct94720822392048"/>2.048<text:change-end text:change-id="ct94720822392048"/></text:p>
          </table:table-cell>
          <table:table-cell table:style-name="Tabla27.A1" office:value-type="string">
            <text:p text:style-name="P149"><text:change-start text:change-id="ct94720822394240"/>1.024<text:change-end text:change-id="ct94720822394240"/></text:p>
          </table:table-cell>
          <table:table-cell table:style-name="Tabla27.A1" office:value-type="string">
            <text:p text:style-name="P149"><text:change-start text:change-id="ct94720822394832"/>512<text:change-end text:change-id="ct94720822394832"/></text:p>
          </table:table-cell>
          <table:table-cell table:style-name="Tabla27.A1" office:value-type="string">
            <text:p text:style-name="P149"><text:change-start text:change-id="ct94720822395424"/>256<text:change-end text:change-id="ct94720822395424"/></text:p>
          </table:table-cell>
          <table:table-cell table:style-name="Tabla27.A1" office:value-type="string">
            <text:p text:style-name="P149"><text:change-start text:change-id="ct94720822396016"/>128<text:change-end text:change-id="ct94720822396016"/></text:p>
          </table:table-cell>
          <table:table-cell table:style-name="Tabla27.A1" office:value-type="string">
            <text:p text:style-name="P149"><text:change-start text:change-id="ct94720822396608"/>64<text:change-end text:change-id="ct94720822396608"/></text:p>
          </table:table-cell>
          <table:table-cell table:style-name="Tabla27.A1" office:value-type="string">
            <text:p text:style-name="P149"><text:change-start text:change-id="ct94720822397200"/>32<text:change-end text:change-id="ct94720822397200"/></text:p>
          </table:table-cell>
          <table:table-cell table:style-name="Tabla27.A1" office:value-type="string">
            <text:p text:style-name="P149"><text:change-start text:change-id="ct94720822397792"/>16<text:change-end text:change-id="ct94720822397792"/></text:p>
          </table:table-cell>
          <table:table-cell table:style-name="Tabla27.A1" office:value-type="string">
            <text:p text:style-name="P149"><text:change-start text:change-id="ct94720822398464"/>8<text:change-end text:change-id="ct94720822398464"/></text:p>
          </table:table-cell>
          <table:table-cell table:style-name="Tabla27.A1" office:value-type="string">
            <text:p text:style-name="P149"><text:change-start text:change-id="ct94720822399216"/>4<text:change-end text:change-id="ct94720822399216"/></text:p>
          </table:table-cell>
          <table:table-cell table:style-name="Tabla27.A1" office:value-type="string">
            <text:p text:style-name="P149"><text:change-start text:change-id="ct94720822399968"/>2<text:change-end text:change-id="ct94720822399968"/></text:p>
          </table:table-cell>
          <table:table-cell table:style-name="Tabla27.L1" office:value-type="string">
            <text:p text:style-name="P149"><text:change-start text:change-id="ct94720822400720"/>1<text:change-end text:change-id="ct94720822400720"/></text:p>
          </table:table-cell>
        </table:table-row>
        <table:table-row table:style-name="Tabla27.1">
          <table:table-cell table:style-name="Tabla27.A2" office:value-type="string">
            <text:p text:style-name="P122"><text:change-start text:change-id="ct94720822402672"/>1<text:change-end text:change-id="ct94720822402672"/></text:p>
          </table:table-cell>
          <table:table-cell table:style-name="Tabla27.A2" office:value-type="string">
            <text:p text:style-name="P122"><text:change-start text:change-id="ct94720822403664"/>1<text:change-end text:change-id="ct94720822403664"/></text:p>
          </table:table-cell>
          <table:table-cell table:style-name="Tabla27.A2" office:value-type="string">
            <text:p text:style-name="P122"><text:change-start text:change-id="ct94720822404544"/>1<text:change-end text:change-id="ct94720822404544"/></text:p>
          </table:table-cell>
          <table:table-cell table:style-name="Tabla27.A2" office:value-type="string">
            <text:p text:style-name="P122"><text:change-start text:change-id="ct94720822405424"/>1<text:change-end text:change-id="ct94720822405424"/></text:p>
          </table:table-cell>
          <table:table-cell table:style-name="Tabla27.A2" office:value-type="string">
            <text:p text:style-name="P89"><text:change-start text:change-id="ct94720853990048"/>1<text:change-end text:change-id="ct94720853990048"/></text:p>
          </table:table-cell>
          <table:table-cell table:style-name="Tabla27.A2" office:value-type="string">
            <text:p text:style-name="P122"><text:change-start text:change-id="ct94720822407184"/>1<text:change-end text:change-id="ct94720822407184"/></text:p>
          </table:table-cell>
          <table:table-cell table:style-name="Tabla27.A2" office:value-type="string">
            <text:p text:style-name="P122"><text:change-start text:change-id="ct94720822408064"/>1<text:change-end text:change-id="ct94720822408064"/></text:p>
          </table:table-cell>
          <table:table-cell table:style-name="Tabla27.A2" office:value-type="string">
            <text:p text:style-name="P122"><text:change-start text:change-id="ct94720822408944"/>0<text:change-end text:change-id="ct94720822408944"/></text:p>
          </table:table-cell>
          <table:table-cell table:style-name="Tabla27.A2" office:value-type="string">
            <text:p text:style-name="P89"><text:change-start text:change-id="ct94720822409824"/>0<text:change-end text:change-id="ct94720822409824"/></text:p>
          </table:table-cell>
          <table:table-cell table:style-name="Tabla27.A2" office:value-type="string">
            <text:p text:style-name="P87"><text:change-start text:change-id="ct94720822410704"/>0<text:change-end text:change-id="ct94720822410704"/></text:p>
          </table:table-cell>
          <table:table-cell table:style-name="Tabla27.A2" office:value-type="string">
            <text:p text:style-name="P89"><text:change-start text:change-id="ct94720822411584"/>0<text:change-end text:change-id="ct94720822411584"/></text:p>
          </table:table-cell>
          <table:table-cell table:style-name="Tabla27.L2" office:value-type="string">
            <text:p text:style-name="P89"><text:change-start text:change-id="ct94720822412464"/>0<text:change-end text:change-id="ct94720822412464"/></text:p>
          </table:table-cell>
        </table:table-row>
        <table:table-row table:style-name="TableLine94720822418176">
          <table:table-cell table:style-name="Tabla27.L2" table:number-columns-spanned="12" office:value-type="string">
            <text:p text:style-name="P138"><text:change-start text:change-id="ct94720822415680"/><text:span text:style-name="T155">Resultado: </text:span><text:span text:style-name="T153">2048 + 1024 + 512 + 256 + 128 + 64 + 32 = 4064</text:span><text:span text:style-name="T36">10)</text:span><text:change-end text:change-id="ct94720822415680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4"><text:change-start text:change-id="ct94720822391200"/>Octal.<text:change-end text:change-id="ct94720822391200"/></text:p>
      <table:table table:name="Tabla28" table:style-name="Tabla28">
        <table:table-column table:style-name="Tabla28.A" table:number-columns-repeated="8"/>
        <table:table-column table:style-name="Tabla28.I"/>
        <table:table-row table:style-name="TableLine94720822419760">
          <table:table-cell table:style-name="Tabla28.A1" office:value-type="string">
            <text:p text:style-name="P101"/>
          </table:table-cell>
          <table:table-cell table:style-name="Tabla28.A1" office:value-type="string">
            <text:p text:style-name="P101"/>
          </table:table-cell>
          <table:table-cell table:style-name="Tabla28.A1" office:value-type="string">
            <text:p text:style-name="P101"/>
          </table:table-cell>
          <table:table-cell table:style-name="Tabla28.A1" office:value-type="string">
            <text:p text:style-name="P101"/>
          </table:table-cell>
          <table:table-cell table:style-name="Tabla28.A1" office:value-type="string">
            <text:p text:style-name="P101"/>
          </table:table-cell>
          <table:table-cell table:style-name="Tabla28.A1" office:value-type="string">
            <text:p text:style-name="P153"><text:change-start text:change-id="ct94720850252768"/>111<text:change-end text:change-id="ct94720850252768"/></text:p>
          </table:table-cell>
          <table:table-cell table:style-name="Tabla28.A1" office:value-type="string">
            <text:p text:style-name="P153"><text:change-start text:change-id="ct94720865575440"/>111<text:change-end text:change-id="ct94720865575440"/></text:p>
          </table:table-cell>
          <table:table-cell table:style-name="Tabla28.A1" office:value-type="string">
            <text:p text:style-name="P153"><text:change-start text:change-id="ct94720769950464"/>100<text:change-end text:change-id="ct94720769950464"/></text:p>
          </table:table-cell>
          <table:table-cell table:style-name="Tabla28.I1" office:value-type="string">
            <text:p text:style-name="P153"><text:change-start text:change-id="ct94720866823856"/>000<text:change-end text:change-id="ct94720866823856"/></text:p>
          </table:table-cell>
        </table:table-row>
        <table:table-row table:style-name="TableLine94720822435168">
          <table:table-cell table:style-name="Tabla28.A2" office:value-type="string">
            <text:p text:style-name="P101"/>
          </table:table-cell>
          <table:table-cell table:style-name="Tabla28.A2" office:value-type="string">
            <text:p text:style-name="P101"/>
          </table:table-cell>
          <table:table-cell table:style-name="Tabla28.A2" office:value-type="string">
            <text:p text:style-name="P101"/>
          </table:table-cell>
          <table:table-cell table:style-name="Tabla28.A2" office:value-type="string">
            <text:p text:style-name="P101"/>
          </table:table-cell>
          <table:table-cell table:style-name="Tabla28.A2" office:value-type="string">
            <text:p text:style-name="P101"/>
          </table:table-cell>
          <table:table-cell table:style-name="Tabla28.A2" office:value-type="string">
            <text:p text:style-name="P89"><text:change-start text:change-id="ct94720855509744"/>7<text:change-end text:change-id="ct94720855509744"/></text:p>
          </table:table-cell>
          <table:table-cell table:style-name="Tabla28.A2" office:value-type="string">
            <text:p text:style-name="P89"><text:change-start text:change-id="ct94720822430560"/>7<text:change-end text:change-id="ct94720822430560"/></text:p>
          </table:table-cell>
          <table:table-cell table:style-name="Tabla28.A2" office:value-type="string">
            <text:p text:style-name="P89"><text:change-start text:change-id="ct94720853586384"/>4<text:change-end text:change-id="ct94720853586384"/></text:p>
          </table:table-cell>
          <table:table-cell table:style-name="Tabla28.I2" office:value-type="string">
            <text:p text:style-name="P123"><text:change-start text:change-id="ct94720824352272"/>0<text:change-end text:change-id="ct94720824352272"/></text:p>
          </table:table-cell>
        </table:table-row>
        <table:table-row table:style-name="TableLine94720822437136">
          <table:table-cell table:style-name="Tabla28.I2" table:number-columns-spanned="9" office:value-type="string">
            <text:p text:style-name="P138"><text:change-start text:change-id="ct94720822433856"/><text:span text:style-name="T155">Resultado: </text:span><text:span text:style-name="T153">7740</text:span><text:span text:style-name="T31">8)</text:span><text:change-end text:change-id="ct94720822433856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90"><text:change-start text:change-id="ct94720822419168"/><text:span text:style-name="T61">Ejercicio </text:span><text:span text:style-name="T65">9</text:span><text:span text:style-name="T61">.</text:span></text:p>
      <text:p text:style-name="P195">Binario.<text:change-end text:change-id="ct94720822419168"/></text:p>
      <table:table table:name="Tabla29" table:style-name="Tabla29">
        <table:table-column table:style-name="Tabla29.A" table:number-columns-repeated="8"/>
        <table:table-row table:style-name="TableLine94720822440192">
          <table:table-cell table:style-name="Tabla29.A1" office:value-type="string">
            <text:p text:style-name="P70"><text:change text:change-id="ct94720822216032"/></text:p>
          </table:table-cell>
          <table:table-cell table:style-name="Tabla29.A1" office:value-type="string">
            <text:p text:style-name="P70"><text:change-start text:change-id="ct94720822443680"/>64<text:change-end text:change-id="ct94720822443680"/></text:p>
          </table:table-cell>
          <table:table-cell table:style-name="Tabla29.A1" office:value-type="string">
            <text:p text:style-name="P70"><text:change-start text:change-id="ct94720822444272"/>32<text:change-end text:change-id="ct94720822444272"/></text:p>
          </table:table-cell>
          <table:table-cell table:style-name="Tabla29.A1" office:value-type="string">
            <text:p text:style-name="P70"><text:change-start text:change-id="ct94720822444864"/>16<text:change-end text:change-id="ct94720822444864"/></text:p>
          </table:table-cell>
          <table:table-cell table:style-name="Tabla29.A1" office:value-type="string">
            <text:p text:style-name="P70"><text:change-start text:change-id="ct94720822445456"/>8<text:change-end text:change-id="ct94720822445456"/></text:p>
          </table:table-cell>
          <table:table-cell table:style-name="Tabla29.A1" office:value-type="string">
            <text:p text:style-name="P70"><text:change-start text:change-id="ct94720822446192"/>4<text:change-end text:change-id="ct94720822446192"/></text:p>
          </table:table-cell>
          <table:table-cell table:style-name="Tabla29.A1" office:value-type="string">
            <text:p text:style-name="P70"><text:change-start text:change-id="ct94720822447040"/>2<text:change-end text:change-id="ct94720822447040"/></text:p>
          </table:table-cell>
          <table:table-cell table:style-name="Tabla29.H1" office:value-type="string">
            <text:p text:style-name="P70"><text:change-start text:change-id="ct94720822447888"/>1<text:change-end text:change-id="ct94720822447888"/></text:p>
          </table:table-cell>
        </table:table-row>
        <table:table-row table:style-name="TableLine94720821590864">
          <table:table-cell table:style-name="Tabla29.A2" office:value-type="string">
            <text:p text:style-name="P90"><text:change-start text:change-id="ct94720822449824"/>126<text:change-end text:change-id="ct94720822449824"/></text:p>
          </table:table-cell>
          <table:table-cell table:style-name="Tabla29.A2" office:value-type="string">
            <text:p text:style-name="P90"><text:change-start text:change-id="ct94720851657104"/>62<text:change-end text:change-id="ct94720851657104"/></text:p>
          </table:table-cell>
          <table:table-cell table:style-name="Tabla29.A2" office:value-type="string">
            <text:p text:style-name="P90"><text:change-start text:change-id="ct94720852791792"/>30<text:change-end text:change-id="ct94720852791792"/></text:p>
          </table:table-cell>
          <table:table-cell table:style-name="Tabla29.A2" office:value-type="string">
            <text:p text:style-name="P90"><text:change-start text:change-id="ct94720851206224"/>14<text:change-end text:change-id="ct94720851206224"/></text:p>
          </table:table-cell>
          <table:table-cell table:style-name="Tabla29.A2" office:value-type="string">
            <text:p text:style-name="P90"><text:change-start text:change-id="ct94720770166272"/>6<text:change-end text:change-id="ct94720770166272"/></text:p>
          </table:table-cell>
          <table:table-cell table:style-name="Tabla29.A2" office:value-type="string">
            <text:p text:style-name="P90"><text:change-start text:change-id="ct94720840206752"/>2<text:change-end text:change-id="ct94720840206752"/></text:p>
          </table:table-cell>
          <table:table-cell table:style-name="Tabla29.A2" office:value-type="string">
            <text:p text:style-name="P90"><text:change-start text:change-id="ct94720865372688"/>0<text:change-end text:change-id="ct94720865372688"/></text:p>
          </table:table-cell>
          <table:table-cell table:style-name="Tabla29.H2" office:value-type="string">
            <text:p text:style-name="P124"><text:change-start text:change-id="ct94720854416112"/>0<text:change-end text:change-id="ct94720854416112"/></text:p>
          </table:table-cell>
        </table:table-row>
        <table:table-row table:style-name="TableLine94720822470848">
          <table:table-cell table:style-name="Tabla29.A2" office:value-type="string">
            <text:p text:style-name="P66"/>
          </table:table-cell>
          <table:table-cell table:style-name="Tabla29.A2" office:value-type="string">
            <text:p text:style-name="P90"><text:change-start text:change-id="ct94720852476768"/>1<text:change-end text:change-id="ct94720852476768"/></text:p>
          </table:table-cell>
          <table:table-cell table:style-name="Tabla29.A2" office:value-type="string">
            <text:p text:style-name="P90"><text:change-start text:change-id="ct94720854864448"/>1<text:change-end text:change-id="ct94720854864448"/></text:p>
          </table:table-cell>
          <table:table-cell table:style-name="Tabla29.A2" office:value-type="string">
            <text:p text:style-name="P90"><text:change-start text:change-id="ct94720849488208"/>1<text:change-end text:change-id="ct94720849488208"/></text:p>
          </table:table-cell>
          <table:table-cell table:style-name="Tabla29.A2" office:value-type="string">
            <text:p text:style-name="P90"><text:change-start text:change-id="ct94720852773616"/>1<text:change-end text:change-id="ct94720852773616"/></text:p>
          </table:table-cell>
          <table:table-cell table:style-name="Tabla29.A2" office:value-type="string">
            <text:p text:style-name="P90"><text:change-start text:change-id="ct94720837575920"/>1<text:change-end text:change-id="ct94720837575920"/></text:p>
          </table:table-cell>
          <table:table-cell table:style-name="Tabla29.A2" office:value-type="string">
            <text:p text:style-name="P90"><text:change-start text:change-id="ct94720865160064"/>1<text:change-end text:change-id="ct94720865160064"/></text:p>
          </table:table-cell>
          <table:table-cell table:style-name="Tabla29.H2" office:value-type="string">
            <text:p text:style-name="P90"><text:change-start text:change-id="ct94720858223312"/>0<text:change-end text:change-id="ct94720858223312"/></text:p>
          </table:table-cell>
        </table:table-row>
        <table:table-row table:style-name="TableLine94720822472592">
          <table:table-cell table:style-name="Tabla29.H2" table:number-columns-spanned="8" office:value-type="string">
            <text:p text:style-name="P139"><text:change-start text:change-id="ct94720821591968"/><text:span text:style-name="T155">Resultado: </text:span><text:span text:style-name="T120">111 1110</text:span><text:span text:style-name="T33">2)</text:span><text:change-end text:change-id="ct9472082159196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6"><text:change-start text:change-id="ct94720822439600"/>Octal.<text:change-end text:change-id="ct94720822439600"/></text:p>
      <table:table table:name="Tabla30" table:style-name="Tabla30">
        <table:table-column table:style-name="Tabla30.A" table:number-columns-repeated="8"/>
        <table:table-column table:style-name="Tabla30.I"/>
        <table:table-row table:style-name="TableLine94720822473792">
          <table:table-cell table:style-name="Tabla30.A1" office:value-type="string">
            <text:p text:style-name="P154"/>
          </table:table-cell>
          <table:table-cell table:style-name="Tabla30.A1" office:value-type="string">
            <text:p text:style-name="P154"/>
          </table:table-cell>
          <table:table-cell table:style-name="Tabla30.A1" office:value-type="string">
            <text:p text:style-name="P154"/>
          </table:table-cell>
          <table:table-cell table:style-name="Tabla30.A1" office:value-type="string">
            <text:p text:style-name="P154"/>
          </table:table-cell>
          <table:table-cell table:style-name="Tabla30.A1" office:value-type="string">
            <text:p text:style-name="P154"/>
          </table:table-cell>
          <table:table-cell table:style-name="Tabla30.A1" office:value-type="string">
            <text:p text:style-name="P154"><text:span text:style-name="T122"/></text:p>
          </table:table-cell>
          <table:table-cell table:style-name="Tabla30.A1" office:value-type="string">
            <text:p text:style-name="P155"><text:change-start text:change-id="ct94720852090704"/><text:span text:style-name="T12">00</text:span>1<text:change-end text:change-id="ct94720852090704"/></text:p>
          </table:table-cell>
          <table:table-cell table:style-name="Tabla30.A1" office:value-type="string">
            <text:p text:style-name="P155"><text:change-start text:change-id="ct94720822250640"/>111<text:change-end text:change-id="ct94720822250640"/></text:p>
          </table:table-cell>
          <table:table-cell table:style-name="Tabla30.I1" office:value-type="string">
            <text:p text:style-name="P155"><text:change-start text:change-id="ct94720864487360"/>110<text:change-end text:change-id="ct94720864487360"/></text:p>
          </table:table-cell>
        </table:table-row>
        <table:table-row table:style-name="TableLine94720822490256">
          <table:table-cell table:style-name="Tabla30.A2" office:value-type="string">
            <text:p text:style-name="P102"/>
          </table:table-cell>
          <table:table-cell table:style-name="Tabla30.A2" office:value-type="string">
            <text:p text:style-name="P102"/>
          </table:table-cell>
          <table:table-cell table:style-name="Tabla30.A2" office:value-type="string">
            <text:p text:style-name="P102"/>
          </table:table-cell>
          <table:table-cell table:style-name="Tabla30.A2" office:value-type="string">
            <text:p text:style-name="P102"/>
          </table:table-cell>
          <table:table-cell table:style-name="Tabla30.A2" office:value-type="string">
            <text:p text:style-name="P102"/>
          </table:table-cell>
          <table:table-cell table:style-name="Tabla30.A2" office:value-type="string">
            <text:p text:style-name="P125"/>
          </table:table-cell>
          <table:table-cell table:style-name="Tabla30.A2" office:value-type="string">
            <text:p text:style-name="P124"><text:change-start text:change-id="ct94720850658432"/>1<text:change-end text:change-id="ct94720850658432"/></text:p>
          </table:table-cell>
          <table:table-cell table:style-name="Tabla30.A2" office:value-type="string">
            <text:p text:style-name="P124"><text:change-start text:change-id="ct94720822211376"/>7<text:change-end text:change-id="ct94720822211376"/></text:p>
          </table:table-cell>
          <table:table-cell table:style-name="Tabla30.I2" office:value-type="string">
            <text:p text:style-name="P124"><text:change-start text:change-id="ct94720838113952"/>6<text:change-end text:change-id="ct94720838113952"/></text:p>
          </table:table-cell>
        </table:table-row>
        <table:table-row table:style-name="TableLine94720822491696">
          <table:table-cell table:style-name="Tabla30.I2" table:number-columns-spanned="9" office:value-type="string">
            <text:p text:style-name="P139"><text:change-start text:change-id="ct94720822488848"/><text:span text:style-name="T155">Resultado: </text:span><text:span text:style-name="T154">176</text:span><text:span text:style-name="T31">8)</text:span><text:change-end text:change-id="ct9472082248884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02"><text:change-start text:change-id="ct94720822448480"/><text:span text:style-name="T68">H</text:span><text:span text:style-name="T70">e</text:span><text:span text:style-name="T68">xadecimal.</text:span><text:change-end text:change-id="ct94720822448480"/></text:p>
      <table:table table:name="Tabla31" table:style-name="Tabla31">
        <table:table-column table:style-name="Tabla31.A" table:number-columns-repeated="8"/>
        <table:table-column table:style-name="Tabla31.I"/>
        <table:table-row table:style-name="TableLine94720822494224">
          <table:table-cell table:style-name="Tabla31.A1" office:value-type="string">
            <text:p text:style-name="P154"/>
          </table:table-cell>
          <table:table-cell table:style-name="Tabla31.A1" office:value-type="string">
            <text:p text:style-name="P154"/>
          </table:table-cell>
          <table:table-cell table:style-name="Tabla31.A1" office:value-type="string">
            <text:p text:style-name="P154"/>
          </table:table-cell>
          <table:table-cell table:style-name="Tabla31.A1" office:value-type="string">
            <text:p text:style-name="P154"/>
          </table:table-cell>
          <table:table-cell table:style-name="Tabla31.A1" office:value-type="string">
            <text:p text:style-name="P154"/>
          </table:table-cell>
          <table:table-cell table:style-name="Tabla31.A1" office:value-type="string">
            <text:p text:style-name="P154"/>
          </table:table-cell>
          <table:table-cell table:style-name="Tabla31.A1" office:value-type="string">
            <text:p text:style-name="P156"/>
          </table:table-cell>
          <table:table-cell table:style-name="Tabla31.A1" office:value-type="string">
            <text:p text:style-name="P155"><text:change-start text:change-id="ct94720852529856"/><text:span text:style-name="T12">0</text:span>111<text:change-end text:change-id="ct94720852529856"/></text:p>
          </table:table-cell>
          <table:table-cell table:style-name="Tabla31.I1" office:value-type="string">
            <text:p text:style-name="P155"><text:change-start text:change-id="ct94720851046320"/>1110<text:change-end text:change-id="ct94720851046320"/></text:p>
          </table:table-cell>
        </table:table-row>
        <table:table-row table:style-name="TableLine94720822508032">
          <table:table-cell table:style-name="Tabla31.A2" office:value-type="string">
            <text:p text:style-name="P66"/>
          </table:table-cell>
          <table:table-cell table:style-name="Tabla31.A2" office:value-type="string">
            <text:p text:style-name="P66"/>
          </table:table-cell>
          <table:table-cell table:style-name="Tabla31.A2" office:value-type="string">
            <text:p text:style-name="P66"/>
          </table:table-cell>
          <table:table-cell table:style-name="Tabla31.A2" office:value-type="string">
            <text:p text:style-name="P66"/>
          </table:table-cell>
          <table:table-cell table:style-name="Tabla31.A2" office:value-type="string">
            <text:p text:style-name="P66"/>
          </table:table-cell>
          <table:table-cell table:style-name="Tabla31.A2" office:value-type="string">
            <text:p text:style-name="P126"/>
          </table:table-cell>
          <table:table-cell table:style-name="Tabla31.A2" office:value-type="string">
            <text:p text:style-name="P126"/>
          </table:table-cell>
          <table:table-cell table:style-name="Tabla31.A2" office:value-type="string">
            <text:p text:style-name="P124"><text:change-start text:change-id="ct94720864878192"/>7<text:change-end text:change-id="ct94720864878192"/></text:p>
          </table:table-cell>
          <table:table-cell table:style-name="Tabla31.I2" office:value-type="string">
            <text:p text:style-name="P124"><text:change-start text:change-id="ct94720822443088"/>E<text:change-end text:change-id="ct94720822443088"/></text:p>
          </table:table-cell>
        </table:table-row>
        <table:table-row table:style-name="TableLine94720822510432">
          <table:table-cell table:style-name="Tabla31.I2" table:number-columns-spanned="9" office:value-type="string">
            <text:p text:style-name="P139"><text:change-start text:change-id="ct94720822506720"/><text:span text:style-name="T155">Resultado: </text:span><text:span text:style-name="T154">7E</text:span><text:span text:style-name="T32">16)</text:span><text:change-end text:change-id="ct94720822506720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82"><text:change text:change-id="ct94720821808496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Tahoma1" svg:font-family="Tahoma"/>
    <style:font-face style:name="Liberation Mono" svg:font-family="'Liberation Mono'" style:font-family-generic="modern" style:font-pitch="fixed"/>
    <style:font-face style:name="TakaoPGothic" svg:font-family="TakaoPGothic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TakaoPGothic" style:font-family-asian="TakaoPGothic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TakaoPGothic" style:font-family-asian="TakaoPGothic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loext:graphic-properties draw:fill="solid" draw:fill-color="#2a6099" draw:opacity="100%"/>
      <style:paragraph-properties fo:background-color="#2a6099"/>
      <style:text-properties fo:font-size="16pt" fo:font-weight="bold" style:font-size-asian="16pt" style:font-weight-asian="bold" style:font-size-complex="16pt" style:font-weight-complex="bold"/>
    </style:style>
    <style:style style:name="MP2" style:family="paragraph" style:parent-style-name="Footer">
      <loext:graphic-properties draw:fill="solid" draw:fill-color="#000000" draw:opacity="100%"/>
      <style:paragraph-properties fo:text-align="end" style:justify-single-word="false" fo:background-color="#000000"/>
      <style:text-properties fo:font-weight="bold" style:font-weight-asian="bold" style:font-weight-complex="bol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Ejercicios de Conversión de Base (II). </text:p>
      </style:header>
      <style:footer>
        <text:p text:style-name="MP2">Pág <text:page-number text:select-page="current">4</text:page-number><text:s/>de <text:page-count>5</text:page-count>.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09-04-16T11:32:02.64</meta:creation-date>
    <meta:editing-duration>PT6H11M37S</meta:editing-duration>
    <meta:editing-cycles>92</meta:editing-cycles>
    <meta:generator>LibreOffice/6.4.7.2$Linux_X86_64 LibreOffice_project/40$Build-2</meta:generator>
    <dc:date>2023-10-02T20:25:49.980866149</dc:date>
    <meta:document-statistic meta:table-count="49" meta:image-count="0" meta:object-count="0" meta:page-count="5" meta:paragraph-count="457" meta:word-count="584" meta:character-count="1980" meta:non-whitespace-character-count="1850"/>
    <meta:user-defined meta:name="Info 1"/>
    <meta:user-defined meta:name="Info 2"/>
    <meta:user-defined meta:name="Info 3"/>
    <meta:user-defined meta:name="Info 4"/>
  </office:meta>
</office:document-meta>
</file>